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Prestige Elite Std" svg:font-family="'Prestige Elite Std'" style:font-adornments="Bold" style:font-pitch="fixed"/>
    <style:font-face style:name="DejaVu Sans Mono" svg:font-family="'DejaVu Sans Mono'" style:font-family-generic="modern" style:font-pitch="fixed"/>
    <style:font-face style:name="Microsoft YaHei1" svg:font-family="'Microsoft YaHei'" style:font-family-generic="modern" style:font-pitch="fixed"/>
    <style:font-face style:name="Linux Libertine" svg:font-family="'Linux Libertine'" style:font-adornments="Regular" style:font-pitch="variable"/>
    <style:font-face style:name="Linux Libertine O1" svg:font-family="'Linux Libertine O'" style:font-adornments="Bold" style:font-pitch="variable"/>
    <style:font-face style:name="Linux Libertine O" svg:font-family="'Linux Libertine O'" style:font-adornments="Regular" style:font-pitch="variable"/>
    <style:font-face style:name="Times New Roman" svg:font-family="'Times New Roman'" style:font-family-generic="roman"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2.2319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1.4972in" style:rel-column-width="14655*"/>
    </style:style>
    <style:style style:name="Table2.B" style:family="table-column">
      <style:table-column-properties style:column-width="5.1979in" style:rel-column-width="5088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0.9375in" style:rel-column-width="9176*"/>
    </style:style>
    <style:style style:name="Table3.B" style:family="table-column">
      <style:table-column-properties style:column-width="0.625in" style:rel-column-width="6117*"/>
    </style:style>
    <style:style style:name="Table3.C" style:family="table-column">
      <style:table-column-properties style:column-width="5.1326in" style:rel-column-width="50242*"/>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1221f2c" officeooo:paragraph-rsid="01221f2c"/>
    </style:style>
    <style:style style:name="P2" style:family="paragraph" style:parent-style-name="Text_20_body">
      <style:text-properties officeooo:rsid="0122aace" officeooo:paragraph-rsid="0122aace"/>
    </style:style>
    <style:style style:name="P3" style:family="paragraph" style:parent-style-name="Text_20_body">
      <style:text-properties officeooo:rsid="0051e168" officeooo:paragraph-rsid="0051e168"/>
    </style:style>
    <style:style style:name="P4" style:family="paragraph" style:parent-style-name="Text_20_body">
      <style:text-properties officeooo:rsid="0051e168" officeooo:paragraph-rsid="0169e5b6"/>
    </style:style>
    <style:style style:name="P5" style:family="paragraph" style:parent-style-name="Text_20_body">
      <style:text-properties officeooo:rsid="0053acb0" officeooo:paragraph-rsid="0053acb0"/>
    </style:style>
    <style:style style:name="P6" style:family="paragraph" style:parent-style-name="Text_20_body">
      <style:text-properties officeooo:rsid="0116d6ca" officeooo:paragraph-rsid="0116d6ca"/>
    </style:style>
    <style:style style:name="P7" style:family="paragraph" style:parent-style-name="Text_20_body">
      <style:text-properties officeooo:rsid="0129d443" officeooo:paragraph-rsid="015a20b9"/>
    </style:style>
    <style:style style:name="P8" style:family="paragraph" style:parent-style-name="Text_20_body">
      <style:text-properties officeooo:rsid="012bc5b7" officeooo:paragraph-rsid="012bc5b7"/>
    </style:style>
    <style:style style:name="P9" style:family="paragraph" style:parent-style-name="Text_20_body">
      <style:text-properties officeooo:rsid="001d26da" officeooo:paragraph-rsid="001d26da"/>
    </style:style>
    <style:style style:name="P10" style:family="paragraph" style:parent-style-name="Text_20_body">
      <style:text-properties officeooo:rsid="001d7796" officeooo:paragraph-rsid="001d7796"/>
    </style:style>
    <style:style style:name="P11" style:family="paragraph" style:parent-style-name="Text_20_body">
      <style:text-properties officeooo:rsid="001e717d" officeooo:paragraph-rsid="001e717d"/>
    </style:style>
    <style:style style:name="P12" style:family="paragraph" style:parent-style-name="Text_20_body">
      <style:text-properties officeooo:rsid="001f815d" officeooo:paragraph-rsid="001f815d"/>
    </style:style>
    <style:style style:name="P13" style:family="paragraph" style:parent-style-name="Text_20_body">
      <style:text-properties officeooo:rsid="001f81b4" officeooo:paragraph-rsid="001f81b4"/>
    </style:style>
    <style:style style:name="P14" style:family="paragraph" style:parent-style-name="Text_20_body">
      <style:text-properties officeooo:rsid="001f9e6b" officeooo:paragraph-rsid="001f9e6b"/>
    </style:style>
    <style:style style:name="P15" style:family="paragraph" style:parent-style-name="Text_20_body">
      <style:text-properties officeooo:rsid="0021751d" officeooo:paragraph-rsid="0021751d"/>
    </style:style>
    <style:style style:name="P16" style:family="paragraph" style:parent-style-name="Text_20_body">
      <style:text-properties officeooo:rsid="00248144" officeooo:paragraph-rsid="00248144"/>
    </style:style>
    <style:style style:name="P17" style:family="paragraph" style:parent-style-name="Text_20_body">
      <style:text-properties officeooo:rsid="00266fb3" officeooo:paragraph-rsid="00266fb3"/>
    </style:style>
    <style:style style:name="P18" style:family="paragraph" style:parent-style-name="Text_20_body">
      <style:text-properties officeooo:rsid="0026a790" officeooo:paragraph-rsid="0026a790"/>
    </style:style>
    <style:style style:name="P19" style:family="paragraph" style:parent-style-name="Text_20_body">
      <style:text-properties officeooo:rsid="0026ad2f" officeooo:paragraph-rsid="0026ad2f"/>
    </style:style>
    <style:style style:name="P20" style:family="paragraph" style:parent-style-name="Text_20_body">
      <style:text-properties officeooo:rsid="005114cd" officeooo:paragraph-rsid="005114cd"/>
    </style:style>
    <style:style style:name="P21" style:family="paragraph" style:parent-style-name="Text_20_body">
      <style:text-properties officeooo:rsid="0055f0de" officeooo:paragraph-rsid="0055f0de"/>
    </style:style>
    <style:style style:name="P22" style:family="paragraph" style:parent-style-name="Text_20_body">
      <style:text-properties officeooo:rsid="0056c67d" officeooo:paragraph-rsid="0056c67d"/>
    </style:style>
    <style:style style:name="P23" style:family="paragraph" style:parent-style-name="Text_20_body">
      <style:text-properties officeooo:rsid="0057bae8" officeooo:paragraph-rsid="0057bae8"/>
    </style:style>
    <style:style style:name="P24" style:family="paragraph" style:parent-style-name="Text_20_body">
      <style:text-properties officeooo:rsid="005bd8bf" officeooo:paragraph-rsid="005bd8bf"/>
    </style:style>
    <style:style style:name="P25" style:family="paragraph" style:parent-style-name="Text_20_body">
      <style:text-properties officeooo:rsid="0058fa57" officeooo:paragraph-rsid="005f911d"/>
    </style:style>
    <style:style style:name="P26" style:family="paragraph" style:parent-style-name="Text_20_body">
      <style:text-properties officeooo:rsid="005f911d" officeooo:paragraph-rsid="005f911d"/>
    </style:style>
    <style:style style:name="P27" style:family="paragraph" style:parent-style-name="Text_20_body">
      <style:text-properties officeooo:rsid="00618c79" officeooo:paragraph-rsid="00618c79"/>
    </style:style>
    <style:style style:name="P28" style:family="paragraph" style:parent-style-name="Text_20_body">
      <style:text-properties officeooo:rsid="00663d65" officeooo:paragraph-rsid="00663d65"/>
    </style:style>
    <style:style style:name="P29" style:family="paragraph" style:parent-style-name="Text_20_body">
      <style:text-properties officeooo:rsid="0066a2c6" officeooo:paragraph-rsid="0066a2c6"/>
    </style:style>
    <style:style style:name="P30" style:family="paragraph" style:parent-style-name="Text_20_body">
      <style:text-properties officeooo:rsid="0069c9a7" officeooo:paragraph-rsid="0069c9a7"/>
    </style:style>
    <style:style style:name="P31" style:family="paragraph" style:parent-style-name="Text_20_body">
      <style:text-properties fo:font-style="italic" officeooo:rsid="0069c9a7" officeooo:paragraph-rsid="0069c9a7" style:font-style-asian="italic" style:font-style-complex="italic"/>
    </style:style>
    <style:style style:name="P32" style:family="paragraph" style:parent-style-name="Text_20_body">
      <style:text-properties fo:font-style="italic" officeooo:rsid="006a3b48" officeooo:paragraph-rsid="006a3b48" style:font-style-asian="italic" style:font-style-complex="italic"/>
    </style:style>
    <style:style style:name="P33" style:family="paragraph" style:parent-style-name="Text_20_body">
      <style:text-properties fo:font-style="italic" officeooo:rsid="01a809b7" officeooo:paragraph-rsid="01a809b7" style:font-style-asian="italic" style:font-style-complex="italic"/>
    </style:style>
    <style:style style:name="P34" style:family="paragraph" style:parent-style-name="Text_20_body">
      <style:text-properties officeooo:rsid="006a3b48" officeooo:paragraph-rsid="006a3b48"/>
    </style:style>
    <style:style style:name="P35" style:family="paragraph" style:parent-style-name="Text_20_body">
      <style:text-properties officeooo:rsid="006cca26" officeooo:paragraph-rsid="006cca26"/>
    </style:style>
    <style:style style:name="P36" style:family="paragraph" style:parent-style-name="Text_20_body">
      <style:text-properties officeooo:rsid="006f05c3" officeooo:paragraph-rsid="006f05c3"/>
    </style:style>
    <style:style style:name="P37" style:family="paragraph" style:parent-style-name="Text_20_body">
      <style:text-properties officeooo:rsid="0071af5b" officeooo:paragraph-rsid="0071af5b"/>
    </style:style>
    <style:style style:name="P38" style:family="paragraph" style:parent-style-name="Text_20_body">
      <style:text-properties officeooo:rsid="0072c3fe" officeooo:paragraph-rsid="0072c3fe"/>
    </style:style>
    <style:style style:name="P39" style:family="paragraph" style:parent-style-name="Text_20_body">
      <style:text-properties officeooo:rsid="0072c3fe" officeooo:paragraph-rsid="00aab746"/>
    </style:style>
    <style:style style:name="P40" style:family="paragraph" style:parent-style-name="Text_20_body">
      <style:text-properties officeooo:rsid="007378e4" officeooo:paragraph-rsid="007378e4"/>
    </style:style>
    <style:style style:name="P41" style:family="paragraph" style:parent-style-name="Text_20_body">
      <style:text-properties officeooo:rsid="00750c49" officeooo:paragraph-rsid="00750c49"/>
    </style:style>
    <style:style style:name="P42" style:family="paragraph" style:parent-style-name="Text_20_body">
      <style:text-properties officeooo:rsid="007666a4" officeooo:paragraph-rsid="007666a4"/>
    </style:style>
    <style:style style:name="P43" style:family="paragraph" style:parent-style-name="Text_20_body">
      <style:text-properties officeooo:rsid="0077c4f0" officeooo:paragraph-rsid="0077c4f0"/>
    </style:style>
    <style:style style:name="P44" style:family="paragraph" style:parent-style-name="Text_20_body">
      <style:text-properties officeooo:rsid="00781914" officeooo:paragraph-rsid="00781914"/>
    </style:style>
    <style:style style:name="P45" style:family="paragraph" style:parent-style-name="Text_20_body">
      <style:text-properties officeooo:rsid="0079c9f5" officeooo:paragraph-rsid="00c37227"/>
    </style:style>
    <style:style style:name="P46" style:family="paragraph" style:parent-style-name="Text_20_body">
      <style:text-properties officeooo:rsid="007b4290" officeooo:paragraph-rsid="00c37227"/>
    </style:style>
    <style:style style:name="P47" style:family="paragraph" style:parent-style-name="Text_20_body">
      <style:text-properties officeooo:rsid="007bb2dd" officeooo:paragraph-rsid="00c37227"/>
    </style:style>
    <style:style style:name="P48" style:family="paragraph" style:parent-style-name="Text_20_body">
      <style:text-properties officeooo:rsid="00aab746" officeooo:paragraph-rsid="00aab746"/>
    </style:style>
    <style:style style:name="P49" style:family="paragraph" style:parent-style-name="Text_20_body">
      <style:text-properties officeooo:rsid="00c418fa" officeooo:paragraph-rsid="00c418fa"/>
    </style:style>
    <style:style style:name="P50" style:family="paragraph" style:parent-style-name="Text_20_body">
      <style:text-properties officeooo:rsid="00ce8ad9" officeooo:paragraph-rsid="00ce8ad9"/>
    </style:style>
    <style:style style:name="P51" style:family="paragraph" style:parent-style-name="Text_20_body">
      <style:text-properties officeooo:rsid="00ce8ad9" officeooo:paragraph-rsid="00d03629"/>
    </style:style>
    <style:style style:name="P52" style:family="paragraph" style:parent-style-name="Text_20_body">
      <style:text-properties officeooo:rsid="00d03629" officeooo:paragraph-rsid="00d03629"/>
    </style:style>
    <style:style style:name="P53" style:family="paragraph" style:parent-style-name="Text_20_body">
      <style:text-properties officeooo:rsid="00d1f812" officeooo:paragraph-rsid="00d1f812"/>
    </style:style>
    <style:style style:name="P54" style:family="paragraph" style:parent-style-name="Text_20_body">
      <style:text-properties officeooo:paragraph-rsid="00ccc459"/>
    </style:style>
    <style:style style:name="P55" style:family="paragraph" style:parent-style-name="Text_20_body">
      <style:text-properties officeooo:rsid="00d39fcc" officeooo:paragraph-rsid="00d39fcc"/>
    </style:style>
    <style:style style:name="P56" style:family="paragraph" style:parent-style-name="Text_20_body">
      <style:text-properties officeooo:rsid="00d48d61" officeooo:paragraph-rsid="00d48d61"/>
    </style:style>
    <style:style style:name="P57" style:family="paragraph" style:parent-style-name="Text_20_body">
      <style:text-properties officeooo:rsid="00d8754f" officeooo:paragraph-rsid="00e6059b"/>
    </style:style>
    <style:style style:name="P58" style:family="paragraph" style:parent-style-name="Text_20_body">
      <style:text-properties officeooo:rsid="00e23d25" officeooo:paragraph-rsid="00e6059b"/>
    </style:style>
    <style:style style:name="P59" style:family="paragraph" style:parent-style-name="Text_20_body">
      <style:text-properties officeooo:rsid="00e34483" officeooo:paragraph-rsid="00e6059b"/>
    </style:style>
    <style:style style:name="P60" style:family="paragraph" style:parent-style-name="Text_20_body">
      <style:text-properties officeooo:rsid="00e6059b" officeooo:paragraph-rsid="00e6059b"/>
    </style:style>
    <style:style style:name="P61" style:family="paragraph" style:parent-style-name="Text_20_body">
      <style:text-properties officeooo:rsid="00e60b43" officeooo:paragraph-rsid="00e60b43"/>
    </style:style>
    <style:style style:name="P62" style:family="paragraph" style:parent-style-name="Text_20_body">
      <style:text-properties officeooo:rsid="00eac44d" officeooo:paragraph-rsid="00eb8a7f"/>
    </style:style>
    <style:style style:name="P63" style:family="paragraph" style:parent-style-name="Text_20_body">
      <style:text-properties officeooo:rsid="00eb8a7f" officeooo:paragraph-rsid="00eb8a7f"/>
    </style:style>
    <style:style style:name="P64" style:family="paragraph" style:parent-style-name="Text_20_body">
      <style:text-properties officeooo:rsid="00ecb443" officeooo:paragraph-rsid="00ecb443"/>
    </style:style>
    <style:style style:name="P65" style:family="paragraph" style:parent-style-name="Text_20_body">
      <style:text-properties officeooo:rsid="00f71bf3" officeooo:paragraph-rsid="00f71bf3"/>
    </style:style>
    <style:style style:name="P66" style:family="paragraph" style:parent-style-name="Text_20_body">
      <style:text-properties officeooo:rsid="00f9c691" officeooo:paragraph-rsid="00f9c691"/>
    </style:style>
    <style:style style:name="P67" style:family="paragraph" style:parent-style-name="Text_20_body">
      <style:text-properties officeooo:rsid="00fb3cb3" officeooo:paragraph-rsid="00fb3cb3"/>
    </style:style>
    <style:style style:name="P68" style:family="paragraph" style:parent-style-name="Text_20_body">
      <style:text-properties officeooo:rsid="00fcac1d" officeooo:paragraph-rsid="00fcac1d"/>
    </style:style>
    <style:style style:name="P69" style:family="paragraph" style:parent-style-name="Text_20_body">
      <style:text-properties officeooo:rsid="00feb330" officeooo:paragraph-rsid="00feb330"/>
    </style:style>
    <style:style style:name="P70" style:family="paragraph" style:parent-style-name="Text_20_body">
      <style:text-properties officeooo:rsid="00ff4610" officeooo:paragraph-rsid="00ff4610"/>
    </style:style>
    <style:style style:name="P71" style:family="paragraph" style:parent-style-name="Text_20_body">
      <style:text-properties officeooo:rsid="01005451" officeooo:paragraph-rsid="01005451"/>
    </style:style>
    <style:style style:name="P72" style:family="paragraph" style:parent-style-name="Text_20_body">
      <style:text-properties officeooo:rsid="0102fc0a" officeooo:paragraph-rsid="0102fc0a"/>
    </style:style>
    <style:style style:name="P73" style:family="paragraph" style:parent-style-name="Text_20_body">
      <style:text-properties officeooo:rsid="01034068" officeooo:paragraph-rsid="01034068"/>
    </style:style>
    <style:style style:name="P74" style:family="paragraph" style:parent-style-name="Text_20_body">
      <style:text-properties officeooo:rsid="0103cae1" officeooo:paragraph-rsid="0103cae1"/>
    </style:style>
    <style:style style:name="P75" style:family="paragraph" style:parent-style-name="Text_20_body">
      <style:text-properties officeooo:rsid="0105b6d1" officeooo:paragraph-rsid="0105b6d1"/>
    </style:style>
    <style:style style:name="P76" style:family="paragraph" style:parent-style-name="Text_20_body">
      <style:text-properties officeooo:rsid="0105b6d1" officeooo:paragraph-rsid="0163445f"/>
    </style:style>
    <style:style style:name="P77" style:family="paragraph" style:parent-style-name="Text_20_body">
      <style:text-properties officeooo:rsid="0107ddcb" officeooo:paragraph-rsid="0107ddcb"/>
    </style:style>
    <style:style style:name="P78" style:family="paragraph" style:parent-style-name="Text_20_body">
      <style:text-properties officeooo:rsid="010a225a" officeooo:paragraph-rsid="010a225a"/>
    </style:style>
    <style:style style:name="P79" style:family="paragraph" style:parent-style-name="Text_20_body">
      <style:text-properties officeooo:rsid="010a225a" officeooo:paragraph-rsid="010af4b1"/>
    </style:style>
    <style:style style:name="P80" style:family="paragraph" style:parent-style-name="Text_20_body">
      <style:text-properties officeooo:paragraph-rsid="010a225a"/>
    </style:style>
    <style:style style:name="P81" style:family="paragraph" style:parent-style-name="Text_20_body">
      <style:text-properties officeooo:paragraph-rsid="010af4b1"/>
    </style:style>
    <style:style style:name="P82" style:family="paragraph" style:parent-style-name="Text_20_body">
      <style:text-properties officeooo:rsid="010af4b1" officeooo:paragraph-rsid="010b5792"/>
    </style:style>
    <style:style style:name="P83" style:family="paragraph" style:parent-style-name="Text_20_body">
      <style:text-properties officeooo:rsid="010e9aef" officeooo:paragraph-rsid="010e9aef"/>
    </style:style>
    <style:style style:name="P84" style:family="paragraph" style:parent-style-name="Text_20_body">
      <style:text-properties officeooo:rsid="010e9aef" officeooo:paragraph-rsid="0115c3c8"/>
    </style:style>
    <style:style style:name="P85" style:family="paragraph" style:parent-style-name="Text_20_body">
      <style:text-properties officeooo:rsid="01147bfa" officeooo:paragraph-rsid="01147bfa"/>
    </style:style>
    <style:style style:name="P86" style:family="paragraph" style:parent-style-name="Text_20_body">
      <style:text-properties officeooo:rsid="01147bfa" officeooo:paragraph-rsid="0115c3c8"/>
    </style:style>
    <style:style style:name="P87" style:family="paragraph" style:parent-style-name="Text_20_body">
      <style:text-properties officeooo:rsid="0115c3c8" officeooo:paragraph-rsid="0115c3c8"/>
    </style:style>
    <style:style style:name="P88" style:family="paragraph" style:parent-style-name="Text_20_body">
      <style:text-properties officeooo:rsid="01174724" officeooo:paragraph-rsid="01174724"/>
    </style:style>
    <style:style style:name="P89" style:family="paragraph" style:parent-style-name="Text_20_body">
      <style:text-properties officeooo:rsid="0119058d" officeooo:paragraph-rsid="0119058d"/>
    </style:style>
    <style:style style:name="P90" style:family="paragraph" style:parent-style-name="Text_20_body">
      <style:text-properties officeooo:rsid="0119058d" officeooo:paragraph-rsid="0119e2f4"/>
    </style:style>
    <style:style style:name="P91" style:family="paragraph" style:parent-style-name="Text_20_body">
      <style:text-properties officeooo:rsid="0119e2f4" officeooo:paragraph-rsid="0119e2f4"/>
    </style:style>
    <style:style style:name="P92" style:family="paragraph" style:parent-style-name="Text_20_body">
      <style:text-properties officeooo:rsid="011babc7" officeooo:paragraph-rsid="011babc7"/>
    </style:style>
    <style:style style:name="P93" style:family="paragraph" style:parent-style-name="Text_20_body">
      <style:text-properties officeooo:rsid="011c913c" officeooo:paragraph-rsid="011c913c"/>
    </style:style>
    <style:style style:name="P94" style:family="paragraph" style:parent-style-name="Text_20_body">
      <style:text-properties officeooo:rsid="011cdc06" officeooo:paragraph-rsid="011cdc06"/>
    </style:style>
    <style:style style:name="P95" style:family="paragraph" style:parent-style-name="Text_20_body">
      <style:text-properties officeooo:paragraph-rsid="011cdc06"/>
    </style:style>
    <style:style style:name="P96" style:family="paragraph" style:parent-style-name="Text_20_body">
      <style:text-properties officeooo:rsid="011d483e" officeooo:paragraph-rsid="011d483e"/>
    </style:style>
    <style:style style:name="P97" style:family="paragraph" style:parent-style-name="Text_20_body">
      <style:text-properties officeooo:rsid="011de6d1" officeooo:paragraph-rsid="011de6d1"/>
    </style:style>
    <style:style style:name="P98" style:family="paragraph" style:parent-style-name="Text_20_body">
      <style:text-properties officeooo:rsid="012081df" officeooo:paragraph-rsid="012081df"/>
    </style:style>
    <style:style style:name="P99" style:family="paragraph" style:parent-style-name="Text_20_body">
      <style:text-properties officeooo:rsid="0122e912" officeooo:paragraph-rsid="0122e912"/>
    </style:style>
    <style:style style:name="P100" style:family="paragraph" style:parent-style-name="Text_20_body">
      <style:text-properties officeooo:rsid="0123f121" officeooo:paragraph-rsid="0123f121"/>
    </style:style>
    <style:style style:name="P101" style:family="paragraph" style:parent-style-name="Text_20_body">
      <style:text-properties officeooo:paragraph-rsid="01240754"/>
    </style:style>
    <style:style style:name="P102" style:family="paragraph" style:parent-style-name="Text_20_body">
      <style:text-properties officeooo:rsid="0125777c" officeooo:paragraph-rsid="0125777c"/>
    </style:style>
    <style:style style:name="P103" style:family="paragraph" style:parent-style-name="Text_20_body">
      <style:text-properties officeooo:rsid="01283c2f" officeooo:paragraph-rsid="01283c2f"/>
    </style:style>
    <style:style style:name="P104" style:family="paragraph" style:parent-style-name="Text_20_body">
      <style:text-properties officeooo:rsid="0130e81f" officeooo:paragraph-rsid="0130e81f"/>
    </style:style>
    <style:style style:name="P105" style:family="paragraph" style:parent-style-name="Text_20_body">
      <style:text-properties officeooo:rsid="01313b2b" officeooo:paragraph-rsid="01313b2b"/>
    </style:style>
    <style:style style:name="P106" style:family="paragraph" style:parent-style-name="Text_20_body">
      <style:text-properties officeooo:rsid="01350be1" officeooo:paragraph-rsid="01350be1"/>
    </style:style>
    <style:style style:name="P107" style:family="paragraph" style:parent-style-name="Text_20_body">
      <style:text-properties officeooo:rsid="01361aed" officeooo:paragraph-rsid="01361aed"/>
    </style:style>
    <style:style style:name="P108" style:family="paragraph" style:parent-style-name="Text_20_body">
      <style:text-properties officeooo:rsid="01377569" officeooo:paragraph-rsid="01377569" fo:background-color="transparent"/>
    </style:style>
    <style:style style:name="P109" style:family="paragraph" style:parent-style-name="Text_20_body">
      <style:text-properties officeooo:rsid="01b40b9a" officeooo:paragraph-rsid="01b40b9a" fo:background-color="transparent"/>
    </style:style>
    <style:style style:name="P110" style:family="paragraph" style:parent-style-name="Text_20_body">
      <style:text-properties officeooo:rsid="0137b2da" officeooo:paragraph-rsid="0137b2da"/>
    </style:style>
    <style:style style:name="P111" style:family="paragraph" style:parent-style-name="Text_20_body">
      <style:text-properties officeooo:rsid="0133743f" officeooo:paragraph-rsid="0133743f"/>
    </style:style>
    <style:style style:name="P112" style:family="paragraph" style:parent-style-name="Text_20_body">
      <style:text-properties officeooo:rsid="0139d79a" officeooo:paragraph-rsid="0139d79a"/>
    </style:style>
    <style:style style:name="P113" style:family="paragraph" style:parent-style-name="Text_20_body">
      <style:text-properties officeooo:rsid="0139e7a1" officeooo:paragraph-rsid="0139e7a1"/>
    </style:style>
    <style:style style:name="P114" style:family="paragraph" style:parent-style-name="Text_20_body">
      <style:text-properties officeooo:rsid="013a3d47" officeooo:paragraph-rsid="013a3d47"/>
    </style:style>
    <style:style style:name="P115" style:family="paragraph" style:parent-style-name="Text_20_body">
      <style:text-properties officeooo:rsid="01411a67" officeooo:paragraph-rsid="01411a67"/>
    </style:style>
    <style:style style:name="P116" style:family="paragraph" style:parent-style-name="Text_20_body">
      <style:text-properties officeooo:rsid="0142699c" officeooo:paragraph-rsid="0142699c"/>
    </style:style>
    <style:style style:name="P117" style:family="paragraph" style:parent-style-name="Text_20_body">
      <style:text-properties officeooo:rsid="01440257" officeooo:paragraph-rsid="01440257"/>
    </style:style>
    <style:style style:name="P118" style:family="paragraph" style:parent-style-name="Text_20_body">
      <style:text-properties officeooo:rsid="0144700e" officeooo:paragraph-rsid="0144700e"/>
    </style:style>
    <style:style style:name="P119" style:family="paragraph" style:parent-style-name="Text_20_body">
      <style:text-properties officeooo:rsid="0144700e" officeooo:paragraph-rsid="01489c7c"/>
    </style:style>
    <style:style style:name="P120" style:family="paragraph" style:parent-style-name="Text_20_body">
      <style:text-properties officeooo:rsid="01459519" officeooo:paragraph-rsid="01459519"/>
    </style:style>
    <style:style style:name="P121" style:family="paragraph" style:parent-style-name="Text_20_body">
      <style:text-properties officeooo:paragraph-rsid="0147bc87"/>
    </style:style>
    <style:style style:name="P122" style:family="paragraph" style:parent-style-name="Text_20_body">
      <style:text-properties officeooo:rsid="01489c7c" officeooo:paragraph-rsid="01489c7c"/>
    </style:style>
    <style:style style:name="P123" style:family="paragraph" style:parent-style-name="Text_20_body">
      <style:text-properties officeooo:paragraph-rsid="01489c7c"/>
    </style:style>
    <style:style style:name="P124" style:family="paragraph" style:parent-style-name="Text_20_body">
      <style:text-properties officeooo:rsid="0148d508" officeooo:paragraph-rsid="0148d508"/>
    </style:style>
    <style:style style:name="P125" style:family="paragraph" style:parent-style-name="Text_20_body">
      <style:text-properties officeooo:rsid="015a4349" officeooo:paragraph-rsid="015a4349"/>
    </style:style>
    <style:style style:name="P126" style:family="paragraph" style:parent-style-name="Text_20_body">
      <style:text-properties officeooo:rsid="015bbbab" officeooo:paragraph-rsid="015bbbab"/>
    </style:style>
    <style:style style:name="P127" style:family="paragraph" style:parent-style-name="Text_20_body">
      <style:text-properties officeooo:rsid="015bbbab" officeooo:paragraph-rsid="0160f4f1"/>
    </style:style>
    <style:style style:name="P128" style:family="paragraph" style:parent-style-name="Text_20_body">
      <style:text-properties officeooo:rsid="015bbbab" officeooo:paragraph-rsid="016fae4e"/>
    </style:style>
    <style:style style:name="P129" style:family="paragraph" style:parent-style-name="Text_20_body">
      <style:text-properties officeooo:rsid="015d62b4" officeooo:paragraph-rsid="015d62b4"/>
    </style:style>
    <style:style style:name="P130" style:family="paragraph" style:parent-style-name="Text_20_body">
      <style:text-properties officeooo:rsid="015f0941" officeooo:paragraph-rsid="015f0941"/>
    </style:style>
    <style:style style:name="P131" style:family="paragraph" style:parent-style-name="Text_20_body">
      <style:text-properties officeooo:rsid="015f0941" officeooo:paragraph-rsid="01623d3d"/>
    </style:style>
    <style:style style:name="P132" style:family="paragraph" style:parent-style-name="Text_20_body">
      <style:text-properties officeooo:rsid="01606765" officeooo:paragraph-rsid="01606765"/>
    </style:style>
    <style:style style:name="P133" style:family="paragraph" style:parent-style-name="Text_20_body">
      <style:text-properties officeooo:rsid="01610931" officeooo:paragraph-rsid="01610931"/>
    </style:style>
    <style:style style:name="P134" style:family="paragraph" style:parent-style-name="Text_20_body">
      <style:text-properties officeooo:rsid="0168bbf1" officeooo:paragraph-rsid="0168bbf1"/>
    </style:style>
    <style:style style:name="P135" style:family="paragraph" style:parent-style-name="Text_20_body">
      <style:text-properties officeooo:rsid="016aa4ec" officeooo:paragraph-rsid="016aa4ec"/>
    </style:style>
    <style:style style:name="P136" style:family="paragraph" style:parent-style-name="Text_20_body">
      <style:text-properties officeooo:rsid="016c7067" officeooo:paragraph-rsid="016c7067"/>
    </style:style>
    <style:style style:name="P137" style:family="paragraph" style:parent-style-name="Text_20_body">
      <style:text-properties officeooo:rsid="016d4530" officeooo:paragraph-rsid="016d4530"/>
    </style:style>
    <style:style style:name="P138" style:family="paragraph" style:parent-style-name="Text_20_body">
      <style:text-properties officeooo:rsid="015aab98" officeooo:paragraph-rsid="015aab98"/>
    </style:style>
    <style:style style:name="P139" style:family="paragraph" style:parent-style-name="Text_20_body">
      <style:text-properties officeooo:rsid="0170e4c4" officeooo:paragraph-rsid="0170e4c4"/>
    </style:style>
    <style:style style:name="P140" style:family="paragraph" style:parent-style-name="Text_20_body">
      <style:text-properties officeooo:rsid="018692c4" officeooo:paragraph-rsid="018692c4"/>
    </style:style>
    <style:style style:name="P141" style:family="paragraph" style:parent-style-name="Text_20_body">
      <style:text-properties officeooo:rsid="018692c4" officeooo:paragraph-rsid="0186a0a6"/>
    </style:style>
    <style:style style:name="P142" style:family="paragraph" style:parent-style-name="Text_20_body">
      <style:text-properties officeooo:rsid="018692c4" officeooo:paragraph-rsid="018cc68f"/>
    </style:style>
    <style:style style:name="P143" style:family="paragraph" style:parent-style-name="Text_20_body">
      <style:text-properties officeooo:rsid="0186a0a6" officeooo:paragraph-rsid="0186a0a6"/>
    </style:style>
    <style:style style:name="P144" style:family="paragraph" style:parent-style-name="Text_20_body">
      <style:text-properties officeooo:rsid="01881ea3" officeooo:paragraph-rsid="01881ea3"/>
    </style:style>
    <style:style style:name="P145" style:family="paragraph" style:parent-style-name="Text_20_body">
      <style:text-properties officeooo:rsid="018cc68f" officeooo:paragraph-rsid="018cc68f"/>
    </style:style>
    <style:style style:name="P146" style:family="paragraph" style:parent-style-name="Text_20_body">
      <style:text-properties officeooo:rsid="01918585" officeooo:paragraph-rsid="01918585"/>
    </style:style>
    <style:style style:name="P147" style:family="paragraph" style:parent-style-name="Text_20_body">
      <style:text-properties officeooo:rsid="019c1a51" officeooo:paragraph-rsid="019c1a51"/>
    </style:style>
    <style:style style:name="P148" style:family="paragraph" style:parent-style-name="Text_20_body">
      <style:text-properties officeooo:rsid="019e1139" officeooo:paragraph-rsid="019e1139"/>
    </style:style>
    <style:style style:name="P149" style:family="paragraph" style:parent-style-name="Text_20_body">
      <style:text-properties officeooo:rsid="019e1139" officeooo:paragraph-rsid="019f6de0"/>
    </style:style>
    <style:style style:name="P150" style:family="paragraph" style:parent-style-name="Text_20_body">
      <style:text-properties officeooo:rsid="019f6de0" officeooo:paragraph-rsid="019f6de0"/>
    </style:style>
    <style:style style:name="P151" style:family="paragraph" style:parent-style-name="Text_20_body">
      <style:text-properties officeooo:paragraph-rsid="019f6de0"/>
    </style:style>
    <style:style style:name="P152" style:family="paragraph" style:parent-style-name="Text_20_body">
      <style:text-properties officeooo:rsid="019f91a4" officeooo:paragraph-rsid="019f91a4"/>
    </style:style>
    <style:style style:name="P153" style:family="paragraph" style:parent-style-name="Text_20_body">
      <style:text-properties officeooo:rsid="019feb40" officeooo:paragraph-rsid="019feb40"/>
    </style:style>
    <style:style style:name="P154" style:family="paragraph" style:parent-style-name="Text_20_body">
      <style:text-properties officeooo:rsid="01a0b887" officeooo:paragraph-rsid="01a0b887" fo:background-color="#ff9999"/>
    </style:style>
    <style:style style:name="P155" style:family="paragraph" style:parent-style-name="Text_20_body">
      <style:text-properties officeooo:rsid="01a395b4" officeooo:paragraph-rsid="01a395b4"/>
    </style:style>
    <style:style style:name="P156" style:family="paragraph" style:parent-style-name="Text_20_body">
      <style:text-properties fo:font-weight="bold" officeooo:rsid="01a395b4" officeooo:paragraph-rsid="01a395b4" style:font-weight-asian="bold" style:font-weight-complex="bold"/>
    </style:style>
    <style:style style:name="P157" style:family="paragraph" style:parent-style-name="Text_20_body">
      <style:text-properties officeooo:rsid="01a39f59" officeooo:paragraph-rsid="01a39f59"/>
    </style:style>
    <style:style style:name="P158" style:family="paragraph" style:parent-style-name="Text_20_body">
      <style:text-properties officeooo:rsid="01a4b7a2" officeooo:paragraph-rsid="01a4b7a2"/>
    </style:style>
    <style:style style:name="P159" style:family="paragraph" style:parent-style-name="Text_20_body">
      <style:text-properties officeooo:rsid="01a809b7" officeooo:paragraph-rsid="01a809b7"/>
    </style:style>
    <style:style style:name="P160" style:family="paragraph" style:parent-style-name="Text_20_body">
      <style:text-properties officeooo:rsid="01aa8015" officeooo:paragraph-rsid="01aa8015"/>
    </style:style>
    <style:style style:name="P161" style:family="paragraph" style:parent-style-name="Text_20_body">
      <style:text-properties officeooo:rsid="01ac5e67" officeooo:paragraph-rsid="01ac5e67"/>
    </style:style>
    <style:style style:name="P162" style:family="paragraph" style:parent-style-name="Text_20_body">
      <style:text-properties officeooo:rsid="01b40b9a" officeooo:paragraph-rsid="01b40b9a"/>
    </style:style>
    <style:style style:name="P163" style:family="paragraph" style:parent-style-name="Text_20_body">
      <style:text-properties officeooo:rsid="01b40b9a" officeooo:paragraph-rsid="01b40b9a" fo:background-color="#fff200"/>
    </style:style>
    <style:style style:name="P164" style:family="paragraph" style:parent-style-name="Text_20_body">
      <style:text-properties officeooo:rsid="01b5769b" officeooo:paragraph-rsid="01b5769b"/>
    </style:style>
    <style:style style:name="P165" style:family="paragraph" style:parent-style-name="Text_20_body">
      <style:text-properties officeooo:rsid="01b6c423" officeooo:paragraph-rsid="01b6c423"/>
    </style:style>
    <style:style style:name="P166" style:family="paragraph" style:parent-style-name="Text_20_body">
      <style:text-properties officeooo:paragraph-rsid="01b6c423"/>
    </style:style>
    <style:style style:name="P167" style:family="paragraph" style:parent-style-name="Text_20_body">
      <style:text-properties officeooo:rsid="01b87419" officeooo:paragraph-rsid="01b87419"/>
    </style:style>
    <style:style style:name="P168" style:family="paragraph" style:parent-style-name="Text_20_body">
      <style:text-properties officeooo:rsid="01bd1660" officeooo:paragraph-rsid="01bd1660"/>
    </style:style>
    <style:style style:name="P169" style:family="paragraph" style:parent-style-name="Text_20_body">
      <style:text-properties officeooo:rsid="01be490d" officeooo:paragraph-rsid="01be490d"/>
    </style:style>
    <style:style style:name="P170" style:family="paragraph" style:parent-style-name="Text_20_body">
      <style:text-properties officeooo:rsid="01c2a495" officeooo:paragraph-rsid="01c2a495"/>
    </style:style>
    <style:style style:name="P171" style:family="paragraph" style:parent-style-name="Text_20_body">
      <style:text-properties officeooo:rsid="01c39755" officeooo:paragraph-rsid="01c39755"/>
    </style:style>
    <style:style style:name="P172" style:family="paragraph" style:parent-style-name="Text_20_body">
      <style:text-properties officeooo:rsid="01c79f67" officeooo:paragraph-rsid="01c79f67"/>
    </style:style>
    <style:style style:name="P173" style:family="paragraph" style:parent-style-name="Text_20_body">
      <style:text-properties officeooo:rsid="01c7a702" officeooo:paragraph-rsid="01c7a702"/>
    </style:style>
    <style:style style:name="P174" style:family="paragraph" style:parent-style-name="Text_20_body">
      <style:text-properties officeooo:rsid="01c8ce21" officeooo:paragraph-rsid="01c8ce21"/>
    </style:style>
    <style:style style:name="P175" style:family="paragraph" style:parent-style-name="Text_20_body">
      <style:text-properties officeooo:rsid="01cbb2f6" officeooo:paragraph-rsid="01cbb2f6"/>
    </style:style>
    <style:style style:name="P176" style:family="paragraph" style:parent-style-name="Text_20_body">
      <style:text-properties officeooo:rsid="01cbb2f6" officeooo:paragraph-rsid="01cbb2f6" fo:background-color="#ffff00"/>
    </style:style>
    <style:style style:name="P177" style:family="paragraph" style:parent-style-name="Text_20_body">
      <style:text-properties officeooo:rsid="01cbc0da" officeooo:paragraph-rsid="01cbc0da"/>
    </style:style>
    <style:style style:name="P178" style:family="paragraph" style:parent-style-name="Text_20_body">
      <style:text-properties officeooo:rsid="01cbfc01" officeooo:paragraph-rsid="01cbfc01"/>
    </style:style>
    <style:style style:name="P179" style:family="paragraph" style:parent-style-name="Text_20_body">
      <style:text-properties officeooo:rsid="01cd4ac2" officeooo:paragraph-rsid="01cd4ac2"/>
    </style:style>
    <style:style style:name="P180" style:family="paragraph" style:parent-style-name="Text_20_body">
      <style:text-properties officeooo:rsid="01ce0163" officeooo:paragraph-rsid="01ce0163"/>
    </style:style>
    <style:style style:name="P181" style:family="paragraph" style:parent-style-name="Text_20_body">
      <style:text-properties officeooo:rsid="01d23a3c" officeooo:paragraph-rsid="01d23a3c"/>
    </style:style>
    <style:style style:name="P182" style:family="paragraph" style:parent-style-name="Text">
      <style:text-properties fo:font-style="normal" officeooo:rsid="013aae45" officeooo:paragraph-rsid="013aae45" style:font-style-asian="normal" style:font-style-complex="normal"/>
    </style:style>
    <style:style style:name="P183" style:family="paragraph" style:parent-style-name="Text">
      <style:text-properties officeooo:rsid="013aae45" officeooo:paragraph-rsid="013aae45"/>
    </style:style>
    <style:style style:name="P184" style:family="paragraph" style:parent-style-name="Text">
      <style:text-properties officeooo:rsid="012d443b" officeooo:paragraph-rsid="012d443b"/>
    </style:style>
    <style:style style:name="P185" style:family="paragraph" style:parent-style-name="Text">
      <style:text-properties officeooo:rsid="015a20b9" officeooo:paragraph-rsid="015a20b9"/>
    </style:style>
    <style:style style:name="P186" style:family="paragraph" style:parent-style-name="Text">
      <style:text-properties officeooo:rsid="01918585" officeooo:paragraph-rsid="01918585"/>
    </style:style>
    <style:style style:name="P187" style:family="paragraph" style:parent-style-name="Text">
      <style:text-properties officeooo:rsid="01918585" officeooo:paragraph-rsid="0193cf5c"/>
    </style:style>
    <style:style style:name="P188" style:family="paragraph" style:parent-style-name="Text">
      <style:text-properties officeooo:rsid="0192108e" officeooo:paragraph-rsid="0192108e"/>
    </style:style>
    <style:style style:name="P189" style:family="paragraph" style:parent-style-name="Text">
      <style:text-properties officeooo:rsid="0193cf5c" officeooo:paragraph-rsid="0193cf5c"/>
    </style:style>
    <style:style style:name="P190" style:family="paragraph" style:parent-style-name="Text">
      <style:text-properties officeooo:rsid="0195118d" officeooo:paragraph-rsid="0195118d"/>
    </style:style>
    <style:style style:name="P191" style:family="paragraph" style:parent-style-name="Text">
      <style:text-properties officeooo:rsid="01c7a702" officeooo:paragraph-rsid="01c7a702"/>
    </style:style>
    <style:style style:name="P192" style:family="paragraph" style:parent-style-name="Text">
      <style:text-properties officeooo:rsid="01cbb2f6" officeooo:paragraph-rsid="01cbb2f6"/>
    </style:style>
    <style:style style:name="P193" style:family="paragraph" style:parent-style-name="Title">
      <style:text-properties fo:language="de" fo:country="DE"/>
    </style:style>
    <style:style style:name="P194" style:family="paragraph" style:parent-style-name="Subtitle">
      <style:text-properties fo:language="de" fo:country="DE"/>
    </style:style>
    <style:style style:name="P195" style:family="paragraph" style:parent-style-name="Project">
      <style:text-properties fo:language="de" fo:country="DE"/>
    </style:style>
    <style:style style:name="P196" style:family="paragraph" style:parent-style-name="Table_20_Contents">
      <style:text-properties officeooo:rsid="0051bc3e" officeooo:paragraph-rsid="0051bc3e"/>
    </style:style>
    <style:style style:name="P197" style:family="paragraph" style:parent-style-name="Table_20_Contents">
      <style:text-properties officeooo:rsid="00c418fa" officeooo:paragraph-rsid="00c418fa"/>
    </style:style>
    <style:style style:name="P198" style:family="paragraph" style:parent-style-name="Table_20_Contents">
      <style:text-properties officeooo:rsid="00c4d052" officeooo:paragraph-rsid="00c4d052"/>
    </style:style>
    <style:style style:name="P199" style:family="paragraph" style:parent-style-name="Table_20_Contents">
      <style:text-properties officeooo:rsid="00c4fb75" officeooo:paragraph-rsid="00c4fb75"/>
    </style:style>
    <style:style style:name="P200" style:family="paragraph" style:parent-style-name="Table_20_Contents">
      <style:text-properties officeooo:rsid="00d1f812" officeooo:paragraph-rsid="00d1f812"/>
    </style:style>
    <style:style style:name="P201" style:family="paragraph" style:parent-style-name="Table_20_Contents">
      <style:text-properties officeooo:rsid="01240754" officeooo:paragraph-rsid="01240754"/>
    </style:style>
    <style:style style:name="P202" style:family="paragraph" style:parent-style-name="Table_20_Contents">
      <style:text-properties officeooo:rsid="01240754" officeooo:paragraph-rsid="0125777c"/>
    </style:style>
    <style:style style:name="P203" style:family="paragraph" style:parent-style-name="Table_20_Contents">
      <style:text-properties fo:font-weight="bold" officeooo:rsid="01240754" officeooo:paragraph-rsid="01240754" style:font-weight-asian="bold" style:font-weight-complex="bold"/>
    </style:style>
    <style:style style:name="P204" style:family="paragraph" style:parent-style-name="Table_20_Contents">
      <style:text-properties officeooo:rsid="0125777c" officeooo:paragraph-rsid="0125777c"/>
    </style:style>
    <style:style style:name="P205" style:family="paragraph" style:parent-style-name="Table_20_Contents">
      <style:text-properties officeooo:rsid="015a20b9" officeooo:paragraph-rsid="015a20b9"/>
    </style:style>
    <style:style style:name="P206" style:family="paragraph" style:parent-style-name="Footnote">
      <style:text-properties officeooo:rsid="0054b538" officeooo:paragraph-rsid="0054b538"/>
    </style:style>
    <style:style style:name="P207" style:family="paragraph" style:parent-style-name="Table_20_Contents">
      <loext:graphic-properties draw:fill="none"/>
      <style:paragraph-properties fo:margin-left="0.3752in" fo:margin-right="0in" fo:margin-top="0.0402in" fo:margin-bottom="0.0402in" style:contextual-spacing="false" fo:text-indent="-0.3752in" style:auto-text-indent="false" fo:background-color="transparent" text:number-lines="false" text:line-number="0" style:writing-mode="page"/>
      <style:text-properties fo:color="#009900" loext:opacity="100%" officeooo:rsid="00d1f812" officeooo:paragraph-rsid="00d1f812"/>
    </style:style>
    <style:style style:name="P208" style:family="paragraph" style:parent-style-name="Text_20_body" style:master-page-name="">
      <loext:graphic-properties draw:fill="none"/>
      <style:paragraph-properties fo:margin-left="0in" fo:margin-right="0in" fo:margin-top="0.0402in" fo:margin-bottom="0.0402in" style:contextual-spacing="false" fo:text-indent="0in" style:auto-text-indent="false" style:page-number="auto" fo:background-color="transparent"/>
      <style:text-properties officeooo:rsid="0055f0de" officeooo:paragraph-rsid="0055f0de"/>
    </style:style>
    <style:style style:name="P209" style:family="paragraph" style:parent-style-name="Standard">
      <style:text-properties officeooo:rsid="01cbc0da" officeooo:paragraph-rsid="01cbfc01"/>
    </style:style>
    <style:style style:name="P210" style:family="paragraph" style:parent-style-name="Heading_20_1">
      <style:text-properties officeooo:rsid="012081df" officeooo:paragraph-rsid="012081df"/>
    </style:style>
    <style:style style:name="P211" style:family="paragraph" style:parent-style-name="Heading_20_1">
      <style:text-properties officeooo:rsid="01350be1" officeooo:paragraph-rsid="01350be1"/>
    </style:style>
    <style:style style:name="P212" style:family="paragraph" style:parent-style-name="Heading_20_1">
      <style:text-properties officeooo:rsid="00e6059b" officeooo:paragraph-rsid="00e6059b"/>
    </style:style>
    <style:style style:name="P213" style:family="paragraph" style:parent-style-name="Heading_20_1">
      <style:text-properties officeooo:rsid="0051e168" officeooo:paragraph-rsid="00e6059b"/>
    </style:style>
    <style:style style:name="P214" style:family="paragraph" style:parent-style-name="Heading_20_1">
      <style:text-properties officeooo:rsid="00f9c691" officeooo:paragraph-rsid="00f9c691"/>
    </style:style>
    <style:style style:name="P215" style:family="paragraph" style:parent-style-name="Heading_20_1">
      <style:text-properties officeooo:rsid="005114cd" officeooo:paragraph-rsid="005114cd"/>
    </style:style>
    <style:style style:name="P216" style:family="paragraph" style:parent-style-name="Heading_20_1">
      <style:text-properties officeooo:rsid="001bf9eb" officeooo:paragraph-rsid="001bf9eb"/>
    </style:style>
    <style:style style:name="P217" style:family="paragraph" style:parent-style-name="Heading_20_1">
      <style:text-properties officeooo:rsid="0139d79a" officeooo:paragraph-rsid="0139d79a"/>
    </style:style>
    <style:style style:name="P218" style:family="paragraph" style:parent-style-name="Heading_20_1">
      <style:text-properties officeooo:rsid="01c79f67" officeooo:paragraph-rsid="01c79f67"/>
    </style:style>
    <style:style style:name="P219" style:family="paragraph" style:parent-style-name="Heading_20_2">
      <style:text-properties officeooo:rsid="011e3a37" officeooo:paragraph-rsid="011e3a37"/>
    </style:style>
    <style:style style:name="P220" style:family="paragraph" style:parent-style-name="Heading_20_2">
      <style:text-properties officeooo:rsid="00e23d25" officeooo:paragraph-rsid="00e6059b"/>
    </style:style>
    <style:style style:name="P221" style:family="paragraph" style:parent-style-name="Heading_20_2">
      <style:text-properties officeooo:rsid="0054b538" officeooo:paragraph-rsid="0054b538"/>
    </style:style>
    <style:style style:name="P222" style:family="paragraph" style:parent-style-name="Heading_20_2">
      <style:text-properties officeooo:rsid="0122e912" officeooo:paragraph-rsid="0122e912"/>
    </style:style>
    <style:style style:name="P223" style:family="paragraph" style:parent-style-name="Heading_20_2">
      <style:text-properties officeooo:rsid="0051e168" officeooo:paragraph-rsid="0051e168"/>
    </style:style>
    <style:style style:name="P224" style:family="paragraph" style:parent-style-name="Heading_20_2">
      <style:text-properties officeooo:rsid="00fcac1d" officeooo:paragraph-rsid="00fcac1d"/>
    </style:style>
    <style:style style:name="P225" style:family="paragraph" style:parent-style-name="Heading_20_2">
      <style:text-properties officeooo:rsid="005114cd" officeooo:paragraph-rsid="005114cd"/>
    </style:style>
    <style:style style:name="P226" style:family="paragraph" style:parent-style-name="Heading_20_2">
      <style:text-properties officeooo:rsid="00eac44d" officeooo:paragraph-rsid="00eac44d"/>
    </style:style>
    <style:style style:name="P227" style:family="paragraph" style:parent-style-name="Heading_20_2">
      <style:text-properties officeooo:rsid="0071af5b" officeooo:paragraph-rsid="0071af5b"/>
    </style:style>
    <style:style style:name="P228" style:family="paragraph" style:parent-style-name="Heading_20_2">
      <style:text-properties officeooo:rsid="00e6059b" officeooo:paragraph-rsid="00e6059b"/>
    </style:style>
    <style:style style:name="P229" style:family="paragraph" style:parent-style-name="Heading_20_2">
      <style:text-properties officeooo:rsid="0057bae8" officeooo:paragraph-rsid="0057bae8"/>
    </style:style>
    <style:style style:name="P230" style:family="paragraph" style:parent-style-name="Heading_20_2">
      <style:text-properties officeooo:rsid="005730af" officeooo:paragraph-rsid="005730af"/>
    </style:style>
    <style:style style:name="P231" style:family="paragraph" style:parent-style-name="Heading_20_2">
      <style:text-properties officeooo:rsid="005bd8bf" officeooo:paragraph-rsid="005bd8bf"/>
    </style:style>
    <style:style style:name="P232" style:family="paragraph" style:parent-style-name="Heading_20_2">
      <style:text-properties officeooo:rsid="00c37227" officeooo:paragraph-rsid="00c37227"/>
    </style:style>
    <style:style style:name="P233" style:family="paragraph" style:parent-style-name="Heading_20_2">
      <style:text-properties officeooo:rsid="001d26da" officeooo:paragraph-rsid="001d26da"/>
    </style:style>
    <style:style style:name="P234" style:family="paragraph" style:parent-style-name="Heading_20_2">
      <style:text-properties officeooo:rsid="001bf9eb" officeooo:paragraph-rsid="001bf9eb"/>
    </style:style>
    <style:style style:name="P235" style:family="paragraph" style:parent-style-name="Heading_20_2">
      <style:text-properties officeooo:rsid="01b40b9a" officeooo:paragraph-rsid="01b40b9a"/>
    </style:style>
    <style:style style:name="P236" style:family="paragraph" style:parent-style-name="Heading_20_2">
      <style:text-properties officeooo:rsid="0139d79a" officeooo:paragraph-rsid="0139d79a"/>
    </style:style>
    <style:style style:name="P237" style:family="paragraph" style:parent-style-name="Heading_20_2">
      <style:text-properties officeooo:rsid="01489c7c" officeooo:paragraph-rsid="01489c7c"/>
    </style:style>
    <style:style style:name="P238" style:family="paragraph" style:parent-style-name="Heading_20_2">
      <style:text-properties officeooo:rsid="0142699c" officeooo:paragraph-rsid="0142699c"/>
    </style:style>
    <style:style style:name="P239" style:family="paragraph" style:parent-style-name="Heading_20_2">
      <style:text-properties officeooo:rsid="01c79f67" officeooo:paragraph-rsid="01c79f67"/>
    </style:style>
    <style:style style:name="P240" style:family="paragraph" style:parent-style-name="Heading_20_2">
      <style:text-properties officeooo:rsid="01cbfc01" officeooo:paragraph-rsid="01cbfc01"/>
    </style:style>
    <style:style style:name="P241" style:family="paragraph" style:parent-style-name="Heading_20_2">
      <style:text-properties officeooo:rsid="01cbc0da" officeooo:paragraph-rsid="01cbc0da"/>
    </style:style>
    <style:style style:name="P242" style:family="paragraph" style:parent-style-name="Heading_20_2">
      <style:text-properties officeooo:rsid="01d23a3c" officeooo:paragraph-rsid="01d23a3c"/>
    </style:style>
    <style:style style:name="P243" style:family="paragraph" style:parent-style-name="Heading_20_2">
      <style:paragraph-properties fo:margin-top="0.1902in" fo:margin-bottom="0.1598in" style:contextual-spacing="false"/>
      <style:text-properties officeooo:rsid="00e23d25" officeooo:paragraph-rsid="00e6059b"/>
    </style:style>
    <style:style style:name="P244" style:family="paragraph" style:parent-style-name="Heading_20_3">
      <style:text-properties officeooo:rsid="0167491c" officeooo:paragraph-rsid="0167491c"/>
    </style:style>
    <style:style style:name="P245" style:family="paragraph" style:parent-style-name="Heading_20_3">
      <style:text-properties officeooo:rsid="00feb330" officeooo:paragraph-rsid="00feb330"/>
    </style:style>
    <style:style style:name="P246" style:family="paragraph" style:parent-style-name="Heading_20_3">
      <style:text-properties officeooo:rsid="007378e4" officeooo:paragraph-rsid="007378e4"/>
    </style:style>
    <style:style style:name="P247" style:family="paragraph" style:parent-style-name="Heading_20_3">
      <style:text-properties officeooo:rsid="0071af5b" officeooo:paragraph-rsid="0071af5b"/>
    </style:style>
    <style:style style:name="P248" style:family="paragraph" style:parent-style-name="Heading_20_3">
      <style:text-properties officeooo:rsid="005f911d" officeooo:paragraph-rsid="005f911d"/>
    </style:style>
    <style:style style:name="P249" style:family="paragraph" style:parent-style-name="Heading_20_3">
      <style:text-properties officeooo:rsid="005bd8bf" officeooo:paragraph-rsid="005bd8bf"/>
    </style:style>
    <style:style style:name="P250" style:family="paragraph" style:parent-style-name="Heading_20_3">
      <style:text-properties officeooo:rsid="007b4290" officeooo:paragraph-rsid="00c37227"/>
    </style:style>
    <style:style style:name="P251" style:family="paragraph" style:parent-style-name="Heading_20_3">
      <style:text-properties officeooo:rsid="007bb2dd" officeooo:paragraph-rsid="00c37227"/>
    </style:style>
    <style:style style:name="P252" style:family="paragraph" style:parent-style-name="Heading_20_3">
      <style:text-properties officeooo:rsid="00c37227" officeooo:paragraph-rsid="00c37227"/>
    </style:style>
    <style:style style:name="P253" style:family="paragraph" style:parent-style-name="Heading_20_3">
      <style:text-properties officeooo:rsid="001d26da" officeooo:paragraph-rsid="001d26da"/>
    </style:style>
    <style:style style:name="P254" style:family="paragraph" style:parent-style-name="Heading_20_3">
      <style:text-properties officeooo:rsid="0021751d" officeooo:paragraph-rsid="0021751d"/>
    </style:style>
    <style:style style:name="P255" style:family="paragraph" style:parent-style-name="Heading_20_3">
      <style:text-properties officeooo:rsid="0026ad2f" officeooo:paragraph-rsid="0026ad2f"/>
    </style:style>
    <style:style style:name="P256" style:family="paragraph" style:parent-style-name="Heading_20_3">
      <style:text-properties officeooo:rsid="01a2afd6" officeooo:paragraph-rsid="01a2afd6"/>
    </style:style>
    <style:style style:name="P257" style:family="paragraph" style:parent-style-name="Heading_20_3">
      <style:text-properties officeooo:paragraph-rsid="01a0b887"/>
    </style:style>
    <style:style style:name="P258" style:family="paragraph" style:parent-style-name="Heading_20_3">
      <style:text-properties officeooo:rsid="01a809b7" officeooo:paragraph-rsid="01a809b7"/>
    </style:style>
    <style:style style:name="P259" style:family="paragraph" style:parent-style-name="Heading_20_3">
      <style:text-properties officeooo:rsid="01b40b9a" officeooo:paragraph-rsid="01b40b9a"/>
    </style:style>
    <style:style style:name="P260" style:family="paragraph" style:parent-style-name="Heading_20_3">
      <style:text-properties officeooo:rsid="01b6c423" officeooo:paragraph-rsid="01b6c423"/>
    </style:style>
    <style:style style:name="P261" style:family="paragraph" style:parent-style-name="Heading_20_3">
      <style:text-properties officeooo:rsid="0139d79a" officeooo:paragraph-rsid="0139d79a"/>
    </style:style>
    <style:style style:name="P262" style:family="paragraph" style:parent-style-name="Heading_20_3">
      <style:text-properties officeooo:rsid="0139e7a1" officeooo:paragraph-rsid="0139e7a1"/>
    </style:style>
    <style:style style:name="P263" style:family="paragraph" style:parent-style-name="Heading_20_3">
      <style:text-properties officeooo:rsid="01411a67" officeooo:paragraph-rsid="01411a67"/>
    </style:style>
    <style:style style:name="P264" style:family="paragraph" style:parent-style-name="Heading_20_3">
      <style:text-properties officeooo:rsid="01440257" officeooo:paragraph-rsid="01440257"/>
    </style:style>
    <style:style style:name="P265" style:family="paragraph" style:parent-style-name="Heading_20_3">
      <style:text-properties officeooo:rsid="0142699c" officeooo:paragraph-rsid="0142699c"/>
    </style:style>
    <style:style style:name="P266" style:family="paragraph" style:parent-style-name="Heading_20_3">
      <style:text-properties officeooo:rsid="01c79f67" officeooo:paragraph-rsid="01c79f67"/>
    </style:style>
    <style:style style:name="P267" style:family="paragraph" style:parent-style-name="Heading_20_3">
      <style:text-properties officeooo:rsid="01c7a702" officeooo:paragraph-rsid="01c7a702"/>
    </style:style>
    <style:style style:name="P268" style:family="paragraph" style:parent-style-name="Heading_20_3">
      <style:text-properties officeooo:rsid="01c8ce21" officeooo:paragraph-rsid="01c8ce21"/>
    </style:style>
    <style:style style:name="P269" style:family="paragraph" style:parent-style-name="Heading_20_3">
      <style:text-properties officeooo:rsid="01cbb2f6" officeooo:paragraph-rsid="01cbb2f6"/>
    </style:style>
    <style:style style:name="P270" style:family="paragraph" style:parent-style-name="Heading_20_3">
      <style:text-properties officeooo:rsid="01cbc0da" officeooo:paragraph-rsid="01cbc0da"/>
    </style:style>
    <style:style style:name="P271" style:family="paragraph" style:parent-style-name="Heading_20_3">
      <style:text-properties officeooo:rsid="01cbfc01" officeooo:paragraph-rsid="01cbfc01"/>
    </style:style>
    <style:style style:name="P272" style:family="paragraph" style:parent-style-name="Heading_20_4">
      <style:text-properties officeooo:rsid="0129d443" officeooo:paragraph-rsid="0129d443"/>
    </style:style>
    <style:style style:name="P273" style:family="paragraph" style:parent-style-name="Heading_20_4">
      <style:text-properties officeooo:rsid="01174724" officeooo:paragraph-rsid="01174724"/>
    </style:style>
    <style:style style:name="P274" style:family="paragraph" style:parent-style-name="Heading_20_4">
      <style:text-properties officeooo:rsid="0119058d" officeooo:paragraph-rsid="0119058d"/>
    </style:style>
    <style:style style:name="P275" style:family="paragraph" style:parent-style-name="Heading_20_4">
      <style:text-properties officeooo:rsid="01034068" officeooo:paragraph-rsid="01034068"/>
    </style:style>
    <style:style style:name="P276" style:family="paragraph" style:parent-style-name="Heading_20_4">
      <style:text-properties officeooo:rsid="0107ddcb" officeooo:paragraph-rsid="0107ddcb"/>
    </style:style>
    <style:style style:name="P277" style:family="paragraph" style:parent-style-name="Heading_20_4">
      <style:text-properties officeooo:rsid="011d483e" officeooo:paragraph-rsid="011d483e"/>
    </style:style>
    <style:style style:name="P278" style:family="paragraph" style:parent-style-name="Heading_20_4">
      <style:text-properties officeooo:rsid="0077c4f0" officeooo:paragraph-rsid="0077c4f0"/>
    </style:style>
    <style:style style:name="P279" style:family="paragraph" style:parent-style-name="Heading_20_4">
      <style:text-properties officeooo:rsid="0071af5b" officeooo:paragraph-rsid="0071af5b"/>
    </style:style>
    <style:style style:name="P280" style:family="paragraph" style:parent-style-name="Heading_20_4">
      <style:text-properties officeooo:rsid="00636ccf" officeooo:paragraph-rsid="00636ccf"/>
    </style:style>
    <style:style style:name="P281" style:family="paragraph" style:parent-style-name="Heading_20_4">
      <style:text-properties officeooo:rsid="00663d65" officeooo:paragraph-rsid="00663d65"/>
    </style:style>
    <style:style style:name="P282" style:family="paragraph" style:parent-style-name="Heading_20_4">
      <style:text-properties officeooo:rsid="0069c9a7" officeooo:paragraph-rsid="0069c9a7"/>
    </style:style>
    <style:style style:name="P283" style:family="paragraph" style:parent-style-name="Heading_20_4">
      <style:text-properties officeooo:rsid="00c418fa" officeooo:paragraph-rsid="00c418fa"/>
    </style:style>
    <style:style style:name="P284" style:family="paragraph" style:parent-style-name="Heading_20_4">
      <style:text-properties officeooo:rsid="00ca0196" officeooo:paragraph-rsid="00ca0196"/>
    </style:style>
    <style:style style:name="P285" style:family="paragraph" style:parent-style-name="Heading_20_4">
      <style:text-properties officeooo:rsid="00ce8ad9" officeooo:paragraph-rsid="00ce8ad9"/>
    </style:style>
    <style:style style:name="P286" style:family="paragraph" style:parent-style-name="Heading_20_4">
      <style:text-properties officeooo:rsid="00d1f812" officeooo:paragraph-rsid="00d1f812"/>
    </style:style>
    <style:style style:name="P287" style:family="paragraph" style:parent-style-name="Heading_20_4">
      <style:text-properties officeooo:rsid="00d39fcc" officeooo:paragraph-rsid="00d39fcc"/>
    </style:style>
    <style:style style:name="P288" style:family="paragraph" style:parent-style-name="Heading_20_4">
      <style:text-properties officeooo:rsid="001f81b4" officeooo:paragraph-rsid="001f81b4"/>
    </style:style>
    <style:style style:name="P289" style:family="paragraph" style:parent-style-name="Heading_20_4">
      <style:text-properties officeooo:rsid="01240754" officeooo:paragraph-rsid="01240754"/>
    </style:style>
    <style:style style:name="P290" style:family="paragraph" style:parent-style-name="Heading_20_4">
      <style:text-properties officeooo:rsid="0125777c" officeooo:paragraph-rsid="0125777c"/>
    </style:style>
    <style:style style:name="P291" style:family="paragraph" style:parent-style-name="Heading_20_4">
      <style:text-properties officeooo:rsid="0186a0a6" officeooo:paragraph-rsid="0186a0a6"/>
    </style:style>
    <style:style style:name="P292" style:family="paragraph" style:parent-style-name="Heading_20_4">
      <style:text-properties officeooo:rsid="01a395b4" officeooo:paragraph-rsid="01a395b4"/>
    </style:style>
    <style:style style:name="P293" style:family="paragraph" style:parent-style-name="Heading_20_4">
      <style:text-properties officeooo:rsid="01aa1ddf" officeooo:paragraph-rsid="01aa1ddf"/>
    </style:style>
    <style:style style:name="P294" style:family="paragraph" style:parent-style-name="Heading_20_4">
      <style:text-properties officeooo:rsid="016fae4e" officeooo:paragraph-rsid="016fae4e"/>
    </style:style>
    <style:style style:name="P295" style:family="paragraph" style:parent-style-name="Heading_20_4">
      <style:text-properties officeooo:rsid="015a4349" officeooo:paragraph-rsid="015a4349"/>
    </style:style>
    <style:style style:name="P296" style:family="paragraph" style:parent-style-name="Heading_20_4">
      <style:text-properties officeooo:rsid="015bbbab" officeooo:paragraph-rsid="015bbbab"/>
    </style:style>
    <style:style style:name="P297" style:family="paragraph" style:parent-style-name="Heading_20_4">
      <style:text-properties officeooo:rsid="015d62b4" officeooo:paragraph-rsid="015d62b4"/>
    </style:style>
    <style:style style:name="P298" style:family="paragraph" style:parent-style-name="Heading_20_4">
      <style:text-properties officeooo:rsid="01411a67" officeooo:paragraph-rsid="01411a67"/>
    </style:style>
    <style:style style:name="P299" style:family="paragraph" style:parent-style-name="Heading_20_4">
      <style:text-properties officeooo:rsid="01440257" officeooo:paragraph-rsid="01440257"/>
    </style:style>
    <style:style style:name="P300" style:family="paragraph" style:parent-style-name="Heading_20_4">
      <style:text-properties officeooo:rsid="0144700e" officeooo:paragraph-rsid="0144700e"/>
    </style:style>
    <style:style style:name="P301" style:family="paragraph" style:parent-style-name="List_20_1_20_Cont." style:list-style-name="List_20_1">
      <style:text-properties officeooo:rsid="0053acb0" officeooo:paragraph-rsid="0053acb0"/>
    </style:style>
    <style:style style:name="P302" style:family="paragraph" style:parent-style-name="List_20_1_20_Cont.">
      <style:text-properties officeooo:rsid="0053acb0" officeooo:paragraph-rsid="0053acb0"/>
    </style:style>
    <style:style style:name="P303" style:family="paragraph" style:parent-style-name="List_20_1_20_Cont.">
      <style:text-properties officeooo:rsid="0054b538" officeooo:paragraph-rsid="0054b538"/>
    </style:style>
    <style:style style:name="P304" style:family="paragraph" style:parent-style-name="List_20_1_20_Cont." style:list-style-name="List_20_1">
      <style:text-properties officeooo:rsid="00fb3cb3" officeooo:paragraph-rsid="00fb3cb3"/>
    </style:style>
    <style:style style:name="P305" style:family="paragraph" style:parent-style-name="List_20_1_20_Cont.">
      <style:text-properties officeooo:rsid="00fb3cb3" officeooo:paragraph-rsid="00fb3cb3"/>
    </style:style>
    <style:style style:name="P306" style:family="paragraph" style:parent-style-name="List_20_1_20_Cont.">
      <style:text-properties officeooo:rsid="01c3f28e" officeooo:paragraph-rsid="01c3f28e"/>
    </style:style>
    <style:style style:name="P307" style:family="paragraph" style:parent-style-name="List_20_1_20_Cont.">
      <style:text-properties officeooo:rsid="00d8754f" officeooo:paragraph-rsid="00e6059b"/>
    </style:style>
    <style:style style:name="P308" style:family="paragraph" style:parent-style-name="List_20_1_20_Cont.">
      <style:text-properties officeooo:rsid="00e20719" officeooo:paragraph-rsid="00e6059b"/>
    </style:style>
    <style:style style:name="P309" style:family="paragraph" style:parent-style-name="List_20_1_20_Cont.">
      <style:text-properties officeooo:rsid="01221f2c" officeooo:paragraph-rsid="01221f2c"/>
    </style:style>
    <style:style style:name="P310" style:family="paragraph" style:parent-style-name="List_20_1_20_Cont.">
      <style:text-properties officeooo:rsid="0165ebca" officeooo:paragraph-rsid="0165ebca"/>
    </style:style>
    <style:style style:name="P311" style:family="paragraph" style:parent-style-name="List_20_1_20_Cont.">
      <style:text-properties officeooo:rsid="0167491c" officeooo:paragraph-rsid="0167491c"/>
    </style:style>
    <style:style style:name="P312" style:family="paragraph" style:parent-style-name="List_20_1_20_Cont.">
      <style:text-properties officeooo:rsid="0169e5b6" officeooo:paragraph-rsid="0169e5b6"/>
    </style:style>
    <style:style style:name="P313" style:family="paragraph" style:parent-style-name="List_20_1_20_Cont.">
      <style:text-properties officeooo:rsid="00f9c691" officeooo:paragraph-rsid="00f9c691"/>
    </style:style>
    <style:style style:name="P314" style:family="paragraph" style:parent-style-name="List_20_1_20_Cont.">
      <style:text-properties officeooo:rsid="01162bad" officeooo:paragraph-rsid="01162bad"/>
    </style:style>
    <style:style style:name="P315" style:family="paragraph" style:parent-style-name="List_20_1_20_Cont.">
      <style:text-properties officeooo:rsid="0058d669" officeooo:paragraph-rsid="0058d669"/>
    </style:style>
    <style:style style:name="P316" style:family="paragraph" style:parent-style-name="List_20_1_20_Cont.">
      <style:text-properties officeooo:rsid="006f05c3" officeooo:paragraph-rsid="006f05c3"/>
    </style:style>
    <style:style style:name="P317" style:family="paragraph" style:parent-style-name="List_20_1_20_Cont.">
      <style:text-properties officeooo:rsid="006ec3f6" officeooo:paragraph-rsid="006ec3f6"/>
    </style:style>
    <style:style style:name="P318" style:family="paragraph" style:parent-style-name="List_20_1_20_Cont.">
      <style:text-properties officeooo:rsid="005730af" officeooo:paragraph-rsid="005730af"/>
    </style:style>
    <style:style style:name="P319" style:family="paragraph" style:parent-style-name="List_20_1_20_Cont.">
      <style:text-properties officeooo:rsid="001f81b4" officeooo:paragraph-rsid="001f81b4"/>
    </style:style>
    <style:style style:name="P320" style:family="paragraph" style:parent-style-name="List_20_1_20_Cont.">
      <style:text-properties officeooo:rsid="0026ad2f" officeooo:paragraph-rsid="0026ad2f"/>
    </style:style>
    <style:style style:name="P321" style:family="paragraph" style:parent-style-name="List_20_1_20_Cont.">
      <style:text-properties officeooo:rsid="0123f121" officeooo:paragraph-rsid="0123f121"/>
    </style:style>
    <style:style style:name="P322" style:family="paragraph" style:parent-style-name="List_20_1_20_Cont.">
      <style:text-properties officeooo:rsid="0125777c" officeooo:paragraph-rsid="0125777c"/>
    </style:style>
    <style:style style:name="P323" style:family="paragraph" style:parent-style-name="List_20_1_20_Cont.">
      <style:text-properties officeooo:rsid="01283c2f" officeooo:paragraph-rsid="01283c2f"/>
    </style:style>
    <style:style style:name="P324" style:family="paragraph" style:parent-style-name="List_20_1_20_Cont.">
      <style:text-properties officeooo:rsid="0129d443" officeooo:paragraph-rsid="0129d443"/>
    </style:style>
    <style:style style:name="P325" style:family="paragraph" style:parent-style-name="List_20_1_20_Cont.">
      <style:text-properties officeooo:rsid="012bc5b7" officeooo:paragraph-rsid="012bc5b7"/>
    </style:style>
    <style:style style:name="P326" style:family="paragraph" style:parent-style-name="List_20_1_20_Cont.">
      <style:text-properties officeooo:rsid="01313b2b" officeooo:paragraph-rsid="01313b2b"/>
    </style:style>
    <style:style style:name="P327" style:family="paragraph" style:parent-style-name="List_20_1_20_Cont.">
      <style:text-properties officeooo:rsid="0133743f" officeooo:paragraph-rsid="0133743f"/>
    </style:style>
    <style:style style:name="P328" style:family="paragraph" style:parent-style-name="List_20_1_20_Cont.">
      <style:text-properties officeooo:rsid="012d443b" officeooo:paragraph-rsid="012d443b"/>
    </style:style>
    <style:style style:name="P329" style:family="paragraph" style:parent-style-name="List_20_1_20_Cont.">
      <style:text-properties officeooo:rsid="012dcc6c" officeooo:paragraph-rsid="012dcc6c"/>
    </style:style>
    <style:style style:name="P330" style:family="paragraph" style:parent-style-name="List_20_1_20_Cont.">
      <style:text-properties officeooo:rsid="01a2afd6" officeooo:paragraph-rsid="01a2afd6"/>
    </style:style>
    <style:style style:name="P331" style:family="paragraph" style:parent-style-name="List_20_1_20_Cont.">
      <style:text-properties officeooo:rsid="019c1a51" officeooo:paragraph-rsid="019c1a51"/>
    </style:style>
    <style:style style:name="P332" style:family="paragraph" style:parent-style-name="List_20_1_20_Cont.">
      <style:text-properties officeooo:rsid="019e1139" officeooo:paragraph-rsid="019e1139" fo:background-color="#ff9999"/>
    </style:style>
    <style:style style:name="P333" style:family="paragraph" style:parent-style-name="List_20_1_20_Cont.">
      <style:text-properties officeooo:rsid="01a0b887" officeooo:paragraph-rsid="01a0b887" fo:background-color="#ff9999"/>
    </style:style>
    <style:style style:name="P334" style:family="paragraph" style:parent-style-name="List_20_1_20_Cont.">
      <style:text-properties officeooo:rsid="019f91a4" officeooo:paragraph-rsid="019f91a4"/>
    </style:style>
    <style:style style:name="P335" style:family="paragraph" style:parent-style-name="List_20_1_20_Cont.">
      <style:text-properties officeooo:rsid="01a809b7" officeooo:paragraph-rsid="01a809b7"/>
    </style:style>
    <style:style style:name="P336" style:family="paragraph" style:parent-style-name="List_20_1_20_Cont.">
      <style:text-properties officeooo:rsid="01a9261e" officeooo:paragraph-rsid="01a9261e"/>
    </style:style>
    <style:style style:name="P337" style:family="paragraph" style:parent-style-name="List_20_1_20_Cont.">
      <style:text-properties officeooo:rsid="0139d79a" officeooo:paragraph-rsid="0139d79a"/>
    </style:style>
    <style:style style:name="P338" style:family="paragraph" style:parent-style-name="List_20_1_20_Cont.">
      <style:text-properties officeooo:rsid="01411a67" officeooo:paragraph-rsid="01411a67"/>
    </style:style>
    <style:style style:name="P339" style:family="paragraph" style:parent-style-name="List_20_1_20_Cont.">
      <style:text-properties fo:color="#009933" loext:opacity="100%" officeooo:rsid="0142699c" officeooo:paragraph-rsid="0142699c"/>
    </style:style>
    <style:style style:name="P340" style:family="paragraph" style:parent-style-name="List_20_1_20_Cont.">
      <style:text-properties fo:color="#ff3333" loext:opacity="100%" officeooo:rsid="0142699c" officeooo:paragraph-rsid="0142699c"/>
    </style:style>
    <style:style style:name="P341" style:family="paragraph" style:parent-style-name="List_20_1_20_Cont.">
      <style:text-properties fo:color="#0000ff" loext:opacity="100%" officeooo:rsid="0142699c" officeooo:paragraph-rsid="0142699c"/>
    </style:style>
    <style:style style:name="P342" style:family="paragraph" style:parent-style-name="List_20_1_20_Cont.">
      <style:text-properties fo:color="#ff6600" loext:opacity="100%" officeooo:rsid="0142699c" officeooo:paragraph-rsid="0142699c"/>
    </style:style>
    <style:style style:name="P343" style:family="paragraph" style:parent-style-name="List_20_1_20_Cont.">
      <style:text-properties officeooo:rsid="01c7a702" officeooo:paragraph-rsid="01c7a702"/>
    </style:style>
    <style:style style:name="P344" style:family="paragraph" style:parent-style-name="List_20_1_20_Cont." style:list-style-name="List_20_1">
      <style:text-properties officeooo:rsid="01cbc0da" officeooo:paragraph-rsid="01cbfc01"/>
    </style:style>
    <style:style style:name="P345" style:family="paragraph" style:parent-style-name="List_20_1_20_Cont.">
      <style:text-properties officeooo:rsid="01cd4ac2" officeooo:paragraph-rsid="01cd4ac2"/>
    </style:style>
    <style:style style:name="P346" style:family="paragraph" style:parent-style-name="List_20_1_20_End">
      <style:text-properties officeooo:paragraph-rsid="00e6059b"/>
    </style:style>
    <style:style style:name="P347" style:family="paragraph" style:parent-style-name="List_20_1_20_End">
      <style:text-properties officeooo:rsid="0168bbf1" officeooo:paragraph-rsid="0168bbf1"/>
    </style:style>
    <style:style style:name="P348" style:family="paragraph" style:parent-style-name="List_20_1_20_End">
      <style:text-properties officeooo:rsid="01a0b887" officeooo:paragraph-rsid="01a0b887"/>
    </style:style>
    <style:style style:name="P349" style:family="paragraph" style:parent-style-name="List_20_1_20_End">
      <style:text-properties fo:color="#009933" loext:opacity="100%"/>
    </style:style>
    <style:style style:name="P350" style:family="paragraph" style:parent-style-name="List_20_1_20_End">
      <style:text-properties fo:color="#ff3333" loext:opacity="100%"/>
    </style:style>
    <style:style style:name="P351" style:family="paragraph" style:parent-style-name="List_20_1_20_End">
      <style:text-properties fo:color="#0000ff" loext:opacity="100%"/>
    </style:style>
    <style:style style:name="P352" style:family="paragraph" style:parent-style-name="List_20_1_20_End">
      <style:text-properties fo:color="#ff6600" loext:opacity="100%"/>
    </style:style>
    <style:style style:name="P353" style:family="paragraph" style:parent-style-name="List_20_1_20_End" style:list-style-name="List_20_1">
      <style:text-properties style:font-name="Linux Libertine O" fo:font-size="10.5pt" style:font-name-complex="DejaVu Sans1"/>
    </style:style>
    <style:style style:name="P354" style:family="paragraph" style:parent-style-name="List_20_1_20_Start" style:list-style-name="List_20_1"/>
    <style:style style:name="P355" style:family="paragraph" style:parent-style-name="List_20_1_20_Start">
      <style:text-properties officeooo:rsid="00d8754f" officeooo:paragraph-rsid="00e6059b"/>
    </style:style>
    <style:style style:name="P356" style:family="paragraph" style:parent-style-name="List_20_1_20_Start">
      <style:text-properties officeooo:rsid="00e20719" officeooo:paragraph-rsid="00e6059b"/>
    </style:style>
    <style:style style:name="P357" style:family="paragraph" style:parent-style-name="List_20_1_20_Start">
      <style:text-properties officeooo:rsid="01221f2c" officeooo:paragraph-rsid="01221f2c"/>
    </style:style>
    <style:style style:name="P358" style:family="paragraph" style:parent-style-name="List_20_1_20_Start">
      <style:text-properties officeooo:rsid="00f9c691" officeooo:paragraph-rsid="00f9c691"/>
    </style:style>
    <style:style style:name="P359" style:family="paragraph" style:parent-style-name="List_20_1_20_Start">
      <style:text-properties officeooo:rsid="0057bae8" officeooo:paragraph-rsid="0057bae8"/>
    </style:style>
    <style:style style:name="P360" style:family="paragraph" style:parent-style-name="List_20_1_20_Start">
      <style:text-properties officeooo:rsid="0058fa57" officeooo:paragraph-rsid="005f911d"/>
    </style:style>
    <style:style style:name="P361" style:family="paragraph" style:parent-style-name="List_20_1_20_Start">
      <style:text-properties officeooo:rsid="00618c79" officeooo:paragraph-rsid="00618c79"/>
    </style:style>
    <style:style style:name="P362" style:family="paragraph" style:parent-style-name="List_20_1_20_Start">
      <style:text-properties officeooo:rsid="006ec3f6" officeooo:paragraph-rsid="006ec3f6"/>
    </style:style>
    <style:style style:name="P363" style:family="paragraph" style:parent-style-name="List_20_1_20_Start">
      <style:text-properties officeooo:rsid="005730af" officeooo:paragraph-rsid="005730af"/>
    </style:style>
    <style:style style:name="P364" style:family="paragraph" style:parent-style-name="List_20_1_20_Start">
      <style:text-properties officeooo:rsid="001d26da" officeooo:paragraph-rsid="001d26da"/>
    </style:style>
    <style:style style:name="P365" style:family="paragraph" style:parent-style-name="List_20_1_20_Start">
      <style:text-properties officeooo:rsid="001f81b4" officeooo:paragraph-rsid="001f81b4"/>
    </style:style>
    <style:style style:name="P366" style:family="paragraph" style:parent-style-name="List_20_1_20_Start">
      <style:text-properties officeooo:rsid="00248144" officeooo:paragraph-rsid="00248144"/>
    </style:style>
    <style:style style:name="P367" style:family="paragraph" style:parent-style-name="List_20_1_20_Start">
      <style:text-properties officeooo:rsid="0026a790" officeooo:paragraph-rsid="0026a790"/>
    </style:style>
    <style:style style:name="P368" style:family="paragraph" style:parent-style-name="List_20_1_20_Start">
      <style:text-properties officeooo:rsid="0026ad2f" officeooo:paragraph-rsid="0026ad2f"/>
    </style:style>
    <style:style style:name="P369" style:family="paragraph" style:parent-style-name="List_20_1_20_Start">
      <style:text-properties officeooo:rsid="0123f121" officeooo:paragraph-rsid="0123f121"/>
    </style:style>
    <style:style style:name="P370" style:family="paragraph" style:parent-style-name="List_20_1_20_Start">
      <style:text-properties officeooo:rsid="0125777c" officeooo:paragraph-rsid="0125777c"/>
    </style:style>
    <style:style style:name="P371" style:family="paragraph" style:parent-style-name="List_20_1_20_Start">
      <style:text-properties officeooo:rsid="012d443b" officeooo:paragraph-rsid="012d443b"/>
    </style:style>
    <style:style style:name="P372" style:family="paragraph" style:parent-style-name="List_20_1_20_Start">
      <style:text-properties officeooo:rsid="01a2afd6" officeooo:paragraph-rsid="01a2afd6"/>
    </style:style>
    <style:style style:name="P373" style:family="paragraph" style:parent-style-name="List_20_1_20_Start">
      <style:text-properties officeooo:rsid="019c1a51" officeooo:paragraph-rsid="019c1a51"/>
    </style:style>
    <style:style style:name="P374" style:family="paragraph" style:parent-style-name="List_20_1_20_Start">
      <style:text-properties officeooo:rsid="019f91a4" officeooo:paragraph-rsid="019f91a4"/>
    </style:style>
    <style:style style:name="P375" style:family="paragraph" style:parent-style-name="List_20_1_20_Start">
      <style:text-properties officeooo:rsid="01a809b7" officeooo:paragraph-rsid="01a809b7"/>
    </style:style>
    <style:style style:name="P376" style:family="paragraph" style:parent-style-name="List_20_1_20_Start">
      <style:text-properties officeooo:rsid="01a9261e" officeooo:paragraph-rsid="01a9261e"/>
    </style:style>
    <style:style style:name="P377" style:family="paragraph" style:parent-style-name="List_20_1_20_Start">
      <style:text-properties officeooo:rsid="0139d79a" officeooo:paragraph-rsid="0139d79a"/>
    </style:style>
    <style:style style:name="P378" style:family="paragraph" style:parent-style-name="List_20_1_20_Start">
      <style:text-properties officeooo:rsid="013aae45" officeooo:paragraph-rsid="013aae45"/>
    </style:style>
    <style:style style:name="P379" style:family="paragraph" style:parent-style-name="List_20_1_20_Start">
      <style:text-properties officeooo:rsid="01411a67" officeooo:paragraph-rsid="01411a67"/>
    </style:style>
    <style:style style:name="P380" style:family="paragraph" style:parent-style-name="List_20_1_20_Start">
      <style:text-properties officeooo:rsid="01440257" officeooo:paragraph-rsid="01440257"/>
    </style:style>
    <style:style style:name="P381" style:family="paragraph" style:parent-style-name="List_20_1_20_Start">
      <style:text-properties fo:color="#009933" loext:opacity="100%" officeooo:rsid="0142699c" officeooo:paragraph-rsid="0142699c"/>
    </style:style>
    <style:style style:name="P382" style:family="paragraph" style:parent-style-name="List_20_1_20_Start">
      <style:text-properties fo:color="#ff3333" loext:opacity="100%" officeooo:rsid="0142699c" officeooo:paragraph-rsid="0142699c"/>
    </style:style>
    <style:style style:name="P383" style:family="paragraph" style:parent-style-name="List_20_1_20_Start">
      <style:text-properties fo:color="#0000ff" loext:opacity="100%" officeooo:rsid="0142699c" officeooo:paragraph-rsid="0142699c"/>
    </style:style>
    <style:style style:name="P384" style:family="paragraph" style:parent-style-name="List_20_1_20_Start">
      <style:text-properties fo:color="#ff6600" loext:opacity="100%" officeooo:rsid="0142699c" officeooo:paragraph-rsid="0142699c"/>
    </style:style>
    <style:style style:name="P385" style:family="paragraph" style:parent-style-name="List_20_1_20_Start">
      <style:text-properties officeooo:rsid="01c7a702" officeooo:paragraph-rsid="01c7a702"/>
    </style:style>
    <style:style style:name="P386" style:family="paragraph" style:parent-style-name="List_20_1_20_Start">
      <style:text-properties officeooo:rsid="01cbc0da" officeooo:paragraph-rsid="01cbfc01"/>
    </style:style>
    <style:style style:name="P387" style:family="paragraph" style:parent-style-name="List_20_1_20_Start">
      <style:text-properties officeooo:rsid="01cd4ac2" officeooo:paragraph-rsid="01cd4ac2"/>
    </style:style>
    <style:style style:name="P388" style:family="paragraph" style:parent-style-name="Numbering_20_1_20_Cont.">
      <style:text-properties officeooo:rsid="012bc5b7" officeooo:paragraph-rsid="012bc5b7"/>
    </style:style>
    <style:style style:name="P389" style:family="paragraph" style:parent-style-name="Numbering_20_1_20_Cont.">
      <style:text-properties officeooo:rsid="0169e5b6" officeooo:paragraph-rsid="0169e5b6"/>
    </style:style>
    <style:style style:name="P390" style:family="paragraph" style:parent-style-name="Numbering_20_1_20_Cont.">
      <style:text-properties officeooo:rsid="01034068" officeooo:paragraph-rsid="01034068"/>
    </style:style>
    <style:style style:name="P391" style:family="paragraph" style:parent-style-name="Numbering_20_1_20_Cont.">
      <style:text-properties officeooo:rsid="012c30ac" officeooo:paragraph-rsid="012c30ac"/>
    </style:style>
    <style:style style:name="P392" style:family="paragraph" style:parent-style-name="Numbering_20_1_20_Cont.">
      <style:text-properties officeooo:rsid="012d443b" officeooo:paragraph-rsid="012d443b"/>
    </style:style>
    <style:style style:name="P393" style:family="paragraph" style:parent-style-name="Numbering_20_1_20_Cont.">
      <style:text-properties officeooo:rsid="01918585" officeooo:paragraph-rsid="01918585"/>
    </style:style>
    <style:style style:name="P394" style:family="paragraph" style:parent-style-name="Numbering_20_1_20_Cont.">
      <style:text-properties officeooo:rsid="015a20b9" officeooo:paragraph-rsid="013a3d47"/>
    </style:style>
    <style:style style:name="P395" style:family="paragraph" style:parent-style-name="Numbering_20_1_20_Cont.">
      <style:text-properties officeooo:rsid="013a3d47" officeooo:paragraph-rsid="013a3d47"/>
    </style:style>
    <style:style style:name="P396" style:family="paragraph" style:parent-style-name="Numbering_20_1_20_Cont.">
      <style:text-properties style:font-name="Linux Libertine O" fo:font-size="10.5pt" officeooo:rsid="01c7a702" officeooo:paragraph-rsid="01c7a702" style:font-name-complex="DejaVu Sans1"/>
    </style:style>
    <style:style style:name="P397" style:family="paragraph" style:parent-style-name="Numbering_20_1_20_Cont.">
      <style:text-properties officeooo:rsid="01cbb2f6" officeooo:paragraph-rsid="01cbb2f6"/>
    </style:style>
    <style:style style:name="P398" style:family="paragraph" style:parent-style-name="Numbering_20_1_20_End">
      <style:text-properties officeooo:rsid="012d443b" officeooo:paragraph-rsid="012d443b"/>
    </style:style>
    <style:style style:name="P399" style:family="paragraph" style:parent-style-name="Numbering_20_1_20_End">
      <style:text-properties officeooo:rsid="016aa4ec" officeooo:paragraph-rsid="016aa4ec"/>
    </style:style>
    <style:style style:name="P400" style:family="paragraph" style:parent-style-name="Numbering_20_1_20_Start">
      <style:text-properties officeooo:rsid="012bc5b7" officeooo:paragraph-rsid="012bc5b7"/>
    </style:style>
    <style:style style:name="P401" style:family="paragraph" style:parent-style-name="Numbering_20_1_20_Start">
      <style:text-properties officeooo:rsid="0168bbf1" officeooo:paragraph-rsid="0168bbf1"/>
    </style:style>
    <style:style style:name="P402" style:family="paragraph" style:parent-style-name="Numbering_20_1_20_Start">
      <style:text-properties officeooo:rsid="016aa4ec" officeooo:paragraph-rsid="016aa4ec"/>
    </style:style>
    <style:style style:name="P403" style:family="paragraph" style:parent-style-name="Numbering_20_1_20_Start">
      <style:text-properties officeooo:rsid="012c30ac" officeooo:paragraph-rsid="012c30ac"/>
    </style:style>
    <style:style style:name="P404" style:family="paragraph" style:parent-style-name="Numbering_20_1_20_Start">
      <style:text-properties officeooo:rsid="01918585" officeooo:paragraph-rsid="01918585"/>
    </style:style>
    <style:style style:name="P405" style:family="paragraph" style:parent-style-name="Numbering_20_1_20_Start">
      <style:text-properties officeooo:rsid="013a3d47" officeooo:paragraph-rsid="013a3d47"/>
    </style:style>
    <style:style style:name="P406" style:family="paragraph" style:parent-style-name="Numbering_20_1_20_Start">
      <style:text-properties officeooo:rsid="01c79f67" officeooo:paragraph-rsid="01c79f67"/>
    </style:style>
    <style:style style:name="P407" style:family="paragraph" style:parent-style-name="Numbering_20_1_20_Start">
      <style:text-properties officeooo:rsid="01cbb2f6" officeooo:paragraph-rsid="01cbb2f6"/>
    </style:style>
    <style:style style:name="P408" style:family="paragraph" style:parent-style-name="Text">
      <style:text-properties officeooo:rsid="012c30ac" officeooo:paragraph-rsid="012bc5b7"/>
    </style:style>
    <style:style style:name="P409" style:family="paragraph" style:parent-style-name="Text">
      <style:text-properties fo:font-style="normal" officeooo:rsid="013aae45" officeooo:paragraph-rsid="013aae45" style:font-style-asian="normal" style:font-style-complex="normal"/>
    </style:style>
    <style:style style:name="P410" style:family="paragraph" style:parent-style-name="Text_20_body">
      <style:text-properties style:font-name="Linux Libertine O" fo:font-size="10.5pt" officeooo:rsid="01cd4ac2" officeooo:paragraph-rsid="01cd4ac2"/>
    </style:style>
    <style:style style:name="P411" style:family="paragraph" style:parent-style-name="Text_20_body">
      <style:text-properties style:font-name="Linux Libertine O" fo:font-size="10.5pt" officeooo:rsid="01d23a3c" officeooo:paragraph-rsid="01d23a3c"/>
    </style:style>
    <style:style style:name="P412" style:family="paragraph" style:parent-style-name="Text_20_body">
      <style:text-properties officeooo:rsid="0129d443" officeooo:paragraph-rsid="0129d443"/>
    </style:style>
    <style:style style:name="P413" style:family="paragraph" style:parent-style-name="Text_20_body">
      <style:text-properties officeooo:rsid="012c30ac" officeooo:paragraph-rsid="012bc5b7"/>
    </style:style>
    <style:style style:name="P414" style:family="paragraph" style:parent-style-name="Text_20_body">
      <style:text-properties officeooo:rsid="012bc5b7" officeooo:paragraph-rsid="012bc5b7"/>
    </style:style>
    <style:style style:name="P415" style:family="paragraph" style:parent-style-name="Text_20_body">
      <style:text-properties officeooo:rsid="01221f2c" officeooo:paragraph-rsid="01221f2c"/>
    </style:style>
    <style:style style:name="P416" style:family="paragraph" style:parent-style-name="Text_20_body">
      <style:text-properties officeooo:rsid="0122aace" officeooo:paragraph-rsid="0122aace"/>
    </style:style>
    <style:style style:name="P417" style:family="paragraph" style:parent-style-name="Text_20_body">
      <style:text-properties officeooo:rsid="0051e168" officeooo:paragraph-rsid="0051e168"/>
    </style:style>
    <style:style style:name="P418" style:family="paragraph" style:parent-style-name="Text_20_body">
      <style:text-properties officeooo:rsid="0053acb0" officeooo:paragraph-rsid="0053acb0"/>
    </style:style>
    <style:style style:name="P419" style:family="paragraph" style:parent-style-name="Text_20_body">
      <style:text-properties officeooo:rsid="0116d6ca" officeooo:paragraph-rsid="0116d6ca"/>
    </style:style>
    <style:style style:name="T1" style:family="text">
      <style:text-properties officeooo:rsid="0122e912"/>
    </style:style>
    <style:style style:name="T2" style:family="text">
      <style:text-properties fo:font-style="italic" style:font-style-asian="italic" style:font-style-complex="italic"/>
    </style:style>
    <style:style style:name="T3" style:family="text">
      <style:text-properties fo:font-style="italic" officeooo:rsid="00cbcfab" style:font-style-asian="italic" style:font-style-complex="italic"/>
    </style:style>
    <style:style style:name="T4" style:family="text">
      <style:text-properties fo:font-style="italic" officeooo:rsid="00eb8a7f" style:font-style-asian="italic" style:font-style-complex="italic"/>
    </style:style>
    <style:style style:name="T5" style:family="text">
      <style:text-properties fo:font-style="italic" officeooo:rsid="0115c3c8" style:font-style-asian="italic" style:font-style-complex="italic"/>
    </style:style>
    <style:style style:name="T6" style:family="text">
      <style:text-properties fo:font-style="italic" officeooo:rsid="012c30ac" style:font-style-asian="italic" style:font-style-complex="italic"/>
    </style:style>
    <style:style style:name="T7" style:family="text">
      <style:text-properties fo:font-style="italic" officeooo:rsid="015d62b4" style:font-style-asian="italic" style:font-style-complex="italic"/>
    </style:style>
    <style:style style:name="T8" style:family="text">
      <style:text-properties fo:font-style="italic" officeooo:rsid="0163445f" style:font-style-asian="italic" style:font-style-complex="italic"/>
    </style:style>
    <style:style style:name="T9" style:family="text">
      <style:text-properties fo:font-style="italic" officeooo:rsid="01b6c423"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1147bfa" style:font-style-asian="italic" style:font-weight-asian="normal" style:font-style-complex="italic" style:font-weight-complex="normal"/>
    </style:style>
    <style:style style:name="T12" style:family="text">
      <style:text-properties fo:font-style="italic" fo:font-weight="normal" officeooo:rsid="0168bbf1" fo:background-color="#fff200" loext:char-shading-value="0"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background-color="#fff200" loext:char-shading-value="0" style:font-style-asian="italic" style:font-style-complex="italic"/>
    </style:style>
    <style:style style:name="T15" style:family="text">
      <style:text-properties fo:font-style="italic" officeooo:rsid="0168bbf1" fo:background-color="#fff200" loext:char-shading-value="0" style:font-style-asian="italic" style:font-style-complex="italic"/>
    </style:style>
    <style:style style:name="T16" style:family="text">
      <style:text-properties fo:font-style="italic" officeooo:rsid="016aa4ec" fo:background-color="#fff200" loext:char-shading-value="0" style:font-style-asian="italic" style:font-style-complex="italic"/>
    </style:style>
    <style:style style:name="T17" style:family="text">
      <style:text-properties officeooo:rsid="00f8a26b"/>
    </style:style>
    <style:style style:name="T18" style:family="text">
      <style:text-properties officeooo:rsid="0054b538"/>
    </style:style>
    <style:style style:name="T19" style:family="text">
      <style:text-properties officeooo:rsid="013cbc74"/>
    </style:style>
    <style:style style:name="T20" style:family="text">
      <style:text-properties officeooo:rsid="015a20b9"/>
    </style:style>
    <style:style style:name="T21" style:family="text">
      <style:text-properties fo:font-style="normal" style:font-style-asian="normal" style:font-style-complex="normal"/>
    </style:style>
    <style:style style:name="T22" style:family="text">
      <style:text-properties fo:font-style="normal" officeooo:rsid="01162bad" style:font-style-asian="normal" style:font-style-complex="normal"/>
    </style:style>
    <style:style style:name="T23" style:family="text">
      <style:text-properties fo:font-style="normal" officeooo:rsid="0119e2f4" style:font-style-asian="normal" style:font-style-complex="normal"/>
    </style:style>
    <style:style style:name="T24" style:family="text">
      <style:text-properties fo:font-style="normal" officeooo:rsid="01c6713d" style:font-style-asian="normal" style:font-style-complex="normal"/>
    </style:style>
    <style:style style:name="T25" style:family="text">
      <style:text-properties officeooo:rsid="001bf9eb"/>
    </style:style>
    <style:style style:name="T26" style:family="text">
      <style:text-properties officeooo:rsid="001d564f"/>
    </style:style>
    <style:style style:name="T27" style:family="text">
      <style:text-properties officeooo:rsid="001e717d"/>
    </style:style>
    <style:style style:name="T28" style:family="text">
      <style:text-properties officeooo:rsid="001f815d"/>
    </style:style>
    <style:style style:name="T29" style:family="text">
      <style:text-properties officeooo:rsid="001f81b4"/>
    </style:style>
    <style:style style:name="T30" style:family="text">
      <style:text-properties officeooo:rsid="001f9e6b"/>
    </style:style>
    <style:style style:name="T31" style:family="text">
      <style:text-properties officeooo:rsid="0021751d"/>
    </style:style>
    <style:style style:name="T32" style:family="text">
      <style:text-properties officeooo:rsid="00231b4e"/>
    </style:style>
    <style:style style:name="T33" style:family="text">
      <style:text-properties officeooo:rsid="00248144"/>
    </style:style>
    <style:style style:name="T34" style:family="text">
      <style:text-properties officeooo:rsid="00266fb3"/>
    </style:style>
    <style:style style:name="T35" style:family="text">
      <style:text-properties officeooo:rsid="0026a790"/>
    </style:style>
    <style:style style:name="T36" style:family="text">
      <style:text-properties officeooo:rsid="0051909f"/>
    </style:style>
    <style:style style:name="T37" style:family="text">
      <style:text-properties officeooo:rsid="0053acb0"/>
    </style:style>
    <style:style style:name="T38" style:family="text">
      <style:text-properties officeooo:rsid="0056c67d"/>
    </style:style>
    <style:style style:name="T39" style:family="text">
      <style:text-properties officeooo:rsid="005730af"/>
    </style:style>
    <style:style style:name="T40" style:family="text">
      <style:text-properties officeooo:rsid="0057bae8"/>
    </style:style>
    <style:style style:name="T41" style:family="text">
      <style:text-properties officeooo:rsid="0058fa57"/>
    </style:style>
    <style:style style:name="T42" style:family="text">
      <style:text-properties officeooo:rsid="00618c79"/>
    </style:style>
    <style:style style:name="T43" style:family="text">
      <style:text-properties officeooo:rsid="00686dbf"/>
    </style:style>
    <style:style style:name="T44" style:family="text">
      <style:text-properties officeooo:rsid="0069c9a7"/>
    </style:style>
    <style:style style:name="T45" style:family="text">
      <style:text-properties officeooo:rsid="006a3b48"/>
    </style:style>
    <style:style style:name="T46" style:family="text">
      <style:text-properties officeooo:rsid="006cca26"/>
    </style:style>
    <style:style style:name="T47" style:family="text">
      <style:text-properties officeooo:rsid="006ec3f6"/>
    </style:style>
    <style:style style:name="T48" style:family="text">
      <style:text-properties officeooo:rsid="006f05c3"/>
    </style:style>
    <style:style style:name="T49" style:family="text">
      <style:text-properties officeooo:rsid="0071af5b"/>
    </style:style>
    <style:style style:name="T50" style:family="text">
      <style:text-properties officeooo:rsid="0072c3fe"/>
    </style:style>
    <style:style style:name="T51" style:family="text">
      <style:text-properties officeooo:rsid="007378e4"/>
    </style:style>
    <style:style style:name="T52" style:family="text">
      <style:text-properties officeooo:rsid="00750c49"/>
    </style:style>
    <style:style style:name="T53" style:family="text">
      <style:text-properties officeooo:rsid="0076beb4"/>
    </style:style>
    <style:style style:name="T54" style:family="text">
      <style:text-properties officeooo:rsid="0077c4f0"/>
    </style:style>
    <style:style style:name="T55" style:family="text">
      <style:text-properties officeooo:rsid="007b4290"/>
    </style:style>
    <style:style style:name="T56" style:family="text">
      <style:text-properties officeooo:rsid="007bb2dd"/>
    </style:style>
    <style:style style:name="T57" style:family="text">
      <style:text-properties officeooo:rsid="0081c9f6"/>
    </style:style>
    <style:style style:name="T58" style:family="text">
      <style:text-properties officeooo:rsid="00aab746"/>
    </style:style>
    <style:style style:name="T59" style:family="text">
      <style:text-properties officeooo:rsid="00ac731b"/>
    </style:style>
    <style:style style:name="T60" style:family="text">
      <style:text-properties officeooo:rsid="00b784c3"/>
    </style:style>
    <style:style style:name="T61" style:family="text">
      <style:text-properties officeooo:rsid="00b80db2"/>
    </style:style>
    <style:style style:name="T62" style:family="text">
      <style:text-properties officeooo:rsid="00b98ba8"/>
    </style:style>
    <style:style style:name="T63" style:family="text">
      <style:text-properties officeooo:rsid="00c37227"/>
    </style:style>
    <style:style style:name="T64" style:family="text">
      <style:text-properties officeooo:rsid="00c4fb75"/>
    </style:style>
    <style:style style:name="T65" style:family="text">
      <style:text-properties fo:color="#cc0000" loext:opacity="100%"/>
    </style:style>
    <style:style style:name="T66" style:family="text">
      <style:text-properties fo:color="#cc0000" loext:opacity="100%" officeooo:rsid="00c4d052"/>
    </style:style>
    <style:style style:name="T67" style:family="text">
      <style:text-properties fo:color="#cc0000" loext:opacity="100%" officeooo:rsid="00c4fb75"/>
    </style:style>
    <style:style style:name="T68" style:family="text">
      <style:text-properties fo:color="#cc0000" loext:opacity="100%" officeooo:rsid="00ce8ad9"/>
    </style:style>
    <style:style style:name="T69" style:family="text">
      <style:text-properties fo:color="#0000cc" loext:opacity="100%"/>
    </style:style>
    <style:style style:name="T70" style:family="text">
      <style:text-properties fo:color="#0000cc" loext:opacity="100%" officeooo:rsid="00c4fb75"/>
    </style:style>
    <style:style style:name="T71" style:family="text">
      <style:text-properties fo:color="#0000cc" loext:opacity="100%" officeooo:rsid="00c6bc92"/>
    </style:style>
    <style:style style:name="T72" style:family="text">
      <style:text-properties fo:color="#009900" loext:opacity="100%"/>
    </style:style>
    <style:style style:name="T73" style:family="text">
      <style:text-properties fo:color="#009900" loext:opacity="100%" officeooo:rsid="00c4fb75"/>
    </style:style>
    <style:style style:name="T74" style:family="text">
      <style:text-properties fo:color="#009900" loext:opacity="100%" officeooo:rsid="00d39fcc"/>
    </style:style>
    <style:style style:name="T75" style:family="text">
      <style:text-properties officeooo:rsid="00cbcfab"/>
    </style:style>
    <style:style style:name="T76" style:family="text">
      <style:text-properties officeooo:rsid="00ccc459"/>
    </style:style>
    <style:style style:name="T77" style:family="text">
      <style:text-properties officeooo:rsid="00d03629"/>
    </style:style>
    <style:style style:name="T78" style:family="text">
      <style:text-properties officeooo:rsid="00d1f812"/>
    </style:style>
    <style:style style:name="T79" style:family="text">
      <style:text-properties officeooo:rsid="00d39fcc"/>
    </style:style>
    <style:style style:name="T80" style:family="text">
      <style:text-properties officeooo:rsid="00d48d61"/>
    </style:style>
    <style:style style:name="T81" style:family="text">
      <style:text-properties officeooo:rsid="00d58c76"/>
    </style:style>
    <style:style style:name="T82" style:family="text">
      <style:text-properties officeooo:rsid="00e1c9c8"/>
    </style:style>
    <style:style style:name="T83" style:family="text">
      <style:text-properties officeooo:rsid="00e20719"/>
    </style:style>
    <style:style style:name="T84" style:family="text">
      <style:text-properties officeooo:rsid="00e34483"/>
    </style:style>
    <style:style style:name="T85" style:family="text">
      <style:text-properties officeooo:rsid="00e36a5d"/>
    </style:style>
    <style:style style:name="T86" style:family="text">
      <style:text-properties officeooo:rsid="00e60b43"/>
    </style:style>
    <style:style style:name="T87" style:family="text">
      <style:text-properties officeooo:rsid="00e780e3"/>
    </style:style>
    <style:style style:name="T88" style:family="text">
      <style:text-properties officeooo:rsid="00e8cd18"/>
    </style:style>
    <style:style style:name="T89" style:family="text">
      <style:text-properties officeooo:rsid="00eb8a7f"/>
    </style:style>
    <style:style style:name="T90" style:family="text">
      <style:text-properties officeooo:rsid="00f3aa25"/>
    </style:style>
    <style:style style:name="T91" style:family="text">
      <style:text-properties officeooo:rsid="00f53427"/>
    </style:style>
    <style:style style:name="T92" style:family="text">
      <style:text-properties officeooo:rsid="00f98e67"/>
    </style:style>
    <style:style style:name="T93" style:family="text">
      <style:text-properties officeooo:rsid="00fb3cb3"/>
    </style:style>
    <style:style style:name="T94" style:family="text">
      <style:text-properties officeooo:rsid="00fcac1d"/>
    </style:style>
    <style:style style:name="T95" style:family="text">
      <style:text-properties officeooo:rsid="00feb330"/>
    </style:style>
    <style:style style:name="T96" style:family="text">
      <style:text-properties officeooo:rsid="01005451"/>
    </style:style>
    <style:style style:name="T97" style:family="text">
      <style:text-properties fo:font-weight="bold" style:font-weight-asian="bold" style:font-weight-complex="bold"/>
    </style:style>
    <style:style style:name="T98" style:family="text">
      <style:text-properties fo:font-weight="bold" officeooo:rsid="01109010" style:font-weight-asian="bold" style:font-weight-complex="bold"/>
    </style:style>
    <style:style style:name="T99" style:family="text">
      <style:text-properties fo:font-weight="bold" officeooo:rsid="0115c3c8" style:font-weight-asian="bold" style:font-weight-complex="bold"/>
    </style:style>
    <style:style style:name="T100" style:family="text">
      <style:text-properties fo:font-weight="bold" officeooo:rsid="01162bad" style:font-weight-asian="bold" style:font-weight-complex="bold"/>
    </style:style>
    <style:style style:name="T101" style:family="text">
      <style:text-properties fo:font-weight="bold" officeooo:rsid="00e36a5d" style:font-weight-asian="bold" style:font-weight-complex="bold"/>
    </style:style>
    <style:style style:name="T102" style:family="text">
      <style:text-properties fo:font-weight="bold" officeooo:rsid="018cc68f" style:font-weight-asian="bold" style:font-weight-complex="bold"/>
    </style:style>
    <style:style style:name="T103" style:family="text">
      <style:text-properties fo:font-weight="bold" officeooo:rsid="0189958d" style:font-weight-asian="bold" style:font-weight-complex="bold"/>
    </style:style>
    <style:style style:name="T104" style:family="text">
      <style:text-properties fo:font-weight="bold" officeooo:rsid="0186a0a6" style:font-weight-asian="bold" style:font-weight-complex="bold"/>
    </style:style>
    <style:style style:name="T105" style:family="text">
      <style:text-properties fo:font-weight="bold" officeooo:rsid="01a395b4" style:font-weight-asian="bold" style:font-weight-complex="bold"/>
    </style:style>
    <style:style style:name="T106" style:family="text">
      <style:text-properties fo:font-weight="bold" officeooo:rsid="019c1a51" fo:background-color="transparent" loext:char-shading-value="0" style:font-weight-asian="bold" style:font-weight-complex="bold"/>
    </style:style>
    <style:style style:name="T107" style:family="text">
      <style:text-properties officeooo:rsid="01014858"/>
    </style:style>
    <style:style style:name="T108" style:family="text">
      <style:text-properties officeooo:rsid="01034068"/>
    </style:style>
    <style:style style:name="T109" style:family="text">
      <style:text-properties officeooo:rsid="0105b6d1"/>
    </style:style>
    <style:style style:name="T110" style:family="text">
      <style:text-properties officeooo:rsid="0106d441"/>
    </style:style>
    <style:style style:name="T111" style:family="text">
      <style:text-properties officeooo:rsid="0107ddcb"/>
    </style:style>
    <style:style style:name="T112" style:family="text">
      <style:text-properties officeooo:rsid="010a225a"/>
    </style:style>
    <style:style style:name="T113" style:family="text">
      <style:text-properties officeooo:rsid="010af4b1"/>
    </style:style>
    <style:style style:name="T114" style:family="text">
      <style:text-properties officeooo:rsid="010b5792"/>
    </style:style>
    <style:style style:name="T115" style:family="text">
      <style:text-properties officeooo:rsid="010d2f03"/>
    </style:style>
    <style:style style:name="T116" style:family="text">
      <style:text-properties officeooo:rsid="010e9aef"/>
    </style:style>
    <style:style style:name="T117" style:family="text">
      <style:text-properties fo:font-weight="normal" officeooo:rsid="01109010" style:font-weight-asian="normal" style:font-weight-complex="normal"/>
    </style:style>
    <style:style style:name="T118" style:family="text">
      <style:text-properties fo:font-weight="normal" officeooo:rsid="0115c3c8" style:font-weight-asian="normal" style:font-weight-complex="normal"/>
    </style:style>
    <style:style style:name="T119" style:family="text">
      <style:text-properties fo:font-weight="normal" officeooo:rsid="01162bad" style:font-weight-asian="normal" style:font-weight-complex="normal"/>
    </style:style>
    <style:style style:name="T120" style:family="text">
      <style:text-properties officeooo:rsid="01147bfa"/>
    </style:style>
    <style:style style:name="T121" style:family="text">
      <style:text-properties officeooo:rsid="0115c3c8"/>
    </style:style>
    <style:style style:name="T122" style:family="text">
      <style:text-properties fo:font-size="8pt" style:font-size-asian="8pt" style:font-size-complex="8pt"/>
    </style:style>
    <style:style style:name="T123" style:family="text">
      <style:text-properties fo:font-size="8pt" style:text-underline-style="solid" style:text-underline-width="auto" style:text-underline-color="font-color" style:font-size-asian="8pt" style:font-size-complex="8pt"/>
    </style:style>
    <style:style style:name="T124" style:family="text">
      <style:text-properties fo:font-size="8pt" fo:font-weight="bold" style:font-size-asian="8pt" style:font-weight-asian="bold" style:font-size-complex="8pt" style:font-weight-complex="bold"/>
    </style:style>
    <style:style style:name="T125" style:family="text">
      <style:text-properties officeooo:rsid="01174724"/>
    </style:style>
    <style:style style:name="T126" style:family="text">
      <style:text-properties officeooo:rsid="0119058d"/>
    </style:style>
    <style:style style:name="T127" style:family="text">
      <style:text-properties officeooo:rsid="0119e2f4"/>
    </style:style>
    <style:style style:name="T128" style:family="text">
      <style:text-properties officeooo:rsid="011babc7"/>
    </style:style>
    <style:style style:name="T129" style:family="text">
      <style:text-properties officeooo:rsid="011c913c"/>
    </style:style>
    <style:style style:name="T130" style:family="text">
      <style:text-properties officeooo:rsid="011cdc06"/>
    </style:style>
    <style:style style:name="T131" style:family="text">
      <style:text-properties officeooo:rsid="011de6d1"/>
    </style:style>
    <style:style style:name="T132" style:family="text">
      <style:text-properties officeooo:rsid="011e3a37"/>
    </style:style>
    <style:style style:name="T133" style:family="text">
      <style:text-properties officeooo:rsid="011ed2f1"/>
    </style:style>
    <style:style style:name="T134" style:family="text">
      <style:text-properties officeooo:rsid="012081df"/>
    </style:style>
    <style:style style:name="T135" style:family="text">
      <style:text-properties officeooo:rsid="01221f2c"/>
    </style:style>
    <style:style style:name="T136" style:family="text">
      <style:text-properties officeooo:rsid="01240754"/>
    </style:style>
    <style:style style:name="T137" style:family="text">
      <style:text-properties officeooo:rsid="0125777c"/>
    </style:style>
    <style:style style:name="T138" style:family="text">
      <style:text-properties officeooo:rsid="01265f57"/>
    </style:style>
    <style:style style:name="T139" style:family="text">
      <style:text-properties officeooo:rsid="01283c2f"/>
    </style:style>
    <style:style style:name="T140" style:family="text">
      <style:text-properties officeooo:rsid="0129d443"/>
    </style:style>
    <style:style style:name="T141" style:family="text">
      <style:text-properties officeooo:rsid="012a3de5"/>
    </style:style>
    <style:style style:name="T142" style:family="text">
      <style:text-properties officeooo:rsid="012c30ac"/>
    </style:style>
    <style:style style:name="T143" style:family="text">
      <style:text-properties officeooo:rsid="012d443b"/>
    </style:style>
    <style:style style:name="T144" style:family="text">
      <style:text-properties officeooo:rsid="012f3988"/>
    </style:style>
    <style:style style:name="T145" style:family="text">
      <style:text-properties fo:background-color="#fff200" loext:char-shading-value="0"/>
    </style:style>
    <style:style style:name="T146" style:family="text">
      <style:text-properties officeooo:rsid="0053acb0" fo:background-color="#fff200" loext:char-shading-value="0"/>
    </style:style>
    <style:style style:name="T147" style:family="text">
      <style:text-properties officeooo:rsid="0168bbf1" fo:background-color="#fff200" loext:char-shading-value="0"/>
    </style:style>
    <style:style style:name="T148" style:family="text">
      <style:text-properties officeooo:rsid="016aa4ec" fo:background-color="#fff200" loext:char-shading-value="0"/>
    </style:style>
    <style:style style:name="T149" style:family="text">
      <style:text-properties officeooo:rsid="013a3d47"/>
    </style:style>
    <style:style style:name="T150" style:family="text">
      <style:text-properties officeooo:rsid="0144700e"/>
    </style:style>
    <style:style style:name="T151" style:family="text">
      <style:text-properties officeooo:rsid="01459519"/>
    </style:style>
    <style:style style:name="T152" style:family="text">
      <style:text-properties officeooo:rsid="0147bc87"/>
    </style:style>
    <style:style style:name="T153" style:family="text">
      <style:text-properties officeooo:rsid="01489c7c"/>
    </style:style>
    <style:style style:name="T154" style:family="text">
      <style:text-properties officeooo:rsid="0148d508"/>
    </style:style>
    <style:style style:name="T155" style:family="text">
      <style:text-properties officeooo:rsid="015bbbab"/>
    </style:style>
    <style:style style:name="T156" style:family="text">
      <style:text-properties officeooo:rsid="015d62b4"/>
    </style:style>
    <style:style style:name="T157" style:family="text">
      <style:text-properties officeooo:rsid="015f0941"/>
    </style:style>
    <style:style style:name="T158" style:family="text">
      <style:text-properties officeooo:rsid="01606765"/>
    </style:style>
    <style:style style:name="T159" style:family="text">
      <style:text-properties officeooo:rsid="0160f4f1"/>
    </style:style>
    <style:style style:name="T160" style:family="text">
      <style:text-properties officeooo:rsid="01610931"/>
    </style:style>
    <style:style style:name="T161" style:family="text">
      <style:text-properties officeooo:rsid="0163445f"/>
    </style:style>
    <style:style style:name="T162" style:family="text">
      <style:text-properties officeooo:rsid="01638bce"/>
    </style:style>
    <style:style style:name="T163" style:family="text">
      <style:text-properties officeooo:rsid="0165ebca"/>
    </style:style>
    <style:style style:name="T164" style:family="text">
      <style:text-properties officeooo:rsid="0167491c"/>
    </style:style>
    <style:style style:name="T165" style:family="text">
      <style:text-properties officeooo:rsid="0168bbf1"/>
    </style:style>
    <style:style style:name="T166" style:family="text">
      <style:text-properties officeooo:rsid="0169e5b6"/>
    </style:style>
    <style:style style:name="T167" style:family="text">
      <style:text-properties officeooo:rsid="016c7067"/>
    </style:style>
    <style:style style:name="T168" style:family="text">
      <style:text-properties officeooo:rsid="016e9b6e"/>
    </style:style>
    <style:style style:name="T169" style:family="text">
      <style:text-properties officeooo:rsid="016fae4e"/>
    </style:style>
    <style:style style:name="T170" style:family="text">
      <style:text-properties officeooo:rsid="0170e4c4"/>
    </style:style>
    <style:style style:name="T171" style:family="text">
      <style:text-properties officeooo:rsid="0172ba7f"/>
    </style:style>
    <style:style style:name="T172" style:family="text">
      <style:text-properties officeooo:rsid="0186a0a6"/>
    </style:style>
    <style:style style:name="T173" style:family="text">
      <style:text-properties officeooo:rsid="0189958d"/>
    </style:style>
    <style:style style:name="T174" style:family="text">
      <style:text-properties officeooo:rsid="018b3edb"/>
    </style:style>
    <style:style style:name="T175" style:family="text">
      <style:text-properties officeooo:rsid="018cc68f"/>
    </style:style>
    <style:style style:name="T176" style:family="text">
      <style:text-properties officeooo:rsid="01918585"/>
    </style:style>
    <style:style style:name="T177" style:family="text">
      <style:text-properties officeooo:rsid="0192108e"/>
    </style:style>
    <style:style style:name="T178" style:family="text">
      <style:text-properties officeooo:rsid="0193cf5c"/>
    </style:style>
    <style:style style:name="T179" style:family="text">
      <style:text-properties officeooo:rsid="0195118d"/>
    </style:style>
    <style:style style:name="T180" style:family="text">
      <style:text-properties officeooo:rsid="0195bc4f"/>
    </style:style>
    <style:style style:name="T181" style:family="text">
      <style:text-properties officeooo:rsid="0198ebc4"/>
    </style:style>
    <style:style style:name="T182" style:family="text">
      <style:text-properties fo:background-color="#ff9999" loext:char-shading-value="0"/>
    </style:style>
    <style:style style:name="T183" style:family="text">
      <style:text-properties officeooo:rsid="019f6de0"/>
    </style:style>
    <style:style style:name="T184" style:family="text">
      <style:text-properties officeooo:rsid="019feb40"/>
    </style:style>
    <style:style style:name="T185" style:family="text">
      <style:text-properties officeooo:rsid="01a0b887"/>
    </style:style>
    <style:style style:name="T186" style:family="text">
      <style:text-properties officeooo:rsid="01a395b4"/>
    </style:style>
    <style:style style:name="T187" style:family="text">
      <style:text-properties officeooo:rsid="01a39f59"/>
    </style:style>
    <style:style style:name="T188" style:family="text">
      <style:text-properties officeooo:rsid="01a4b7a2"/>
    </style:style>
    <style:style style:name="T189" style:family="text">
      <style:text-properties officeooo:rsid="01a62af8"/>
    </style:style>
    <style:style style:name="T190" style:family="text">
      <style:text-properties officeooo:rsid="01a809b7"/>
    </style:style>
    <style:style style:name="T191" style:family="text">
      <style:text-properties officeooo:rsid="01ac8ad3"/>
    </style:style>
    <style:style style:name="T192" style:family="text">
      <style:text-properties officeooo:rsid="01acb42d"/>
    </style:style>
    <style:style style:name="T193" style:family="text">
      <style:text-properties officeooo:rsid="01b6c423"/>
    </style:style>
    <style:style style:name="T194" style:family="text">
      <style:text-properties officeooo:rsid="01b87419"/>
    </style:style>
    <style:style style:name="T195" style:family="text">
      <style:text-properties officeooo:rsid="01b9e287"/>
    </style:style>
    <style:style style:name="T196" style:family="text">
      <style:text-properties officeooo:rsid="01bcb75c"/>
    </style:style>
    <style:style style:name="T197" style:family="text">
      <style:text-properties officeooo:rsid="01c3f28e"/>
    </style:style>
    <style:style style:name="T198" style:family="text">
      <style:text-properties officeooo:rsid="01c5e39b"/>
    </style:style>
    <style:style style:name="T199" style:family="text">
      <style:text-properties style:font-name="Linux Libertine O" fo:font-size="10.5pt"/>
    </style:style>
    <style:style style:name="T200" style:family="text">
      <style:text-properties style:font-name="Linux Libertine O" fo:font-size="10.5pt" officeooo:rsid="01c8ce21"/>
    </style:style>
    <style:style style:name="T201" style:family="text">
      <style:text-properties style:font-name="Linux Libertine O" fo:font-size="10.5pt" fo:font-style="normal" style:font-size-asian="12pt" style:font-style-asian="italic" style:font-name-complex="DejaVu Sans1" style:font-size-complex="12pt" style:font-style-complex="italic" style:font-weight-complex="normal"/>
    </style:style>
    <style:style style:name="T202" style:family="text">
      <style:text-properties style:font-name="Linux Libertine O" fo:font-size="10.5pt" style:font-name-complex="DejaVu Sans1"/>
    </style:style>
    <style:style style:name="T203" style:family="text">
      <style:text-properties style:font-name="Linux Libertine O" fo:font-size="10.5pt" officeooo:rsid="01cbb2f6" style:font-name-complex="DejaVu Sans1"/>
    </style:style>
    <style:style style:name="T204" style:family="text">
      <style:text-properties style:font-name="Linux Libertine O" fo:font-size="10.5pt" officeooo:rsid="01cd48b7" style:font-name-complex="DejaVu Sans1"/>
    </style:style>
    <style:style style:name="T205" style:family="text">
      <style:text-properties style:font-name="Linux Libertine O" fo:font-size="10.5pt" officeooo:rsid="01ce0163" style:font-name-complex="DejaVu Sans1"/>
    </style:style>
    <style:style style:name="T206" style:family="text">
      <style:text-properties style:font-name="Linux Libertine O" fo:font-size="10.5pt" officeooo:rsid="01cd48b7"/>
    </style:style>
    <style:style style:name="T207" style:family="text">
      <style:text-properties style:font-name="Linux Libertine O" fo:font-size="10.5pt" officeooo:rsid="01d25412"/>
    </style:style>
    <style:style style:name="T208" style:family="text">
      <style:text-properties style:font-name="Linux Libertine O" fo:font-size="15.1000003814697pt" fo:font-style="normal" fo:font-weight="bold" style:font-name-asian="Microsoft YaHei" style:font-size-asian="14pt" style:font-style-asian="italic" style:font-weight-asian="bold" style:font-name-complex="DejaVu Sans" style:font-size-complex="14pt" style:font-style-complex="italic" style:font-weight-complex="normal"/>
    </style:style>
    <style:style style:name="T209" style:family="text">
      <style:text-properties officeooo:rsid="01c8ce21"/>
    </style:style>
    <style:style style:name="T210" style:family="text">
      <style:text-properties officeooo:rsid="01cbb2f6"/>
    </style:style>
    <style:style style:name="T211" style:family="text">
      <style:text-properties officeooo:rsid="01cd48b7"/>
    </style:style>
    <style:style style:name="T212" style:family="text">
      <style:text-properties officeooo:rsid="01ce0163"/>
    </style:style>
    <style:style style:name="T213" style:family="text">
      <style:text-properties style:font-name="Prestige Elite Std" fo:font-size="10.5pt" fo:font-weight="bold"/>
    </style:style>
    <style:style style:name="T214" style:family="text">
      <style:text-properties officeooo:rsid="01cfd3e0"/>
    </style:style>
    <style:style style:name="T215" style:family="text"/>
  </office:automatic-styles>
  <office:body>
    <office:text text:use-soft-page-breaks="true">
      <office:forms form:automatic-focus="false" form:apply-design-mode="false"/>
      <text:tracked-changes>
        <text:changed-region xml:id="ct94770523000352" text:id="ct94770523000352">
          <text:insertion>
            <office:change-info>
              <dc:creator>Unknown Author</dc:creator>
              <dc:date>2018-07-04T07:26:53</dc:date>
            </office:change-info>
          </text:insertion>
        </text:changed-region>
        <text:changed-region xml:id="ct94770523000080" text:id="ct94770523000080">
          <text:insertion>
            <office:change-info>
              <dc:creator>Unknown Author</dc:creator>
              <dc:date>2018-07-04T07:27:18</dc:date>
            </office:change-info>
          </text:insertion>
        </text:changed-region>
        <text:changed-region xml:id="ct94770523266688" text:id="ct94770523266688">
          <text:insertion>
            <office:change-info>
              <dc:creator>Unknown Author</dc:creator>
              <dc:date>2018-07-04T07:28:00</dc:date>
            </office:change-info>
          </text:insertion>
        </text:changed-region>
        <text:changed-region xml:id="ct94770523267104" text:id="ct94770523267104">
          <text:insertion>
            <office:change-info>
              <dc:creator>Unknown Author</dc:creator>
              <dc:date>2018-07-04T07:29:49</dc:date>
            </office:change-info>
          </text:insertion>
        </text:changed-region>
        <text:changed-region xml:id="ct94770523267424" text:id="ct94770523267424">
          <text:insertion>
            <office:change-info>
              <dc:creator>Unknown Author</dc:creator>
              <dc:date>2018-07-04T07:30:00</dc:date>
            </office:change-info>
          </text:insertion>
        </text:changed-region>
        <text:changed-region xml:id="ct94770523269040" text:id="ct94770523269040">
          <text:insertion>
            <office:change-info>
              <dc:creator>Unknown Author</dc:creator>
              <dc:date>2018-07-04T07:31:39</dc:date>
            </office:change-info>
          </text:insertion>
        </text:changed-region>
        <text:changed-region xml:id="ct94770523269424" text:id="ct94770523269424">
          <text:insertion>
            <office:change-info>
              <dc:creator>Unknown Author</dc:creator>
              <dc:date>2018-07-04T07:32:18</dc:date>
            </office:change-info>
          </text:insertion>
        </text:changed-region>
        <text:changed-region xml:id="ct94770523270608" text:id="ct94770523270608">
          <text:insertion>
            <office:change-info>
              <dc:creator>Unknown Author</dc:creator>
              <dc:date>2018-07-04T07:33:04</dc:date>
            </office:change-info>
          </text:insertion>
        </text:changed-region>
        <text:changed-region xml:id="ct94770523270848" text:id="ct94770523270848">
          <text:insertion>
            <office:change-info>
              <dc:creator>Unknown Author</dc:creator>
              <dc:date>2018-07-04T07:34:00</dc:date>
            </office:change-info>
          </text:insertion>
        </text:changed-region>
        <text:changed-region xml:id="ct94770523271088" text:id="ct94770523271088">
          <text:insertion>
            <office:change-info>
              <dc:creator>Unknown Author</dc:creator>
              <dc:date>2018-07-04T07:35:00</dc:date>
            </office:change-info>
          </text:insertion>
        </text:changed-region>
        <text:changed-region xml:id="ct94770523275744" text:id="ct94770523275744">
          <text:insertion>
            <office:change-info>
              <dc:creator>Unknown Author</dc:creator>
              <dc:date>2018-06-02T10:36:42</dc:date>
            </office:change-info>
          </text:insertion>
        </text:changed-region>
        <text:changed-region xml:id="ct94770523284240" text:id="ct94770523284240">
          <text:insertion>
            <office:change-info>
              <dc:creator>Unknown Author</dc:creator>
              <dc:date>2018-06-02T10:36:54</dc:date>
            </office:change-info>
          </text:insertion>
        </text:changed-region>
        <text:changed-region xml:id="ct94770523273184" text:id="ct94770523273184">
          <text:insertion>
            <office:change-info>
              <dc:creator>Unknown Author</dc:creator>
              <dc:date>2018-06-02T10:36:58</dc:date>
            </office:change-info>
          </text:insertion>
        </text:changed-region>
        <text:changed-region xml:id="ct94770523266048" text:id="ct94770523266048">
          <text:format-change>
            <office:change-info>
              <dc:creator>Unknown Author</dc:creator>
              <dc:date>2018-06-02T10:38:01</dc:date>
            </office:change-info>
          </text:format-change>
        </text:changed-region>
        <text:changed-region xml:id="ct94770523347088" text:id="ct94770523347088">
          <text:format-change>
            <office:change-info>
              <dc:creator>Unknown Author</dc:creator>
              <dc:date>2018-06-02T10:37:51</dc:date>
            </office:change-info>
          </text:format-change>
        </text:changed-region>
        <text:changed-region xml:id="ct94770523356656" text:id="ct94770523356656">
          <text:format-change>
            <office:change-info>
              <dc:creator>Unknown Author</dc:creator>
              <dc:date>2018-06-02T10:38:07</dc:date>
            </office:change-info>
          </text:format-change>
        </text:changed-region>
        <text:changed-region xml:id="ct94770523369376" text:id="ct94770523369376">
          <text:format-change>
            <office:change-info>
              <dc:creator>Unknown Author</dc:creator>
              <dc:date>2018-06-02T10:38:13</dc:date>
            </office:change-info>
          </text:format-change>
        </text:changed-region>
        <text:changed-region xml:id="ct94770523373680" text:id="ct94770523373680">
          <text:format-change>
            <office:change-info>
              <dc:creator>Unknown Author</dc:creator>
              <dc:date>2018-06-02T10:38:20</dc:date>
            </office:change-info>
          </text:format-change>
        </text:changed-region>
        <text:changed-region xml:id="ct94770523377808" text:id="ct94770523377808">
          <text:format-change>
            <office:change-info>
              <dc:creator>Unknown Author</dc:creator>
              <dc:date>2018-06-02T10:38:27</dc:date>
            </office:change-info>
          </text:format-change>
        </text:changed-region>
        <text:changed-region xml:id="ct94770523327104" text:id="ct94770523327104">
          <text:deletion>
            <office:change-info>
              <dc:creator>Unknown Author</dc:creator>
              <dc:date>2018-06-02T10:39:47</dc:date>
            </office:change-info>
            <text:p text:style-name="P1">three</text:p>
          </text:deletion>
        </text:changed-region>
        <text:changed-region xml:id="ct94770523336384" text:id="ct94770523336384">
          <text:insertion>
            <office:change-info>
              <dc:creator>Unknown Author</dc:creator>
              <dc:date>2018-06-02T10:39:47</dc:date>
            </office:change-info>
          </text:insertion>
        </text:changed-region>
        <text:changed-region xml:id="ct94770523375120" text:id="ct94770523375120">
          <text:insertion>
            <office:change-info>
              <dc:creator>Unknown Author</dc:creator>
              <dc:date>2018-06-02T10:39:13</dc:date>
            </office:change-info>
          </text:insertion>
        </text:changed-region>
        <text:changed-region xml:id="ct94770523331024" text:id="ct94770523331024">
          <text:insertion>
            <office:change-info>
              <dc:creator>Unknown Author</dc:creator>
              <dc:date>2018-06-02T10:39:31</dc:date>
            </office:change-info>
          </text:insertion>
        </text:changed-region>
        <text:changed-region xml:id="ct94770523358624" text:id="ct94770523358624">
          <text:insertion>
            <office:change-info>
              <dc:creator>Unknown Author</dc:creator>
              <dc:date>2018-06-02T10:40:00</dc:date>
            </office:change-info>
          </text:insertion>
        </text:changed-region>
        <text:changed-region xml:id="ct94770523370944" text:id="ct94770523370944">
          <text:insertion>
            <office:change-info>
              <dc:creator>Unknown Author</dc:creator>
              <dc:date>2018-06-02T10:41:01</dc:date>
            </office:change-info>
          </text:insertion>
        </text:changed-region>
        <text:changed-region xml:id="ct94770523339344" text:id="ct94770523339344">
          <text:insertion>
            <office:change-info>
              <dc:creator>Unknown Author</dc:creator>
              <dc:date>2018-06-02T10:41:18</dc:date>
            </office:change-info>
          </text:insertion>
        </text:changed-region>
        <text:changed-region xml:id="ct94770523340160" text:id="ct94770523340160">
          <text:deletion>
            <office:change-info>
              <dc:creator>Unknown Author</dc:creator>
              <dc:date>2018-06-02T10:41:28</dc:date>
            </office:change-info>
            <text:p text:style-name="P1">three </text:p>
          </text:deletion>
        </text:changed-region>
        <text:changed-region xml:id="ct94770523341680" text:id="ct94770523341680">
          <text:insertion>
            <office:change-info>
              <dc:creator>Unknown Author</dc:creator>
              <dc:date>2018-06-02T10:41:28</dc:date>
            </office:change-info>
          </text:insertion>
        </text:changed-region>
        <text:changed-region xml:id="ct94770523342208" text:id="ct94770523342208">
          <text:deletion>
            <office:change-info>
              <dc:creator>Unknown Author</dc:creator>
              <dc:date>2018-06-02T10:41:49</dc:date>
            </office:change-info>
            <text:p text:style-name="P1"><text:s/>and</text:p>
          </text:deletion>
        </text:changed-region>
        <text:changed-region xml:id="ct94770523343520" text:id="ct94770523343520">
          <text:insertion>
            <office:change-info>
              <dc:creator>Unknown Author</dc:creator>
              <dc:date>2018-06-02T10:41:49</dc:date>
            </office:change-info>
          </text:insertion>
        </text:changed-region>
        <text:changed-region xml:id="ct94770523345056" text:id="ct94770523345056">
          <text:insertion>
            <office:change-info>
              <dc:creator>Unknown Author</dc:creator>
              <dc:date>2018-06-02T10:41:51</dc:date>
            </office:change-info>
          </text:insertion>
        </text:changed-region>
        <text:changed-region xml:id="ct94770523371184" text:id="ct94770523371184">
          <text:deletion>
            <office:change-info>
              <dc:creator>Unknown Author</dc:creator>
              <dc:date>2018-06-02T10:43:08</dc:date>
            </office:change-info>
            <text:p text:style-name="P2"><text:span text:style-name="T1">three </text:span></text:p>
          </text:deletion>
        </text:changed-region>
        <text:changed-region xml:id="ct94770523360544" text:id="ct94770523360544">
          <text:insertion>
            <office:change-info>
              <dc:creator>Unknown Author</dc:creator>
              <dc:date>2018-06-02T10:43:08</dc:date>
            </office:change-info>
          </text:insertion>
        </text:changed-region>
        <text:changed-region xml:id="ct94770523363136" text:id="ct94770523363136">
          <text:insertion>
            <office:change-info>
              <dc:creator>Unknown Author</dc:creator>
              <dc:date>2018-06-02T10:44:11</dc:date>
            </office:change-info>
          </text:insertion>
        </text:changed-region>
        <text:changed-region xml:id="ct94770523363376" text:id="ct94770523363376">
          <text:insertion>
            <office:change-info>
              <dc:creator>Unknown Author</dc:creator>
              <dc:date>2018-06-02T10:46:24</dc:date>
            </office:change-info>
          </text:insertion>
        </text:changed-region>
        <text:changed-region xml:id="ct94770523361712" text:id="ct94770523361712">
          <text:deletion>
            <office:change-info>
              <dc:creator>Unknown Author</dc:creator>
              <dc:date>2020-10-16T13:04:20</dc:date>
            </office:change-info>
            <text:p text:style-name="P3"><text:span text:style-name="T2">parameter area</text:span> or </text:p>
          </text:deletion>
        </text:changed-region>
        <text:changed-region xml:id="ct94770523360208" text:id="ct94770523360208">
          <text:deletion>
            <office:change-info>
              <dc:creator>Unknown Author</dc:creator>
              <dc:date>2018-06-02T10:44:45</dc:date>
            </office:change-info>
            <text:p text:style-name="P3">size </text:p>
          </text:deletion>
        </text:changed-region>
        <text:changed-region xml:id="ct94770523344480" text:id="ct94770523344480">
          <text:insertion>
            <office:change-info>
              <dc:creator>Unknown Author</dc:creator>
              <dc:date>2018-06-02T10:44:45</dc:date>
            </office:change-info>
          </text:insertion>
        </text:changed-region>
        <text:changed-region xml:id="ct94770523354352" text:id="ct94770523354352">
          <text:insertion>
            <office:change-info>
              <dc:creator>Unknown Author</dc:creator>
              <dc:date>2018-06-02T10:47:00</dc:date>
            </office:change-info>
          </text:insertion>
        </text:changed-region>
        <text:changed-region xml:id="ct94770523394160" text:id="ct94770523394160">
          <text:insertion>
            <office:change-info>
              <dc:creator>Unknown Author</dc:creator>
              <dc:date>2018-06-02T10:48:33</dc:date>
            </office:change-info>
          </text:insertion>
        </text:changed-region>
        <text:changed-region xml:id="ct94770523397136" text:id="ct94770523397136">
          <text:insertion>
            <office:change-info>
              <dc:creator>Unknown Author</dc:creator>
              <dc:date>2018-06-02T10:49:02</dc:date>
            </office:change-info>
          </text:insertion>
        </text:changed-region>
        <text:changed-region xml:id="ct94770523400112" text:id="ct94770523400112">
          <text:insertion>
            <office:change-info>
              <dc:creator>Unknown Author</dc:creator>
              <dc:date>2018-06-02T10:59:50</dc:date>
            </office:change-info>
          </text:insertion>
        </text:changed-region>
        <text:changed-region xml:id="ct94770522946544" text:id="ct94770522946544">
          <text:deletion>
            <office:change-info>
              <dc:creator>Unknown Author</dc:creator>
              <dc:date>2018-06-02T11:01:55</dc:date>
            </office:change-info>
            <text:p text:style-name="P5"><text:span text:style-name="T17">4</text:span> </text:p>
          </text:deletion>
        </text:changed-region>
        <text:changed-region xml:id="ct94770523354592" text:id="ct94770523354592">
          <text:insertion>
            <office:change-info>
              <dc:creator>Unknown Author</dc:creator>
              <dc:date>2018-06-02T11:01:55</dc:date>
            </office:change-info>
          </text:insertion>
        </text:changed-region>
        <text:changed-region xml:id="ct94770523352032" text:id="ct94770523352032">
          <text:deletion>
            <office:change-info>
              <dc:creator>Unknown Author</dc:creator>
              <dc:date>2020-10-16T13:04:25</dc:date>
            </office:change-info>
            <text:list xml:id="list4280717370" text:style-name="List_20_1">
              <text:list-item>
                <text:p text:style-name="P354">parameter </text:p>
              </text:list-item>
            </text:list>
          </text:deletion>
        </text:changed-region>
        <text:changed-region xml:id="ct94770523397376" text:id="ct94770523397376">
          <text:insertion>
            <office:change-info>
              <dc:creator>Unknown Author</dc:creator>
              <dc:date>2020-10-16T13:04:25</dc:date>
            </office:change-info>
          </text:insertion>
        </text:changed-region>
        <text:changed-region xml:id="ct94770523385760" text:id="ct94770523385760">
          <text:insertion>
            <office:change-info>
              <dc:creator>Unknown Author</dc:creator>
              <dc:date>2018-06-02T10:45:29</dc:date>
            </office:change-info>
          </text:insertion>
        </text:changed-region>
        <text:changed-region xml:id="ct94770523386272" text:id="ct94770523386272">
          <text:deletion>
            <office:change-info>
              <dc:creator>Unknown Author</dc:creator>
              <dc:date>2018-06-02T10:45:29</dc:date>
            </office:change-info>
            <text:list xml:id="list115018730536253" text:continue-numbering="true" text:style-name="List_20_1">
              <text:list-item>
                <text:p text:style-name="P354"><text:span text:style-name="Code"><text:span text:style-name="T164">.</text:span></text:span></text:p>
              </text:list-item>
            </text:list>
          </text:deletion>
        </text:changed-region>
        <text:changed-region xml:id="ct94770523087312" text:id="ct94770523087312">
          <text:deletion>
            <office:change-info>
              <dc:creator>Unknown Author</dc:creator>
              <dc:date>2020-10-16T13:05:19</dc:date>
            </office:change-info>
            <text:list xml:id="list115018029156619" text:continue-numbering="true" text:style-name="List_20_1">
              <text:list-item>
                <text:p text:style-name="P301"><text:span text:style-name="T18">e</text:span></text:p>
              </text:list-item>
            </text:list>
          </text:deletion>
        </text:changed-region>
        <text:changed-region xml:id="ct94770523316848" text:id="ct94770523316848">
          <text:insertion>
            <office:change-info>
              <dc:creator>Unknown Author</dc:creator>
              <dc:date>2018-06-02T10:47:25</dc:date>
            </office:change-info>
          </text:insertion>
        </text:changed-region>
        <text:changed-region xml:id="ct94770523326576" text:id="ct94770523326576">
          <text:insertion>
            <office:change-info>
              <dc:creator>Unknown Author</dc:creator>
              <dc:date>2018-06-02T10:48:00</dc:date>
            </office:change-info>
          </text:insertion>
        </text:changed-region>
        <text:changed-region xml:id="ct94770523328880" text:id="ct94770523328880">
          <text:insertion>
            <office:change-info>
              <dc:creator>Unknown Author</dc:creator>
              <dc:date>2018-06-02T10:49:27</dc:date>
            </office:change-info>
          </text:insertion>
        </text:changed-region>
        <text:changed-region xml:id="ct94770523294176" text:id="ct94770523294176">
          <text:insertion>
            <office:change-info>
              <dc:creator>Unknown Author</dc:creator>
              <dc:date>2018-06-02T10:50:04</dc:date>
            </office:change-info>
          </text:insertion>
        </text:changed-region>
        <text:changed-region xml:id="ct94770523336096" text:id="ct94770523336096">
          <text:insertion>
            <office:change-info>
              <dc:creator>Unknown Author</dc:creator>
              <dc:date>2018-06-02T10:51:00</dc:date>
            </office:change-info>
          </text:insertion>
        </text:changed-region>
        <text:changed-region xml:id="ct94770523375440" text:id="ct94770523375440">
          <text:insertion>
            <office:change-info>
              <dc:creator>Unknown Author</dc:creator>
              <dc:date>2018-06-02T10:52:00</dc:date>
            </office:change-info>
          </text:insertion>
        </text:changed-region>
        <text:changed-region xml:id="ct94770523322224" text:id="ct94770523322224">
          <text:insertion>
            <office:change-info>
              <dc:creator>Unknown Author</dc:creator>
              <dc:date>2018-06-02T10:52:55</dc:date>
            </office:change-info>
          </text:insertion>
        </text:changed-region>
        <text:changed-region xml:id="ct94770523369008" text:id="ct94770523369008">
          <text:insertion>
            <office:change-info>
              <dc:creator>Unknown Author</dc:creator>
              <dc:date>2018-06-02T10:53:00</dc:date>
            </office:change-info>
          </text:insertion>
        </text:changed-region>
        <text:changed-region xml:id="ct94770523314160" text:id="ct94770523314160">
          <text:insertion>
            <office:change-info>
              <dc:creator>Unknown Author</dc:creator>
              <dc:date>2018-06-02T10:59:56</dc:date>
            </office:change-info>
          </text:insertion>
        </text:changed-region>
        <text:changed-region xml:id="ct94770523372352" text:id="ct94770523372352">
          <text:insertion>
            <office:change-info>
              <dc:creator>Unknown Author</dc:creator>
              <dc:date>2018-06-02T10:54:56</dc:date>
            </office:change-info>
          </text:insertion>
        </text:changed-region>
        <text:changed-region xml:id="ct94770523416112" text:id="ct94770523416112">
          <text:insertion>
            <office:change-info>
              <dc:creator>Unknown Author</dc:creator>
              <dc:date>2018-06-02T10:56:06</dc:date>
            </office:change-info>
          </text:insertion>
        </text:changed-region>
        <text:changed-region xml:id="ct94770523418272" text:id="ct94770523418272">
          <text:insertion>
            <office:change-info>
              <dc:creator>Unknown Author</dc:creator>
              <dc:date>2018-06-02T10:57:26</dc:date>
            </office:change-info>
          </text:insertion>
        </text:changed-region>
        <text:changed-region xml:id="ct94770523385184" text:id="ct94770523385184">
          <text:insertion>
            <office:change-info>
              <dc:creator>Unknown Author</dc:creator>
              <dc:date>2018-06-02T10:58:00</dc:date>
            </office:change-info>
          </text:insertion>
        </text:changed-region>
        <text:changed-region xml:id="ct94770523399536" text:id="ct94770523399536">
          <text:insertion>
            <office:change-info>
              <dc:creator>Unknown Author</dc:creator>
              <dc:date>2018-06-02T10:59:02</dc:date>
            </office:change-info>
          </text:insertion>
        </text:changed-region>
        <text:changed-region xml:id="ct94770523420496" text:id="ct94770523420496">
          <text:insertion>
            <office:change-info>
              <dc:creator>Unknown Author</dc:creator>
              <dc:date>2018-06-02T11:00:59</dc:date>
            </office:change-info>
          </text:insertion>
        </text:changed-region>
        <text:changed-region xml:id="ct94770523421136" text:id="ct94770523421136">
          <text:insertion>
            <office:change-info>
              <dc:creator>Unknown Author</dc:creator>
              <dc:date>2018-06-02T11:01:00</dc:date>
            </office:change-info>
          </text:insertion>
        </text:changed-region>
        <text:changed-region xml:id="ct94770523088496" text:id="ct94770523088496">
          <text:insertion>
            <office:change-info>
              <dc:creator>Unknown Author</dc:creator>
              <dc:date>2018-06-02T11:02:50</dc:date>
            </office:change-info>
          </text:insertion>
        </text:changed-region>
        <text:changed-region xml:id="ct94770523273856" text:id="ct94770523273856">
          <text:insertion>
            <office:change-info>
              <dc:creator>Unknown Author</dc:creator>
              <dc:date>2018-06-02T11:03:20</dc:date>
            </office:change-info>
          </text:insertion>
        </text:changed-region>
        <text:changed-region xml:id="ct94770523246944" text:id="ct94770523246944">
          <text:insertion>
            <office:change-info>
              <dc:creator>Unknown Author</dc:creator>
              <dc:date>2018-06-02T11:04:30</dc:date>
            </office:change-info>
          </text:insertion>
        </text:changed-region>
        <text:changed-region xml:id="ct94770523302800" text:id="ct94770523302800">
          <text:insertion>
            <office:change-info>
              <dc:creator>Unknown Author</dc:creator>
              <dc:date>2018-06-02T11:05:27</dc:date>
            </office:change-info>
          </text:insertion>
        </text:changed-region>
        <text:changed-region xml:id="ct94770523408528" text:id="ct94770523408528">
          <text:insertion>
            <office:change-info>
              <dc:creator>Unknown Author</dc:creator>
              <dc:date>2018-06-02T11:06:15</dc:date>
            </office:change-info>
          </text:insertion>
        </text:changed-region>
        <text:changed-region xml:id="ct94770523409264" text:id="ct94770523409264">
          <text:insertion>
            <office:change-info>
              <dc:creator>Unknown Author</dc:creator>
              <dc:date>2018-06-02T11:08:08</dc:date>
            </office:change-info>
          </text:insertion>
        </text:changed-region>
        <text:changed-region xml:id="ct94770523056016" text:id="ct94770523056016">
          <text:insertion>
            <office:change-info>
              <dc:creator>Unknown Author</dc:creator>
              <dc:date>2018-06-02T11:09:57</dc:date>
            </office:change-info>
          </text:insertion>
        </text:changed-region>
        <text:changed-region xml:id="ct94770523417264" text:id="ct94770523417264">
          <text:insertion>
            <office:change-info>
              <dc:creator>Unknown Author</dc:creator>
              <dc:date>2018-06-02T11:15:08</dc:date>
            </office:change-info>
          </text:insertion>
        </text:changed-region>
        <text:changed-region xml:id="ct94770523060448" text:id="ct94770523060448">
          <text:insertion>
            <office:change-info>
              <dc:creator>Unknown Author</dc:creator>
              <dc:date>2018-06-02T10:46:09</dc:date>
            </office:change-info>
          </text:insertion>
        </text:changed-region>
        <text:changed-region xml:id="ct94770523056416" text:id="ct94770523056416">
          <text:insertion>
            <office:change-info>
              <dc:creator>Unknown Author</dc:creator>
              <dc:date>2018-06-02T11:26:33</dc:date>
            </office:change-info>
          </text:insertion>
        </text:changed-region>
        <text:changed-region xml:id="ct94770523410976" text:id="ct94770523410976">
          <text:insertion>
            <office:change-info>
              <dc:creator>Unknown Author</dc:creator>
              <dc:date>2018-06-02T11:27:11</dc:date>
            </office:change-info>
          </text:insertion>
        </text:changed-region>
        <text:changed-region xml:id="ct94770523349744" text:id="ct94770523349744">
          <text:insertion>
            <office:change-info>
              <dc:creator>Unknown Author</dc:creator>
              <dc:date>2018-06-02T11:28:07</dc:date>
            </office:change-info>
          </text:insertion>
        </text:changed-region>
        <text:changed-region xml:id="ct94770523061120" text:id="ct94770523061120">
          <text:insertion>
            <office:change-info>
              <dc:creator>Unknown Author</dc:creator>
              <dc:date>2018-06-02T11:29:03</dc:date>
            </office:change-info>
          </text:insertion>
        </text:changed-region>
        <text:changed-region xml:id="ct94770523060752" text:id="ct94770523060752">
          <text:insertion>
            <office:change-info>
              <dc:creator>Unknown Author</dc:creator>
              <dc:date>2018-06-02T11:30:03</dc:date>
            </office:change-info>
          </text:insertion>
        </text:changed-region>
        <text:changed-region xml:id="ct94770523436912" text:id="ct94770523436912">
          <text:insertion>
            <office:change-info>
              <dc:creator>Unknown Author</dc:creator>
              <dc:date>2018-06-02T11:31:21</dc:date>
            </office:change-info>
          </text:insertion>
        </text:changed-region>
        <text:changed-region xml:id="ct94770523437152" text:id="ct94770523437152">
          <text:insertion>
            <office:change-info>
              <dc:creator>Unknown Author</dc:creator>
              <dc:date>2018-06-02T11:35:55</dc:date>
            </office:change-info>
          </text:insertion>
        </text:changed-region>
        <text:changed-region xml:id="ct94770523437392" text:id="ct94770523437392">
          <text:insertion>
            <office:change-info>
              <dc:creator>Unknown Author</dc:creator>
              <dc:date>2018-06-02T11:32:01</dc:date>
            </office:change-info>
          </text:insertion>
        </text:changed-region>
        <text:changed-region xml:id="ct94770523439024" text:id="ct94770523439024">
          <text:insertion>
            <office:change-info>
              <dc:creator>Unknown Author</dc:creator>
              <dc:date>2018-06-02T11:33:00</dc:date>
            </office:change-info>
          </text:insertion>
        </text:changed-region>
        <text:changed-region xml:id="ct94770523439968" text:id="ct94770523439968">
          <text:insertion>
            <office:change-info>
              <dc:creator>Unknown Author</dc:creator>
              <dc:date>2018-06-02T11:36:27</dc:date>
            </office:change-info>
          </text:insertion>
        </text:changed-region>
        <text:changed-region xml:id="ct94770523064432" text:id="ct94770523064432">
          <text:insertion>
            <office:change-info>
              <dc:creator>Unknown Author</dc:creator>
              <dc:date>2018-06-02T11:37:02</dc:date>
            </office:change-info>
          </text:insertion>
        </text:changed-region>
        <text:changed-region xml:id="ct94770523230528" text:id="ct94770523230528">
          <text:insertion>
            <office:change-info>
              <dc:creator>Unknown Author</dc:creator>
              <dc:date>2018-06-02T11:38:09</dc:date>
            </office:change-info>
          </text:insertion>
        </text:changed-region>
        <text:changed-region xml:id="ct94770523442080" text:id="ct94770523442080">
          <text:insertion>
            <office:change-info>
              <dc:creator>Unknown Author</dc:creator>
              <dc:date>2018-06-02T11:39:03</dc:date>
            </office:change-info>
          </text:insertion>
        </text:changed-region>
        <text:changed-region xml:id="ct94770523442320" text:id="ct94770523442320">
          <text:insertion>
            <office:change-info>
              <dc:creator>Unknown Author</dc:creator>
              <dc:date>2018-06-02T11:40:00</dc:date>
            </office:change-info>
          </text:insertion>
        </text:changed-region>
        <text:changed-region xml:id="ct94770523443840" text:id="ct94770523443840">
          <text:insertion>
            <office:change-info>
              <dc:creator>Unknown Author</dc:creator>
              <dc:date>2018-06-02T11:41:10</dc:date>
            </office:change-info>
          </text:insertion>
        </text:changed-region>
        <text:changed-region xml:id="ct94770523444080" text:id="ct94770523444080">
          <text:insertion>
            <office:change-info>
              <dc:creator>Unknown Author</dc:creator>
              <dc:date>2018-06-02T11:42:10</dc:date>
            </office:change-info>
          </text:insertion>
        </text:changed-region>
        <text:changed-region xml:id="ct94770523445312" text:id="ct94770523445312">
          <text:insertion>
            <office:change-info>
              <dc:creator>Unknown Author</dc:creator>
              <dc:date>2018-06-02T11:43:02</dc:date>
            </office:change-info>
          </text:insertion>
        </text:changed-region>
        <text:changed-region xml:id="ct94770523445840" text:id="ct94770523445840">
          <text:insertion>
            <office:change-info>
              <dc:creator>Unknown Author</dc:creator>
              <dc:date>2018-06-02T11:44:45</dc:date>
            </office:change-info>
          </text:insertion>
        </text:changed-region>
        <text:changed-region xml:id="ct94770523446080" text:id="ct94770523446080">
          <text:insertion>
            <office:change-info>
              <dc:creator>Unknown Author</dc:creator>
              <dc:date>2018-06-02T11:45:00</dc:date>
            </office:change-info>
          </text:insertion>
        </text:changed-region>
        <text:changed-region xml:id="ct94770523447056" text:id="ct94770523447056">
          <text:insertion>
            <office:change-info>
              <dc:creator>Unknown Author</dc:creator>
              <dc:date>2018-06-02T11:46:00</dc:date>
            </office:change-info>
          </text:insertion>
        </text:changed-region>
        <text:changed-region xml:id="ct94770523447296" text:id="ct94770523447296">
          <text:insertion>
            <office:change-info>
              <dc:creator>Unknown Author</dc:creator>
              <dc:date>2018-06-02T11:47:06</dc:date>
            </office:change-info>
          </text:insertion>
        </text:changed-region>
        <text:changed-region xml:id="ct94770523447824" text:id="ct94770523447824">
          <text:insertion>
            <office:change-info>
              <dc:creator>Unknown Author</dc:creator>
              <dc:date>2018-06-02T11:48:09</dc:date>
            </office:change-info>
          </text:insertion>
        </text:changed-region>
        <text:changed-region xml:id="ct94770523448784" text:id="ct94770523448784">
          <text:insertion>
            <office:change-info>
              <dc:creator>Unknown Author</dc:creator>
              <dc:date>2018-06-02T11:49:24</dc:date>
            </office:change-info>
          </text:insertion>
        </text:changed-region>
        <text:changed-region xml:id="ct94770523448144" text:id="ct94770523448144">
          <text:insertion>
            <office:change-info>
              <dc:creator>Unknown Author</dc:creator>
              <dc:date>2018-06-02T11:50:06</dc:date>
            </office:change-info>
          </text:insertion>
        </text:changed-region>
        <text:changed-region xml:id="ct94770523452336" text:id="ct94770523452336">
          <text:insertion>
            <office:change-info>
              <dc:creator>Unknown Author</dc:creator>
              <dc:date>2018-06-02T11:51:09</dc:date>
            </office:change-info>
          </text:insertion>
        </text:changed-region>
        <text:changed-region xml:id="ct94770523070320" text:id="ct94770523070320">
          <text:deletion>
            <office:change-info>
              <dc:creator>Unknown Author</dc:creator>
              <dc:date>2020-10-16T13:09:53</dc:date>
            </office:change-info>
            <text:list xml:id="list115017976864236" text:continue-numbering="true" text:style-name="List_20_1">
              <text:list-item>
                <text:p text:style-name="P304">d</text:p>
              </text:list-item>
            </text:list>
          </text:deletion>
        </text:changed-region>
        <text:changed-region xml:id="ct94770523491008" text:id="ct94770523491008">
          <text:deletion>
            <office:change-info>
              <dc:creator>Unknown Author</dc:creator>
              <dc:date>2020-10-16T13:11:53</dc:date>
            </office:change-info>
            <text:p text:style-name="P6">r</text:p>
          </text:deletion>
        </text:changed-region>
        <text:changed-region xml:id="ct94770523068848" text:id="ct94770523068848">
          <text:insertion>
            <office:change-info>
              <dc:creator>Unknown Author</dc:creator>
              <dc:date>2020-10-16T13:14:33</dc:date>
            </office:change-info>
          </text:insertion>
        </text:changed-region>
        <text:changed-region xml:id="ct94770524131808" text:id="ct94770524131808">
          <text:deletion>
            <office:change-info>
              <dc:creator>Unknown Author</dc:creator>
              <dc:date>2018-06-01T10:54:45</dc:date>
            </office:change-info>
            <text:p text:style-name="P412">Instances of objects and structures both work identically apart from the class-specific “class” field. <text:s/>It therefore makes sense to drop the distinction and instead provide two different base classes for objects and structures:</text:p>
            <text:h text:style-name="P272" text:outline-level="4">Structure</text:h>
            <text:p text:style-name="P412">This class base has no fields of its own, allowing to derive structures from it by defining</text:p>
            <text:p text:style-name="P412"><text:span text:style-name="Code">Structure class SomeStruct ... class;</text:span></text:p>
            <text:h text:style-name="P272" text:outline-level="4">Object</text:h>
            <text:p text:style-name="P412">This class base has a class field as its first dynamic field, allowing to derive other classes from it by defining</text:p>
            <text:p text:style-name="P412"><text:span text:style-name="Code">Object class SomeClass ... class;</text:span></text:p>
          </text:deletion>
        </text:changed-region>
        <text:changed-region xml:id="ct94770524050480" text:id="ct94770524050480">
          <text:insertion>
            <office:change-info>
              <dc:creator>Unknown Author</dc:creator>
              <dc:date>2018-06-01T10:54:49</dc:date>
            </office:change-info>
          </text:insertion>
        </text:changed-region>
        <text:changed-region xml:id="ct94770523797568" text:id="ct94770523797568">
          <text:insertion>
            <office:change-info>
              <dc:creator>Unknown Author</dc:creator>
              <dc:date>2018-06-01T10:55:36</dc:date>
            </office:change-info>
          </text:insertion>
        </text:changed-region>
        <text:changed-region xml:id="ct94770524147344" text:id="ct94770524147344">
          <text:deletion>
            <office:change-info>
              <dc:creator>Unknown Author</dc:creator>
              <dc:date>2018-06-01T10:58:57</dc:date>
            </office:change-info>
            <text:p text:style-name="P8">The current implementation of the search path for words during compile-time is flawed.</text:p>
            <text:p text:style-name="P8">Words must be found according to the following specification:</text:p>
            <text:list xml:id="list2880959610" text:style-name="Numbering_20_1">
              <text:list-item text:start-value="1">
                <text:p text:style-name="P400">The current vocabulary (“definition”)</text:p>
              </text:list-item>
              <text:list-item>
                <text:p text:style-name="P388">Implemented interfaces (recursively)</text:p>
              </text:list-item>
              <text:list-item>
                <text:p text:style-name="P388">Extended superclass (recursively)</text:p>
              </text:list-item>
              <text:list-item>
                <text:p text:style-name="P388">Dependencies, in reverse order of appearance (last first).</text:p>
              </text:list-item>
              <text:list-item>
                <text:p text:style-name="P398">…</text:p>
              </text:list-item>
            </text:list>
            <text:p text:style-name="P408">The correct search path will be automatically implemented by the module dictionary (see <text:bookmark-ref text:reference-format="number-all-superior" text:ref-name="__RefNumPara__3310_1989021917">9.8</text:bookmark-ref>).</text:p>
          </text:deletion>
        </text:changed-region>
        <text:changed-region xml:id="ct94770524148944" text:id="ct94770524148944">
          <text:insertion>
            <office:change-info>
              <dc:creator>Unknown Author</dc:creator>
              <dc:date>2018-06-01T10:58:58</dc:date>
            </office:change-info>
          </text:insertion>
        </text:changed-region>
        <text:changed-region xml:id="ct94770524151952" text:id="ct94770524151952">
          <text:insertion>
            <office:change-info>
              <dc:creator>Unknown Author</dc:creator>
              <dc:date>2018-06-01T10:59:00</dc:date>
            </office:change-info>
          </text:insertion>
        </text:changed-region>
        <text:changed-region xml:id="ct94770524171280" text:id="ct94770524171280">
          <text:insertion>
            <office:change-info>
              <dc:creator>Unknown Author</dc:creator>
              <dc:date>2018-06-01T10:59:43</dc:date>
            </office:change-info>
          </text:insertion>
        </text:changed-region>
        <text:changed-region xml:id="ct94770524191584" text:id="ct94770524191584">
          <text:insertion>
            <office:change-info>
              <dc:creator>Unknown Author</dc:creator>
              <dc:date>2018-06-01T11:00:10</dc:date>
            </office:change-info>
          </text:insertion>
        </text:changed-region>
        <text:changed-region xml:id="ct94770524192464" text:id="ct94770524192464">
          <text:deletion>
            <office:change-info>
              <dc:creator>Unknown Author</dc:creator>
              <dc:date>2018-06-07T17:56:32</dc:date>
            </office:change-info>
            <text:h text:style-name="Heading_20_2" text:outline-level="2">Implementation of </text:h>
          </text:deletion>
        </text:changed-region>
        <text:changed-region xml:id="ct94770524180368" text:id="ct94770524180368">
          <text:insertion>
            <office:change-info>
              <dc:creator>Unknown Author</dc:creator>
              <dc:date>2018-06-07T17:56:34</dc:date>
            </office:change-info>
          </text:insertion>
        </text:changed-region>
        <text:changed-region xml:id="ct94770524182928" text:id="ct94770524182928">
          <text:insertion>
            <office:change-info>
              <dc:creator>Unknown Author</dc:creator>
              <dc:date>2018-06-07T07:28:38</dc:date>
            </office:change-info>
          </text:insertion>
        </text:changed-region>
        <text:changed-region xml:id="ct94770524201344" text:id="ct94770524201344">
          <text:insertion>
            <office:change-info>
              <dc:creator>Unknown Author</dc:creator>
              <dc:date>2018-06-07T07:29:00</dc:date>
            </office:change-info>
          </text:insertion>
        </text:changed-region>
        <text:changed-region xml:id="ct94770524228400" text:id="ct94770524228400">
          <text:insertion>
            <office:change-info>
              <dc:creator>Unknown Author</dc:creator>
              <dc:date>2018-06-07T07:30:02</dc:date>
            </office:change-info>
          </text:insertion>
        </text:changed-region>
        <text:changed-region xml:id="ct94770524229280" text:id="ct94770524229280">
          <text:insertion>
            <office:change-info>
              <dc:creator>Unknown Author</dc:creator>
              <dc:date>2018-06-07T07:31:00</dc:date>
            </office:change-info>
          </text:insertion>
        </text:changed-region>
        <text:changed-region xml:id="ct94770524231008" text:id="ct94770524231008">
          <text:insertion>
            <office:change-info>
              <dc:creator>Unknown Author</dc:creator>
              <dc:date>2018-06-07T07:32:00</dc:date>
            </office:change-info>
          </text:insertion>
        </text:changed-region>
        <text:changed-region xml:id="ct94770524235136" text:id="ct94770524235136">
          <text:insertion>
            <office:change-info>
              <dc:creator>Unknown Author</dc:creator>
              <dc:date>2018-06-07T07:35:21</dc:date>
            </office:change-info>
          </text:insertion>
        </text:changed-region>
        <text:changed-region xml:id="ct94770524235376" text:id="ct94770524235376">
          <text:insertion>
            <office:change-info>
              <dc:creator>Unknown Author</dc:creator>
              <dc:date>2018-06-07T17:56:56</dc:date>
            </office:change-info>
          </text:insertion>
        </text:changed-region>
        <text:changed-region xml:id="ct94770524204144" text:id="ct94770524204144">
          <text:insertion>
            <office:change-info>
              <dc:creator>Unknown Author</dc:creator>
              <dc:date>2018-06-07T17:57:00</dc:date>
            </office:change-info>
          </text:insertion>
        </text:changed-region>
        <text:changed-region xml:id="ct94770524200656" text:id="ct94770524200656">
          <text:insertion>
            <office:change-info>
              <dc:creator>Unknown Author</dc:creator>
              <dc:date>2018-06-07T17:58:17</dc:date>
            </office:change-info>
          </text:insertion>
        </text:changed-region>
        <text:changed-region xml:id="ct94770524205008" text:id="ct94770524205008">
          <text:insertion>
            <office:change-info>
              <dc:creator>Unknown Author</dc:creator>
              <dc:date>2018-06-07T17:59:00</dc:date>
            </office:change-info>
          </text:insertion>
        </text:changed-region>
        <text:changed-region xml:id="ct94770524231248" text:id="ct94770524231248">
          <text:insertion>
            <office:change-info>
              <dc:creator>Unknown Author</dc:creator>
              <dc:date>2018-06-07T18:04:04</dc:date>
            </office:change-info>
          </text:insertion>
        </text:changed-region>
        <text:changed-region xml:id="ct94770524205648" text:id="ct94770524205648">
          <text:insertion>
            <office:change-info>
              <dc:creator>Unknown Author</dc:creator>
              <dc:date>2018-06-07T18:05:53</dc:date>
            </office:change-info>
          </text:insertion>
        </text:changed-region>
        <text:changed-region xml:id="ct94770524213264" text:id="ct94770524213264">
          <text:insertion>
            <office:change-info>
              <dc:creator>Unknown Author</dc:creator>
              <dc:date>2018-06-07T18:06:00</dc:date>
            </office:change-info>
          </text:insertion>
        </text:changed-region>
        <text:changed-region xml:id="ct94770524204560" text:id="ct94770524204560">
          <text:insertion>
            <office:change-info>
              <dc:creator>Unknown Author</dc:creator>
              <dc:date>2018-06-07T18:07:02</dc:date>
            </office:change-info>
          </text:insertion>
        </text:changed-region>
        <text:changed-region xml:id="ct94770524199616" text:id="ct94770524199616">
          <text:insertion>
            <office:change-info>
              <dc:creator>Unknown Author</dc:creator>
              <dc:date>2018-06-07T18:08:04</dc:date>
            </office:change-info>
          </text:insertion>
        </text:changed-region>
        <text:changed-region xml:id="ct94770524212368" text:id="ct94770524212368">
          <text:insertion>
            <office:change-info>
              <dc:creator>Unknown Author</dc:creator>
              <dc:date>2018-06-07T18:09:09</dc:date>
            </office:change-info>
          </text:insertion>
        </text:changed-region>
        <text:changed-region xml:id="ct94770524200400" text:id="ct94770524200400">
          <text:insertion>
            <office:change-info>
              <dc:creator>Unknown Author</dc:creator>
              <dc:date>2018-06-07T18:11:03</dc:date>
            </office:change-info>
          </text:insertion>
        </text:changed-region>
        <text:changed-region xml:id="ct94770523134576" text:id="ct94770523134576">
          <text:insertion>
            <office:change-info>
              <dc:creator>Unknown Author</dc:creator>
              <dc:date>2018-06-07T18:13:25</dc:date>
            </office:change-info>
          </text:insertion>
        </text:changed-region>
        <text:changed-region xml:id="ct94770523134208" text:id="ct94770523134208">
          <text:insertion>
            <office:change-info>
              <dc:creator>Unknown Author</dc:creator>
              <dc:date>2018-06-07T18:14:00</dc:date>
            </office:change-info>
          </text:insertion>
        </text:changed-region>
        <text:changed-region xml:id="ct94770523136048" text:id="ct94770523136048">
          <text:insertion>
            <office:change-info>
              <dc:creator>Unknown Author</dc:creator>
              <dc:date>2018-06-25T07:28:27</dc:date>
            </office:change-info>
          </text:insertion>
        </text:changed-region>
        <text:changed-region xml:id="ct94770523135312" text:id="ct94770523135312">
          <text:insertion>
            <office:change-info>
              <dc:creator>Unknown Author</dc:creator>
              <dc:date>2018-06-25T07:28:13</dc:date>
            </office:change-info>
          </text:insertion>
        </text:changed-region>
        <text:changed-region xml:id="ct94770524225520" text:id="ct94770524225520">
          <text:insertion>
            <office:change-info>
              <dc:creator>Unknown Author</dc:creator>
              <dc:date>2018-06-25T07:29:04</dc:date>
            </office:change-info>
          </text:insertion>
        </text:changed-region>
        <text:changed-region xml:id="ct94770524238320" text:id="ct94770524238320">
          <text:insertion>
            <office:change-info>
              <dc:creator>Unknown Author</dc:creator>
              <dc:date>2018-06-25T07:30:00</dc:date>
            </office:change-info>
          </text:insertion>
        </text:changed-region>
        <text:changed-region xml:id="ct94770524243504" text:id="ct94770524243504">
          <text:insertion>
            <office:change-info>
              <dc:creator>Unknown Author</dc:creator>
              <dc:date>2018-06-25T07:31:04</dc:date>
            </office:change-info>
          </text:insertion>
        </text:changed-region>
        <text:changed-region xml:id="ct94770524245504" text:id="ct94770524245504">
          <text:insertion>
            <office:change-info>
              <dc:creator>Unknown Author</dc:creator>
              <dc:date>2018-06-25T07:32:00</dc:date>
            </office:change-info>
          </text:insertion>
        </text:changed-region>
        <text:changed-region xml:id="ct94770524245824" text:id="ct94770524245824">
          <text:insertion>
            <office:change-info>
              <dc:creator>Unknown Author</dc:creator>
              <dc:date>2018-06-25T16:40:17</dc:date>
            </office:change-info>
          </text:insertion>
        </text:changed-region>
        <text:changed-region xml:id="ct94770524248528" text:id="ct94770524248528">
          <text:insertion>
            <office:change-info>
              <dc:creator>Unknown Author</dc:creator>
              <dc:date>2018-06-25T16:33:49</dc:date>
            </office:change-info>
          </text:insertion>
        </text:changed-region>
        <text:changed-region xml:id="ct94770524254000" text:id="ct94770524254000">
          <text:insertion>
            <office:change-info>
              <dc:creator>Unknown Author</dc:creator>
              <dc:date>2018-06-25T07:33:02</dc:date>
            </office:change-info>
          </text:insertion>
        </text:changed-region>
        <text:changed-region xml:id="ct94770524254240" text:id="ct94770524254240">
          <text:insertion>
            <office:change-info>
              <dc:creator>Unknown Author</dc:creator>
              <dc:date>2018-06-25T07:34:23</dc:date>
            </office:change-info>
          </text:insertion>
        </text:changed-region>
        <text:changed-region xml:id="ct94770524255056" text:id="ct94770524255056">
          <text:insertion>
            <office:change-info>
              <dc:creator>Unknown Author</dc:creator>
              <dc:date>2018-06-25T22:39:21</dc:date>
            </office:change-info>
          </text:insertion>
        </text:changed-region>
        <text:changed-region xml:id="ct94770524256560" text:id="ct94770524256560">
          <text:insertion>
            <office:change-info>
              <dc:creator>Unknown Author</dc:creator>
              <dc:date>2018-06-25T16:34:29</dc:date>
            </office:change-info>
          </text:insertion>
        </text:changed-region>
        <text:changed-region xml:id="ct94770524260992" text:id="ct94770524260992">
          <text:insertion>
            <office:change-info>
              <dc:creator>Unknown Author</dc:creator>
              <dc:date>2018-06-25T16:35:04</dc:date>
            </office:change-info>
          </text:insertion>
        </text:changed-region>
        <text:changed-region xml:id="ct94770524262064" text:id="ct94770524262064">
          <text:insertion>
            <office:change-info>
              <dc:creator>Unknown Author</dc:creator>
              <dc:date>2018-06-25T07:35:18</dc:date>
            </office:change-info>
          </text:insertion>
        </text:changed-region>
        <text:changed-region xml:id="ct94770523141568" text:id="ct94770523141568">
          <text:insertion>
            <office:change-info>
              <dc:creator>Unknown Author</dc:creator>
              <dc:date>2018-06-25T07:36:03</dc:date>
            </office:change-info>
          </text:insertion>
        </text:changed-region>
        <text:changed-region xml:id="ct94770524251104" text:id="ct94770524251104">
          <text:insertion>
            <office:change-info>
              <dc:creator>Unknown Author</dc:creator>
              <dc:date>2018-06-25T16:36:23</dc:date>
            </office:change-info>
          </text:insertion>
        </text:changed-region>
        <text:changed-region xml:id="ct94770524247888" text:id="ct94770524247888">
          <text:insertion>
            <office:change-info>
              <dc:creator>Unknown Author</dc:creator>
              <dc:date>2018-06-25T16:37:00</dc:date>
            </office:change-info>
          </text:insertion>
        </text:changed-region>
        <text:changed-region xml:id="ct94770524248768" text:id="ct94770524248768">
          <text:insertion>
            <office:change-info>
              <dc:creator>Unknown Author</dc:creator>
              <dc:date>2018-06-25T16:38:05</dc:date>
            </office:change-info>
          </text:insertion>
        </text:changed-region>
        <text:changed-region xml:id="ct94770524256880" text:id="ct94770524256880">
          <text:insertion>
            <office:change-info>
              <dc:creator>Unknown Author</dc:creator>
              <dc:date>2018-06-25T16:46:42</dc:date>
            </office:change-info>
          </text:insertion>
        </text:changed-region>
        <text:changed-region xml:id="ct94770524257360" text:id="ct94770524257360">
          <text:insertion>
            <office:change-info>
              <dc:creator>Unknown Author</dc:creator>
              <dc:date>2018-06-25T16:47:04</dc:date>
            </office:change-info>
          </text:insertion>
        </text:changed-region>
        <text:changed-region xml:id="ct94770524257600" text:id="ct94770524257600">
          <text:insertion>
            <office:change-info>
              <dc:creator>Unknown Author</dc:creator>
              <dc:date>2018-06-25T16:48:00</dc:date>
            </office:change-info>
          </text:insertion>
        </text:changed-region>
        <text:changed-region xml:id="ct94770524257120" text:id="ct94770524257120">
          <text:insertion>
            <office:change-info>
              <dc:creator>Unknown Author</dc:creator>
              <dc:date>2018-06-25T16:49:00</dc:date>
            </office:change-info>
          </text:insertion>
        </text:changed-region>
        <text:changed-region xml:id="ct94770523142672" text:id="ct94770523142672">
          <text:insertion>
            <office:change-info>
              <dc:creator>Unknown Author</dc:creator>
              <dc:date>2018-06-25T16:50:50</dc:date>
            </office:change-info>
          </text:insertion>
        </text:changed-region>
        <text:changed-region xml:id="ct94770524241664" text:id="ct94770524241664">
          <text:insertion>
            <office:change-info>
              <dc:creator>Unknown Author</dc:creator>
              <dc:date>2018-06-25T16:51:01</dc:date>
            </office:change-info>
          </text:insertion>
        </text:changed-region>
        <text:changed-region xml:id="ct94770524264336" text:id="ct94770524264336">
          <text:insertion>
            <office:change-info>
              <dc:creator>Unknown Author</dc:creator>
              <dc:date>2018-06-25T16:52:39</dc:date>
            </office:change-info>
          </text:insertion>
        </text:changed-region>
        <text:changed-region xml:id="ct94770524264656" text:id="ct94770524264656">
          <text:insertion>
            <office:change-info>
              <dc:creator>Unknown Author</dc:creator>
              <dc:date>2018-06-25T16:53:08</dc:date>
            </office:change-info>
          </text:insertion>
        </text:changed-region>
        <text:changed-region xml:id="ct94770524266880" text:id="ct94770524266880">
          <text:insertion>
            <office:change-info>
              <dc:creator>Unknown Author</dc:creator>
              <dc:date>2018-06-25T16:54:00</dc:date>
            </office:change-info>
          </text:insertion>
        </text:changed-region>
        <text:changed-region xml:id="ct94770524268000" text:id="ct94770524268000">
          <text:insertion>
            <office:change-info>
              <dc:creator>Unknown Author</dc:creator>
              <dc:date>2018-06-25T16:55:00</dc:date>
            </office:change-info>
          </text:insertion>
        </text:changed-region>
        <text:changed-region xml:id="ct94770524270608" text:id="ct94770524270608">
          <text:insertion>
            <office:change-info>
              <dc:creator>Unknown Author</dc:creator>
              <dc:date>2018-06-25T16:56:32</dc:date>
            </office:change-info>
          </text:insertion>
        </text:changed-region>
        <text:changed-region xml:id="ct94770524268800" text:id="ct94770524268800">
          <text:insertion>
            <office:change-info>
              <dc:creator>Unknown Author</dc:creator>
              <dc:date>2018-06-25T16:57:04</dc:date>
            </office:change-info>
          </text:insertion>
        </text:changed-region>
        <text:changed-region xml:id="ct94770524277264" text:id="ct94770524277264">
          <text:insertion>
            <office:change-info>
              <dc:creator>Unknown Author</dc:creator>
              <dc:date>2018-06-28T07:34:39</dc:date>
            </office:change-info>
          </text:insertion>
        </text:changed-region>
        <text:changed-region xml:id="ct94770523145248" text:id="ct94770523145248">
          <text:insertion>
            <office:change-info>
              <dc:creator>Unknown Author</dc:creator>
              <dc:date>2018-06-28T07:35:12</dc:date>
            </office:change-info>
          </text:insertion>
        </text:changed-region>
        <text:changed-region xml:id="ct94770524263920" text:id="ct94770524263920">
          <text:insertion>
            <office:change-info>
              <dc:creator>Unknown Author</dc:creator>
              <dc:date>2018-06-28T07:36:04</dc:date>
            </office:change-info>
          </text:insertion>
        </text:changed-region>
        <text:changed-region xml:id="ct94770524269504" text:id="ct94770524269504">
          <text:insertion>
            <office:change-info>
              <dc:creator>Unknown Author</dc:creator>
              <dc:date>2018-06-28T07:37:00</dc:date>
            </office:change-info>
          </text:insertion>
        </text:changed-region>
        <text:changed-region xml:id="ct94770524272272" text:id="ct94770524272272">
          <text:insertion>
            <office:change-info>
              <dc:creator>Unknown Author</dc:creator>
              <dc:date>2018-06-28T07:38:02</dc:date>
            </office:change-info>
          </text:insertion>
        </text:changed-region>
        <text:changed-region xml:id="ct94770523147824" text:id="ct94770523147824">
          <text:insertion>
            <office:change-info>
              <dc:creator>Unknown Author</dc:creator>
              <dc:date>2018-06-27T07:06:39</dc:date>
            </office:change-info>
          </text:insertion>
        </text:changed-region>
        <text:changed-region xml:id="ct94770523145616" text:id="ct94770523145616">
          <text:insertion>
            <office:change-info>
              <dc:creator>Unknown Author</dc:creator>
              <dc:date>2018-06-29T07:16:44</dc:date>
            </office:change-info>
          </text:insertion>
        </text:changed-region>
        <text:changed-region xml:id="ct94770524220096" text:id="ct94770524220096">
          <text:insertion>
            <office:change-info>
              <dc:creator>Unknown Author</dc:creator>
              <dc:date>2018-06-29T07:17:01</dc:date>
            </office:change-info>
          </text:insertion>
        </text:changed-region>
        <text:changed-region xml:id="ct94770524276496" text:id="ct94770524276496">
          <text:insertion>
            <office:change-info>
              <dc:creator>Unknown Author</dc:creator>
              <dc:date>2018-06-27T07:11:09</dc:date>
            </office:change-info>
          </text:insertion>
        </text:changed-region>
        <text:changed-region xml:id="ct94770524286304" text:id="ct94770524286304">
          <text:insertion>
            <office:change-info>
              <dc:creator>Unknown Author</dc:creator>
              <dc:date>2018-06-27T07:12:08</dc:date>
            </office:change-info>
          </text:insertion>
        </text:changed-region>
        <text:changed-region xml:id="ct94770524287904" text:id="ct94770524287904">
          <text:insertion>
            <office:change-info>
              <dc:creator>Unknown Author</dc:creator>
              <dc:date>2018-06-29T07:18:02</dc:date>
            </office:change-info>
          </text:insertion>
        </text:changed-region>
        <text:changed-region xml:id="ct94770523151136" text:id="ct94770523151136">
          <text:insertion>
            <office:change-info>
              <dc:creator>Unknown Author</dc:creator>
              <dc:date>2018-06-27T07:07:02</dc:date>
            </office:change-info>
          </text:insertion>
        </text:changed-region>
        <text:changed-region xml:id="ct94770524296192" text:id="ct94770524296192">
          <text:insertion>
            <office:change-info>
              <dc:creator>Unknown Author</dc:creator>
              <dc:date>2018-06-27T07:08:00</dc:date>
            </office:change-info>
          </text:insertion>
        </text:changed-region>
        <text:changed-region xml:id="ct94770524300416" text:id="ct94770524300416">
          <text:insertion>
            <office:change-info>
              <dc:creator>Unknown Author</dc:creator>
              <dc:date>2018-06-27T07:09:05</dc:date>
            </office:change-info>
          </text:insertion>
        </text:changed-region>
        <text:changed-region xml:id="ct94770524306800" text:id="ct94770524306800">
          <text:insertion>
            <office:change-info>
              <dc:creator>Unknown Author</dc:creator>
              <dc:date>2018-06-27T07:10:00</dc:date>
            </office:change-info>
          </text:insertion>
        </text:changed-region>
        <text:changed-region xml:id="ct94770524299904" text:id="ct94770524299904">
          <text:insertion>
            <office:change-info>
              <dc:creator>Unknown Author</dc:creator>
              <dc:date>2018-06-27T07:16:08</dc:date>
            </office:change-info>
          </text:insertion>
        </text:changed-region>
        <text:changed-region xml:id="ct94770524299584" text:id="ct94770524299584">
          <text:insertion>
            <office:change-info>
              <dc:creator>Unknown Author</dc:creator>
              <dc:date>2018-06-27T07:17:08</dc:date>
            </office:change-info>
          </text:insertion>
        </text:changed-region>
        <text:changed-region xml:id="ct94770524305152" text:id="ct94770524305152">
          <text:insertion>
            <office:change-info>
              <dc:creator>Unknown Author</dc:creator>
              <dc:date>2018-06-27T07:19:15</dc:date>
            </office:change-info>
          </text:insertion>
        </text:changed-region>
        <text:changed-region xml:id="ct94770524323280" text:id="ct94770524323280">
          <text:insertion>
            <office:change-info>
              <dc:creator>Unknown Author</dc:creator>
              <dc:date>2018-06-27T07:20:00</dc:date>
            </office:change-info>
          </text:insertion>
        </text:changed-region>
        <text:changed-region xml:id="ct94770524329280" text:id="ct94770524329280">
          <text:insertion>
            <office:change-info>
              <dc:creator>Unknown Author</dc:creator>
              <dc:date>2018-06-27T07:21:05</dc:date>
            </office:change-info>
          </text:insertion>
        </text:changed-region>
        <text:changed-region xml:id="ct94770524329520" text:id="ct94770524329520">
          <text:insertion>
            <office:change-info>
              <dc:creator>Unknown Author</dc:creator>
              <dc:date>2018-06-27T07:23:02</dc:date>
            </office:change-info>
          </text:insertion>
        </text:changed-region>
        <text:changed-region xml:id="ct94770524330400" text:id="ct94770524330400">
          <text:insertion>
            <office:change-info>
              <dc:creator>Unknown Author</dc:creator>
              <dc:date>2018-06-27T07:22:11</dc:date>
            </office:change-info>
          </text:insertion>
        </text:changed-region>
        <text:changed-region xml:id="ct94770524330640" text:id="ct94770524330640">
          <text:insertion>
            <office:change-info>
              <dc:creator>Unknown Author</dc:creator>
              <dc:date>2018-06-27T07:23:33</dc:date>
            </office:change-info>
          </text:insertion>
        </text:changed-region>
        <text:changed-region xml:id="ct94770524329024" text:id="ct94770524329024">
          <text:insertion>
            <office:change-info>
              <dc:creator>Unknown Author</dc:creator>
              <dc:date>2018-06-27T07:24:00</dc:date>
            </office:change-info>
          </text:insertion>
        </text:changed-region>
        <text:changed-region xml:id="ct94770524325424" text:id="ct94770524325424">
          <text:insertion>
            <office:change-info>
              <dc:creator>Unknown Author</dc:creator>
              <dc:date>2018-06-27T07:25:35</dc:date>
            </office:change-info>
          </text:insertion>
        </text:changed-region>
        <text:changed-region xml:id="ct94770524334752" text:id="ct94770524334752">
          <text:insertion>
            <office:change-info>
              <dc:creator>Unknown Author</dc:creator>
              <dc:date>2018-06-27T07:26:28</dc:date>
            </office:change-info>
          </text:insertion>
        </text:changed-region>
        <text:changed-region xml:id="ct94770524337312" text:id="ct94770524337312">
          <text:insertion>
            <office:change-info>
              <dc:creator>Unknown Author</dc:creator>
              <dc:date>2018-06-27T07:29:48</dc:date>
            </office:change-info>
          </text:insertion>
        </text:changed-region>
        <text:changed-region xml:id="ct94770524340368" text:id="ct94770524340368">
          <text:insertion>
            <office:change-info>
              <dc:creator>Unknown Author</dc:creator>
              <dc:date>2018-06-27T07:27:00</dc:date>
            </office:change-info>
          </text:insertion>
        </text:changed-region>
        <text:changed-region xml:id="ct94770524341632" text:id="ct94770524341632">
          <text:insertion>
            <office:change-info>
              <dc:creator>Unknown Author</dc:creator>
              <dc:date>2018-06-27T07:28:16</dc:date>
            </office:change-info>
          </text:insertion>
        </text:changed-region>
        <text:changed-region xml:id="ct94770524343072" text:id="ct94770524343072">
          <text:insertion>
            <office:change-info>
              <dc:creator>Unknown Author</dc:creator>
              <dc:date>2018-06-27T07:31:42</dc:date>
            </office:change-info>
          </text:insertion>
        </text:changed-region>
        <text:changed-region xml:id="ct94770524349248" text:id="ct94770524349248">
          <text:insertion>
            <office:change-info>
              <dc:creator>Unknown Author</dc:creator>
              <dc:date>2018-06-27T07:34:26</dc:date>
            </office:change-info>
          </text:insertion>
        </text:changed-region>
        <text:changed-region xml:id="ct94770524359328" text:id="ct94770524359328">
          <text:insertion>
            <office:change-info>
              <dc:creator>Unknown Author</dc:creator>
              <dc:date>2018-06-27T07:35:03</dc:date>
            </office:change-info>
          </text:insertion>
        </text:changed-region>
        <text:changed-region xml:id="ct94770524360976" text:id="ct94770524360976">
          <text:insertion>
            <office:change-info>
              <dc:creator>Unknown Author</dc:creator>
              <dc:date>2018-06-28T07:04:37</dc:date>
            </office:change-info>
          </text:insertion>
        </text:changed-region>
        <text:changed-region xml:id="ct94770524361216" text:id="ct94770524361216">
          <text:insertion>
            <office:change-info>
              <dc:creator>Unknown Author</dc:creator>
              <dc:date>2018-06-28T07:05:12</dc:date>
            </office:change-info>
          </text:insertion>
        </text:changed-region>
        <text:changed-region xml:id="ct94770524357872" text:id="ct94770524357872">
          <text:insertion>
            <office:change-info>
              <dc:creator>Unknown Author</dc:creator>
              <dc:date>2018-06-28T07:06:11</dc:date>
            </office:change-info>
          </text:insertion>
        </text:changed-region>
        <text:changed-region xml:id="ct94770523159232" text:id="ct94770523159232">
          <text:insertion>
            <office:change-info>
              <dc:creator>Unknown Author</dc:creator>
              <dc:date>2018-06-28T07:11:28</dc:date>
            </office:change-info>
          </text:insertion>
        </text:changed-region>
        <text:changed-region xml:id="ct94770523159600" text:id="ct94770523159600">
          <text:insertion>
            <office:change-info>
              <dc:creator>Unknown Author</dc:creator>
              <dc:date>2018-06-28T07:12:06</dc:date>
            </office:change-info>
          </text:insertion>
        </text:changed-region>
        <text:changed-region xml:id="ct94770524398848" text:id="ct94770524398848">
          <text:insertion>
            <office:change-info>
              <dc:creator>Unknown Author</dc:creator>
              <dc:date>2018-06-28T07:18:43</dc:date>
            </office:change-info>
          </text:insertion>
        </text:changed-region>
        <text:changed-region xml:id="ct94770524403184" text:id="ct94770524403184">
          <text:insertion>
            <office:change-info>
              <dc:creator>Unknown Author</dc:creator>
              <dc:date>2018-06-02T15:06:06</dc:date>
            </office:change-info>
          </text:insertion>
        </text:changed-region>
        <text:changed-region xml:id="ct94770524418752" text:id="ct94770524418752">
          <text:deletion>
            <office:change-info>
              <dc:creator>Unknown Author</dc:creator>
              <dc:date>2018-06-02T15:06:06</dc:date>
            </office:change-info>
            <text:h text:style-name="Heading_20_2" text:outline-level="2">Symbol</text:h>
          </text:deletion>
        </text:changed-region>
        <text:changed-region xml:id="ct94770524418320" text:id="ct94770524418320">
          <text:deletion>
            <office:change-info>
              <dc:creator>Unknown Author</dc:creator>
              <dc:date>2018-06-02T15:06:10</dc:date>
            </office:change-info>
            <text:h text:style-name="Heading_20_2" text:outline-level="2">Symbol</text:h>
          </text:deletion>
        </text:changed-region>
        <text:changed-region xml:id="ct94770524433008" text:id="ct94770524433008">
          <text:insertion>
            <office:change-info>
              <dc:creator>Unknown Author</dc:creator>
              <dc:date>2018-06-02T15:06:10</dc:date>
            </office:change-info>
          </text:insertion>
        </text:changed-region>
        <text:changed-region xml:id="ct94770524431664" text:id="ct94770524431664">
          <text:insertion>
            <office:change-info>
              <dc:creator>Unknown Author</dc:creator>
              <dc:date>2018-06-01T11:00:25</dc:date>
            </office:change-info>
          </text:insertion>
        </text:changed-region>
        <text:changed-region xml:id="ct94770524441056" text:id="ct94770524441056">
          <text:insertion>
            <office:change-info>
              <dc:creator>Unknown Author</dc:creator>
              <dc:date>2018-06-01T11:16:31</dc:date>
            </office:change-info>
          </text:insertion>
        </text:changed-region>
        <text:changed-region xml:id="ct94770524443680" text:id="ct94770524443680">
          <text:insertion>
            <office:change-info>
              <dc:creator>Unknown Author</dc:creator>
              <dc:date>2018-06-01T11:18:37</dc:date>
            </office:change-info>
          </text:insertion>
        </text:changed-region>
        <text:changed-region xml:id="ct94770524447392" text:id="ct94770524447392">
          <text:insertion>
            <office:change-info>
              <dc:creator>Unknown Author</dc:creator>
              <dc:date>2018-06-01T11:19:02</dc:date>
            </office:change-info>
          </text:insertion>
        </text:changed-region>
        <text:changed-region xml:id="ct94770524447888" text:id="ct94770524447888">
          <text:insertion>
            <office:change-info>
              <dc:creator>Unknown Author</dc:creator>
              <dc:date>2018-06-02T15:15:32</dc:date>
            </office:change-info>
          </text:insertion>
        </text:changed-region>
        <text:changed-region xml:id="ct94770524448128" text:id="ct94770524448128">
          <text:insertion>
            <office:change-info>
              <dc:creator>Unknown Author</dc:creator>
              <dc:date>2018-06-02T15:16:12</dc:date>
            </office:change-info>
          </text:insertion>
        </text:changed-region>
        <text:changed-region xml:id="ct94770524448928" text:id="ct94770524448928">
          <text:insertion>
            <office:change-info>
              <dc:creator>Unknown Author</dc:creator>
              <dc:date>2018-06-02T15:12:56</dc:date>
            </office:change-info>
          </text:insertion>
        </text:changed-region>
        <text:changed-region xml:id="ct94770524445760" text:id="ct94770524445760">
          <text:insertion>
            <office:change-info>
              <dc:creator>Unknown Author</dc:creator>
              <dc:date>2018-06-01T11:25:34</dc:date>
            </office:change-info>
          </text:insertion>
        </text:changed-region>
        <text:changed-region xml:id="ct94770524446320" text:id="ct94770524446320">
          <text:insertion>
            <office:change-info>
              <dc:creator>Unknown Author</dc:creator>
              <dc:date>2018-06-01T11:31:47</dc:date>
            </office:change-info>
          </text:insertion>
        </text:changed-region>
        <text:changed-region xml:id="ct94770524480928" text:id="ct94770524480928">
          <text:insertion>
            <office:change-info>
              <dc:creator>Unknown Author</dc:creator>
              <dc:date>2018-06-01T11:26:04</dc:date>
            </office:change-info>
          </text:insertion>
        </text:changed-region>
        <text:changed-region xml:id="ct94770524479088" text:id="ct94770524479088">
          <text:insertion>
            <office:change-info>
              <dc:creator>Unknown Author</dc:creator>
              <dc:date>2018-06-01T12:10:10</dc:date>
            </office:change-info>
          </text:insertion>
        </text:changed-region>
        <text:changed-region xml:id="ct94770524530032" text:id="ct94770524530032">
          <text:insertion>
            <office:change-info>
              <dc:creator>Unknown Author</dc:creator>
              <dc:date>2018-06-02T23:14:47</dc:date>
            </office:change-info>
          </text:insertion>
        </text:changed-region>
        <text:changed-region xml:id="ct94770524530272" text:id="ct94770524530272">
          <text:insertion>
            <office:change-info>
              <dc:creator>Unknown Author</dc:creator>
              <dc:date>2018-06-01T12:11:10</dc:date>
            </office:change-info>
          </text:insertion>
        </text:changed-region>
        <text:changed-region xml:id="ct94770524530512" text:id="ct94770524530512">
          <text:insertion>
            <office:change-info>
              <dc:creator>Unknown Author</dc:creator>
              <dc:date>2018-06-01T11:56:12</dc:date>
            </office:change-info>
          </text:insertion>
        </text:changed-region>
        <text:changed-region xml:id="ct94770524532160" text:id="ct94770524532160">
          <text:insertion>
            <office:change-info>
              <dc:creator>Unknown Author</dc:creator>
              <dc:date>2018-06-01T11:32:05</dc:date>
            </office:change-info>
          </text:insertion>
        </text:changed-region>
        <text:changed-region xml:id="ct94770524532400" text:id="ct94770524532400">
          <text:insertion>
            <office:change-info>
              <dc:creator>Unknown Author</dc:creator>
              <dc:date>2018-06-01T11:59:16</dc:date>
            </office:change-info>
          </text:insertion>
        </text:changed-region>
        <text:changed-region xml:id="ct94770524532640" text:id="ct94770524532640">
          <text:insertion>
            <office:change-info>
              <dc:creator>Unknown Author</dc:creator>
              <dc:date>2018-06-01T12:12:23</dc:date>
            </office:change-info>
          </text:insertion>
        </text:changed-region>
        <text:changed-region xml:id="ct94770524532880" text:id="ct94770524532880">
          <text:insertion>
            <office:change-info>
              <dc:creator>Unknown Author</dc:creator>
              <dc:date>2018-06-01T11:57:06</dc:date>
            </office:change-info>
          </text:insertion>
        </text:changed-region>
        <text:changed-region xml:id="ct94770524533120" text:id="ct94770524533120">
          <text:insertion>
            <office:change-info>
              <dc:creator>Unknown Author</dc:creator>
              <dc:date>2018-06-01T11:58:14</dc:date>
            </office:change-info>
          </text:insertion>
        </text:changed-region>
        <text:changed-region xml:id="ct94770524460192" text:id="ct94770524460192">
          <text:insertion>
            <office:change-info>
              <dc:creator>Unknown Author</dc:creator>
              <dc:date>2018-06-01T11:31:53</dc:date>
            </office:change-info>
          </text:insertion>
        </text:changed-region>
        <text:changed-region xml:id="ct94770524459600" text:id="ct94770524459600">
          <text:insertion>
            <office:change-info>
              <dc:creator>Unknown Author</dc:creator>
              <dc:date>2018-06-01T11:32:21</dc:date>
            </office:change-info>
          </text:insertion>
        </text:changed-region>
        <text:changed-region xml:id="ct94770524517312" text:id="ct94770524517312">
          <text:insertion>
            <office:change-info>
              <dc:creator>Unknown Author</dc:creator>
              <dc:date>2018-06-01T11:44:22</dc:date>
            </office:change-info>
          </text:insertion>
        </text:changed-region>
        <text:changed-region xml:id="ct94770524461664" text:id="ct94770524461664">
          <text:insertion>
            <office:change-info>
              <dc:creator>Unknown Author</dc:creator>
              <dc:date>2018-06-02T15:24:03</dc:date>
            </office:change-info>
          </text:insertion>
        </text:changed-region>
        <text:changed-region xml:id="ct94770524506816" text:id="ct94770524506816">
          <text:insertion>
            <office:change-info>
              <dc:creator>Unknown Author</dc:creator>
              <dc:date>2018-06-01T11:45:17</dc:date>
            </office:change-info>
          </text:insertion>
        </text:changed-region>
        <text:changed-region xml:id="ct94770524454400" text:id="ct94770524454400">
          <text:insertion>
            <office:change-info>
              <dc:creator>Unknown Author</dc:creator>
              <dc:date>2018-06-02T15:24:08</dc:date>
            </office:change-info>
          </text:insertion>
        </text:changed-region>
        <text:changed-region xml:id="ct94770524488176" text:id="ct94770524488176">
          <text:insertion>
            <office:change-info>
              <dc:creator>Unknown Author</dc:creator>
              <dc:date>2018-06-01T11:46:01</dc:date>
            </office:change-info>
          </text:insertion>
        </text:changed-region>
        <text:changed-region xml:id="ct94770524488416" text:id="ct94770524488416">
          <text:insertion>
            <office:change-info>
              <dc:creator>Unknown Author</dc:creator>
              <dc:date>2018-06-01T12:27:08</dc:date>
            </office:change-info>
          </text:insertion>
        </text:changed-region>
        <text:changed-region xml:id="ct94770524488816" text:id="ct94770524488816">
          <text:insertion>
            <office:change-info>
              <dc:creator>Unknown Author</dc:creator>
              <dc:date>2018-06-01T12:19:18</dc:date>
            </office:change-info>
          </text:insertion>
        </text:changed-region>
        <text:changed-region xml:id="ct94770524489136" text:id="ct94770524489136">
          <text:insertion>
            <office:change-info>
              <dc:creator>Unknown Author</dc:creator>
              <dc:date>2018-06-01T12:20:00</dc:date>
            </office:change-info>
          </text:insertion>
        </text:changed-region>
        <text:changed-region xml:id="ct94770524482768" text:id="ct94770524482768">
          <text:insertion>
            <office:change-info>
              <dc:creator>Unknown Author</dc:creator>
              <dc:date>2018-06-01T12:22:01</dc:date>
            </office:change-info>
          </text:insertion>
        </text:changed-region>
        <text:changed-region xml:id="ct94770524483008" text:id="ct94770524483008">
          <text:insertion>
            <office:change-info>
              <dc:creator>Unknown Author</dc:creator>
              <dc:date>2018-06-01T12:21:31</dc:date>
            </office:change-info>
          </text:insertion>
        </text:changed-region>
        <text:changed-region xml:id="ct94770524483248" text:id="ct94770524483248">
          <text:insertion>
            <office:change-info>
              <dc:creator>Unknown Author</dc:creator>
              <dc:date>2018-06-01T12:22:17</dc:date>
            </office:change-info>
          </text:insertion>
        </text:changed-region>
        <text:changed-region xml:id="ct94770524483488" text:id="ct94770524483488">
          <text:insertion>
            <office:change-info>
              <dc:creator>Unknown Author</dc:creator>
              <dc:date>2018-06-02T23:15:41</dc:date>
            </office:change-info>
          </text:insertion>
        </text:changed-region>
        <text:changed-region xml:id="ct94770524483968" text:id="ct94770524483968">
          <text:insertion>
            <office:change-info>
              <dc:creator>Unknown Author</dc:creator>
              <dc:date>2018-06-01T12:23:24</dc:date>
            </office:change-info>
          </text:insertion>
        </text:changed-region>
        <text:changed-region xml:id="ct94770524483728" text:id="ct94770524483728">
          <text:insertion>
            <office:change-info>
              <dc:creator>Unknown Author</dc:creator>
              <dc:date>2018-06-01T12:24:18</dc:date>
            </office:change-info>
          </text:insertion>
        </text:changed-region>
        <text:changed-region xml:id="ct94770524554016" text:id="ct94770524554016">
          <text:deletion>
            <office:change-info>
              <dc:creator>Unknown Author</dc:creator>
              <dc:date>2018-06-01T10:58:09</dc:date>
            </office:change-info>
            <text:p text:style-name="P182">One question was whether the local interfaces have priority over the superclass interfaces. <text:s/>Now they will be searched later. <text:s/>Changing the order to search superclasses (only) first, then interfaces, then superclass dependencies is too complicated. <text:s/>Searching interfaces <text:span text:style-name="T2">before </text:span>superclass is wrong<text:span text:style-name="T19"> … is it?</text:span></text:p>
          </text:deletion>
        </text:changed-region>
        <text:changed-region xml:id="ct94770524608144" text:id="ct94770524608144">
          <text:deletion>
            <office:change-info>
              <dc:creator>Unknown Author</dc:creator>
              <dc:date>2018-06-07T17:53:14</dc:date>
            </office:change-info>
            <text:h text:style-name="Heading_20_3" text:outline-level="3">Virtual </text:h>
          </text:deletion>
        </text:changed-region>
        <text:changed-region xml:id="ct94770524618688" text:id="ct94770524618688">
          <text:insertion>
            <office:change-info>
              <dc:creator>Unknown Author</dc:creator>
              <dc:date>2018-06-07T17:53:14</dc:date>
            </office:change-info>
          </text:insertion>
        </text:changed-region>
        <text:changed-region xml:id="ct94770524681952" text:id="ct94770524681952">
          <text:insertion>
            <office:change-info>
              <dc:creator>Unknown Author</dc:creator>
              <dc:date>2021-04-24T13:42:24</dc:date>
            </office:change-info>
          </text:insertion>
        </text:changed-region>
        <text:changed-region xml:id="ct94770524674000" text:id="ct94770524674000">
          <text:insertion>
            <office:change-info>
              <dc:creator>Unknown Author</dc:creator>
              <dc:date>2021-04-24T13:43:12</dc:date>
            </office:change-info>
          </text:insertion>
        </text:changed-region>
        <text:changed-region xml:id="ct94770524670096" text:id="ct94770524670096">
          <text:insertion>
            <office:change-info>
              <dc:creator>Unknown Author</dc:creator>
              <dc:date>2021-04-24T13:44:05</dc:date>
            </office:change-info>
          </text:insertion>
        </text:changed-region>
        <text:changed-region xml:id="ct94770524634464" text:id="ct94770524634464">
          <text:insertion>
            <office:change-info>
              <dc:creator>Unknown Author</dc:creator>
              <dc:date>2021-04-24T13:45:00</dc:date>
            </office:change-info>
          </text:insertion>
        </text:changed-region>
        <text:changed-region xml:id="ct94770524693040" text:id="ct94770524693040">
          <text:insertion>
            <office:change-info>
              <dc:creator>Unknown Author</dc:creator>
              <dc:date>2021-04-24T13:46:01</dc:date>
            </office:change-info>
          </text:insertion>
        </text:changed-region>
        <text:changed-region xml:id="ct94770524696368" text:id="ct94770524696368">
          <text:insertion>
            <office:change-info>
              <dc:creator>Unknown Author</dc:creator>
              <dc:date>2021-04-24T13:47:00</dc:date>
            </office:change-info>
          </text:insertion>
        </text:changed-region>
        <text:changed-region xml:id="ct94770524696608" text:id="ct94770524696608">
          <text:insertion>
            <office:change-info>
              <dc:creator>Unknown Author</dc:creator>
              <dc:date>2021-04-24T13:48:10</dc:date>
            </office:change-info>
          </text:insertion>
        </text:changed-region>
        <text:changed-region xml:id="ct94770524698896" text:id="ct94770524698896">
          <text:insertion>
            <office:change-info>
              <dc:creator>Unknown Author</dc:creator>
              <dc:date>2021-04-24T13:49:01</dc:date>
            </office:change-info>
          </text:insertion>
        </text:changed-region>
        <text:changed-region xml:id="ct94770524699776" text:id="ct94770524699776">
          <text:insertion>
            <office:change-info>
              <dc:creator>Unknown Author</dc:creator>
              <dc:date>2021-04-24T13:50:00</dc:date>
            </office:change-info>
          </text:insertion>
        </text:changed-region>
        <text:changed-region xml:id="ct94770524700096" text:id="ct94770524700096">
          <text:insertion>
            <office:change-info>
              <dc:creator>Unknown Author</dc:creator>
              <dc:date>2021-04-24T13:51:26</dc:date>
            </office:change-info>
          </text:insertion>
        </text:changed-region>
        <text:changed-region xml:id="ct94770524706304" text:id="ct94770524706304">
          <text:insertion>
            <office:change-info>
              <dc:creator>Unknown Author</dc:creator>
              <dc:date>2021-04-24T13:52:00</dc:date>
            </office:change-info>
          </text:insertion>
        </text:changed-region>
        <text:changed-region xml:id="ct94770524707104" text:id="ct94770524707104">
          <text:insertion>
            <office:change-info>
              <dc:creator>Unknown Author</dc:creator>
              <dc:date>2021-04-24T13:53:08</dc:date>
            </office:change-info>
          </text:insertion>
        </text:changed-region>
        <text:changed-region xml:id="ct94770524707424" text:id="ct94770524707424">
          <text:insertion>
            <office:change-info>
              <dc:creator>Unknown Author</dc:creator>
              <dc:date>2021-04-24T13:56:22</dc:date>
            </office:change-info>
          </text:insertion>
        </text:changed-region>
        <text:changed-region xml:id="ct94770524710368" text:id="ct94770524710368">
          <text:insertion>
            <office:change-info>
              <dc:creator>Unknown Author</dc:creator>
              <dc:date>2021-04-24T13:57:25</dc:date>
            </office:change-info>
          </text:insertion>
        </text:changed-region>
        <text:changed-region xml:id="ct94770523188752" text:id="ct94770523188752">
          <text:insertion>
            <office:change-info>
              <dc:creator>Unknown Author</dc:creator>
              <dc:date>2021-04-24T13:58:34</dc:date>
            </office:change-info>
          </text:insertion>
        </text:changed-region>
        <text:changed-region xml:id="ct94770524701040" text:id="ct94770524701040">
          <text:insertion>
            <office:change-info>
              <dc:creator>Unknown Author</dc:creator>
              <dc:date>2021-04-24T14:30:36</dc:date>
            </office:change-info>
          </text:insertion>
        </text:changed-region>
        <text:changed-region xml:id="ct94770524237808" text:id="ct94770524237808">
          <text:insertion>
            <office:change-info>
              <dc:creator>Unknown Author</dc:creator>
              <dc:date>2021-04-24T13:54:06</dc:date>
            </office:change-info>
          </text:insertion>
        </text:changed-region>
        <text:changed-region xml:id="ct94770524693632" text:id="ct94770524693632">
          <text:insertion>
            <office:change-info>
              <dc:creator>Unknown Author</dc:creator>
              <dc:date>2021-04-24T13:55:00</dc:date>
            </office:change-info>
          </text:insertion>
        </text:changed-region>
        <text:changed-region xml:id="ct94770524238048" text:id="ct94770524238048">
          <text:insertion>
            <office:change-info>
              <dc:creator>Unknown Author</dc:creator>
              <dc:date>2021-04-24T13:58:17</dc:date>
            </office:change-info>
          </text:insertion>
        </text:changed-region>
        <text:changed-region xml:id="ct94770524717760" text:id="ct94770524717760">
          <text:insertion>
            <office:change-info>
              <dc:creator>Unknown Author</dc:creator>
              <dc:date>2021-04-24T13:59:16</dc:date>
            </office:change-info>
          </text:insertion>
        </text:changed-region>
        <text:changed-region xml:id="ct94770524725248" text:id="ct94770524725248">
          <text:insertion>
            <office:change-info>
              <dc:creator>Unknown Author</dc:creator>
              <dc:date>2021-04-24T14:00:00</dc:date>
            </office:change-info>
          </text:insertion>
        </text:changed-region>
        <text:changed-region xml:id="ct94770524731120" text:id="ct94770524731120">
          <text:insertion>
            <office:change-info>
              <dc:creator>Unknown Author</dc:creator>
              <dc:date>2021-04-24T14:01:00</dc:date>
            </office:change-info>
          </text:insertion>
        </text:changed-region>
        <text:changed-region xml:id="ct94770524732608" text:id="ct94770524732608">
          <text:insertion>
            <office:change-info>
              <dc:creator>Unknown Author</dc:creator>
              <dc:date>2021-04-24T14:02:01</dc:date>
            </office:change-info>
          </text:insertion>
        </text:changed-region>
        <text:changed-region xml:id="ct94770524719904" text:id="ct94770524719904">
          <text:insertion>
            <office:change-info>
              <dc:creator>Unknown Author</dc:creator>
              <dc:date>2021-04-24T14:03:25</dc:date>
            </office:change-info>
          </text:insertion>
        </text:changed-region>
        <text:changed-region xml:id="ct94770524734512" text:id="ct94770524734512">
          <text:insertion>
            <office:change-info>
              <dc:creator>Unknown Author</dc:creator>
              <dc:date>2021-04-24T14:04:00</dc:date>
            </office:change-info>
          </text:insertion>
        </text:changed-region>
        <text:changed-region xml:id="ct94770524737088" text:id="ct94770524737088">
          <text:insertion>
            <office:change-info>
              <dc:creator>Unknown Author</dc:creator>
              <dc:date>2021-04-24T14:10:10</dc:date>
            </office:change-info>
          </text:insertion>
        </text:changed-region>
        <text:changed-region xml:id="ct94770524720512" text:id="ct94770524720512">
          <text:insertion>
            <office:change-info>
              <dc:creator>Unknown Author</dc:creator>
              <dc:date>2021-04-24T14:12:05</dc:date>
            </office:change-info>
          </text:insertion>
        </text:changed-region>
        <text:changed-region xml:id="ct94770524734176" text:id="ct94770524734176">
          <text:insertion>
            <office:change-info>
              <dc:creator>Unknown Author</dc:creator>
              <dc:date>2021-04-24T14:13:05</dc:date>
            </office:change-info>
          </text:insertion>
        </text:changed-region>
        <text:changed-region xml:id="ct94770524738208" text:id="ct94770524738208">
          <text:insertion>
            <office:change-info>
              <dc:creator>Unknown Author</dc:creator>
              <dc:date>2021-04-24T14:14:02</dc:date>
            </office:change-info>
          </text:insertion>
        </text:changed-region>
        <text:changed-region xml:id="ct94770524737968" text:id="ct94770524737968">
          <text:insertion>
            <office:change-info>
              <dc:creator>Unknown Author</dc:creator>
              <dc:date>2021-04-24T14:15:00</dc:date>
            </office:change-info>
          </text:insertion>
        </text:changed-region>
        <text:changed-region xml:id="ct94770524741424" text:id="ct94770524741424">
          <text:insertion>
            <office:change-info>
              <dc:creator>Unknown Author</dc:creator>
              <dc:date>2021-04-24T14:16:59</dc:date>
            </office:change-info>
          </text:insertion>
        </text:changed-region>
        <text:changed-region xml:id="ct94770524742304" text:id="ct94770524742304">
          <text:insertion>
            <office:change-info>
              <dc:creator>Unknown Author</dc:creator>
              <dc:date>2021-04-24T14:17:00</dc:date>
            </office:change-info>
          </text:insertion>
        </text:changed-region>
        <text:changed-region xml:id="ct94770524743712" text:id="ct94770524743712">
          <text:insertion>
            <office:change-info>
              <dc:creator>Unknown Author</dc:creator>
              <dc:date>2021-04-24T14:29:09</dc:date>
            </office:change-info>
          </text:insertion>
        </text:changed-region>
        <text:changed-region xml:id="ct94770524744592" text:id="ct94770524744592">
          <text:insertion>
            <office:change-info>
              <dc:creator>Unknown Author</dc:creator>
              <dc:date>2021-04-24T14:30:01</dc:date>
            </office:change-info>
          </text:insertion>
        </text:changed-region>
        <text:changed-region xml:id="ct94770524746768" text:id="ct94770524746768">
          <text:insertion>
            <office:change-info>
              <dc:creator>Unknown Author</dc:creator>
              <dc:date>2021-04-24T14:33:02</dc:date>
            </office:change-info>
          </text:insertion>
        </text:changed-region>
        <text:changed-region xml:id="ct94770524749744" text:id="ct94770524749744">
          <text:insertion>
            <office:change-info>
              <dc:creator>Unknown Author</dc:creator>
              <dc:date>2021-04-24T14:34:28</dc:date>
            </office:change-info>
          </text:insertion>
        </text:changed-region>
        <text:changed-region xml:id="ct94770524757776" text:id="ct94770524757776">
          <text:insertion>
            <office:change-info>
              <dc:creator>Unknown Author</dc:creator>
              <dc:date>2021-04-24T14:35:00</dc:date>
            </office:change-info>
          </text:insertion>
        </text:changed-region>
        <text:changed-region xml:id="ct94770524720800" text:id="ct94770524720800">
          <text:insertion>
            <office:change-info>
              <dc:creator>Unknown Author</dc:creator>
              <dc:date>2021-04-24T14:36:02</dc:date>
            </office:change-info>
          </text:insertion>
        </text:changed-region>
        <text:changed-region xml:id="ct94770523197952" text:id="ct94770523197952">
          <text:insertion>
            <office:change-info>
              <dc:creator>Unknown Author</dc:creator>
              <dc:date>2021-04-24T14:38:00</dc:date>
            </office:change-info>
          </text:insertion>
        </text:changed-region>
        <text:changed-region xml:id="ct94770523198624" text:id="ct94770523198624">
          <text:insertion>
            <office:change-info>
              <dc:creator>Unknown Author</dc:creator>
              <dc:date>2021-04-24T14:57:43</dc:date>
            </office:change-info>
          </text:insertion>
        </text:changed-region>
        <text:changed-region xml:id="ct94770524797168" text:id="ct94770524797168">
          <text:insertion>
            <office:change-info>
              <dc:creator>Unknown Author</dc:creator>
              <dc:date>2021-04-24T15:10:15</dc:date>
            </office:change-info>
          </text:insertion>
        </text:changed-region>
        <text:changed-region xml:id="ct94770524791248" text:id="ct94770524791248">
          <text:insertion>
            <office:change-info>
              <dc:creator>Unknown Author</dc:creator>
              <dc:date>2021-04-24T15:39:01</dc:date>
            </office:change-info>
          </text:insertion>
        </text:changed-region>
        <text:changed-region xml:id="ct94770524768912" text:id="ct94770524768912">
          <text:insertion>
            <office:change-info>
              <dc:creator>Unknown Author</dc:creator>
              <dc:date>2021-04-24T15:40:00</dc:date>
            </office:change-info>
          </text:insertion>
        </text:changed-region>
        <text:changed-region xml:id="ct94770524822176" text:id="ct94770524822176">
          <text:insertion>
            <office:change-info>
              <dc:creator>Unknown Author</dc:creator>
              <dc:date>2021-04-24T15:10:15</dc:date>
            </office:change-info>
          </text:insertion>
        </text:changed-region>
        <text:changed-region xml:id="ct94770524816272" text:id="ct94770524816272">
          <text:insertion>
            <office:change-info>
              <dc:creator>Unknown Author</dc:creator>
              <dc:date>2021-04-24T14:39:20</dc:date>
            </office:change-info>
          </text:insertion>
        </text:changed-region>
        <text:changed-region xml:id="ct94770524819168" text:id="ct94770524819168">
          <text:insertion>
            <office:change-info>
              <dc:creator>Unknown Author</dc:creator>
              <dc:date>2021-04-24T14:40:05</dc:date>
            </office:change-info>
          </text:insertion>
        </text:changed-region>
        <text:changed-region xml:id="ct94770524812448" text:id="ct94770524812448">
          <text:insertion>
            <office:change-info>
              <dc:creator>Unknown Author</dc:creator>
              <dc:date>2021-04-24T14:41:50</dc:date>
            </office:change-info>
          </text:insertion>
        </text:changed-region>
        <text:changed-region xml:id="ct94770524822624" text:id="ct94770524822624">
          <text:insertion>
            <office:change-info>
              <dc:creator>Unknown Author</dc:creator>
              <dc:date>2021-04-24T14:47:14</dc:date>
            </office:change-info>
          </text:insertion>
        </text:changed-region>
        <text:changed-region xml:id="ct94770524823232" text:id="ct94770524823232">
          <text:insertion>
            <office:change-info>
              <dc:creator>Unknown Author</dc:creator>
              <dc:date>2021-04-24T14:48:00</dc:date>
            </office:change-info>
          </text:insertion>
        </text:changed-region>
        <text:changed-region xml:id="ct94770524824048" text:id="ct94770524824048">
          <text:insertion>
            <office:change-info>
              <dc:creator>Unknown Author</dc:creator>
              <dc:date>2021-04-24T14:49:10</dc:date>
            </office:change-info>
          </text:insertion>
        </text:changed-region>
        <text:changed-region xml:id="ct94770524824368" text:id="ct94770524824368">
          <text:insertion>
            <office:change-info>
              <dc:creator>Unknown Author</dc:creator>
              <dc:date>2021-04-24T14:50:04</dc:date>
            </office:change-info>
          </text:insertion>
        </text:changed-region>
        <text:changed-region xml:id="ct94770524825600" text:id="ct94770524825600">
          <text:insertion>
            <office:change-info>
              <dc:creator>Unknown Author</dc:creator>
              <dc:date>2021-04-24T14:42:08</dc:date>
            </office:change-info>
          </text:insertion>
        </text:changed-region>
        <text:changed-region xml:id="ct94770524826896" text:id="ct94770524826896">
          <text:insertion>
            <office:change-info>
              <dc:creator>Unknown Author</dc:creator>
              <dc:date>2021-04-24T14:43:00</dc:date>
            </office:change-info>
          </text:insertion>
        </text:changed-region>
        <text:changed-region xml:id="ct94770524827136" text:id="ct94770524827136">
          <text:insertion>
            <office:change-info>
              <dc:creator>Unknown Author</dc:creator>
              <dc:date>2021-04-24T14:44:01</dc:date>
            </office:change-info>
          </text:insertion>
        </text:changed-region>
        <text:changed-region xml:id="ct94770524823552" text:id="ct94770524823552">
          <text:insertion>
            <office:change-info>
              <dc:creator>Unknown Author</dc:creator>
              <dc:date>2021-04-24T14:45:00</dc:date>
            </office:change-info>
          </text:insertion>
        </text:changed-region>
        <text:changed-region xml:id="ct94770524827616" text:id="ct94770524827616">
          <text:insertion>
            <office:change-info>
              <dc:creator>Unknown Author</dc:creator>
              <dc:date>2021-04-24T14:46:00</dc:date>
            </office:change-info>
          </text:insertion>
        </text:changed-region>
        <text:changed-region xml:id="ct94770524827376" text:id="ct94770524827376">
          <text:insertion>
            <office:change-info>
              <dc:creator>Unknown Author</dc:creator>
              <dc:date>2021-04-24T14:47:00</dc:date>
            </office:change-info>
          </text:insertion>
        </text:changed-region>
        <text:changed-region xml:id="ct94770523205248" text:id="ct94770523205248">
          <text:insertion>
            <office:change-info>
              <dc:creator>Unknown Author</dc:creator>
              <dc:date>2021-04-24T16:21:39</dc:date>
            </office:change-info>
          </text:insertion>
        </text:changed-region>
        <text:changed-region xml:id="ct94770523204144" text:id="ct94770523204144">
          <text:insertion>
            <office:change-info>
              <dc:creator>Unknown Author</dc:creator>
              <dc:date>2021-04-24T16:22:00</dc:date>
            </office:change-info>
          </text:insertion>
        </text:changed-region>
        <text:changed-region xml:id="ct94770524831568" text:id="ct94770524831568">
          <text:insertion>
            <office:change-info>
              <dc:creator>Unknown Author</dc:creator>
              <dc:date>2021-04-24T16: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Project <text:span text:style-name="T2">FORCE</text:span></text:p>
      <text:p text:style-name="P193"><text:span text:style-name="T132">Introduction to </text:span>FORCE</text:p>
      <text:p text:style-name="P194">Dominik Wezel</text:p>
      <text:h text:style-name="Heading_20_1" text:outline-level="1">Overview</text:h>
      <text:h text:style-name="P219" text:outline-level="2">Summary</text:h>
      <text:p text:style-name="Text_20_body">FORCE is an object oriented, functional<text:span text:style-name="T25">, reactive</text:span> derivate of Charles Moore’s FORTH.</text:p>
      <text:p text:style-name="Text_20_body">FORCE provides</text:p>
      <text:list xml:id="list115016994906626" text:continue-list="list115017976864236" text:style-name="List_20_1">
        <text:list-item>
          <text:p text:style-name="List_20_1_20_Start">an interpreter with a read-eval-print loop</text:p>
        </text:list-item>
        <text:list-item>
          <text:p text:style-name="List_20_1_20_Cont.">platform <text:span text:style-name="T197">abstractions and </text:span>foundations for a lot of platforms (including OS and GUI interface libraries)</text:p>
        </text:list-item>
        <text:list-item>
          <text:p text:style-name="List_20_1_20_Cont.">compilers for a lot of platforms capable of generating vocabularies, libraries and programs that can be run on that platform without code modiﬁcations</text:p>
        </text:list-item>
        <text:list-item>
          <text:p text:style-name="List_20_1_20_Cont.">assemblers for a lot of platforms and processor types</text:p>
        </text:list-item>
        <text:list-item>
          <text:p text:style-name="List_20_1_20_End">an IDE providing an extremely short and fast <text:span text:style-name="T2">code-test-deploy </text:span>cycle<text:span text:style-name="T197">.</text:span></text:p>
        </text:list-item>
      </text:list>
      <text:p text:style-name="Text_20_body">FORCE can be used as</text:p>
      <text:list xml:id="list115018356324579" text:continue-numbering="true" text:style-name="List_20_1">
        <text:list-item>
          <text:p text:style-name="List_20_1_20_Start">an interpreter for testing functionality</text:p>
        </text:list-item>
        <text:list-item>
          <text:p text:style-name="P306">a batch processor</text:p>
        </text:list-item>
        <text:list-item>
          <text:p text:style-name="List_20_1_20_End">a compiler to generate target platform programs at least on a par with C programs in terms of speed<text:span text:style-name="T25"> and memory footprint</text:span>.</text:p>
        </text:list-item>
      </text:list>
      <text:h text:style-name="Heading_20_2" text:outline-level="2">How to Read<text:span text:style-name="T132"> This Guide</text:span></text:h>
      <text:h text:style-name="Heading_20_3" text:outline-level="3">Glossary</text:h>
      <text:h text:style-name="Heading_20_3" text:outline-level="3">Markup</text:h>
      <text:h text:style-name="P210" text:outline-level="1">Background</text:h>
      <text:p text:style-name="P98">In order to understand many of the concepts of FORTH — particularly because it differs so much from today’s mainstream programming languages — a bit of history and an introduction to the concepts behind FORTH is in place here. <text:s/>If you already know FORTH, this part may not be that interesting.</text:p>
      <text:h text:style-name="P211" text:outline-level="1">Encoding<text:change-start text:change-id="ct94770523000352"/></text:h>
      <text:p text:style-name="P170"><text:change-end text:change-id="ct94770523000352"/><text:change-start text:change-id="ct94770523000080"/>The native encoding in FORCE is Unicode. <text:s/>There are methods in the <text:span text:style-name="Code">String</text:span> class to convert from and to legacy en<text:change-end text:change-id="ct94770523000080"/><text:change-start text:change-id="ct94770523266688"/>codings (such as ISO-8859-<text:span text:style-name="T2">n</text:span> and Cp<text:span text:style-name="T2">nnn</text:span>). <text:s/><text:change-end text:change-id="ct94770523266688"/><text:change-start text:change-id="ct94770523267104"/>By default, Strings<text:change-end text:change-id="ct94770523267104"/><text:change-start text:change-id="ct94770523267424"/> are externalized in UTF-8 format, i. e. when creating <text:change-end text:change-id="ct94770523267424"/><text:change-start text:change-id="ct94770523269040"/>a String with <text:span text:style-name="Code">String new|newz|new$</text:span>, it expects <text:change-end text:change-id="ct94770523269040"/><text:change-start text:change-id="ct94770523269424"/>a UTF-8 formatted buffer.<text:change-end text:change-id="ct94770523269424"/><text:change-start text:change-id="ct94770523270608"/></text:p>
      <text:p text:style-name="P171">In the case of a legacy platform encoding, FORCE <text:change-end text:change-id="ct94770523270608"/><text:change-start text:change-id="ct94770523270848"/>has to be invoked with an additional argument specifying the platform encoding (for file names etc.), which will be used<text:change-end text:change-id="ct94770523270848"/><text:change-start text:change-id="ct94770523271088"/> with the OS class to convert to and from the legacy encoding so that the legacy encoding is encapsulated at the lowest possible boundary.<text:change-end text:change-id="ct94770523271088"/></text:p>
      <text:h text:style-name="Heading_20_2" text:outline-level="2"><text:soft-page-break/>UniCode Support</text:h>
      <text:p text:style-name="P106">FORCE is a postmodern language and as such supports and even encourages the UniCode and UTF-8 encodings. <text:s/>In many places, UniCode characters make part of standard words by default, such as <text:span text:style-name="Code">−</text:span> (“minus”), <text:span text:style-name="Code">−!</text:span> (“minus-store”), <text:span text:style-name="Code">×</text:span> (“multiply”), <text:span text:style-name="Code">÷</text:span> (“divide”) etc. <text:s/>However, due to the fact that many keyboards are not equipped or configured for entering extended UniCode characters easily, there are ASCII aliases for these words, like <text:span text:style-name="Code">-</text:span> (“dash”) for <text:span text:style-name="Code">−</text:span> (“minus”), <text:s/><text:span text:style-name="Code">*</text:span> (“asterisk”) for <text:span text:style-name="Code">×</text:span>, <text:span text:style-name="Code">/</text:span> (“slash”) for <text:span text:style-name="Code">÷</text:span>, a. s. o.</text:p>
      <text:p text:style-name="P107">Because many ASCII characters like dash, asterisk, and slash appear in combinations with different meanings (such as <text:span text:style-name="Code">/*</text:span> and <text:span text:style-name="Code">*/</text:span>, or <text:span text:style-name="Code">---</text:span> for opening and closing a block comment, using the extended Unicode characters actually enhances legibility and is therefore encouraged. <text:s/>The Linux operating system, noadays usually configured to fully support Unicode, offers an easy way to enter extended Unicode characters as composite keyboard strokes, e. g. <text:span text:style-name="Code">&lt;composite&gt;&lt;dash&gt;&lt;dash&gt;</text:span> for <text:span text:style-name="Code">&lt;minus&gt;</text:span>. <text:s/>A sample <text:span text:style-name="Code">.XCompose</text:span> configuration suitable for FORCE can be found in the appendix. <text:s/><text:span text:style-name="T145">TODO</text:span></text:p>
      <text:p text:style-name="P108">FORCE developers are particularly encouraged to provide standard definitions using extended Unicode characters where appropriate, and provide an ASCII-workaround as an alias for the time being.</text:p>
      <text:h text:style-name="P212" text:outline-level="1">Organization</text:h>
      <text:h text:style-name="P220" text:outline-level="2">Artifact Organization</text:h>
      <text:p text:style-name="P57">In FORCE, 4 types of files can be clearly distinguished:</text:p>
      <text:list xml:id="list115018272507299" text:continue-numbering="true" text:style-name="List_20_1">
        <text:list-item>
          <text:p text:style-name="P355">Source files with file extension <text:span text:style-name="Code">.4th</text:span>, or <text:span text:style-name="Code">.4ce</text:span></text:p>
        </text:list-item>
        <text:list-item>
          <text:p text:style-name="P307"><text:span text:style-name="T133">Modules (v</text:span>ocabulary and <text:span text:style-name="T133">c</text:span>lass files<text:span text:style-name="T133">)</text:span> with extension <text:span text:style-name="Code">.voc</text:span></text:p>
        </text:list-item>
        <text:list-item>
          <text:p text:style-name="P307"><text:span text:style-name="T133">Binaries (o</text:span>bject and <text:span text:style-name="T133">l</text:span>ibrary files<text:span text:style-name="T133">)</text:span> with extension <text:span text:style-name="Code">.o</text:span> and <text:span text:style-name="Code">.lib</text:span>, respectively</text:p>
        </text:list-item>
        <text:list-item>
          <text:p text:style-name="P346">Executables with<text:span text:style-name="T83">out</text:span> extension on Unix or <text:span text:style-name="Code">.exe</text:span> on Microsoft platforms</text:p>
        </text:list-item>
      </text:list>
      <text:p text:style-name="P57">To keep artifacts of these types <text:span text:style-name="T82">together, they are organized in different directories under a common root called “FORCE root” (associated with environment variable </text:span><text:span text:style-name="Code"><text:span text:style-name="T82">ROOT4CE</text:span></text:span><text:span text:style-name="T82">):</text:span></text:p>
      <text:list xml:id="list115017445995395" text:continue-numbering="true" text:style-name="List_20_1">
        <text:list-item>
          <text:p text:style-name="P356">Sources in directory <text:span text:style-name="Code">src</text:span><text:span text:style-name="Code"><text:span text:style-name="T92">/</text:span></text:span></text:p>
        </text:list-item>
        <text:list-item>
          <text:p text:style-name="P308"><text:span text:style-name="T133">Modules</text:span> in directory <text:span text:style-name="Code">mod</text:span><text:span text:style-name="Code"><text:span text:style-name="T92">/</text:span></text:span></text:p>
        </text:list-item>
        <text:list-item>
          <text:p text:style-name="P308"><text:span text:style-name="T133">Binaries </text:span>in directory <text:span text:style-name="Code">lib</text:span><text:span text:style-name="Code"><text:span text:style-name="T92">/</text:span></text:span></text:p>
        </text:list-item>
        <text:list-item>
          <text:p text:style-name="P346">Executables in directory <text:span text:style-name="Code">bin</text:span><text:span text:style-name="Code"><text:span text:style-name="T92">/</text:span></text:span></text:p>
        </text:list-item>
      </text:list>
      <text:p text:style-name="P58">The FORCE root may contain multiple paths separated by the path separator character (<text:span text:style-name="Code">:</text:span> on Unix systems, <text:span text:style-name="Code">;</text:span> on Windows), which will be looked up from left to right, until an item is found.<text:span text:style-name="T92"> <text:s/>Each of the path elements should normally be terminated with a slash (</text:span><text:span text:style-name="Code"><text:span text:style-name="T92">/</text:span></text:span><text:span text:style-name="T92">): the </text:span><text:span text:style-name="Code"><text:span text:style-name="T92">src/</text:span></text:span><text:span text:style-name="T92">, </text:span><text:span text:style-name="Code"><text:span text:style-name="T92">mod/</text:span></text:span><text:span text:style-name="T92"> etc. will be directly appended to the path elements.</text:span></text:p>
      <text:p text:style-name="P65">The first entry of the FORCE root is the path chosen for deposits, i. e. in a FORCE root like <text:span text:style-name="Code">/usr/force</text:span><text:span text:style-name="Code"><text:span text:style-name="T92">/</text:span></text:span><text:span text:style-name="Code">:.</text:span><text:span text:style-name="Code"><text:span text:style-name="T92">/</text:span></text:span>, the source file may be read from <text:span text:style-name="Code">./src/force/lang/Force.4th</text:span>, but the vocabulary will still be written to <text:span text:style-name="Code">/usr/force/voc/force/lang/Force.voc</text:span>. <text:s/>During development, it may therefore be better to stick to a simple path like <text:span text:style-name="Code"><text:span text:style-name="T134">~/project-name/</text:span></text:span>.</text:p>
      <text:p text:style-name="P65">The <text:span text:style-name="Code">ROOT4CE</text:span> environment variable<text:span text:style-name="T134"> holding the FORCE root</text:span> <text:span text:style-name="T134">can be </text:span>overridden by the <text:span text:style-name="Code">-r</text:span> or <text:span text:style-name="Code">--root=</text:span> command line argument. <text:s/>During development, specifying <text:span text:style-name="Code">-r.</text:span><text:span text:style-name="Code"><text:span text:style-name="T92">/</text:span></text:span> as a command line argument is a<text:span text:style-name="T17">n easy</text:span> way to prevent <text:span text:style-name="Code">/usr/force</text:span> from being touched / polluted<text:span text:style-name="T17"> if the standard FORCE root </text:span><text:span text:style-name="Code"><text:span text:style-name="T17">/usr/force/:~/.force/</text:span></text:span><text:span text:style-name="T17"> is set as environment.</text:span></text:p>
      <text:h text:style-name="P243" text:outline-level="2">Package Management</text:h>
      <text:p text:style-name="P58">Inside a directory, subdirectories can be created to any level to further organize artifacts into groups called packages. <text:s/>The package tree should start out as generic as possible and grow more specific on deeper levels.<text:span text:style-name="T84"> <text:s/>As in the Java programming language that introduced or at least popularized this organization style, there is a language specific package subtree called </text:span><text:span text:style-name="Code"><text:span text:style-name="T84">force</text:span></text:span><text:span text:style-name="T84">, below which the language specific packages and libraries </text:span><text:soft-page-break/><text:span text:style-name="T84">reside. <text:s/>The actual FORCE vocabulary is located in subpackage </text:span><text:span text:style-name="Code"><text:span text:style-name="T84">force/lang</text:span></text:span><text:change-start text:change-id="ct94770523275744"/><text:span text:style-name="Code"><text:span text:style-name="T84">/</text:span></text:span><text:change-end text:change-id="ct94770523275744"/><text:span text:style-name="T84">.</text:span></text:p>
      <text:p text:style-name="P59">Assuming the FORCE root as <text:span text:style-name="Code">"/usr/force</text:span><text:change-start text:change-id="ct94770523284240"/><text:span text:style-name="Code"><text:span text:style-name="T163">/</text:span></text:span><text:change-end text:change-id="ct94770523284240"/><text:span text:style-name="Code">:</text:span><text:span text:style-name="Code"><text:span text:style-name="T91">.</text:span></text:span><text:change-start text:change-id="ct94770523273184"/><text:span text:style-name="Code"><text:span text:style-name="T91">/</text:span></text:span><text:change-end text:change-id="ct94770523273184"/><text:span text:style-name="Code">"</text:span> on a Unix system and given that it is a global item, the FORCE vocabulary should then be located in file <text:span text:style-name="Code">/usr/force/voc/</text:span><text:change-start text:change-id="ct94770523266048"/><text:span text:style-name="Code"><text:span text:style-name="T101">force/</text:span></text:span><text:change-end text:change-id="ct94770523266048"/><text:change-start text:change-id="ct94770523347088"/><text:span text:style-name="Code"><text:span text:style-name="T101">lang/</text:span></text:span><text:span text:style-name="Code"><text:span text:style-name="T97">Forth.voc</text:span></text:span><text:change-end text:change-id="ct94770523347088"/>, its source file in <text:span text:style-name="Code">/usr/force/src</text:span><text:span text:style-name="Code"><text:span text:style-name="T85">/</text:span></text:span><text:change-start text:change-id="ct94770523356656"/><text:span text:style-name="Code"><text:span text:style-name="T101">force/lang</text:span></text:span><text:span text:style-name="Code"><text:span text:style-name="T97">/Forth.4th</text:span></text:span><text:change-end text:change-id="ct94770523356656"/>, and its <text:span text:style-name="T85">ELF </text:span>object file located in <text:span text:style-name="Code">/usr/force/lib</text:span><text:span text:style-name="Code"><text:span text:style-name="T85">/</text:span></text:span><text:change-start text:change-id="ct94770523369376"/><text:span text:style-name="Code"><text:span text:style-name="T101">force/lang</text:span></text:span><text:span text:style-name="Code"><text:span text:style-name="T97">/Forth.o</text:span></text:span><text:change-end text:change-id="ct94770523369376"/> would probably also be part of a library <text:span text:style-name="Code">/usr/force/lib/</text:span><text:change-start text:change-id="ct94770523373680"/><text:span text:style-name="Code"><text:span text:style-name="T97">force.lib</text:span></text:span><text:change-end text:change-id="ct94770523373680"/>. <text:s/>The FORCE REPL (acting as a FORCE interpreter, but also as compiler, binder and library builder) would then be found in <text:span text:style-name="Code">/usr/force/</text:span><text:change-start text:change-id="ct94770523377808"/><text:span text:style-name="Code"><text:span text:style-name="T97">bin/force</text:span></text:span><text:change-end text:change-id="ct94770523377808"/>.</text:p>
      <text:h text:style-name="P213" text:outline-level="1">Vocabularies</text:h>
      <text:p text:style-name="P98">A vocabulary is a name space containing words belonging to the same context — regardless of what “context” refers to. <text:s/>E. g. the context of the FORTH vocabulary is “low level words that practically every code needs”, while the context of a class <text:span text:style-name="Code">IllegalArgumentException</text:span> (fully qualified: <text:span text:style-name="Code">force/exception/ IllegalArgumentException</text:span>) is “all the <text:span text:style-name="T135">specific logic necessary</text:span> <text:span text:style-name="T135">for an </text:span>exception thrown if an argument could not be processed correctly.</text:p>
      <text:p text:style-name="P1">First of all, there are <text:change text:change-id="ct94770523327104"/><text:change-start text:change-id="ct94770523336384"/><text:span text:style-name="T163">5</text:span><text:change-end text:change-id="ct94770523336384"/> types / levels of vocabularies:</text:p>
      <text:list xml:id="list115016979128188" text:continue-numbering="true" text:style-name="List_20_1">
        <text:list-item>
          <text:p text:style-name="P357">Classes</text:p>
        </text:list-item>
        <text:list-item>
          <text:p text:style-name="P309">Structures<text:change-start text:change-id="ct94770523375120"/></text:p>
        </text:list-item>
        <text:list-item>
          <text:p text:style-name="P310">Symbols</text:p>
        </text:list-item>
        <text:list-item>
          <text:p text:style-name="P310">SymbolSets<text:change-end text:change-id="ct94770523375120"/></text:p>
        </text:list-item>
        <text:list-item>
          <text:p text:style-name="List_20_1_20_End">(Plain vanilla) Vocabularies</text:p>
        </text:list-item>
      </text:list>
      <text:p text:style-name="P1">Classes encapsulate the logic for an object, structures allow to access fields of data structures, <text:change-start text:change-id="ct94770523331024"/><text:span text:style-name="T163">symbols </text:span><text:change-end text:change-id="ct94770523331024"/><text:change-start text:change-id="ct94770523358624"/><text:span text:style-name="T163">define symbolic names of a particular type, symbol sets </text:span><text:change-end text:change-id="ct94770523358624"/><text:change-start text:change-id="ct94770523370944"/><text:span text:style-name="T163">form bit sets for symbols, </text:span><text:change-end text:change-id="ct94770523370944"/>and <text:change-start text:change-id="ct94770523339344"/><text:span text:style-name="T163">plain </text:span><text:change-end text:change-id="ct94770523339344"/>vocabularies cover all the rest. <text:s/>A short introduction into the distinct features and tips for applying the <text:change text:change-id="ct94770523340160"/><text:change-start text:change-id="ct94770523341680"/><text:span text:style-name="T163">five </text:span><text:change-end text:change-id="ct94770523341680"/>types is covered in the subsections below. <text:s/>Classes<text:change text:change-id="ct94770523342208"/><text:change-start text:change-id="ct94770523343520"/><text:span text:style-name="T163">,</text:span><text:change-end text:change-id="ct94770523343520"/> Structures<text:change-start text:change-id="ct94770523345056"/><text:span text:style-name="T163">, Symbols and SymbolSets</text:span><text:change-end text:change-id="ct94770523345056"/> will be desribed in further detail in their own sections, which presume the knowledge of the information of this section.</text:p>
      <text:h text:style-name="P221" text:outline-level="2">Static vs. Dynamic</text:h>
      <text:p text:style-name="P2">Due to their nature, variable data — in contrast to constants and code — have a special feature that may be called “location of allocation.” <text:s/>They may reside inside a pre-allocated piece of memory, or they may be dynamically allocated during execution. <text:s/>The first location is called <text:span text:style-name="T2">static</text:span>, the second one <text:span text:style-name="T2">dynamic</text:span>.</text:p>
      <text:p text:style-name="P2">In early FORTH, there was only static allocation: if you defined a variable, it was static and globally visibile. <text:s/>With the introduction of structures (in C) and objects, the distinction between static and dynamic became necessary.</text:p>
      <text:p text:style-name="P2">Fields inside structures are always dynamic, i. e. they point at a location in memory relative to a base address, which is (usually) the beginning of the data block. <text:s/>The same is true with the majority of fields defined in a class, though it makes sense for some data in classes to also be static (namely those whose context is the class itself).</text:p>
      <text:p text:style-name="P2">The introduction of the location of allocation <text:span text:style-name="T1">required FORCE to provide the compiler keyword </text:span><text:span text:style-name="Code"><text:span text:style-name="T1">static</text:span></text:span><text:span text:style-name="T1"> for static data, because the default being dynamic makes more sense in an object-oriented language. <text:s/>Because the </text:span><text:change text:change-id="ct94770523371184"/><text:change-start text:change-id="ct94770523360544"/><text:span text:style-name="T1">five </text:span><text:change-end text:change-id="ct94770523360544"/><text:span text:style-name="T1">types of vocabularies have different standards in this sense, it also made sense to introduce a global default for each type of vocabulary.</text:span></text:p>
      <text:p text:style-name="P99">Classic vocabularies — which are not meant to be patterns for dynamic allocation — have an internal default of static, while both structures and classes have a default of dynamic.</text:p>
      <text:p text:style-name="P99">The keyword may be applied (as a prefix — important to note for classic FORTH programmers used to append modifiers like <text:span text:style-name="Code">immediate</text:span> at the end) to each individual definition, but FORCE also provides sections. <text:s/>Applying the keyword to a section will make all definitions inside <text:change-start text:change-id="ct94770523363136"/><text:span text:style-name="T164">the section </text:span><text:change-end text:change-id="ct94770523363136"/>inherit the section default. <text:s/>The section default may also be overridden individually, but note that there is no <text:span text:style-name="Code">dynamic</text:span> keyword to override <text:span text:style-name="Code">static</text:span>. <text:s/>This makes sense, because it is dangerous and pretty useless to have dynamic elements inside a static context.</text:p>
      <text:h text:style-name="P222" text:outline-level="2"><text:soft-page-break/>Visibility</text:h>
      <text:h text:style-name="P223" text:outline-level="2">Variables<text:change-start text:change-id="ct94770523363376"/></text:h>
      <text:h text:style-name="P244" text:outline-level="3">Variable Definition<text:change-end text:change-id="ct94770523363376"/></text:h>
      <text:p text:style-name="P3">Variables add state to a vocabulary. <text:s/>State is stored in the so-called <text:change text:change-id="ct94770523361712"/>data segment. <text:s/>In contrast to FORTH, variables in FORCE are declared with a <text:change text:change-id="ct94770523360208"/><text:change-start text:change-id="ct94770523344480"/><text:span text:style-name="T164">type </text:span><text:change-end text:change-id="ct94770523344480"/>indicator specifying the amount of bytes to reserve in the parameter area:</text:p>
      <text:p text:style-name="P4"><text:span text:style-name="Code">byte variable ByteVar<text:line-break/>cell variable Acell</text:span><text:change-start text:change-id="ct94770523354352"/><text:span text:style-name="Code"><text:line-break/></text:span><text:span text:style-name="Code"><text:span text:style-name="T164">String variable StringVar</text:span></text:span><text:change-end text:change-id="ct94770523354352"/><text:span text:style-name="Code"><text:line-break/></text:span><text:span text:style-name="Code"><text:span text:style-name="T37">300 bytes variable ByteArray<text:line-break/>20 cells variable 20Cells</text:span></text:span><text:change-start text:change-id="ct94770523394160"/><text:span text:style-name="Code"><text:span text:style-name="T37"><text:line-break/></text:span></text:span><text:span text:style-name="Code"><text:span text:style-name="T146">100 String array variable Strings<text:tab/><text:tab/><text:tab/>( see notes below)<text:line-break/>100 String refs variable StringTable<text:tab/><text:tab/>( see notes below)<text:line-break/>String Array variable</text:span></text:span><text:change-end text:change-id="ct94770523394160"/><text:change-start text:change-id="ct94770523397136"/><text:span text:style-name="Code"><text:span text:style-name="T146"> String</text:span></text:span><text:change-end text:change-id="ct94770523397136"/><text:change-start text:change-id="ct94770523400112"/><text:span text:style-name="Code"><text:span text:style-name="T146">Array</text:span></text:span><text:change-end text:change-id="ct94770523400112"/></text:p>
      <text:p text:style-name="P5">declares <text:change text:change-id="ct94770522946544"/><text:change-start text:change-id="ct94770523354592"/><text:span text:style-name="T165">the following </text:span><text:change-end text:change-id="ct94770523354592"/>variables:</text:p>
      <text:list xml:id="list115017723546880" text:continue-numbering="true" text:style-name="List_20_1">
        <text:list-item>
          <text:p text:style-name="List_20_1_20_Start">the name <text:span text:style-name="Code">ByteVar</text:span> henceforth refers to a single byte (8 bits) in the <text:change text:change-id="ct94770523352032"/><text:change-start text:change-id="ct94770523397376"/><text:span text:style-name="T198">data </text:span><text:change-end text:change-id="ct94770523397376"/>segment. <text:s/>The byte value can be retrieved and modified by the usual methods, in this case (because it’s a byte), we would use <text:span text:style-name="Code">c@</text:span> and <text:span text:style-name="Code">c!</text:span>, e. g. as in <text:span text:style-name="Code">3 ByteVar c!</text:span>, or <text:span text:style-name="Code">ByteVar c@ </text:span><text:change-start text:change-id="ct94770523385760"/><text:span text:style-name="Code"><text:span text:style-name="T164">4 +</text:span></text:span><text:change-end text:change-id="ct94770523385760"/><text:change text:change-id="ct94770523386272"/>.</text:p>
        </text:list-item>
        <text:list-item>
          <text:p text:style-name="P302">the name <text:span text:style-name="Code">Acell</text:span> refers to a whole cell (so we use <text:span text:style-name="Code">@</text:span> and <text:span text:style-name="Code">!</text:span> to retrieve and modify its value). <text:s/>Cell variables are also aligned to a cell boundary in memory. <text:s/>Assuming <text:span text:style-name="Code">ByteVar</text:span> would be the first variable declaration in the vocabulary (at offset 0 in the parameter area), the next address would be 1; modern processors however require, or at least recommend, to align words to a word boundary, and cells to a cell boundary (where cells are not words). <text:s/>So FORCE bridges the next couple of bytes (1 in a 16-bit setup, 3 in a 32-bit setup, and a whopping 7 in a 64-bit setup<text:note text:id="ftn1" text:note-class="footnote"><text:note-citation>1</text:note-citation><text:note-body><text:p text:style-name="P206">The consequence of which is to agglomerate variables of the same size in groups, if possible.</text:p></text:note-body></text:note>)<text:span text:style-name="T18"> in order to align</text:span><text:change text:change-id="ct94770523087312"/><text:span text:style-name="T18"> </text:span><text:span text:style-name="Code"><text:span text:style-name="T18">Acell</text:span></text:span><text:span text:style-name="T18"> to an even cell boundary.</text:span><text:change-start text:change-id="ct94770523316848"/></text:p>
        </text:list-item>
        <text:list-item>
          <text:p text:style-name="P311">the name <text:span text:style-name="Code">StringVar</text:span> is defined to hold a reference to an object of type <text:span text:style-name="Code">String</text:span><text:change-end text:change-id="ct94770523316848"/><text:change-start text:change-id="ct94770523326576"/>.<text:change-end text:change-id="ct94770523326576"/><text:change-start text:change-id="ct94770523328880"/> <text:s/>Since references always are cell-sized, <text:change-end text:change-id="ct94770523328880"/><text:change-start text:change-id="ct94770523294176"/><text:span text:style-name="Code">StringVar</text:span> on one hand will behave as if it were defined as a <text:span text:style-name="Code">cell variable</text:span>. <text:s/>On t<text:change-end text:change-id="ct94770523294176"/><text:change-start text:change-id="ct94770523336096"/>he other hand, the compiler will know that storing to the variable requires a <text:span text:style-name="Code">String</text:span> object on the stack, and retrieving from the variable will prod<text:change-end text:change-id="ct94770523336096"/><text:change-start text:change-id="ct94770523375440"/>uce a <text:span text:style-name="Code">String</text:span> object (or <text:span text:style-name="Code">NIL</text:span>).<text:change-end text:change-id="ct94770523375440"/></text:p>
        </text:list-item>
        <text:list-item>
          <text:p text:style-name="P303"><text:span text:style-name="Code">ByteArray</text:span> points at an area of 300 consecutive bytes, unaligned.</text:p>
        </text:list-item>
        <text:list-item>
          <text:p text:style-name="List_20_1_20_Cont."><text:span text:style-name="Code">20Cells</text:span> points at an area of 20 consecutive cells, aligned to a cell boundary, as explained with <text:span text:style-name="Code">Acell</text:span> above.<text:change-start text:change-id="ct94770523322224"/></text:p>
        </text:list-item>
        <text:list-item>
          <text:p text:style-name="P311"><text:change-end text:change-id="ct94770523322224"/><text:change-start text:change-id="ct94770523369008"/><text:span text:style-name="Code"><text:span text:style-name="T145">String</text:span></text:span><text:change-end text:change-id="ct94770523369008"/><text:change-start text:change-id="ct94770523314160"/><text:span text:style-name="Code"><text:span text:style-name="T147">s</text:span></text:span><text:change-end text:change-id="ct94770523314160"/><text:change-start text:change-id="ct94770523372352"/><text:span text:style-name="T147"> is </text:span><text:change-end text:change-id="ct94770523372352"/><text:change-start text:change-id="ct94770523416112"/><text:span text:style-name="T147">an </text:span><text:span text:style-name="T12">inline</text:span><text:span text:style-name="T147"> array of 100 </text:span><text:span text:style-name="Code"><text:span text:style-name="T147">String</text:span></text:span><text:span text:style-name="T147"> </text:span><text:span text:style-name="T15">objects</text:span><text:span text:style-name="T147">. <text:s/>The lower-case </text:span><text:span text:style-name="Code"><text:span text:style-name="T147">array</text:span></text:span><text:span text:style-name="T147"> compiler keyword </text:span><text:change-end text:change-id="ct94770523416112"/><text:change-start text:change-id="ct94770523418272"/><text:span text:style-name="T147">expects an object type and reserves the specified amount of objects of the </text:span><text:change-end text:change-id="ct94770523418272"/><text:change-start text:change-id="ct94770523385184"/><text:span text:style-name="T147">specified type.</text:span></text:p>
        </text:list-item>
        <text:list-item>
          <text:p text:style-name="P312"><text:span text:style-name="Code"><text:span text:style-name="T145">StringTable</text:span></text:span><text:span text:style-name="T145"> </text:span><text:span text:style-name="T148">in contrast </text:span><text:span text:style-name="T145">is an </text:span><text:span text:style-name="T14">inline</text:span><text:span text:style-name="T145"> array of 100 </text:span><text:span text:style-name="Code"><text:span text:style-name="T145">String</text:span></text:span><text:span text:style-name="T145"> </text:span><text:span text:style-name="T14">references</text:span><text:span text:style-name="T145">.</text:span></text:p>
        </text:list-item>
        <text:list-item>
          <text:p text:style-name="P347"><text:change-end text:change-id="ct94770523385184"/><text:change-start text:change-id="ct94770523399536"/><text:span text:style-name="Code"><text:span text:style-name="T145">StringArray</text:span></text:span><text:span text:style-name="T145"> </text:span><text:span text:style-name="T148">finally </text:span><text:span text:style-name="T145">reserves </text:span><text:span text:style-name="T16">one</text:span><text:span text:style-name="T14"> single reference</text:span><text:span text:style-name="T145"> to an object that is an </text:span><text:span text:style-name="Code"><text:span text:style-name="T145">Array</text:span></text:span><text:span text:style-name="T145"> of </text:span><text:span text:style-name="Code"><text:span text:style-name="T145">String</text:span></text:span><text:span text:style-name="T145">s.</text:span><text:change-end text:change-id="ct94770523399536"/><text:change-start text:change-id="ct94770523420496"/><text:span text:style-name="T145"> <text:s/>The u</text:span><text:change-end text:change-id="ct94770523420496"/><text:change-start text:change-id="ct94770523421136"/><text:span text:style-name="T145">pper-case </text:span><text:span text:style-name="Code"><text:span text:style-name="T145">Array</text:span></text:span><text:span text:style-name="T145"> is not a compiler keyword, but a generic class name with one type argument.</text:span><text:change-end text:change-id="ct94770523421136"/><text:change-start text:change-id="ct94770523088496"/></text:p>
        </text:list-item>
      </text:list>
      <text:p text:style-name="P134"><text:change-end text:change-id="ct94770523088496"/><text:change-start text:change-id="ct94770523273856"/>Notes:</text:p>
      <text:list xml:id="list115018260166385" text:continue-list="list2880959610" text:style-name="Numbering_20_1">
        <text:list-item>
          <text:p text:style-name="P401"><text:change-end text:change-id="ct94770523273856"/><text:change-start text:change-id="ct94770523246944"/>The most important difference between an <text:span text:style-name="Code">Object </text:span><text:span text:style-name="Code"><text:span text:style-name="T97">a</text:span></text:span><text:span text:style-name="Code">rray</text:span> and an <text:span text:style-name="Code">Object </text:span><text:span text:style-name="Code"><text:span text:style-name="T97">A</text:span></text:span><text:span text:style-name="Code">rray</text:span><text:change-end text:change-id="ct94770523246944"/><text:change-start text:change-id="ct94770523302800"/> is that the former one is a pre-allocated, fixed inline area<text:change-end text:change-id="ct94770523302800"/><text:change-start text:change-id="ct94770523408528"/>, whereas the latter one is dynamically allocated. <text:s/>Both have their use cases<text:change-end text:change-id="ct94770523408528"/><text:change-start text:change-id="ct94770523409264"/><text:span text:style-name="T166">.</text:span><text:change-end text:change-id="ct94770523409264"/><text:change-start text:change-id="ct94770523056016"/></text:p>
        </text:list-item>
        <text:list-item>
          <text:p text:style-name="P389"><text:change-end text:change-id="ct94770523056016"/><text:change-start text:change-id="ct94770523417264"/>The <text:span text:style-name="Code">array</text:span> compiler keyword can be used to nest structures<text:change-end text:change-id="ct94770523417264"/><text:change-start text:change-id="ct94770523060448"/></text:p>
        </text:list-item>
      </text:list>
      <text:h text:style-name="P244" text:outline-level="3">Accessing Variables</text:h>
      <text:p text:style-name="P135"><text:change-end text:change-id="ct94770523060448"/><text:change-start text:change-id="ct94770523056416"/>Variables are always private, regardless of the visibility <text:change-end text:change-id="ct94770523056416"/><text:change-start text:change-id="ct94770523410976"/>specified in a variable definition. <text:s/>This has two reasons:</text:p>
      <text:list xml:id="list115017454233598" text:continue-list="list115018260166385" text:style-name="Numbering_20_1">
        <text:list-item text:start-value="1">
          <text:p text:style-name="P402">Object oriented best practices <text:change-end text:change-id="ct94770523410976"/><text:change-start text:change-id="ct94770523349744"/>suggest that fields of an object should never be accessed directly, but only through accessors<text:span text:style-name="T167"> (fetch and store)</text:span>.</text:p>
        </text:list-item>
        <text:list-item>
          <text:p text:style-name="P399">Variables can have different allocation sizes<text:change-end text:change-id="ct94770523349744"/><text:change-start text:change-id="ct94770523061120"/>, and the developer should not need to decide whether to use <text:span text:style-name="Code">@</text:span>, <text:soft-page-break/><text:span text:style-name="Code">c@</text:span>, <text:span text:style-name="Code">w@</text:span>, <text:span text:style-name="Code">s@</text:span>, <text:change-end text:change-id="ct94770523061120"/><text:change-start text:change-id="ct94770523060752"/><text:span text:style-name="Code">!</text:span>, <text:span text:style-name="Code">c@</text:span>, … to access the value stored in a variable.<text:change-end text:change-id="ct94770523060752"/><text:change-start text:change-id="ct94770523436912"/></text:p>
        </text:list-item>
      </text:list>
      <text:p text:style-name="Text_20_body">On the other hand, <text:span text:style-name="T167">accessors are boilerplate code which should not be imposed on a developer’s tasks for several reasons (not least of which is that automated tasks should best be left to an automaton).</text:span></text:p>
      <text:p text:style-name="Text_20_body">FORCE therefore implicitly defines <text:change-end text:change-id="ct94770523436912"/><text:change-start text:change-id="ct94770523437152"/><text:span text:style-name="T167">a variable’s </text:span><text:change-end text:change-id="ct94770523437152"/><text:change-start text:change-id="ct94770523437392"/>fetch and store accessors (a. k. a. getter and setter), giving them the visibil<text:change-end text:change-id="ct94770523437392"/><text:change-start text:change-id="ct94770523439024"/>ity specified for the variable.<text:change-end text:change-id="ct94770523439024"/><text:change-start text:change-id="ct94770523439968"/><text:span text:style-name="T167"> <text:s/>Thus, the definition of a variable</text:span></text:p>
      <text:p text:style-name="P136"><text:span text:style-name="Code">public udword variable </text:span><text:change-end text:change-id="ct94770523439968"/><text:change-start text:change-id="ct94770523064432"/><text:span text:style-name="Code">Offset</text:span></text:p>
      <text:p text:style-name="P136">would translate internally to:</text:p>
      <text:p text:style-name="P136"><text:span text:style-name="Code"><text:span text:style-name="T97">private</text:span></text:span><text:span text:style-name="Code"> udword variable Offset<text:line-break/></text:span><text:span text:style-name="Code"><text:span text:style-name="T97">public udword : </text:span></text:span><text:change-end text:change-id="ct94770523064432"/><text:change-start text:change-id="ct94770523230528"/><text:span text:style-name="Code"><text:span text:style-name="T97">Offset@ ( -- udword ) <text:s/>Offset d@ ;<text:line-break/>public : Offset! ( udword -- ) <text:s/>Offset d! ;</text:span></text:span><text:change-end text:change-id="ct94770523230528"/><text:change-start text:change-id="ct94770523442080"/></text:p>
      <text:p text:style-name="P136">Within the module defining <text:span text:style-name="Code">Off</text:span><text:change-end text:change-id="ct94770523442080"/><text:change-start text:change-id="ct94770523442320"/><text:span text:style-name="Code">set</text:span>, the variable itself can be referenced by its name, but outside of it, it can only be accessed through <text:span text:style-name="Code">Offset@</text:span> and <text:span text:style-name="Code">Offset!</text:span>.<text:change-end text:change-id="ct94770523442320"/><text:change-start text:change-id="ct94770523443840"/></text:p>
      <text:p text:style-name="P136">This allows for further specific accessors to be defined inside the module defining <text:span text:style-name="Code">Offset</text:span>, such as:</text:p>
      <text:p text:style-name="P136"><text:span text:style-name="Code">public </text:span><text:change-end text:change-id="ct94770523443840"/><text:change-start text:change-id="ct94770523444080"/><text:span text:style-name="Code">: Offset+! ( d -- ) <text:s/>Offset d+! ;<text:tab/>( adds to Offset )<text:line-break/>public : Offset1+! ( -- ) </text:span><text:change-end text:change-id="ct94770523444080"/><text:change-start text:change-id="ct94770523445312"/><text:span text:style-name="Code"><text:s/>1 Offset+! ;<text:tab/><text:tab/>( increments Offset )<text:line-break/>public : Offset0! ( -- ) <text:s/>Offset 0! ;<text:tab/><text:tab/>( clears / resets Offset )</text:span></text:p>
      <text:p text:style-name="P136">and so forth.<text:change-end text:change-id="ct94770523445312"/><text:change-start text:change-id="ct94770523445840"/></text:p>
      <text:p text:style-name="P137">Note that the store-accessor (setter) <text:change-end text:change-id="ct94770523445840"/><text:change-start text:change-id="ct94770523446080"/>will only be generated if the variable is not <text:span text:style-name="Code">final</text:span>. <text:s/>This makes it possible to prevent the variable from being modified<text:change-end text:change-id="ct94770523446080"/><text:change-start text:change-id="ct94770523447056"/> <text:span text:style-name="T2">outside of the module</text:span>. <text:s/>Due to the variable itself being visible inside the module, it can still be modified inside<text:change-end text:change-id="ct94770523447056"/><text:change-start text:change-id="ct94770523447296"/> the module, notably in the constructor — <text:change-end text:change-id="ct94770523447296"/><text:change-start text:change-id="ct94770523447824"/>but this must be done with the knowledge of the variable size:</text:p>
      <text:p text:style-name="P137"><text:span text:style-name="Code">public final byte variable </text:span><text:change-end text:change-id="ct94770523447824"/><text:change-start text:change-id="ct94770523448784"/><text:span text:style-name="Code">Indicator<text:line-break/></text:span><text:span text:style-name="Code"><text:span text:style-name="T2">public byte : Indicator@ ( -- b ) <text:s/>Indicator b@ ; <text:s/>( auto-generated )</text:span></text:span><text:span text:style-name="Code"><text:line-break/>construct: ( b -- ) <text:s/>my Indicator</text:span><text:change-end text:change-id="ct94770523448784"/><text:change-start text:change-id="ct94770523448144"/><text:span text:style-name="Code"> b! ;</text:span><text:change-end text:change-id="ct94770523448144"/><text:change-start text:change-id="ct94770523452336"/><text:span text:style-name="Code"> <text:s/>( no setter, must use b! manually )</text:span></text:p>
      <text:p text:style-name="P137"><text:change-end text:change-id="ct94770523452336"/></text:p>
      <text:h text:style-name="P214" text:outline-level="1">Syntax</text:h>
      <text:h text:style-name="P224" text:outline-level="2">Standard Syntax</text:h>
      <text:p text:style-name="P66">FORTH (and hence FORCE) has the easiest and most straightforward syntax of all computer languages. <text:s/>With a few exceptions (basically block statements such as conditionals and loops), it can be said that words are lined up <text:span text:style-name="T94">in the source code </text:span>in the <text:span text:style-name="T94">same </text:span>sequence they will get executed later when the code runs. <text:s/>So the sequence of words</text:p>
      <text:p text:style-name="P66"><text:span text:style-name="Code"><text:tab/>a @ 1 + b !</text:span></text:p>
      <text:p text:style-name="P66">given the standard meanings of <text:span text:style-name="Code">@</text:span> (fetch contents at address) and <text:span text:style-name="Code">!</text:span> (store contents at address), can be read like a recipe:</text:p>
      <text:list xml:id="list115016701043193" text:continue-list="list115017723546880" text:style-name="List_20_1">
        <text:list-item>
          <text:p text:style-name="P358">Address variable a</text:p>
        </text:list-item>
        <text:list-item>
          <text:p text:style-name="P313">Fetch its contents</text:p>
        </text:list-item>
        <text:list-item>
          <text:p text:style-name="P313">Take 1</text:p>
        </text:list-item>
        <text:list-item>
          <text:p text:style-name="P313">Add the values (contents of a, and 1)</text:p>
        </text:list-item>
        <text:list-item>
          <text:p text:style-name="P313">Address variable b</text:p>
        </text:list-item>
        <text:list-item>
          <text:p text:style-name="List_20_1_20_End">Store the value (sum of contents of a, and 1) in b</text:p>
        </text:list-item>
      </text:list>
      <text:p text:style-name="P66">with the final effect of storing the value of a, increased by 1, in b.</text:p>
      <text:p text:style-name="P66">Since the inception of FORTH, this syntax has been modified (mostly compactified) for different reasons:</text:p>
      <text:list xml:id="list115017703077285" text:continue-numbering="true" text:style-name="List_20_1">
        <text:list-item>
          <text:p text:style-name="P358">To compactify <text:span text:style-name="T93">or group together </text:span>commonly used operations (like incrementing a value)<text:span text:style-name="T93">;</text:span></text:p>
        </text:list-item>
        <text:list-item>
          <text:p text:style-name="P313">To <text:span text:style-name="T93">help the compiler produce more effective code;</text:span></text:p>
        </text:list-item>
        <text:list-item>
          <text:p text:style-name="P305"><text:soft-page-break/>To hide details (mainly since the in<text:change text:change-id="ct94770523070320"/>troduction of visibility in FORCE).</text:p>
        </text:list-item>
        <text:list-item>
          <text:p text:style-name="List_20_1_20_End">Other reasons …</text:p>
        </text:list-item>
      </text:list>
      <text:p text:style-name="P67">So, the above expression was first compactified into <text:span text:style-name="Code">a @ 1+ b !</text:span> — with made it possible to reduce the <text:span text:style-name="Code">ADD</text:span> machine instruction with two parameters (the two summands) into an <text:span text:style-name="Code">INC</text:span> machine instruction with only the augend, which can lead to an increase in performance (<text:span text:style-name="Code">1 +</text:span> is still available, of course, though <text:span text:style-name="Code">1+</text:span> performs better).</text:p>
      <text:p text:style-name="P67">With the visibility concept added in FORCE, the variables a and b are private by default, according to the new information hiding principles developed during the evolution of the object oriented paradigma. <text:s/>So a and b could no longer be used to do funny and strange things to them. <text:s/>Instead, FORCE automatically adds two operations, <text:span text:style-name="Code">x@</text:span> and <text:span text:style-name="Code">x!</text:span> for fetching and storing the value, when a variable <text:span text:style-name="T2">x</text:span> is defined. <text:s/>These words have the visibility normally assigned to the now strictly private variable. <text:s/>This would turn the original expression into</text:p>
      <text:p text:style-name="P67"><text:span text:style-name="Code"><text:tab/>a@ 1+ b!</text:span></text:p>
      <text:p text:style-name="P68">Furthermore, the introduction of block statements like <text:span text:style-name="Code">IF</text:span> … <text:span text:style-name="Code">ELSE</text:span> … <text:span text:style-name="Code">THEN</text:span>, <text:span text:style-name="Code">DO</text:span> … <text:span text:style-name="Code"><text:span text:style-name="T95">LOOP</text:span></text:span> and <text:span text:style-name="Code">BEGIN</text:span> … <text:span text:style-name="Code">WHILE</text:span> … <text:span text:style-name="Code">REPEAT</text:span> added a slight deviation from the simple <text:span text:style-name="T2">do this, then that, then that, …</text:span> pattern.<text:span text:style-name="T95"> <text:s/>FORCE adds its own powerful block statement: the lambda.</text:span></text:p>
      <text:p text:style-name="P68">FORCE later on introduced so-called clauses to make generated code still more effective. <text:s/>The compactification of <text:span text:style-name="Code">1 +</text:span> to <text:span text:style-name="Code">1+</text:span> is one simple example of a clause … but FORCE provides a lot more of those.</text:p>
      <text:p text:style-name="P68">All these deviations from the simple pattern are explained in the upcoming sections.</text:p>
      <text:h text:style-name="P224" text:outline-level="2">Block Statements</text:h>
      <text:p text:style-name="P69">Block statements enclose a piece of code (i. e. a sequence of words) that is to be executed on condition, or multiple times, or only in certain cases. <text:s/>FORCE keeps close to the original FORTH specification, which defines the block statements lined out below. <text:s/>It adds its own block statement, the lambda.</text:p>
      <text:h text:style-name="P245" text:outline-level="3">❬condition❭ IF / UNLESS / IFEVER / UNLESSEVER … [ELSE …] THEN</text:h>
      <text:h text:style-name="P273" text:outline-level="4">if</text:h>
      <text:p text:style-name="P6">An example of a basic complete if statement looks like this:</text:p>
      <text:p text:style-name="P6"><text:tab/><text:span text:style-name="Code"><text:span text:style-name="T123">hour@ 0 24 within</text:span></text:span><text:span text:style-name="Code"><text:span text:style-name="T122"> </text:span></text:span><text:span text:style-name="Code"><text:span text:style-name="T124">if</text:span></text:span><text:span text:style-name="Code"><text:span text:style-name="T122"> <text:s/></text:span></text:span><text:span text:style-name="Code"><text:span text:style-name="T123">hour@ 1 "It's %d hours"|.</text:span></text:span><text:span text:style-name="Code"><text:span text:style-name="T122"> <text:s/></text:span></text:span><text:span text:style-name="Code"><text:span text:style-name="T124">else</text:span></text:span><text:span text:style-name="Code"><text:span text:style-name="T122"> <text:s/></text:span></text:span><text:span text:style-name="Code"><text:span text:style-name="T123">"Incorrect hour!"abort</text:span></text:span><text:span text:style-name="Code"><text:span text:style-name="T122"> <text:s/></text:span></text:span><text:span text:style-name="Code"><text:span text:style-name="T124">then</text:span></text:span></text:p>
      <text:p text:style-name="P6">The first underlined part is the condition to be tested, which should ideally yields an old fashioned boolean (0 = false, −1 = true), or at least a pseudo-boolean (0 = false, any other value = true) on top of the parameter stack. <text:s/><text:span text:style-name="Code"><text:span text:style-name="T97">if</text:span></text:span> tests if the value is 0. <text:s/>If not, the second underlined part b<text:change text:change-id="ct94770523491008"/>etween the <text:span text:style-name="Code"><text:span text:style-name="T97">if</text:span></text:span> and <text:span text:style-name="Code"><text:span text:style-name="T97">else</text:span></text:span> will be executed, otherwise the third underlined part between the <text:span text:style-name="Code"><text:span text:style-name="T97">else</text:span></text:span> and <text:span text:style-name="Code"><text:span text:style-name="T97">then</text:span></text:span> will be executed.</text:p>
      <text:p text:style-name="P6">Programmers of other languages will find the position of the <text:span text:style-name="Code"><text:span text:style-name="T97">then</text:span></text:span> slightly odd, and other dialects of FORTH tried to mitigate this by introducing an alias, <text:span text:style-name="Code"><text:span text:style-name="T97">endif</text:span></text:span>, for <text:span text:style-name="Code"><text:span text:style-name="T97">then</text:span></text:span>. <text:s/>But if you're in trouble with the position of the <text:span text:style-name="Code"><text:span text:style-name="T97">then</text:span></text:span> (which, from the FORTH perspective of things, makes perfect sense there<text:span text:style-name="T125"> — once you've adopted the language, you will easily see this</text:span>), then you're probably at odds with the entire concept of RPN and <text:s/>language like FORTH.</text:p>
      <text:p text:style-name="P88">The entire <text:span text:style-name="Code"><text:span text:style-name="T97">else</text:span></text:span>-part is optional. <text:s/>If there's nothing to do in the other case, it can be left away, as in:</text:p>
      <text:p text:style-name="P88"><text:tab/><text:span text:style-name="Code">a@ 0&lt; if <text:s/>a neg! <text:s/>then</text:span></text:p>
      <text:p text:style-name="P88">If the contents of variable a is negative, then a is negated (this is one possible implementation for word <text:span text:style-name="Code">abs!</text:span> which sets a to its absolute value); in the other case, there's nothing to be done.</text:p>
      <text:h text:style-name="P273" text:outline-level="4">unless</text:h>
      <text:p text:style-name="P88">Needing the inverse condition is a common case. <text:s/>If you want to test for less or equal (the opposite of greater than), you can of course write <text:span text:style-name="Code">≤ if</text:span> (or <text:span text:style-name="Code">&lt;= if</text:span> for those not equipped with a compose key, or too lazy to use it). <text:s/>But you could as well write <text:span text:style-name="Code">&gt; unless</text:span>.</text:p>
      <text:p text:style-name="P88"><text:soft-page-break/>In other cases, there is no existing keyword for the opposite, e. g. for a range test: you cannot say <text:span text:style-name="Code">0 24 without</text:span>, unless you define <text:span text:style-name="T126">the</text:span> word<text:span text:style-name="T126"> </text:span><text:span text:style-name="Code"><text:span text:style-name="T126">without</text:span></text:span><text:span text:style-name="T126"> yourself</text:span>; you have to use the existing <text:span text:style-name="Code">within</text:span> test, and invert the condition, in one of these ways:</text:p>
      <text:p text:style-name="P88"><text:tab/><text:span text:style-name="Code">0 24 within not if<text:line-break/><text:tab/>0 24 within unless</text:span></text:p>
      <text:p text:style-name="P88">Both formulae are legal tender, but <text:span text:style-name="Code">unless</text:span> is more effective and hence preferrable.</text:p>
      <text:h text:style-name="P274" text:outline-level="4">ifever / unlessever</text:h>
      <text:p text:style-name="P90">Modern processors provide branch prediction, and certain processors allow the branch prediction to be controlled, which can have a remarkable effect on performance, when done the right way.<text:span text:style-name="T23"> <text:s/>Standard branch evalutation always predicts forward branches not to be taken, which would result in the </text:span><text:span text:style-name="Code"><text:span text:style-name="T23">if</text:span></text:span><text:span text:style-name="T23">-block to be executed.</text:span> <text:s/>If you know that the condition you are testing is pretty unlikely — or at least will apply in less than 50% of the cases, then you'd use <text:span text:style-name="Code">ifever</text:span> instead of <text:span text:style-name="Code">if</text:span><text:span text:style-name="T127"> to signal the non-standard behavior</text:span> <text:span text:style-name="T127">to the processor.</text:span> The most typical example <text:span text:style-name="T127">of this is </text:span>error condition<text:span text:style-name="T127"> testing</text:span> — you don't <text:span text:style-name="T127">rea</text:span>lly <text:span text:style-name="T127">expect </text:span>the error to happen, but it actually <text:span text:style-name="T2">can </text:span><text:span text:style-name="T21">happen, so it's that typical case of an unlikely condition in which you would use </text:span><text:span text:style-name="Code"><text:span text:style-name="T21">ifever</text:span></text:span><text:span text:style-name="T21">.</text:span><text:span text:style-name="T23"> <text:s/>But there are many others. <text:s/>Make it </text:span><text:change-start text:change-id="ct94770523068848"/><text:span text:style-name="T24">a </text:span><text:change-end text:change-id="ct94770523068848"/><text:span text:style-name="T23">habit to shortly consider the likeliness of each </text:span><text:span text:style-name="Code"><text:span text:style-name="T23">if</text:span></text:span><text:span text:style-name="T23"> or </text:span><text:span text:style-name="Code"><text:span text:style-name="T23">unless</text:span></text:span><text:span text:style-name="T23"> as you insert it.</text:span></text:p>
      <text:p text:style-name="P89"><text:span text:style-name="T21">If the condition to test is inverted, you would use </text:span><text:span text:style-name="Code"><text:span text:style-name="T21">unlessever</text:span></text:span><text:span text:style-name="T21"> instead of </text:span><text:span text:style-name="Code"><text:span text:style-name="T21">not ifever</text:span></text:span><text:span text:style-name="T21"> — </text:span><text:span text:style-name="Code"><text:span text:style-name="T21">unlessever</text:span></text:span><text:span text:style-name="T21"> is even more effective than </text:span><text:span text:style-name="Code"><text:span text:style-name="T21">unless</text:span></text:span><text:span text:style-name="T21"> alone.</text:span></text:p>
      <text:h text:style-name="P245" text:outline-level="3">BEGIN … END</text:h>
      <text:p text:style-name="P91">The <text:span text:style-name="Code">begin</text:span> … <text:span text:style-name="Code">end</text:span> construct forms a simple block, comparable to a { … } block in C-style languages. <text:s/>By itself, it does not make much sense, but it becomes quite useful in conjunction with<text:span text:style-name="T128"> conditions and</text:span> <text:span text:style-name="Code">leave</text:span><text:span text:style-name="T128">, allowing for constructs like:</text:span></text:p>
      <text:p text:style-name="P92"><text:tab/><text:span text:style-name="Code">begin<text:line-break/><text:tab/><text:tab/>0 100 within unless <text:s/>leave <text:s/>then<text:line-break/><text:tab/><text:tab/>dup 25 = if leave then<text:line-break/><text:tab/><text:tab/>dup 50 = if leave then<text:line-break/><text:tab/><text:tab/>dup 75 = if <text:s/>leave then<text:line-break/><text:tab/><text:tab/>&lt;do anything with the value that is now in the range [0…99],<text:line-break/><text:tab/><text:tab/> but is neither 25, 50, nor 75.&gt;<text:line-break/><text:tab/>end</text:span></text:p>
      <text:p text:style-name="P92"/>
      <text:h text:style-name="P245" text:outline-level="3">BEGIN … AGAIN</text:h>
      <text:p text:style-name="P92"><text:span text:style-name="Code">begin</text:span> … <text:span text:style-name="Code">again</text:span> forms an endless loop (<text:span text:style-name="Code">again</text:span> unconditionally jumps back to <text:span text:style-name="Code">begin</text:span>). <text:s/>This, too, rarely makes sense by itself, except in a read-eval-print-loop you cannot escape, but is again useful in conjunction with conditions and <text:span text:style-name="Code">leave</text:span>. <text:s/>You could write a console reader sketch like this:</text:p>
      <text:p text:style-name="P92"><text:tab/><text:span text:style-name="Code">begin<text:line-break/><text:tab/><text:tab/>buffer 4096 0 read unlessever "An I/O error occurred"abort <text:s/>then<text:line-break/><text:tab/><text:tab/></text:span><text:span text:style-name="Code"><text:span text:style-name="T129">EOF</text:span></text:span><text:span text:style-name="Code"> if <text:s/>leave <text:s/>then<text:line-break/><text:tab/><text:tab/>&lt;do something with the input&gt;<text:line-break/><text:tab/>again</text:span></text:p>
      <text:p text:style-name="P92"/>
      <text:h text:style-name="P245" text:outline-level="3">BEGIN … ❬condition❭ UNTIL / ASLONG</text:h>
      <text:p text:style-name="P93"><text:span text:style-name="Code">begin</text:span> … <text:span text:style-name="Code">until</text:span> and <text:span text:style-name="Code">begin</text:span> … <text:span text:style-name="Code">aslong</text:span> (a shorthand for <text:span text:style-name="Code">begin</text:span> ... <text:span text:style-name="Code">not until</text:span>) is a loop with a conditional test at the end, similar to a <text:span text:style-name="Code">do {</text:span> ... <text:span text:style-name="Code">} while (</text:span><text:span text:style-name="T2">condition</text:span><text:span text:style-name="Code">)</text:span> block is C-style languages. <text:s/>If the condition yields true (i. e. not 0), the <text:span text:style-name="Code">until</text:span>-loop is terminated. <text:s/>If the condition yields false (i. e. 0), the <text:span text:style-name="Code">aslong</text:span>-loop is terminated. <text:s/>Thus, you could rewrite the above console reader sketch like this:</text:p>
      <text:p text:style-name="P93"><text:soft-page-break/><text:tab/><text:span text:style-name="Code">begin<text:line-break/><text:tab/><text:tab/>buffer 4096 0 read unlessever "An I/O error occurred"abort <text:s/>then<text:line-break/><text:tab/><text:tab/>&lt;do something with the input&gt;<text:line-break/><text:tab/>EOF until</text:span></text:p>
      <text:p text:style-name="P93">The logic is not quite identical, to be true, but you get the sense.</text:p>
      <text:p text:style-name="P94">There is not such thing as <text:span text:style-name="Code">untilever</text:span>, because backward branches are by default predicted as “taken” (presuming that a loop is run through several times, but exits only once, so the exit is the rare case).</text:p>
      <text:h text:style-name="P245" text:outline-level="3">BEGIN … ❬condition❭WHILE … REPEAT</text:h>
      <text:p text:style-name="P93"><text:span text:style-name="Code">begin</text:span> ... <text:span text:style-name="Code">while</text:span> ... <text:span text:style-name="Code">repeat</text:span> is a loop with a conditional test at the beginning, similar to a <text:span text:style-name="Code">while (</text:span><text:span text:style-name="T2">condition</text:span><text:span text:style-name="Code">) {</text:span> ... <text:span text:style-name="Code">}</text:span> block in C-style languages. <text:s/>The part between <text:span text:style-name="Code">begin</text:span> and <text:span text:style-name="Code">while</text:span> serves to build the condition that is tested with <text:span text:style-name="Code">while</text:span>. <text:s/><text:span text:style-name="Code">repeat</text:span> unconditionally jumps back to <text:span text:style-name="Code">begin</text:span>.</text:p>
      <text:p text:style-name="P94">Note that the sense is inverted with respect to <text:span text:style-name="Code">begin</text:span> ... <text:span text:style-name="Code">until</text:span>. <text:s/>So you would rewrite the above sketch in terms of <text:span text:style-name="Code">while</text:span> like this:</text:p>
      <text:p text:style-name="P95"><text:span text:style-name="T130"><text:tab/></text:span><text:span text:style-name="Code"><text:span text:style-name="T130">cell variable interrupted<text:line-break/><text:tab/>false interrupted !<text:line-break/><text:tab/>begin interrupted not while<text:line-break/><text:tab/><text:tab/>buffer 4096 0 read unlessever "An I/O error occurred"abort <text:s/>then<text:line-break/><text:tab/><text:tab/>&lt;do something with the input&gt;<text:line-break/><text:tab/><text:tab/>EOF interrupted !<text:line-break/><text:tab/>repeat</text:span></text:span></text:p>
      <text:p text:style-name="P94">Again, we don't need <text:span text:style-name="Code">whileever</text:span>, because forward branches are by default predicted as “not taken”, meaning that it is assumed that the <text:span text:style-name="Code">while</text:span>-body is executed (presuming that a loop is run through several times and exits only once, which makes the exit the rare case).</text:p>
      <text:h text:style-name="P245" text:outline-level="3">DO … LOOP and Its Variants</text:h>
      <text:h text:style-name="P245" text:outline-level="3">{ … } (Lambda)</text:h>
      <text:h text:style-name="P224" text:outline-level="2">Clauses</text:h>
      <text:h text:style-name="P275" text:outline-level="4">Principle</text:h>
      <text:p text:style-name="P70">Many operations, like <text:span text:style-name="Code">+</text:span>, <text:span text:style-name="Code">−</text:span>, <text:span text:style-name="Code">and</text:span>, <text:span text:style-name="Code">or</text:span>, <text:span text:style-name="Code"><text:span text:style-name="T96">&lt;&lt;</text:span></text:span><text:span text:style-name="T96">, </text:span><text:span text:style-name="Code">+&gt;</text:span>, <text:span text:style-name="Code">pick</text:span>, <text:span text:style-name="Code">roll</text:span>, <text:span text:style-name="Code">ndrop</text:span> and others use operands from the stack and apply a generic operation on these operands. <text:s/>In a lot of cases, the second operand is a constant whose value is already known at compile-time. <text:s/>Since many processors support so-called immediate instructions, in which a constant operand could be directly coded into the instruction, it is tempting, and indeed possible, to translate several FORTH words into a single machine instruction<text:span text:style-name="T96"> — if the compiler can recognize the immediate operand in the first place.</text:span></text:p>
      <text:p text:style-name="P71">So, instead of writing <text:span text:style-name="Code">a @ 1 +</text:span>, which would be translated into something like (W being the working register or accumulator, and Rx being auxiliary registers):</text:p>
      <text:p text:style-name="P71"><text:span text:style-name="Code"><text:tab/>PUSH W<text:line-break/><text:tab/>LOAD W, A<text:line-break/><text:tab/>LOAD W, [W]<text:line-break/></text:span><text:span text:style-name="Code"><text:span text:style-name="T97"><text:tab/>PUSH W<text:line-break/><text:tab/>LOAD W, #1<text:line-break/><text:tab/>POP R0<text:line-break/><text:tab/>ADD W, R0</text:span></text:span></text:p>
      <text:p text:style-name="P71">we could write <text:span text:style-name="Code">a @ 1+</text:span>, in which the new word, <text:span text:style-name="Code">1+</text:span>, already knows that it simply has to increment the accumulator, resulting in the better code:</text:p>
      <text:p text:style-name="P71"><text:soft-page-break/><text:span text:style-name="Code"><text:tab/>PUSH W<text:line-break/><text:tab/>LOAD W, A<text:line-break/><text:tab/>LOAD W, [W]<text:line-break/></text:span><text:span text:style-name="Code"><text:span text:style-name="T97"><text:tab/>INC W</text:span></text:span></text:p>
      <text:p text:style-name="P71">By generalizing this concept into clauses of the form <text:span text:style-name="Code">n+</text:span>, we might lose a <text:span text:style-name="T107">tiny </text:span>bit of the <text:span text:style-name="T107">gained </text:span>efficiency, but gain a much more general applicability: <text:s/><text:span text:style-name="Code">a @ 42 +</text:span> could then be “claused” into <text:span text:style-name="Code">a @ 42+</text:span>, yielding the following code:</text:p>
      <text:p text:style-name="P71"><text:span text:style-name="Code"><text:tab/>PUSH W<text:line-break/><text:tab/>LOAD W, A<text:line-break/><text:tab/>LOAD W, [W]<text:line-break/><text:tab/></text:span><text:span text:style-name="Code"><text:span text:style-name="T97">ADD W, #42</text:span></text:span></text:p>
      <text:p text:style-name="P71">While <text:span text:style-name="Code">ADD W, #1</text:span> usually has a slight overhead compared with <text:span text:style-name="Code">INC W</text:span>, it's still much better than doing all that pushing the working register, loading a constant, retrieving the original value and then adding the registers. <text:s/>And we generalized the concept to any number beyond 1 (<text:span text:style-name="Code">INC</text:span>) and −1 (<text:span text:style-name="Code">DEC</text:span>).</text:p>
      <text:h text:style-name="P275" text:outline-level="4"><text:bookmark-start text:name="__RefNumPara__2243_2325135968"/>Stack Operations<text:bookmark-end text:name="__RefNumPara__2243_2325135968"/></text:h>
      <text:p text:style-name="P72">All arithmetic and logical stack operations with a potential constant second argument (<text:span text:style-name="Code">+</text:span>, <text:span text:style-name="Code">−</text:span>, <text:span text:style-name="Code">×</text:span>, <text:span text:style-name="Code">u×</text:span>, <text:span text:style-name="Code">÷</text:span>, <text:span text:style-name="Code">u÷</text:span>, <text:span text:style-name="Code">%</text:span>, <text:span text:style-name="Code">u%</text:span>, <text:span text:style-name="Code">÷%</text:span>, <text:span text:style-name="Code">u÷%</text:span>; <text:span text:style-name="Code">and</text:span>, <text:span text:style-name="Code">or</text:span>, <text:span text:style-name="Code">xor</text:span>; <text:span text:style-name="Code">&lt;&lt;</text:span>, <text:span text:style-name="Code">&gt;&gt;</text:span>, <text:span text:style-name="Code">u&gt;&gt;</text:span><text:span text:style-name="T110">, and the stack-related bit operations)</text:span> are thus implemented as clauses<text:span text:style-name="T108">.</text:span></text:p>
      <text:p text:style-name="P78">Additionally, there are comparison clauses for all binary conditions, like <text:span text:style-name="Code">&lt;</text:span>, <text:span text:style-name="Code">&gt;</text:span>, <text:span text:style-name="Code">≠</text:span> etc. <text:s/>When using these together with a conditional such as <text:span text:style-name="Code">if</text:span>, a conditional clause (∢ <text:bookmark-ref text:reference-format="number-all-superior" text:ref-name="__RefNumPara__2213_2325135968">6.3.1.e</text:bookmark-ref>) makes even more sense.</text:p>
      <text:h text:style-name="P275" text:outline-level="4">Memory Operations</text:h>
      <text:p text:style-name="P73">With memory related operations, in which one operand is an address (they also profit hugely from the clause effect), there are two additional complications:</text:p>
      <text:list xml:id="list115017111594939" text:continue-list="list115017454233598" text:style-name="Numbering_20_1">
        <text:list-item>
          <text:p text:style-name="Numbering_20_1_20_Start"><text:span text:style-name="T108">S</text:span>torage cells can have different sizes, so there must be a separate clause for each relevant size: byte, word, double-word, quad-word … and possibly even oct-word<text:span text:style-name="T161"> — for retrieval operations, sign extension or zero extension is possible, doubling the number of words</text:span>.<text:span text:style-name="T108"> <text:s/>This goes back to early FORTH times, where there were words like </text:span><text:span text:style-name="Code"><text:span text:style-name="T108">!</text:span></text:span><text:span text:style-name="T108"> and </text:span><text:span text:style-name="Code"><text:span text:style-name="T108">c!</text:span></text:span><text:span text:style-name="T108"> to store a cell or a byte, respectively;</text:span></text:p>
        </text:list-item>
        <text:list-item>
          <text:p text:style-name="P390">In storage operations, we are used from FORTH to push the constant operand first, i. e. <text:span text:style-name="Code">42 a !</text:span> (to store the value 42 in variable a), and <text:span text:style-name="Code">42 a +!</text:span> (to add 42 to variable a). <text:s/>But this does not play together well with clauses, in which the constant operand needs to be the last term before the operation word.</text:p>
        </text:list-item>
      </text:list>
      <text:p text:style-name="P74">The <text:span text:style-name="T111">solution</text:span> is a set of clauses <text:span text:style-name="T111">for each operation </text:span>in which the terms are switched; each set contains the 4 or 5 sizes using a prefix letter loosely related to what can be found in other FORTH dialects:</text:p>
      <text:p text:style-name="P74"><text:tab/><text:span text:style-name="Code">x0 </text:span><text:span text:style-name="Code"><text:span text:style-name="T97">0o!</text:span></text:span><text:tab/><text:tab/>stores oct-word 0 at address x0<text:line-break/><text:tab/><text:span text:style-name="Code">x1 </text:span><text:span text:style-name="Code"><text:span text:style-name="T97">0q!</text:span></text:span><text:tab/><text:tab/>stores quad-word 0 at address x1<text:line-break/><text:tab/><text:span text:style-name="Code">x2 </text:span><text:span text:style-name="Code"><text:span text:style-name="T97">42d!</text:span></text:span><text:tab/><text:tab/>stores double-word 42 at address x2<text:line-break/><text:tab/><text:span text:style-name="Code">x3 </text:span><text:span text:style-name="Code"><text:span text:style-name="T97">-800w!</text:span></text:span><text:span text:style-name="Code"><text:tab/><text:tab/></text:span>stores word -800 at address x3<text:line-break/><text:tab/><text:span text:style-name="Code">x4 </text:span><text:span text:style-name="Code"><text:span text:style-name="T97">$FFc!</text:span></text:span><text:span text:style-name="Code"><text:tab/><text:tab/></text:span>stores byte 255 (hexadecimal FF) at address x4<text:line-break/><text:tab/><text:span text:style-name="Code">x5 </text:span><text:span text:style-name="Code"><text:span text:style-name="T97">%1001001001!</text:span></text:span><text:span text:style-name="Code"><text:tab/></text:span>stores cell 585 (binary 1001001001) at address x5</text:p>
      <text:p text:style-name="P75">Some notes:</text:p>
      <text:list xml:id="list115018527583706" text:continue-list="list115017703077285" text:style-name="List_20_1">
        <text:list-item>
          <text:p text:style-name="List_20_1_20_Start">As mentioned elsewhere, the cell size is variable and hardware-dependent, so it should be used only if all targeted platforms can handle it.<text:span text:style-name="T109"> <text:s/>Any critical calculation like computing a rocket trajectory, should always be coded with the explicit size prefix (and be protected by overflow protection words).</text:span></text:p>
        </text:list-item>
        <text:list-item>
          <text:p text:style-name="List_20_1_20_End">There are also words for storing signed values (<text:span text:style-name="Code">h!</text:span>, <text:span text:style-name="Code">l!</text:span>, <text:span text:style-name="Code">i!</text:span>, <text:span text:style-name="Code">s!</text:span> and <text:span text:style-name="Code">b!</text:span>), but these are just aliases of the corresponding unsigned words — in contrast to <text:span text:style-name="Code">b@</text:span>, which may produce a different value than <text:span text:style-name="Code">c@</text:span> due to sign-extension of the result to cell size, <text:span text:style-name="Code">b!</text:span> and <text:span text:style-name="Code">c!</text:span> will always behave identically, since narrowing and clipping any cell sized value to a byte will always produce the same byte.</text:p>
        </text:list-item>
      </text:list>
      <text:p text:style-name="P76">Other memory related arithmetic and logical operations that are implemented as clauses are (using the generic size prefix z): <text:span text:style-name="Code">z+!</text:span>, <text:span text:style-name="Code">z−!</text:span>, <text:span text:style-name="Code">z×!</text:span>, <text:span text:style-name="Code">z÷!</text:span>, <text:span text:style-name="Code">z%!</text:span><text:span text:style-name="T110">, </text:span><text:span text:style-name="Code"><text:span text:style-name="T110">z*+!</text:span></text:span>; <text:span text:style-name="Code">zand!</text:span>, <text:span text:style-name="Code">zor!</text:span>, <text:span text:style-name="Code">zxor!</text:span>, <text:span text:style-name="T110">and the memory-related bit operations.</text:span></text:p>
      <text:h text:style-name="P276" text:outline-level="4"><text:soft-page-break/>Short String Operations</text:h>
      <text:h text:style-name="P276" text:outline-level="4"><text:bookmark-start text:name="__RefNumPara__2213_2325135968"/>Conditional Clauses<text:bookmark-end text:name="__RefNumPara__2213_2325135968"/></text:h>
      <text:p text:style-name="P77">A huge field opens when comparison operators get “claused” together with a conditional word such as <text:span text:style-name="Code">if</text:span>, <text:span text:style-name="Code">while</text:span> and <text:span text:style-name="Code">until</text:span>. <text:s/>The profit from this kind of clausing is immense, since comparison operators already <text:span text:style-name="T112">have a high overhead, and comparison with conditional often involves testing twice.</text:span></text:p>
      <text:p text:style-name="P80"><text:span text:style-name="T112">The history of this started with </text:span><text:span text:style-name="Code"><text:span text:style-name="T112">?dupif</text:span></text:span><text:span text:style-name="T112">, the paradigmatic conditional clause contraction for </text:span><text:span text:style-name="Code"><text:span text:style-name="T112">?dup if</text:span></text:span><text:span text:style-name="T112"> already present in some other FORTH dialects. <text:s/>FORCE adds to these several dozen of other clauses like </text:span><text:span text:style-name="Code"><text:span text:style-name="T112">0&lt;?if</text:span></text:span><text:span text:style-name="T116">, </text:span><text:span text:style-name="Code"><text:span text:style-name="T112">23u&lt;until</text:span></text:span><text:span text:style-name="T112">, and </text:span><text:span text:style-name="Code"><text:span text:style-name="T112">=while</text:span></text:span><text:span text:style-name="T112">. <text:s/>The general rule is that the comparison operator must be binary. <text:s/>Additionally, it often makes sense to not drop the comparator, or even both the comparand and the comparator, in which case a question mark or two are inserted, respectively. <text:s/>The pattern is explained with a few paramount examples for each case:</text:span></text:p>
      <text:p text:style-name="P79"><text:tab/><text:span text:style-name="Code">5&lt;</text:span><text:tab/><text:span text:style-name="T113"><text:tab/></text:span>this is not actually a conditional clause, but a stack-related logical clause (∢ <text:bookmark-ref text:reference-format="number-all-superior" text:ref-name="__RefNumPara__2243_2325135968">6.3.1.b</text:bookmark-ref><text:span text:style-name="T113">),<text:line-break/><text:tab/><text:tab/><text:tab/>to be used e. g. in an expression like </text:span><text:span text:style-name="Code"><text:span text:style-name="T113">a@ 5&lt;</text:span></text:span><text:span text:style-name="T113">, which will result in </text:span><text:span text:style-name="Code"><text:span text:style-name="T113">true</text:span></text:span><text:span text:style-name="T113"> (−1) if a is 4<text:line-break/><text:tab/><text:tab/><text:tab/>or less, and </text:span><text:span text:style-name="Code"><text:span text:style-name="T113">false</text:span></text:span><text:span text:style-name="T113"> (0), if a is 5 or greater.</text:span></text:p>
      <text:p text:style-name="P81"><text:span text:style-name="T113"><text:tab/></text:span><text:span text:style-name="Code"><text:span text:style-name="T113">23u&lt;until</text:span></text:span><text:span text:style-name="T113"><text:tab/>this has the same effect as </text:span><text:span text:style-name="Code"><text:span text:style-name="T113">23 u&lt; until</text:span></text:span><text:span text:style-name="T113">, but is several times smaller and faster,<text:line-break/><text:tab/><text:tab/><text:tab/>as the test and branch will both be inlined, as in<text:line-break/><text:tab/><text:tab/><text:tab/><text:tab/></text:span><text:span text:style-name="Code"><text:span text:style-name="T113">CMP W, #23<text:line-break/><text:tab/><text:tab/><text:tab/><text:tab/>POP W<text:line-break/><text:tab/><text:tab/><text:tab/><text:tab/>JAE &lt;back to begin&gt;</text:span></text:span></text:p>
      <text:p text:style-name="P82"><text:span text:style-name="T114"><text:tab/></text:span><text:span text:style-name="Code"><text:span text:style-name="T115">0&lt;dupif</text:span></text:span><text:span text:style-name="T114"><text:tab/>this has the same effect as </text:span><text:span text:style-name="Code"><text:span text:style-name="T114">dup 0&lt; if</text:span></text:span><text:span text:style-name="T114">, but is much smaller and faster, as the test and<text:line-break/><text:tab/><text:tab/><text:tab/>branch will both be inlined, and an unnecessary pair of PUSH and POP is elimimated:<text:line-break/><text:tab/><text:tab/><text:tab/><text:tab/></text:span><text:span text:style-name="Code"><text:span text:style-name="T114">CMP W, #0<text:line-break/><text:tab/><text:tab/><text:tab/><text:tab/>JGE &lt;forward to THEN or ELSE&gt;</text:span></text:span><text:span text:style-name="T114"><text:line-break/><text:tab/><text:tab/><text:tab/>instead of:<text:line-break/><text:tab/><text:tab/><text:tab/><text:tab/></text:span><text:span text:style-name="Code"><text:span text:style-name="T114">PUSH W</text:span></text:span><text:span text:style-name="T114"><text:tab/><text:tab/>dup<text:line-break/><text:tab/><text:tab/><text:tab/><text:tab/></text:span><text:span text:style-name="Code"><text:span text:style-name="T114">SHL W, #1</text:span></text:span><text:span text:style-name="T114"><text:tab/><text:tab/>shift sign into carry flag<text:line-break/><text:tab/><text:tab/><text:tab/><text:tab/></text:span><text:span text:style-name="Code"><text:span text:style-name="T114">SUBB W, W</text:span></text:span><text:span text:style-name="T114"><text:tab/><text:tab/>subtract with borrow → −1 if W was negative, else 0<text:line-break/><text:tab/><text:tab/><text:tab/><text:tab/></text:span><text:span text:style-name="Code"><text:span text:style-name="T114">CMP W, #0</text:span></text:span><text:span text:style-name="T114"><text:line-break/><text:tab/><text:tab/><text:tab/><text:tab/></text:span><text:span text:style-name="Code"><text:span text:style-name="T114">POP W</text:span></text:span><text:span text:style-name="T114"><text:line-break/><text:tab/><text:tab/><text:tab/><text:tab/></text:span><text:span text:style-name="Code"><text:span text:style-name="T114">JEQ &lt;forward to THEN or ELSE&gt;</text:span></text:span></text:p>
      <text:p text:style-name="P83"><text:tab/><text:span text:style-name="T121">&gt;</text:span><text:span text:style-name="Code">while</text:span><text:tab/>this is not a true conditional clause, either, but rather a contraction of the test and<text:line-break/><text:tab/><text:tab/><text:tab/>the conditional, but it's still <text:span text:style-name="T120">way </text:span>more efficient than <text:span text:style-name="T161">&gt;</text:span><text:span text:style-name="Code"> while</text:span>. <text:s/>Since <text:span text:style-name="T120">one </text:span>operand<text:line-break/><text:span text:style-name="T120"><text:tab/><text:tab/><text:tab/></text:span>of the<text:span text:style-name="T120"> </text:span>comparison <text:span text:style-name="T120">is </text:span>on the stack, <text:span text:style-name="T120">it </text:span>need<text:span text:style-name="T161">s</text:span> to be taken <text:span text:style-name="T120">down </text:span>there before the<text:line-break/><text:tab/><text:tab/><text:tab/>comparison can take place. <text:s/><text:span text:style-name="T120">But still, c</text:span>ompare the effect:<text:line-break/><text:span text:style-name="Code"><text:tab/><text:tab/><text:tab/><text:tab/>POP R1<text:line-break/></text:span><text:span text:style-name="Code"><text:span text:style-name="T10"><text:tab/><text:tab/><text:tab/><text:tab/>CMP W, R1<text:line-break/></text:span></text:span><text:span text:style-name="Code"><text:span text:style-name="T11"><text:tab/><text:tab/><text:tab/><text:tab/>POP W</text:span></text:span><text:span text:style-name="Code"><text:span text:style-name="T13"><text:line-break/></text:span></text:span><text:span text:style-name="Code"><text:span text:style-name="T2"><text:tab/><text:tab/><text:tab/><text:tab/>JL</text:span></text:span><text:span text:style-name="Code"><text:span text:style-name="T5">E</text:span></text:span><text:span text:style-name="Code"><text:span text:style-name="T2"> &lt;forward past REPEAT&gt;<text:line-break/></text:span></text:span><text:tab/><text:tab/><text:tab/>against the classical<text:span text:style-name="T120"> resolution of</text:span> <text:span text:style-name="Code">= while</text:span>:<text:line-break/><text:span text:style-name="Code"><text:tab/><text:tab/><text:tab/><text:tab/>POP R1<text:line-break/></text:span><text:span text:style-name="Code"><text:span text:style-name="T121"><text:tab/><text:tab/><text:tab/><text:tab/></text:span></text:span><text:span text:style-name="Code"><text:span text:style-name="T99">LOAD R0, #0</text:span></text:span><text:span text:style-name="Code"><text:span text:style-name="T97"><text:line-break/><text:tab/><text:tab/><text:tab/><text:tab/></text:span></text:span><text:span text:style-name="Code"><text:span text:style-name="T99">CMP</text:span></text:span><text:span text:style-name="Code"><text:span text:style-name="T97"> W, R1</text:span></text:span><text:span text:style-name="T118"><text:tab/><text:tab/></text:span><text:span text:style-name="T119">first comparison (actual test for </text:span><text:span text:style-name="Code"><text:span text:style-name="T119">&gt;</text:span></text:span><text:span text:style-name="T119">)</text:span><text:span text:style-name="Code"><text:span text:style-name="T97"><text:line-break/><text:tab/><text:tab/><text:tab/><text:tab/></text:span></text:span><text:span text:style-name="Code"><text:span text:style-name="T99">JLE X</text:span></text:span><text:span text:style-name="T118"><text:tab/><text:tab/></text:span><text:span text:style-name="T119">(</text:span><text:span text:style-name="T100">!!!)</text:span><text:span text:style-name="T118"><text:tab/></text:span><text:span text:style-name="T119">conditional jumps are efficiency black holes</text:span><text:span text:style-name="Code"><text:span text:style-name="T97"><text:line-break/></text:span></text:span><text:span text:style-name="Code"><text:span text:style-name="T98"><text:tab/><text:tab/><text:tab/><text:tab/></text:span></text:span><text:span text:style-name="Code"><text:span text:style-name="T99">DEC R0</text:span></text:span><text:span text:style-name="T121"><text:tab/><text:tab/>(and there's yet another one to come, at the end)</text:span><text:span text:style-name="Code"><text:span text:style-name="T97"><text:line-break/><text:tab/><text:tab/><text:tab/></text:span></text:span><text:span text:style-name="Code"><text:span text:style-name="T99">X:</text:span></text:span><text:span text:style-name="Code"><text:span text:style-name="T97"><text:tab/></text:span></text:span><text:span text:style-name="Code"><text:span text:style-name="T99">L</text:span></text:span><text:span text:style-name="Code"><text:span text:style-name="T100">OAD W, R0</text:span></text:span><text:span text:style-name="Code"><text:span text:style-name="T97"><text:line-break/></text:span></text:span><text:span text:style-name="Code"><text:span text:style-name="T2"><text:tab/><text:tab/><text:tab/><text:tab/>CMP W, #0</text:span></text:span><text:span text:style-name="T22"><text:tab/><text:tab/>second comparison (</text:span><text:span text:style-name="Code"><text:span text:style-name="T22">if</text:span></text:span><text:span text:style-name="T22">)</text:span><text:span text:style-name="Code"><text:span text:style-name="T2"><text:line-break/><text:tab/><text:tab/><text:tab/><text:tab/>POP W<text:line-break/><text:tab/><text:tab/><text:tab/><text:tab/>J</text:span></text:span><text:span text:style-name="Code"><text:span text:style-name="T8">LE</text:span></text:span><text:span text:style-name="Code"><text:span text:style-name="T2"> &lt;forward past repeat&gt;</text:span></text:span></text:p>
      <text:p text:style-name="P84">The <text:span text:style-name="T98">bold </text:span><text:span text:style-name="T117">area of </text:span><text:span text:style-name="T118">this </text:span>example demonstrates how much overhead is just built into the comparison operators compared with an inlined comparison.</text:p>
      <text:p text:style-name="P86"><text:soft-page-break/><text:tab/><text:span text:style-name="Code">=</text:span><text:span text:style-name="Code"><text:span text:style-name="T161">dup</text:span></text:span><text:span text:style-name="Code">if<text:tab/></text:span>Even without a constant value, the comparand can be left on the stack in this<text:line-break/><text:tab/><text:tab/><text:tab/>contraction. <text:s/>This makes sense in serial comparisons (emulated case statement). <text:s/>This<text:line-break/><text:tab/><text:tab/><text:tab/>is equivalent to <text:span text:style-name="Code">dup = if</text:span>, but much more efficient.</text:p>
      <text:p text:style-name="P85"><text:tab/><text:span text:style-name="Code">=</text:span><text:span text:style-name="Code"><text:span text:style-name="T161">2dup</text:span></text:span><text:span text:style-name="Code">if</text:span><text:tab/>And finally, only in the constant-less variant, it is possible to keep both the comparand<text:line-break/><text:tab/><text:tab/><text:tab/>and comparator on the stack. <text:s/>This is equivalent to <text:span text:style-name="Code">2dup = if</text:span>, but again more<text:line-break/><text:tab/><text:tab/><text:tab/>efficient, and also more elegant.</text:p>
      <text:p text:style-name="P85"><text:tab/><text:span text:style-name="Code"><text:span text:style-name="T161">dup</text:span></text:span><text:span text:style-name="Code">if</text:span><text:tab/><text:tab/>A separate noteworthy case to be mentionned is the drop-less <text:span text:style-name="Code">if</text:span>: this is equivalent to<text:line-break/><text:tab/><text:tab/><text:tab/><text:span text:style-name="Code">dup if</text:span>, but with much less overhead. <text:s/><text:span text:style-name="T2">Do not confuse this with the last noteworthy<text:line-break/><text:tab/><text:tab/><text:tab/>notation:</text:span></text:p>
      <text:p text:style-name="P85"><text:tab/><text:span text:style-name="Code">?dupif</text:span><text:tab/>This is where it all started: <text:span text:style-name="T121">a shorthand for </text:span><text:span text:style-name="Code"><text:span text:style-name="T121">?dup if</text:span></text:span><text:span text:style-name="T121">, which is far more efficient.</text:span></text:p>
      <text:p text:style-name="P87">Notes:</text:p>
      <text:list xml:id="list115018507506081" text:continue-numbering="true" text:style-name="List_20_1">
        <text:list-item>
          <text:p text:style-name="List_20_1_20_Start">For a simple anonymous boolean test, <text:span text:style-name="Code">if</text:span> by itself is still the most effective way, so don't try to make this look cumbersome and steal its efficiency at the same time:<text:line-break/><text:span text:style-name="T121"><text:tab/></text:span><text:span text:style-name="Code"><text:span text:style-name="T121">a@ 0 25 within if</text:span></text:span><text:span text:style-name="T121"> is easier to read and usually more efficient than<text:line-break/><text:tab/> </text:span><text:span text:style-name="Code"><text:span text:style-name="T121">a@ 0 25 within 0≠if</text:span></text:span><text:span text:style-name="T121">.</text:span></text:p>
        </text:list-item>
        <text:list-item>
          <text:p text:style-name="P314">All the variants with <text:span text:style-name="Code">if</text:span> are also available with <text:span text:style-name="Code">unless</text:span> (<text:span text:style-name="T162">= </text:span><text:span text:style-name="Code">not if</text:span>), <text:span text:style-name="Code">ifever</text:span> and <text:span text:style-name="Code">unlessever</text:span>; equally, all the variants with <text:span text:style-name="Code">until</text:span> are also avaiable with <text:span text:style-name="Code">aslong</text:span> (<text:span text:style-name="T162">= </text:span><text:span text:style-name="Code">not until</text:span>).</text:p>
        </text:list-item>
      </text:list>
      <text:h text:style-name="P277" text:outline-level="4">A Final Word on Numeric Clauses</text:h>
      <text:p text:style-name="P96">Numbers can appear in decimal, hex, octal or binary, with their respective prefices or suffices:</text:p>
      <text:p text:style-name="P96"><text:tab/>100 = #100 (100D) $64 (64H) = &amp;144 (144O) = %1100100 (1100100B)</text:p>
      <text:p text:style-name="P96">So, instead of <text:span text:style-name="Code">100+</text:span>, you can also say <text:span text:style-name="Code">$64+</text:span>, <text:span text:style-name="Code">&amp;144+</text:span> or <text:span text:style-name="Code">%1100100</text:span><text:span text:style-name="Code"><text:span text:style-name="T162">+</text:span></text:span>, or even <text:span text:style-name="Code">'d'+</text:span> (because 'd' is the letter at Unicode code point 100). <text:s/>You cannot use the suffix variants (so <text:span text:style-name="Code">64H+</text:span> would not work, because here the H is no longer at the end of the word / clause, i. e. in a suffix position).</text:p>
      <text:p text:style-name="P96">One problem arises if the operation word is not a symbol, but starts with a letter that could be interpreted as a valid digit in the radix you specify. <text:s/>This is most often the case with <text:span text:style-name="Code">and</text:span>, in clauses like <text:span text:style-name="Code">$</text:span><text:span text:style-name="Code"><text:span text:style-name="T131">10</text:span></text:span><text:span text:style-name="Code">and</text:span> that would be split by the parser as <text:span text:style-name="Code">$</text:span><text:span text:style-name="Code"><text:span text:style-name="T131">10</text:span></text:span><text:span text:style-name="Code">a nd</text:span>, because <text:span text:style-name="Code">a</text:span> <text:span text:style-name="T131">c</text:span>ould be a valid representation for decimal 10 in hex.</text:p>
      <text:p text:style-name="P97">The easiest solution for this — considering that most action words (a. k. a. methods) are lower case, and that this problem only arises with hexadecimal numbers — is to require hex digits to be uppercase on input. <text:s/>You still may find cases in which an action word valid as a clause word starts with an uppercase letter in the range A to G — in these case, resort to the less effective variant, e. g. <text:span text:style-name="Code">$20 AND</text:span> instead of <text:span text:style-name="Code">$20AND</text:span>. <text:s/>This case should be so rare that it doesn't impact the system as a whole … just avoid it in loops.</text:p>
      <text:h text:style-name="P215" text:outline-level="1">Objects, Classes and Interfaces</text:h>
      <text:p text:style-name="P20">FORCE is an object-oriented extension of FORTH by design. <text:s/>While objects need not be used, writing larger applications without using objects, classes and interfaces is like tilling a farm with a fork when a strong tractor stands ready in the next-door shed.</text:p>
      <text:h text:style-name="P225" text:outline-level="2">Classes</text:h>
      <text:p text:style-name="P20">A class is a template for an object. <text:s/>In FORCE, classes are built on top of vocabularies.<text:span text:style-name="T18"> <text:s/>While vocabularies are useful only in static mode, within classes the distinction between static (related to the class itself) and dynamic (related to an object of the class) makes more sense — actually, most of the substructure of a class (fields and methods) will usually be declared non-static.</text:span></text:p>
      <text:p text:style-name="P20">In contrast to plain vocabularies, classes have a built-in dependency to a superclass. <text:s/>All words defined in the superclass vocabulary are also seen in the so-called subclass; <text:span text:style-name="T36">this is called inheritance: the subclass inherits the code of the superclass by forming a dependency to it.</text:span></text:p>
      <table:table table:name="Table1" table:style-name="Table1">
        <table:table-column table:style-name="Table1.A" table:number-columns-repeated="3"/>
        <table:table-row table:style-name="TableLine94770523747664">
          <table:table-cell table:style-name="Table1.A1" office:value-type="string">
            <text:p text:style-name="P196">Comparison</text:p>
          </table:table-cell>
          <table:table-cell table:style-name="Table1.A1" office:value-type="string">
            <text:p text:style-name="P196">Vocabulary</text:p>
          </table:table-cell>
          <table:table-cell table:style-name="Table1.C1" office:value-type="string">
            <text:p text:style-name="P196">Class</text:p>
          </table:table-cell>
        </table:table-row>
        <text:soft-page-break/>
        <table:table-row table:style-name="TableLine94770523726336">
          <table:table-cell table:style-name="Table1.A2" office:value-type="string">
            <text:p text:style-name="P196">Declaration</text:p>
          </table:table-cell>
          <table:table-cell table:style-name="Table1.A2" office:value-type="string">
            <text:p text:style-name="P196"><text:span text:style-name="Code">vocabulary Voc</text:span></text:p>
            <text:p text:style-name="P196">declares a new vocabulary named “Voc”</text:p>
          </table:table-cell>
          <table:table-cell table:style-name="Table1.C2" office:value-type="string">
            <text:p text:style-name="P196"><text:span text:style-name="Code">import Super</text:span></text:p>
            <text:p text:style-name="P196"><text:span text:style-name="Code">Super class Sub</text:span></text:p>
            <text:p text:style-name="P196">declares a new class named <text:span text:style-name="Code">Sub</text:span> with superclass named <text:span text:style-name="Code">Super</text:span> (note that you have to import this class, before you can use it<text:span text:style-name="T49">)</text:span></text:p>
          </table:table-cell>
        </table:table-row>
      </table:table>
      <text:h text:style-name="P226" text:outline-level="2">Constructors</text:h>
      <text:p text:style-name="P62">Objects usually need to be initialized to be operational. <text:s/>Object initialization is done through a special non-static non-private method called a constructor whose name must be <text:span text:style-name="Code">construct</text:span> (with a<text:span text:style-name="T89"> symbol </text:span><text:span text:style-name="Code"><text:span text:style-name="T89">construct&lt;</text:span></text:span><text:span text:style-name="Code"><text:span text:style-name="T4">classname</text:span></text:span><text:span text:style-name="Code"><text:span text:style-name="T89">&gt;</text:span></text:span><text:span text:style-name="T89">). <text:s/>The constructor has an additional constraint: it must invoke the superclass constructor, by calling the compiler word </text:span><text:span text:style-name="Code"><text:span text:style-name="T89">superconstruct</text:span></text:span><text:span text:style-name="T89">, which will insert a call to the superclass’s constructor. <text:s/>Only then will the method be marked as a constructor.</text:span></text:p>
      <text:p text:style-name="P63">Inside the constructor, the instance to be initialized is available through either of the <text:span text:style-name="Code">my</text:span>, <text:span text:style-name="Code">me</text:span>, or <text:span text:style-name="Code">this</text:span> keywords. <text:s/>The constructor may or may not have parameters; usually there are several different ways of initializing an object instance — these must all be captured in the single constructor.</text:p>
      <text:p text:style-name="P63">Here is an example of a class with its constructor:</text:p>
      <text:p text:style-name="P63"><text:span text:style-name="Code">import Object<text:line-break/><text:line-break/>Object class Example<text:line-break/>ubyte variable Length<text:line-break/>cell variable Pointer<text:line-break/>construct</text:span><text:span text:style-name="Code"><text:span text:style-name="T162">:</text:span></text:span><text:span text:style-name="Code"> ( s$ — ) <text:s/></text:span><text:span text:style-name="Code"><text:span text:style-name="T90">superconstruct <text:s/></text:span></text:span><text:span text:style-name="Code">count <text:s/>my Length! <text:s/>my Pointer! ;<text:line-break/>class;</text:span></text:p>
      <text:p text:style-name="P64">It is not a hard requirement to invoke the superclass constructor as the first action, but it is good practise to do so as early as possible, and almost a requirement to do it before any non-static words are invoked.</text:p>
      <text:h text:style-name="Heading_20_2" text:outline-level="2">V<text:span text:style-name="T18">ariables</text:span></text:h>
      <text:p text:style-name="P21">In a class, variables (static and dynamic alike) will more often have a type than just a size indicator. <text:s/>I. e., instead of declaring a variable</text:p>
      <text:p text:style-name="P21"><text:span text:style-name="Code">cell variable </text:span><text:span text:style-name="Code"><text:span text:style-name="T51">F</text:span></text:span><text:span text:style-name="Code">ileName</text:span></text:p>
      <text:p text:style-name="P208">it could be declared</text:p>
      <text:p text:style-name="P21"><text:span text:style-name="Code">String variable </text:span><text:span text:style-name="Code"><text:span text:style-name="T51">F</text:span></text:span><text:span text:style-name="Code">ileName$</text:span></text:p>
      <text:p text:style-name="P21">which would mark it as reserved for keeping a reference to an object of type String. <text:s/>Assigning a type which is non assignment compatible to String would then throw a TypeCastException. <text:s/>Any pointer (or even number) can be assigned to a cell variable<text:span text:style-name="T38"> like </text:span><text:span text:style-name="Code"><text:span text:style-name="T38">fileName</text:span></text:span><text:span text:style-name="T38"> above:</text:span></text:p>
      <text:p text:style-name="P22"><text:span text:style-name="Code">23 </text:span><text:span text:style-name="Code"><text:span text:style-name="T51">F</text:span></text:span><text:span text:style-name="Code">ileName !</text:span><text:tab/><text:tab/>this will work, and <text:span text:style-name="T51">F</text:span><text:span text:style-name="Code">ileName @</text:span> will return 23 afterwards.<text:line-break/><text:span text:style-name="Code">23 </text:span><text:span text:style-name="Code"><text:span text:style-name="T51">F</text:span></text:span><text:span text:style-name="Code">ileName$ !</text:span><text:tab/><text:tab/>this will fail with throwing<text:line-break/><text:tab/><text:tab/><text:tab/><text:tab/><text:tab/><text:span text:style-name="Code">TypeCastException: cannot assign int to String!</text:span></text:p>
      <text:p text:style-name="P21">Typed variables always have a cell size, because they will always contain a reference to an object, even if the object is an array, as in</text:p>
      <text:p text:style-name="P21"><text:span text:style-name="Code">byte Array variable </text:span><text:span text:style-name="Code"><text:span text:style-name="T51">B</text:span></text:span><text:span text:style-name="Code">ytes</text:span></text:p>
      <text:p text:style-name="P21">Here, variable <text:span text:style-name="Code">bytes</text:span> keeps a reference to an instance of type <text:span text:style-name="Code">byte Array</text:span>.</text:p>
      <text:h text:style-name="P246" text:outline-level="3">A Note on Syntax</text:h>
      <text:p text:style-name="P40">Words referring to data are usually written with an initial uppercase letter (<text:span text:style-name="Code"><text:span text:style-name="T10">N</text:span></text:span><text:span text:style-name="Code">ame</text:span>), to distinguish them from <text:soft-page-break/>verbs (<text:span text:style-name="Code"><text:span text:style-name="T10">w</text:span></text:span><text:span text:style-name="Code">rite</text:span>). <text:s/>FORCE is designed to generate unique symbols per vocabulary, with the vocabulary name as a prefix for words with uppercase initials<text:span text:style-name="T52">, and as a suffix with lowercase names. <text:s/>Assuming both examples, </text:span><text:span text:style-name="Code"><text:span text:style-name="T52">Name</text:span></text:span><text:span text:style-name="T52"> and </text:span><text:span text:style-name="Code"><text:span text:style-name="T52">write</text:span></text:span><text:span text:style-name="T52"> were a part of a vocabulary or class </text:span><text:span text:style-name="Code"><text:span text:style-name="T52">File</text:span></text:span><text:span text:style-name="T52">, this would result in symbols like </text:span><text:span text:style-name="Code"><text:span text:style-name="T52">FileName</text:span></text:span><text:span text:style-name="T52"> and </text:span><text:span text:style-name="Code"><text:span text:style-name="T52">writeFile</text:span></text:span><text:span text:style-name="T52">.</text:span></text:p>
      <text:h text:style-name="P246" text:outline-level="3">Getters<text:span text:style-name="T52">, </text:span>Setters<text:span text:style-name="T52"> and Scope</text:span></text:h>
      <text:p text:style-name="P41">According to best practices, data should never be visible to the public. <text:s/>FORCE forces them to be private.</text:p>
      <text:p text:style-name="P40">For each variable<text:span text:style-name="T52"> however</text:span>, a getter and a setter<text:span text:style-name="T52"> verb is automatically created with the visibility of the current section (or the explicit visibility specified in front of the variable). <text:s/>The getter has a trailing @, the setter a trailing ! — as if by (assuming </text:span><text:span text:style-name="Code"><text:span text:style-name="T52">String variable Name</text:span></text:span><text:span text:style-name="T52">):</text:span></text:p>
      <text:p text:style-name="P42"><text:span text:style-name="Code">String : Name@ ( -- Name ) @ ;<text:line-break/>: Name! ( Name -- ) ! ;</text:span></text:p>
      <text:p text:style-name="P43">This also works for primitive types, in which case the getter will respect the size and ‘signedness’ of the primitive, of course:</text:p>
      <text:p text:style-name="P43"><text:span text:style-name="Code">byte variable Q</text:span></text:p>
      <text:p text:style-name="P43">will have the getter and setter</text:p>
      <text:p text:style-name="P43"><text:span text:style-name="Code">byte : Q@ ( -- byte ) b@ ;<text:line-break/>: Q! ( byte -- ) c! ;</text:span></text:p>
      <text:p text:style-name="P44">Note that getters and setters inanon-static context are methods, which means that they require an instance of the type in which the variable is defined on the top of the parameter stack.</text:p>
      <text:h text:style-name="P227" text:outline-level="2"><text:span text:style-name="T53">Verbs: </text:span>Methods and Functions</text:h>
      <text:p text:style-name="P37">The primary difference between functions and methods is that functions are static, while methods are dynamic (non-static) and therefore operate on instances of the type in which the method is defined. <text:s/>Methods can also be typed, which makes it possible for the compiler to determine the primary result type of the method, thus avoiding a type check for the next invocation.</text:p>
      <text:h text:style-name="P247" text:outline-level="3">Functions</text:h>
      <text:h text:style-name="P278" text:outline-level="4">Regular Functions</text:h>
      <text:p text:style-name="P38">A function is generated in the context of a static section:</text:p>
      <text:p text:style-name="P38"><text:span text:style-name="Code"><text:span text:style-name="T58">[static] </text:span></text:span><text:span text:style-name="Code">: &lt;name&gt; ... ;</text:span></text:p>
      <text:p text:style-name="P40">defines method &lt;name&gt; as a vocabulary function. <text:s/>There are no re<text:span text:style-name="T58">strictions</text:span> for invoking a vocabulary function.</text:p>
      <text:h text:style-name="P278" text:outline-level="4">Defective Functions</text:h>
      <text:p text:style-name="P43">In a regular function, the compiler inserts the <text:span text:style-name="Code">ENTER</text:span> header code at the beginning, and the <text:span text:style-name="Code">EXIT</text:span> trailer code at the end. <text:s/>These insertions are necessary for regular method invocations via <text:span text:style-name="Code">CALL</text:span>. <text:s/>If the code is copied instead of called, the compiler knows about the <text:span text:style-name="Code">ENTER</text:span> and <text:span text:style-name="Code">EXIT</text:span> through the word flags, and copies only the function body.</text:p>
      <text:p text:style-name="P43">The insertion of both the header and trailer can be prevented by inserting a double-colon or a double-semicolon, respectively, so:</text:p>
      <text:p text:style-name="P43"><text:span text:style-name="Code">static :: noheader ... ;<text:line-break/>static : notrailer ... ;;<text:line-break/>static :: bodyOnly ... ;;</text:span></text:p>
      <text:p text:style-name="P43">generates methods with no <text:span text:style-name="Code">ENTER</text:span>, no <text:span text:style-name="Code">EXIT</text:span>, or no header and trailer <text:span text:style-name="T58">at all</text:span>, respectively. <text:s/>Defective functions are useful under very special conditions only, but sometimes <text:span text:style-name="T58">they</text:span>’<text:span text:style-name="T58">re</text:span> the best <text:span text:style-name="T60">(or most elegant) </text:span>way to solve <text:span text:style-name="T61">the</text:span> problem<text:span text:style-name="T61"> at hand</text:span>.</text:p>
      <text:h text:style-name="P247" text:outline-level="3"><text:soft-page-break/>Methods</text:h>
      <text:h text:style-name="P279" text:outline-level="4">Untyped Methods</text:h>
      <text:p text:style-name="P38">An untyped method is generated in the context of a dynamic section:</text:p>
      <text:p text:style-name="P38"><text:span text:style-name="Code">: &lt;name&gt; </text:span><text:span text:style-name="Code"><text:span text:style-name="T58">( ... this -- ... ) </text:span></text:span><text:span text:style-name="Code">... ;</text:span></text:p>
      <text:p text:style-name="P39">defines method <text:span text:style-name="Code">&lt;name&gt;</text:span> as an instance method. <text:s/>An instance method requires an instance of the class in which it <text:span text:style-name="T53">was </text:span>defined on top of the parameter stack, when it is invoked. <text:s/>This top parameter will be converted to an instance reference upon invocation, so the instance will not appear to be on the parameter stack inside the method. <text:s/>Instead the words <text:span text:style-name="Code">this</text:span>, <text:span text:style-name="Code">me</text:span>, and <text:span text:style-name="Code">my</text:span> will all push the instance on the stack.<text:span text:style-name="T58"> <text:s/>The instance reference is consumed by default, i. e. the exit code of an instance does not push it back — if that’s necessary, just insert </text:span><text:span text:style-name="Code"><text:span text:style-name="T58">this</text:span></text:span><text:span text:style-name="T58"> before exiting the method.</text:span></text:p>
      <text:h text:style-name="P279" text:outline-level="4">Typed Methods</text:h>
      <text:p text:style-name="P37">A typed method is a method <text:span text:style-name="T54">(∢ above) </text:span>with a leading type indicator:</text:p>
      <text:p text:style-name="P37"><text:span text:style-name="Code">&lt;</text:span><text:span text:style-name="Code"><text:span text:style-name="T50">type</text:span></text:span><text:span text:style-name="Code">&gt; </text:span><text:span text:style-name="Code"><text:span text:style-name="T50">: &lt;name&gt; ( ... this -- ... &lt;type&gt; ) ... ;</text:span></text:span></text:p>
      <text:p text:style-name="P38">which will define a method <text:span text:style-name="Code">&lt;name&gt;</text:span> which promises to leave an instance of type <text:span text:style-name="Code">&lt;type&gt;</text:span> on the top of the parameter stack after it returns. <text:s/><text:span text:style-name="Code">&lt;type&gt;</text:span> can be any of the primitive types, or a class name.<text:span text:style-name="T58"> <text:s/>Using typed methods prevents from unwanted type checks to be inserted — on the backside of the medal, breaking the contract established by specifying the type will most certainly crash the program.</text:span></text:p>
      <text:p text:style-name="P48">Typed methods lose their usefulness with <text:span text:style-name="T2">PRECOMFORCE</text:span>, because the precompiler can <text:span text:style-name="T59">deduce the correct returning type in the majority of cases (and will also detect an attempt at breaking the contract)</text:span>.</text:p>
      <text:h text:style-name="P216" text:outline-level="1">Billboard</text:h>
      <text:h text:style-name="P228" text:outline-level="2">Dependencies and Auto-Building</text:h>
      <text:p text:style-name="P60">There is hardly a vocabulary and no class at all that stands on its own, not being dependent on some other class or vocabulary — the notable exception being the fundamental FORCE vocabulary itself.</text:p>
      <text:p text:style-name="P60">Dependencies are added to an open vocabulary on demand — at the time some word of another vocabulary is actually used or even compiled into the vocabulary. <text:s/>However, the dependency must reside in memory and be part of the search list in order for those words to be found by the compiler and interpreter.</text:p>
      <text:p text:style-name="P60">Vocabularies are loaded into memory using the <text:span text:style-name="Code">load</text:span> interpreter command, and then added to the search list using the <text:span text:style-name="Code">disclose</text:span> command:</text:p>
      <text:p text:style-name="P60"><text:span text:style-name="Code">load Forth<text:line-break/>disclose Forth</text:span></text:p>
      <text:p text:style-name="P60">Because these two commands are usually applied as pair, there is a shortcut called <text:span text:style-name="Code">import</text:span>:</text:p>
      <text:p text:style-name="P60"><text:span text:style-name="Code">import Forth</text:span></text:p>
      <text:p text:style-name="P60">The thing that actually gets loaded is the <text:span text:style-name="T86">module</text:span> (e. g. <text:span text:style-name="Code">Forth.voc</text:span>), not the source (<text:span text:style-name="Code">Forth.4th</text:span>). <text:s/>If however the <text:span text:style-name="T86">module </text:span>is <text:span text:style-name="T2">older </text:span>than the source (as per the file modification datetime), the compiler deems the vocabulary outdated and rebuilds it by reading the source file instead.<text:span text:style-name="T86"> <text:s/>The compiler knows the source file of each module, because its name is registered in the module.</text:span></text:p>
      <text:p text:style-name="P61">Auto-building is recusive, of course: if any of its dependencies is newer than the module itself, the module will be rebuilt by reading the source file.</text:p>
      <text:p text:style-name="P61">If rebuilding a module fails, an error will be logged and the module will not be overwritten; this makes sure that a bug introduced in the latest source file will not cause the module from getting deleted or becoming invalid — in this case the <text:span text:style-name="T87">dependent </text:span>module <text:span text:style-name="T87">will then just use the current version of the module.</text:span></text:p>
      <text:h text:style-name="P229" text:outline-level="2"><text:soft-page-break/>How to Invoke an Instance Method</text:h>
      <text:p text:style-name="P23">The problem: instance methods not overridden by a subclass must be found in one of its superclasses, but there may also be homonymous methods in the dictionary of classes not in the same class hierarchy.</text:p>
      <text:p text:style-name="P23">Approach<text:span text:style-name="T41">es</text:span> to a solution:</text:p>
      <text:list xml:id="list115017417975074" text:continue-numbering="true" text:style-name="List_20_1">
        <text:list-item>
          <text:p text:style-name="P359">Mentionning a class in compiler code will make sure that the next method will be taken from the class hierarchy. <text:s/>So a class name can narrow the method selection in the dictionary.</text:p>
        </text:list-item>
        <text:list-item>
          <text:p text:style-name="P315">Using a compound name like <text:span text:style-name="Code">writeBook</text:span> (methodClass) can also select the right method<text:span text:style-name="T41">.</text:span></text:p>
          <text:list>
            <text:list-item>
              <text:p text:style-name="P315">Problem: if a method is not overridden in the subclass, this name does not exist.</text:p>
            </text:list-item>
            <text:list-item>
              <text:p text:style-name="P315">Solution: <text:span text:style-name="T41">compound names are symbols — they might be defined with a word reference to a superclass method.</text:span></text:p>
            </text:list-item>
          </text:list>
        </text:list-item>
        <text:list-item>
          <text:p text:style-name="List_20_1_20_End">Since vocabularies and classes imported <text:span text:style-name="T2">after </text:span>other vocabularies and classes will be found first in the dictionary, the import order also influences how methods are found. <text:s/>Dependencies of dependencies will also be added to the dictionary before the classes that depend on them, so also in this respect the intuitive order is preserved.</text:p>
        </text:list-item>
      </text:list>
      <text:p text:style-name="P25">Actual implementation:</text:p>
      <text:list xml:id="list115018577074944" text:continue-numbering="true" text:style-name="List_20_1">
        <text:list-item>
          <text:p text:style-name="P360">Inserting a </text:p>
        </text:list-item>
      </text:list>
      <text:h text:style-name="P248" text:outline-level="3">Invocation of a Method of a Particular Class or Superclass</text:h>
      <text:h text:style-name="P280" text:outline-level="4">Problem</text:h>
      <text:p text:style-name="P26">In the same sense as an object instance of class C inherits the data structure of its superclass S, class C also inherits all the non-private methods of S. <text:s/>Class C may override some of them, but usually not all.</text:p>
      <text:p text:style-name="P26">The key to accessing fields of an instance I(C), instance I of class C, is passing that instance <text:span text:style-name="T42">as a parameter </text:span>to the method of class C (or a superclass). <text:s/>The key to select<text:span text:style-name="T42">ing</text:span> a particular method of a particular class is therefore to pass the class <text:span text:style-name="T45">(or an instance, from which the class can be extracted) as a parameter to the method invocation mechanism.</text:span></text:p>
      <text:p text:style-name="P27">The method invocation mechanism is part of the compiler, however. <text:s/>Since the compiler works on the code in a linear fashion and cannot recognize classes that might be passed in on any of the stacks, the superclass (or a representation of the superclass, e. g. the word <text:span text:style-name="Code">super</text:span>) would need to be written into the code just before the name of the method to be invoked.</text:p>
      <text:p text:style-name="P27">This is not practical for 2 reasons:</text:p>
      <text:list xml:id="list115017499592983" text:continue-numbering="true" text:style-name="List_20_1">
        <text:list-item>
          <text:p text:style-name="P361">The exact name of the class may not be known at compile-time — it may have been calculated and comes in on the parameter stack.</text:p>
        </text:list-item>
        <text:list-item>
          <text:p text:style-name="List_20_1_20_End">In a functional approach, the method name may not be known either, if it’s not anonymous (lambda) altogether.<text:span text:style-name="T42"> <text:s/>So the method name may also come in on the stack.</text:span></text:p>
        </text:list-item>
      </text:list>
      <text:h text:style-name="P281" text:outline-level="4">Problem</text:h>
      <text:p text:style-name="P28">In the current approach, methods are selected by name as its appears in the source stream, and looked up in the dictionary which was composed of all the imported modules. <text:s/>If a method name is unique, that’s just fine and the fastest way to find the suitable method.</text:p>
      <text:p text:style-name="P28">If the method is not unique however, these mechanics may not select the method that’s wanted. <text:s/>Method selection should take the current runtime situation into consideration. <text:s/>In particular, an ambiguous method must be selected from the class whose object instance is on the top of the parameter stack.</text:p>
      <text:h text:style-name="P282" text:outline-level="4">Solution Approach 1</text:h>
      <text:p text:style-name="P29">The ideal code for <text:span text:style-name="T45">a dynamic method lookup </text:span>(on IA64) wou<text:span text:style-name="T43">l</text:span>d be:</text:p>
      <text:p text:style-name="P29"><text:span text:style-name="Code">0 [RAX] RDX MOV<text:tab/><text:tab/></text:span><text:span text:style-name="Code"><text:span text:style-name="T44"><text:tab/></text:span></text:span><text:span text:style-name="Code">RDX = class of instance<text:line-break/>0 [RDX] </text:span><text:span text:style-name="Code"><text:span text:style-name="T43">RDX MOV<text:tab/><text:tab/><text:tab/>RDX = top of text segment<text:line-break/>methodOffset [RDX] RDX LEA<text:tab/>RDX = method address<text:line-break/></text:span></text:span><text:soft-page-break/><text:span text:style-name="Code"><text:span text:style-name="T43">RDX CALL<text:tab/><text:tab/><text:tab/><text:tab/>calls the method with the instance on TOP</text:span></text:span></text:p>
      <text:p text:style-name="P30">… which is actually quite a lot of code for a single method invocation compared with a simple <text:span text:style-name="Code">method # CALL</text:span>, and there’s no code yet for testing if the instance method referred to by <text:span text:style-name="Code">methodOffset</text:span> actually belongs to the class of instance <text:span text:style-name="Code">EAX</text:span>. <text:s/>It seems that the runtime code is doing work the compiler should have done.</text:p>
      <text:p text:style-name="P31">One problem with this is that statement 2 would not work with the current setup: the text segment is stored as a heap number in the vocabulary. <text:s/>We would need to redesign the vocabulary layout to store relocated pointers in the vocabulary instead.</text:p>
      <text:p text:style-name="P32">Another problem is the value of <text:span text:style-name="Code">methodOffset</text:span>, which might not be available either, so must be calculated from … what?</text:p>
      <text:h text:style-name="P280" text:outline-level="4">Solution<text:span text:style-name="T44"> Approach 2</text:span></text:h>
      <text:p text:style-name="P34">Assuming we want to insert a simple <text:span text:style-name="Code">method # CALL</text:span> for a method invocation — ideally without a prior type check<text:span text:style-name="T46"> — we need to do all the method selection and type checking in the compiler.</text:span></text:p>
      <text:p text:style-name="P35"><text:span text:style-name="T47">A t</text:span>ypecheck of the effective instance still needs to be done at runtime<text:span text:style-name="T47"> in all cases where the type cannot be determined by the compiler. <text:s/>The compiler can do the type check only in the following cases:</text:span></text:p>
      <text:list xml:id="list115017985428982" text:continue-numbering="true" text:style-name="List_20_1">
        <text:list-item>
          <text:p text:style-name="P362">The method is invoked on a <text:span text:style-name="T2">typed constant</text:span> or a <text:span text:style-name="T2">getter function</text:span>. <text:s/>In these cases it is safe to assume that only an instance of the predefined type is on the parameter stack.</text:p>
        </text:list-item>
        <text:list-item>
          <text:p text:style-name="P316">The method is invoked on a <text:span text:style-name="T2">typed method</text:span>. <text:s/>In these cases it is safe to assume that only an instance of the predefined type is on the parameter stack.</text:p>
        </text:list-item>
        <text:list-item>
          <text:p text:style-name="P317">An <text:span text:style-name="T2">explicit type check</text:span> is inserted into the code. <text:s/>The type ch<text:span text:style-name="T48">ec</text:span>k performs a runtiem type check on the instance.</text:p>
        </text:list-item>
        <text:list-item>
          <text:p text:style-name="List_20_1_20_End">A <text:span text:style-name="T2">type indicator</text:span> is inserted into the code. <text:s/>The type indicator does no type check, but rather suggests to the compiler that the programmer knows that the TOP holds an instance of the indicated type.</text:p>
        </text:list-item>
      </text:list>
      <text:p text:style-name="P36">In all the above-mentioned cases, the explicit type will also help to select the appropriate method form the dictionary.</text:p>
      <text:p text:style-name="P36">In all other cases, the compiler must insert an implicit type check in front of the method. <text:s/>If the method is ambiguous, the compiler must select the first available method and issue a warning about an ambiguous method, indication which of the methods was selected and which type this implies. <text:s/>Either way, the selected method will indicate the type for which a type-check must be inserted.</text:p>
      <text:h text:style-name="P230" text:outline-level="2">How to <text:span text:style-name="T88">Create </text:span>an Object Instance of Class C</text:h>
      <text:list xml:id="list115018843382394" text:continue-numbering="true" text:style-name="List_20_1">
        <text:list-item>
          <text:p text:style-name="P363">Invo<text:span text:style-name="T88">ke</text:span> <text:span text:style-name="T88">compiler word </text:span><text:span text:style-name="Code">new</text:span><text:span text:style-name="Code"><text:span text:style-name="T88"> C</text:span></text:span>:</text:p>
          <text:list>
            <text:list-item>
              <text:p text:style-name="List_20_1_20_Cont."><text:span text:style-name="T39">a</text:span>llocate<text:span text:style-name="T39">s</text:span> an object of the size defined in class parameter <text:span text:style-name="Code">size</text:span>.</text:p>
            </text:list-item>
            <text:list-item>
              <text:p text:style-name="P318"><text:span text:style-name="T40">s</text:span>tarting with the highest superclass down to C, runs the <text:span text:style-name="Code">construct</text:span> method on each class with <text:span text:style-name="Code">RBX</text:span> pointing at the allocated object instance.</text:p>
            </text:list-item>
          </text:list>
        </text:list-item>
      </text:list>
      <text:h text:style-name="P231" text:outline-level="2">Type Checking</text:h>
      <text:h text:style-name="P249" text:outline-level="3">Type Checking When Storing a Variable or Field</text:h>
      <text:p text:style-name="P24">When a field or variable is stored, the object to store must be type-checked in order to preserve the contract of the field or variable definition. <text:s/>The code for the type check is implemented in the setter, just before the instance is actually stored.</text:p>
      <text:p text:style-name="P24">The instance to be stored can be of a subclass of the variable or field type — hence the object hierarchy must be checked.</text:p>
      <text:h text:style-name="P232" text:outline-level="2">Exception Handling (New Approach)</text:h>
      <text:p text:style-name="P45">An Exception is an object bearing all the necessary information about a break in the normal flow of execution, foremost its <text:span text:style-name="T55">context (</text:span>reason, point of break, stack trace<text:span text:style-name="T55">)</text:span>, and <text:span text:style-name="T55">additional information relevant in the context (like </text:span><text:soft-page-break/><text:span text:style-name="T55">parameters that were wrong, etc.)</text:span></text:p>
      <text:h text:style-name="P250" text:outline-level="3">Throwing an Exception</text:h>
      <text:p text:style-name="P46">An exception is thrown like this:</text:p>
      <text:p text:style-name="P46">&lt;exception&gt; <text:span text:style-name="Code">throw</text:span></text:p>
      <text:p text:style-name="P46">where &lt;exception&gt; is an exception object generated e. g. <text:span text:style-name="T56">by invoking </text:span><text:span text:style-name="Code"><text:span text:style-name="T56">new</text:span></text:span><text:span text:style-name="T56"> on an Exception class, as in:</text:span></text:p>
      <text:p text:style-name="P46"><text:span text:style-name="Code"><text:span text:style-name="T62">/0Exception new</text:span></text:span></text:p>
      <text:p text:style-name="P110">FORCE provides abbreviation <text:span text:style-name="Code">raise</text:span> for <text:span text:style-name="Code">new throw</text:span>, as in <text:span text:style-name="Code">/0Exception raise</text:span>.</text:p>
      <text:h text:style-name="P251" text:outline-level="3">Exception Handlers</text:h>
      <text:p text:style-name="P47">A piece of code likely to throw an exception can be wrapped using the <text:span text:style-name="Code">try...catch</text:span><text:span text:style-name="Code"><text:span text:style-name="T63">...resume</text:span></text:span> clause to provide a means of handling the exceptions<text:span text:style-name="T62">,</text:span> with the following template:</text:p>
      <text:p text:style-name="P47"><text:span text:style-name="Code">try &lt;code&gt; </text:span><text:span text:style-name="Code"><text:span text:style-name="T57">[</text:span></text:span><text:span text:style-name="Code">catch &lt;exception handler&gt;</text:span><text:span text:style-name="Code"><text:span text:style-name="T57">]</text:span></text:span><text:span text:style-name="Code"> resume</text:span></text:p>
      <text:p text:style-name="P47">where <text:span text:style-name="Code">&lt;code&gt;</text:span> is the code likely to throw an exception,<text:span text:style-name="T63"> and</text:span> <text:span text:style-name="Code">&lt;exception handler&gt;</text:span> is the handler code executed when an exception has been raised.<text:span text:style-name="T57"> <text:s/>The </text:span><text:span text:style-name="Code"><text:span text:style-name="T57">catch</text:span></text:span><text:span text:style-name="T57"> clause is optional, but the whole construct does not make sense without it.</text:span></text:p>
      <text:p text:style-name="P47">If an exception occurs in code that is not wrapped in a <text:span text:style-name="Code">try...catch</text:span> clause, execution is interrupted and continued at the innermost <text:span text:style-name="T62">armed </text:span>exception handler — absent which the entire program is terminated: the program itself is always wrapped in an <text:span text:style-name="T62">implicit </text:span>exception handler that will terminate the program.</text:p>
      <text:h text:style-name="P252" text:outline-level="3">Implementation</text:h>
      <text:h text:style-name="P283" text:outline-level="4">Exception Handler Stack</text:h>
      <text:p text:style-name="P49">An exception handler is a structure pushed on the exception handler stack by <text:span text:style-name="Code">try</text:span>, and removed from the stack by <text:span text:style-name="Code">resume</text:span> at run-time. <text:s/>The structure consist of the following <text:span text:style-name="T64">fields</text:span>:</text:p>
      <table:table table:name="Table2" table:style-name="Table2">
        <table:table-column table:style-name="Table2.A"/>
        <table:table-column table:style-name="Table2.B"/>
        <table:table-row table:style-name="TableLine94770475430192">
          <table:table-cell table:style-name="Table2.A1" office:value-type="string">
            <text:p text:style-name="P197">Name</text:p>
          </table:table-cell>
          <table:table-cell table:style-name="Table2.B1" office:value-type="string">
            <text:p text:style-name="P197">Usage</text:p>
          </table:table-cell>
        </table:table-row>
        <table:table-row table:style-name="TableLine94770523947040">
          <table:table-cell table:style-name="Table2.A2" office:value-type="string">
            <text:p text:style-name="P197"><text:span text:style-name="Code"><text:span text:style-name="T65">EXCEPT.</text:span></text:span><text:span text:style-name="Code"><text:span text:style-name="T68">@</text:span></text:span><text:span text:style-name="Code"><text:span text:style-name="T65">HCODE</text:span></text:span></text:p>
          </table:table-cell>
          <table:table-cell table:style-name="Table2.B2" office:value-type="string">
            <text:p text:style-name="P197"><text:span text:style-name="T65">Pointer to the exception handler code defined in the </text:span><text:span text:style-name="Code"><text:span text:style-name="T65">catch</text:span></text:span><text:span text:style-name="T65">-</text:span><text:span text:style-name="T66">block</text:span><text:span text:style-name="T65">.</text:span></text:p>
          </table:table-cell>
        </table:table-row>
        <table:table-row table:style-name="TableLine94770523657472">
          <table:table-cell table:style-name="Table2.A2" office:value-type="string">
            <text:p text:style-name="P197"><text:span text:style-name="Code"><text:span text:style-name="T65">EXCEPT.</text:span></text:span><text:span text:style-name="Code"><text:span text:style-name="T68">@</text:span></text:span><text:span text:style-name="Code"><text:span text:style-name="T65">CCODE</text:span></text:span></text:p>
          </table:table-cell>
          <table:table-cell table:style-name="Table2.B2" office:value-type="string">
            <text:p text:style-name="P197"><text:span text:style-name="T65">Pointer to the exception cleanup code defined in the </text:span><text:span text:style-name="Code"><text:span text:style-name="T65">finally</text:span></text:span><text:span text:style-name="T65">-</text:span><text:span text:style-name="T66">block</text:span><text:span text:style-name="T65">.</text:span></text:p>
          </table:table-cell>
        </table:table-row>
        <table:table-row table:style-name="TableLine94770523628432">
          <table:table-cell table:style-name="Table2.A2" office:value-type="string">
            <text:p text:style-name="P197"><text:span text:style-name="Code"><text:span text:style-name="T65">EXCEPT.</text:span></text:span><text:span text:style-name="Code"><text:span text:style-name="T68">@</text:span></text:span><text:span text:style-name="Code"><text:span text:style-name="T66">R</text:span></text:span><text:span text:style-name="Code"><text:span text:style-name="T67">CODE</text:span></text:span></text:p>
          </table:table-cell>
          <table:table-cell table:style-name="Table2.B2" office:value-type="string">
            <text:p text:style-name="P198"><text:span text:style-name="T65">Pointer to the exception final code defined by </text:span><text:span text:style-name="Code"><text:span text:style-name="T65">resume</text:span></text:span><text:span text:style-name="T65">.</text:span></text:p>
          </table:table-cell>
        </table:table-row>
        <table:table-row table:style-name="TableLine94770523950960">
          <table:table-cell table:style-name="Table2.A2" office:value-type="string">
            <text:p text:style-name="P198"><text:span text:style-name="Code"><text:span text:style-name="T69">EXCEPT.REFPSP</text:span></text:span></text:p>
          </table:table-cell>
          <table:table-cell table:style-name="Table2.B2" office:value-type="string">
            <text:p text:style-name="P198"><text:span text:style-name="T69">The reference </text:span><text:span text:style-name="T70">parameter </text:span><text:span text:style-name="T69">stack pointer </text:span><text:span text:style-name="T71">(</text:span><text:span text:style-name="T70">set by </text:span><text:span text:style-name="Code"><text:span text:style-name="T70">try</text:span></text:span><text:span text:style-name="T71">).</text:span></text:p>
          </table:table-cell>
        </table:table-row>
        <table:table-row table:style-name="TableLine94770523950336">
          <table:table-cell table:style-name="Table2.A2" office:value-type="string">
            <text:p text:style-name="P199"><text:span text:style-name="Code"><text:span text:style-name="T69">EXCEPT.REFRSP</text:span></text:span></text:p>
          </table:table-cell>
          <table:table-cell table:style-name="Table2.B2" office:value-type="string">
            <text:p text:style-name="P199"><text:span text:style-name="T69">The reference return stack pointer </text:span><text:span text:style-name="T71">(</text:span><text:span text:style-name="T69">set by </text:span><text:span text:style-name="Code"><text:span text:style-name="T69">try</text:span></text:span><text:span text:style-name="T71">).</text:span></text:p>
          </table:table-cell>
        </table:table-row>
        <table:table-row table:style-name="TableLine94770523949712">
          <table:table-cell table:style-name="Table2.A2" office:value-type="string">
            <text:p text:style-name="P198"><text:span text:style-name="Code"><text:span text:style-name="T72">EXCEPT.</text:span></text:span><text:span text:style-name="Code"><text:span text:style-name="T74">CURRENT</text:span></text:span></text:p>
          </table:table-cell>
          <table:table-cell table:style-name="Table2.B2" office:value-type="string">
            <text:p text:style-name="P198"><text:span text:style-name="T72">The last raised exception, or </text:span><text:span text:style-name="Code"><text:span text:style-name="T72">NIL</text:span></text:span><text:span text:style-name="T72">.</text:span></text:p>
            <text:p text:style-name="P198"><text:span text:style-name="T72">When entering </text:span><text:span text:style-name="Code"><text:span text:style-name="T72">HCODE</text:span></text:span><text:span text:style-name="T72">, this is either </text:span><text:span text:style-name="Code"><text:span text:style-name="T72">NIL</text:span></text:span><text:span text:style-name="T72"> if the try-block did not raise any exception, or then the exception raised by an unarmed </text:span><text:span text:style-name="Code"><text:span text:style-name="T72">throw</text:span></text:span><text:span text:style-name="T72"> statement inside the try-block.</text:span></text:p>
            <text:p text:style-name="P198"><text:span text:style-name="T72">If this field is not </text:span><text:span text:style-name="Code"><text:span text:style-name="T72">NIL</text:span></text:span><text:span text:style-name="T72"> when entering </text:span><text:span text:style-name="Code"><text:span text:style-name="T72">R</text:span></text:span><text:span text:style-name="Code"><text:span text:style-name="T73">CODE</text:span></text:span><text:span text:style-name="T72">, the exception will be raised again after the handler has ben removed.</text:span></text:p>
            <text:p text:style-name="P198"><text:span text:style-name="T72">Any exception raised within the </text:span><text:span text:style-name="Code"><text:span text:style-name="T72">catch</text:span></text:span><text:span text:style-name="T72">- or </text:span><text:span text:style-name="Code"><text:span text:style-name="T72">finally</text:span></text:span><text:span text:style-name="T72">-block will cause this field to be set rather than it to be thrown.</text:span></text:p>
            <text:p text:style-name="P198"><text:span text:style-name="T72">If the exception is not actually handled inside the </text:span><text:span text:style-name="Code"><text:span text:style-name="T72">catch</text:span></text:span><text:span text:style-name="T72">-block, it will remain and cause </text:span><text:span text:style-name="Code"><text:span text:style-name="T72">resume</text:span></text:span><text:span text:style-name="T72"> to re-throw it.</text:span></text:p>
          </table:table-cell>
        </table:table-row>
        <text:soft-page-break/>
        <table:table-row table:style-name="TableLine94770523948864">
          <table:table-cell table:style-name="Table2.A2" office:value-type="string">
            <text:p text:style-name="P199"><text:span text:style-name="Code"><text:span text:style-name="T72">EXCEPT.NEXT</text:span></text:span></text:p>
          </table:table-cell>
          <table:table-cell table:style-name="Table2.B2" office:value-type="string">
            <text:p text:style-name="P199"><text:span text:style-name="T72">Contains the address of the next handler part. <text:s/></text:span><text:span text:style-name="Code"><text:span text:style-name="T72">try</text:span></text:span><text:span text:style-name="T72"> sets this to </text:span><text:span text:style-name="Code"><text:span text:style-name="T72">HCODE</text:span></text:span><text:span text:style-name="T72">, </text:span><text:span text:style-name="Code"><text:span text:style-name="T72">catch</text:span></text:span><text:span text:style-name="T72"> sets it to </text:span><text:span text:style-name="Code"><text:span text:style-name="T72">CCODE</text:span></text:span><text:span text:style-name="T72"> (unless </text:span><text:span text:style-name="Code"><text:span text:style-name="T72">NIL</text:span></text:span><text:span text:style-name="T72">, in which case it is set to </text:span><text:span text:style-name="Code"><text:span text:style-name="T72">RCODE</text:span></text:span><text:span text:style-name="T72">), and </text:span><text:span text:style-name="Code"><text:span text:style-name="T72">finally</text:span></text:span><text:span text:style-name="T72"> sets it </text:span><text:span text:style-name="Code"><text:span text:style-name="T72">RCODE</text:span></text:span><text:span text:style-name="T72">. <text:s/>A jump to </text:span><text:span text:style-name="Code"><text:span text:style-name="T72">NEXT@</text:span></text:span><text:span text:style-name="T72"> will hence always jump to the code that can handle an exception that was raised (but not necessarily thrown) in the block of code containing the jump.</text:span></text:p>
          </table:table-cell>
        </table:table-row>
        <table:table-row table:style-name="TableLine94770523944512">
          <table:table-cell table:style-name="Table2.A2" office:value-type="string">
            <text:p text:style-name="P200"><text:span text:style-name="Code"><text:span text:style-name="T72">EXCEPT.FLAGS</text:span></text:span></text:p>
          </table:table-cell>
          <table:table-cell table:style-name="Table2.B2" office:value-type="string">
            <text:p text:style-name="P207">bit 00 indicates whether exceptions are thrown (bit clear) or just raised and registered in <text:span text:style-name="Code">EXCEPTION</text:span> (bit set).</text:p>
          </table:table-cell>
        </table:table-row>
      </table:table>
      <text:p text:style-name="P49"><text:span text:style-name="T64">T</text:span>he <text:span text:style-name="T65">constant part</text:span> of the exception handler <text:span text:style-name="T64">is built during compile-time. <text:s/>The </text:span><text:span text:style-name="T70">armour part</text:span><text:span text:style-name="T64"> of the handler is inserted at the time the exception handler is pushed onto the exception handler stack by </text:span><text:span text:style-name="Code"><text:span text:style-name="T64">try</text:span></text:span><text:span text:style-name="T64">. <text:s/>The </text:span><text:span text:style-name="T73">dynamic part</text:span><text:span text:style-name="T64"> of the exception handler is modified after the exception handler has been armed.</text:span></text:p>
      <text:h text:style-name="P284" text:outline-level="4">Current and Armed Exception Handler</text:h>
      <text:p text:style-name="P54"><text:span text:style-name="T75">Throughout a </text:span><text:span text:style-name="Code"><text:span text:style-name="T75">try</text:span></text:span><text:span text:style-name="T75"> … </text:span><text:span text:style-name="Code"><text:span text:style-name="T75">resume</text:span></text:span><text:span text:style-name="T75"> block, the same </text:span><text:span text:style-name="T3">“current”</text:span><text:span text:style-name="T75"> exception handler will be used. <text:s/>This exception handler is armed (pushed on the exception handler stack) by a </text:span><text:span text:style-name="Code"><text:span text:style-name="T76">try</text:span></text:span><text:span text:style-name="T76"> statement, and disarmed (dropped from the exception handler stack) by a </text:span><text:span text:style-name="Code"><text:span text:style-name="T76">throw</text:span></text:span><text:span text:style-name="T76"> statement. <text:s/>So the current and currently armed exception handler need not be the same.</text:span></text:p>
      <text:p text:style-name="P55">The current exception handler is on the A-stack between <text:span text:style-name="Code">try</text:span> and <text:span text:style-name="Code">resume</text:span>.</text:p>
      <text:h text:style-name="P283" text:outline-level="4">try</text:h>
      <text:p text:style-name="P50">At compile-time, <text:span text:style-name="Code">try</text:span> creates an exception handler structure in the data segment, pushes its referent onto the A-stack, and punches the <text:span text:style-name="Code">try</text:span> code (<text:span text:style-name="Code">TCODE</text:span>).</text:p>
      <text:p text:style-name="P50">At runtime, the <text:span text:style-name="Code">TCODE</text:span> <text:span text:style-name="T78">initializes / resets</text:span> the exception handler structure <text:span text:style-name="T78">and pushes it </text:span>onto he exception handler stack<text:span text:style-name="T78">, then</text:span> sets <text:span text:style-name="Code">NEXT</text:span> to <text:span text:style-name="Code">HCODE</text:span>, or to <text:span text:style-name="Code">CCODE</text:span> if <text:span text:style-name="Code">HCODE</text:span> is <text:span text:style-name="Code">NIL</text:span>, or to <text:span text:style-name="Code">RCODE</text:span>, if <text:span text:style-name="Code">CCODE</text:span> is also <text:span text:style-name="Code">NIL</text:span>.</text:p>
      <text:h text:style-name="P285" text:outline-level="4">catch</text:h>
      <text:p text:style-name="P51">At compile-time, <text:span text:style-name="Code">catch</text:span> <text:span text:style-name="T77">first registers the current code address in </text:span><text:span text:style-name="Code"><text:span text:style-name="T77">@HCODE</text:span></text:span><text:span text:style-name="T77">, then </text:span>punches the handler code (<text:span text:style-name="Code">HCODE</text:span>).</text:p>
      <text:p text:style-name="P51">At run-time, <text:span text:style-name="Code">HCODE</text:span> first<text:span text:style-name="T77"> sets</text:span> <text:span text:style-name="Code">NEXT</text:span> to <text:span text:style-name="Code">CCODE</text:span>, or to <text:span text:style-name="Code">RCODE</text:span> if <text:span text:style-name="Code">CCODE</text:span> is <text:span text:style-name="Code">NIL</text:span><text:span text:style-name="T77">,</text:span> <text:span text:style-name="T77">then </text:span>checks if an exception has been registered in the current handler; if not, control is transferred to the <text:span text:style-name="Code">NEXT</text:span>.</text:p>
      <text:h text:style-name="P285" text:outline-level="4">finally</text:h>
      <text:p text:style-name="P50">At compile time, <text:span text:style-name="Code"><text:span text:style-name="T77">finally</text:span></text:span><text:span text:style-name="T77"> first registers the current code address in </text:span><text:span text:style-name="Code"><text:span text:style-name="T77">@CCODE</text:span></text:span><text:span text:style-name="T77">, then punches the cleanup code (</text:span><text:span text:style-name="Code"><text:span text:style-name="T77">CCODE</text:span></text:span><text:span text:style-name="T77">).</text:span></text:p>
      <text:p text:style-name="P52">At run-time, <text:span text:style-name="Code">CCODE</text:span> first sets <text:span text:style-name="Code">NEXT</text:span> to <text:span text:style-name="Code">RCODE</text:span>, then <text:span text:style-name="T78">sets bit 00 in </text:span><text:span text:style-name="Code"><text:span text:style-name="T78">FLAGS</text:span></text:span>.</text:p>
      <text:h text:style-name="P286" text:outline-level="4">resume</text:h>
      <text:p text:style-name="P53">At compile time, <text:span text:style-name="Code">resume</text:span> first registers the current code address in <text:span text:style-name="Code">@RCODE</text:span>, then punches the resumption code (<text:span text:style-name="Code">RCODE</text:span>).</text:p>
      <text:p text:style-name="P53">At run-time, <text:span text:style-name="Code">RCODE</text:span> first pushes <text:span text:style-name="Code"><text:span text:style-name="T79">CURRENT</text:span></text:span> onto the parameter stack, then drops the current exception handler. <text:s/>If an exception was pushed, it is thrown.</text:p>
      <text:h text:style-name="P287" text:outline-level="4">throw ( Ex<text:span text:style-name="T81">cep</text:span>tion:e – )</text:h>
      <text:p text:style-name="P55">At run-time, <text:span text:style-name="Code">throw</text:span> checks if the exception stack is empty. <text:s/>If so, logs the error and aborts the program<text:span text:style-name="T80"> (see next paragraph)</text:span>. <text:s/>Otherwise it checks the current exception handler’s flags — absent which the exception <text:span text:style-name="T80">i</text:span>s thrown<text:span text:style-name="T80"> (see next paragraph)</text:span>. <text:s/>If bit 00 is <text:span text:style-name="T80">clear, the exception is thrown. <text:s/>Otherwise, the exception is registered in </text:span><text:soft-page-break/><text:span text:style-name="T80">the exception handler; if a previous exception is overridden by this, the previous exception is logged to </text:span><text:span text:style-name="Code"><text:span text:style-name="T80">stderr</text:span></text:span><text:span text:style-name="T80"> as “lost under the radar”.</text:span></text:p>
      <text:p text:style-name="P56">An exception is thrown by popping the next exception handler from the exception handler stack. <text:s/>If the stack is empty, the exception is logged to <text:span text:style-name="Code">stderr</text:span> as fatal, and the program terminates with exit code <text:span text:style-name="Code">UNCAUGHT_EXCEPTION</text:span>. <text:span text:style-name="T81"><text:s/>Otherwise the exception is registered in the handler’s </text:span><text:span text:style-name="Code"><text:span text:style-name="T81">CURRENT</text:span></text:span><text:span text:style-name="T81"> field. <text:s/>The parameter stack pointer is set to </text:span><text:span text:style-name="Code"><text:span text:style-name="T81">REFPSP</text:span></text:span><text:span text:style-name="T81">, the return stack pointer to </text:span><text:span text:style-name="Code"><text:span text:style-name="T81">REFRSP</text:span></text:span><text:span text:style-name="T81">, the instuction pointer to </text:span><text:span text:style-name="Code"><text:span text:style-name="T81">NEXT</text:span></text:span><text:span text:style-name="T81">.</text:span></text:p>
      <text:h text:style-name="P233" text:outline-level="2">Debugger</text:h>
      <text:h text:style-name="P253" text:outline-level="3"><text:bookmark-start text:name="__RefNumPara__151_1393771409"/>Reverse Address Resolution<text:bookmark-end text:name="__RefNumPara__151_1393771409"/></text:h>
      <text:h text:style-name="P288" text:outline-level="4">Application</text:h>
      <text:p text:style-name="P9">Every location in the legal address space is within a segment of a vocabulary; its address is the offset within that segment. <text:s/>In order to give the address location a meaning, it must be resolved into a vocabulary, segment and offset.</text:p>
      <text:p text:style-name="P9">To fetch the <text:span text:style-name="Code">voc:seg:off</text:span> signature of a location, the resolution code must do the following:</text:p>
      <text:list xml:id="list115017063717051" text:continue-numbering="true" text:style-name="List_20_1">
        <text:list-item>
          <text:p text:style-name="P364">For each vocabulary in the list of vocabularies:</text:p>
          <text:list>
            <text:list-item>
              <text:p text:style-name="List_20_1_20_End">For <text:span text:style-name="T26">each physical segment in the vocabulary table (</text:span><text:span text:style-name="Code"><text:span text:style-name="T26">text</text:span></text:span><text:span text:style-name="T26">, </text:span><text:span text:style-name="Code"><text:span text:style-name="T26">data</text:span></text:span><text:span text:style-name="T26">)</text:span>:<text:line-break/>If the address to resolve is within the start and end address range, then the segment is the index of the address resolution entry, and the offset is <text:span text:style-name="T26">the address minus the start address, and the vocabulary is the vocabulary in whose context the address was successfully resolved.</text:span></text:p>
            </text:list-item>
          </text:list>
        </text:list-item>
      </text:list>
      <text:h text:style-name="P288" text:outline-level="4">Generation</text:h>
      <text:p text:style-name="P13">No additional setup is required, because all the information is already available after a module has been loaded, and even while a vocabulary is being built.</text:p>
      <text:h text:style-name="P253" text:outline-level="3"><text:bookmark-start text:name="__RefNumPara__221_1393771409"/>Source Code Mapping<text:bookmark-end text:name="__RefNumPara__221_1393771409"/></text:h>
      <text:h text:style-name="P288" text:outline-level="4"><text:bookmark-start text:name="__RefNumPara__223_1393771409"/>Application<text:bookmark-end text:name="__RefNumPara__223_1393771409"/></text:h>
      <text:p text:style-name="P10">Every code location in the text segment was generated from source code in a module. <text:s/>In order to point at a source code location, the debugger must know the module, line and column number. <text:s/>Since multiple consecutive bytes in the code come from the same source code, each <text:span text:style-name="Code">module:line:column</text:span> signature actually belongs to a small <text:span text:style-name="T27">fragment </text:span>of code, theoretically limited to <text:span text:style-name="Code"><text:span text:style-name="T27">MAXCODE4COPY</text:span></text:span><text:span text:style-name="T27">.</text:span></text:p>
      <text:p text:style-name="P11">Reasonably, line numbers should be limited to word size (0 .. 65536), column numbers to byte size (0 .. 255), and the module number to word size (0 .. 65536); equally, code fragment size to a digit (0 .. 15), if <text:span text:style-name="Code">MAXCODE4CODE</text:span> is kept below 16. <text:s/>In order to prevent from running into dire straights, however, the column number is chosen to be word size(0 .. 65536), the line number 3byte (0 .. 16,777,216), and the module number also 3byte (0 .. 16,777,216), which makes the signature fit into 8 bytes (cell size on 64-bit machines).<text:span text:style-name="T28"> <text:s/>Code fragment size is extended to byte size (0 .. 255), and the code location is made relative to the beginning of the text segment, which allows it to be 7 bytes so as to make the code reference fit into 8 bytes (cell size of 64-bit machines), too.</text:span></text:p>
      <text:p text:style-name="P12">Thus, code location to source code mapping occupies 16 bytes (a code reference and a source code reference pair) per code fragment in the module.</text:p>
      <text:p text:style-name="P12">For the debugger to find a source code location given a code address, it must first reverse-resolve the address as lined out in <text:bookmark-ref text:reference-format="number-all-superior" text:ref-name="__RefNumPara__151_1393771409">8.6.1</text:bookmark-ref>. <text:s/>If the <text:span text:style-name="Code">voc:seg:offset</text:span> signature is not referring to the text or data segment, the address is outside the base address space, but may still refer to an object (data) in the object space. <text:s/>Otherwise the debugger must run through the source code mappings in the <text:span text:style-name="T29">debug information table and check, if the address is within the code reference. <text:s/>If so, the source code location is the matching other half of the pair.</text:span></text:p>
      <text:h text:style-name="P288" text:outline-level="4"><text:soft-page-break/>Generation</text:h>
      <text:p text:style-name="P13">To generate the debug information table, the compiler must do the following:</text:p>
      <text:list xml:id="list115018099965907" text:continue-numbering="true" text:style-name="List_20_1">
        <text:list-item>
          <text:p text:style-name="P365">Before copying code or inserting a call:</text:p>
          <text:list>
            <text:list-item>
              <text:p text:style-name="P319">Register the current code location as the start of the code fragment</text:p>
            </text:list-item>
            <text:list-item>
              <text:p text:style-name="P319">Remember the current source module, line and column number at the beginning of parsing</text:p>
            </text:list-item>
          </text:list>
        </text:list-item>
        <text:list-item>
          <text:p text:style-name="P319">After copying the code or inserting the call:</text:p>
          <text:list>
            <text:list-item>
              <text:p text:style-name="P319">Check the current code location, compute a delta to the registered code location, and insert the code fragment reference into the debug information table.</text:p>
            </text:list-item>
            <text:list-item>
              <text:p text:style-name="P319">Add the <text:span text:style-name="T30">memorized source code location to the debug information table.</text:span></text:p>
            </text:list-item>
          </text:list>
        </text:list-item>
      </text:list>
      <text:h text:style-name="P253" text:outline-level="3">Stack Trace</text:h>
      <text:p text:style-name="P14">Stack traces should print out the code location as <text:span text:style-name="Code">voc:seg:offset</text:span>, as well as print the source code location. <text:s/>Therefore, the debugger should loop through the return stack (either top-down or bottom-up, depending on the configuration), take each address, reverse-resolve it (∢ <text:bookmark-ref text:reference-format="number-all-superior" text:ref-name="__RefNumPara__151_1393771409">8.6.1</text:bookmark-ref>), decide if it’s an address to be resolved [items other than code addresses may appear on the return stack, in which case just the value should be printed in decimal and hex], <text:span text:style-name="T31">apply the source code mapping (∢ </text:span><text:span text:style-name="T31"><text:bookmark-ref text:reference-format="number-all-superior" text:ref-name="__RefNumPara__223_1393771409">8.6.2.a</text:bookmark-ref></text:span><text:span text:style-name="T31">) and print a line like this:</text:span></text:p>
      <text:p text:style-name="P15">❬hex address❭: ❬hex-offset❭#❬segment-name❭@❬vocname❭ (❬line❭.❬column❭@❬module-name❭)</text:p>
      <text:h text:style-name="P253" text:outline-level="3">Stepping Through Code (Setting Code Breakpoints)</text:h>
      <text:p text:style-name="P19">When setting code breakpoints, </text:p>
      <text:h text:style-name="P254" text:outline-level="3">Setting Data Access Breakpoints</text:h>
      <text:p text:style-name="P15">Data are always accessed through code, so data access breakpoints (for read and / or write) can be set at code locations. <text:s/><text:span text:style-name="T32">The debugger must however know where these locations are (some may even have been copied as code fragments to other places).</text:span></text:p>
      <text:p text:style-name="P16">There are two different modes of accessing data:</text:p>
      <text:list xml:id="list115018795060416" text:continue-numbering="true" text:style-name="List_20_1">
        <text:list-item>
          <text:p text:style-name="P366">Loading the address (<text:span text:style-name="Code">CREATE</text:span>, <text:span text:style-name="Code">VARIABLE</text:span>), and then doing something with it (<text:span text:style-name="Code">@</text:span>, <text:span text:style-name="Code">!</text:span>, <text:span text:style-name="Code">cmove</text:span>, …)</text:p>
        </text:list-item>
        <text:list-item>
          <text:p text:style-name="List_20_1_20_End">Loading the contents directly (<text:span text:style-name="Code">CONSTANT</text:span><text:span text:style-name="T33">, </text:span><text:span text:style-name="Code"><text:span text:style-name="T33">VALUE</text:span></text:span><text:span text:style-name="T33">)</text:span></text:p>
        </text:list-item>
      </text:list>
      <text:p text:style-name="P16">Data breakpoints are set by the name of the data to observe, so there must be debug information<text:span text:style-name="T34"> to find these locations. <text:s/>Key to collecting information about the data locations are the relocation table referring to the data items, because their target referents directly point at these data items, and relocation entries are copied along with the copied code that references those items. <text:s/>The source referent directly indicates the location where to insert the breakpoint.</text:span></text:p>
      <text:p text:style-name="P18">A data item can be selected by its internal word name (which is also global), or by one of the symbols referring to the same word (aliases, global names). <text:s/>Eventually, the breakpoint must be set in the word, so it doesn’t actualy matter whether a word name or symbol is observed: any access to the physical data must be intercepted.</text:p>
      <text:p text:style-name="P17">Since the relocation table may be stripped off even at the time where debugging is still desired, it makes sense t<text:span text:style-name="T35">o keep a copy of the data locations in the debug information table. <text:s/>There must be exactly one entry for each location where each data item is accessed, in the following format:</text:span></text:p>
      <text:list xml:id="list115017595520036" text:continue-numbering="true" text:style-name="List_20_1">
        <text:list-item>
          <text:p text:style-name="P367">The source referent is already perfect for its purpose.</text:p>
        </text:list-item>
        <text:list-item>
          <text:p text:style-name="List_20_1_20_End">The target referent is replaced with a word reference.</text:p>
        </text:list-item>
      </text:list>
      <text:p text:style-name="P18">If the data is monitored via a symbol name, the symbol must first be resolved to a word in order to get the physical location.</text:p>
      <text:h text:style-name="P255" text:outline-level="3">Conclusion: Structure of the Debug Information Table (DIT)</text:h>
      <text:p text:style-name="P19">The DIT must accommodate two types of arrays:</text:p>
      <text:list xml:id="list115016747065537" text:continue-numbering="true" text:style-name="List_20_1">
        <text:list-item>
          <text:p text:style-name="P368">Source Code Mappings</text:p>
        </text:list-item>
        <text:list-item>
          <text:p text:style-name="P320">Data Access Mappings</text:p>
        </text:list-item>
      </text:list>
      <text:h text:style-name="P234" text:outline-level="2"><text:soft-page-break/>Compiler</text:h>
      <text:h text:style-name="Heading_20_3" text:outline-level="3">Debug Information</text:h>
      <text:h text:style-name="Heading_20_1" text:outline-level="1">Generation 7</text:h>
      <text:p text:style-name="P100">The following features have to be implemented / amended in generation 7:</text:p>
      <text:list xml:id="list115017497485942" text:continue-numbering="true" text:style-name="List_20_1">
        <text:list-item>
          <text:p text:style-name="P369">Vocabulary Layout</text:p>
        </text:list-item>
        <text:list-item>
          <text:p text:style-name="P321">Class Hierarchy</text:p>
        </text:list-item>
        <text:list-item>
          <text:p text:style-name="P322">Auto-detect outdated dependencies</text:p>
        </text:list-item>
        <text:list-item>
          <text:p text:style-name="P322">Dump “export” statement</text:p>
        </text:list-item>
        <text:list-item>
          <text:p text:style-name="P323">Preload force/lang and OS-specific modules</text:p>
        </text:list-item>
        <text:list-item>
          <text:p text:style-name="P324">Combine classes and structures</text:p>
        </text:list-item>
        <text:list-item>
          <text:p text:style-name="P325">Search Path</text:p>
        </text:list-item>
        <text:list-item>
          <text:p text:style-name="P325">Dictionary / Dictionaries</text:p>
        </text:list-item>
        <text:list-item>
          <text:p text:style-name="P325">Resolving ambiguities</text:p>
        </text:list-item>
        <text:list-item>
          <text:p text:style-name="P325">Implemention of Interfaces</text:p>
        </text:list-item>
        <text:list-item>
          <text:p text:style-name="P325">Implemention of Generic Classes</text:p>
        </text:list-item>
        <text:list-item>
          <text:p text:style-name="P326">Constant Clauses</text:p>
        </text:list-item>
        <text:list-item>
          <text:p text:style-name="P327">Constant Arithmetics</text:p>
        </text:list-item>
        <text:list-item>
          <text:p text:style-name="List_20_1_20_End">xxxx</text:p>
        </text:list-item>
      </text:list>
      <text:h text:style-name="Heading_20_2" text:outline-level="2">Vocabulary Layout</text:h>
      <text:p text:style-name="P100">The current implementation is a flawed design, because the vocabulary is based on heaps not accessible from the target being built. <text:s/>The new layout must be:</text:p>
      <text:h text:style-name="P289" text:outline-level="4">Vocabulary</text:h>
      <table:table table:name="Table3" table:style-name="Table3">
        <table:table-column table:style-name="Table3.A"/>
        <table:table-column table:style-name="Table3.B"/>
        <table:table-column table:style-name="Table3.C"/>
        <table:table-row table:style-name="TableLine94770524058144">
          <table:table-cell table:style-name="Table3.A1" office:value-type="string">
            <text:p text:style-name="P203">Name</text:p>
          </table:table-cell>
          <table:table-cell table:style-name="Table3.A1" office:value-type="string">
            <text:p text:style-name="P203">Length</text:p>
          </table:table-cell>
          <table:table-cell table:style-name="Table3.C1" office:value-type="string">
            <text:p text:style-name="P203">Content</text:p>
          </table:table-cell>
        </table:table-row>
        <table:table-row table:style-name="TableLine94770524116672">
          <table:table-cell table:style-name="Table3.A2" office:value-type="string">
            <text:p text:style-name="P205">DICT§</text:p>
          </table:table-cell>
          <table:table-cell table:style-name="Table3.A2" office:value-type="string">
            <text:p text:style-name="P205">cell</text:p>
          </table:table-cell>
          <table:table-cell table:style-name="Table3.C2" office:value-type="string">
            <text:p text:style-name="P205">Address of the dictionary (referent)</text:p>
          </table:table-cell>
        </table:table-row>
        <table:table-row table:style-name="TableLine94770524118544">
          <table:table-cell table:style-name="Table3.A2" office:value-type="string">
            <text:p text:style-name="P201">TEXT<text:span text:style-name="T141">§</text:span></text:p>
          </table:table-cell>
          <table:table-cell table:style-name="Table3.A2" office:value-type="string">
            <text:p text:style-name="P201">cell</text:p>
          </table:table-cell>
          <table:table-cell table:style-name="Table3.C2" office:value-type="string">
            <text:p text:style-name="P201">Address of the constant segment (referent)</text:p>
          </table:table-cell>
        </table:table-row>
        <table:table-row table:style-name="TableLine94770524119360">
          <table:table-cell table:style-name="Table3.A2" office:value-type="string">
            <text:p text:style-name="P201">DATA<text:span text:style-name="T141">§</text:span></text:p>
          </table:table-cell>
          <table:table-cell table:style-name="Table3.A2" office:value-type="string">
            <text:p text:style-name="P201">cell</text:p>
          </table:table-cell>
          <table:table-cell table:style-name="Table3.C2" office:value-type="string">
            <text:p text:style-name="P201">Address of the variable segment (referent)</text:p>
          </table:table-cell>
        </table:table-row>
        <table:table-row table:style-name="TableLine94770524120224">
          <table:table-cell table:style-name="Table3.A2" office:value-type="string">
            <text:p text:style-name="P201">RELT<text:span text:style-name="T141">§</text:span></text:p>
          </table:table-cell>
          <table:table-cell table:style-name="Table3.A2" office:value-type="string">
            <text:p text:style-name="P201">cell</text:p>
          </table:table-cell>
          <table:table-cell table:style-name="Table3.C2" office:value-type="string">
            <text:p text:style-name="P201">Address of the relocation table(referent)</text:p>
          </table:table-cell>
        </table:table-row>
        <table:table-row table:style-name="TableLine94770524121040">
          <table:table-cell table:style-name="Table3.A2" office:value-type="string">
            <text:p text:style-name="P201">DEPT<text:span text:style-name="T141">§</text:span></text:p>
          </table:table-cell>
          <table:table-cell table:style-name="Table3.A2" office:value-type="string">
            <text:p text:style-name="P201">cell</text:p>
          </table:table-cell>
          <table:table-cell table:style-name="Table3.C2" office:value-type="string">
            <text:p text:style-name="P201">Address of the dependency table (referent)</text:p>
          </table:table-cell>
        </table:table-row>
        <table:table-row table:style-name="TableLine94770524122080">
          <table:table-cell table:style-name="Table3.A2" office:value-type="string">
            <text:p text:style-name="P201">SYMS<text:span text:style-name="T141">§</text:span></text:p>
          </table:table-cell>
          <table:table-cell table:style-name="Table3.A2" office:value-type="string">
            <text:p text:style-name="P201">cell</text:p>
          </table:table-cell>
          <table:table-cell table:style-name="Table3.C2" office:value-type="string">
            <text:p text:style-name="P201">Address of the symbol table (referent)</text:p>
          </table:table-cell>
        </table:table-row>
        <table:table-row table:style-name="TableLine94770524122976">
          <table:table-cell table:style-name="Table3.A2" office:value-type="string">
            <text:p text:style-name="P201">STRT<text:span text:style-name="T141">§</text:span></text:p>
          </table:table-cell>
          <table:table-cell table:style-name="Table3.A2" office:value-type="string">
            <text:p text:style-name="P201">cell</text:p>
          </table:table-cell>
          <table:table-cell table:style-name="Table3.C2" office:value-type="string">
            <text:p text:style-name="P201">Address of the string table (referent)</text:p>
          </table:table-cell>
        </table:table-row>
        <table:table-row table:style-name="TableLine94770524123952">
          <table:table-cell table:style-name="Table3.A2" office:value-type="string">
            <text:p text:style-name="P201">DBUG<text:span text:style-name="T141">§</text:span></text:p>
          </table:table-cell>
          <table:table-cell table:style-name="Table3.A2" office:value-type="string">
            <text:p text:style-name="P201">cell</text:p>
          </table:table-cell>
          <table:table-cell table:style-name="Table3.C2" office:value-type="string">
            <text:p text:style-name="P201">Address of the debug information table (referent)</text:p>
          </table:table-cell>
        </table:table-row>
        <table:table-row table:style-name="TableLine94770524124848">
          <table:table-cell table:style-name="Table3.A2" office:value-type="string">
            <text:p text:style-name="P201">SUPER</text:p>
          </table:table-cell>
          <table:table-cell table:style-name="Table3.A2" office:value-type="string">
            <text:p text:style-name="P201">cell</text:p>
          </table:table-cell>
          <table:table-cell table:style-name="Table3.C2" office:value-type="string">
            <text:p text:style-name="P201">Address of the super-vocabulary (referent)</text:p>
          </table:table-cell>
        </table:table-row>
        <table:table-row table:style-name="TableLine94770524125824">
          <table:table-cell table:style-name="Table3.A2" office:value-type="string">
            <text:p text:style-name="P202"><text:span text:style-name="T141">D</text:span>SIZE</text:p>
          </table:table-cell>
          <table:table-cell table:style-name="Table3.A2" office:value-type="string">
            <text:p text:style-name="P201">udword</text:p>
          </table:table-cell>
          <table:table-cell table:style-name="Table3.C2" office:value-type="string">
            <text:p text:style-name="P202">Dynamic (instance or structure) size</text:p>
          </table:table-cell>
        </table:table-row>
        <table:table-row table:style-name="TableLine94770524121696">
          <table:table-cell table:style-name="Table3.A2" office:value-type="string">
            <text:p text:style-name="P202"><text:span text:style-name="T141">.</text:span>NAME</text:p>
          </table:table-cell>
          <table:table-cell table:style-name="Table3.A2" office:value-type="string">
            <text:p text:style-name="P201">udword</text:p>
          </table:table-cell>
          <table:table-cell table:style-name="Table3.C2" office:value-type="string">
            <text:p text:style-name="P202">Offset of the module name in the string table.</text:p>
          </table:table-cell>
        </table:table-row>
        <table:table-row table:style-name="TableLine94770524127504">
          <table:table-cell table:style-name="Table3.A2" office:value-type="string">
            <text:p text:style-name="P201">WORD<text:span text:style-name="T141">S</text:span></text:p>
          </table:table-cell>
          <table:table-cell table:style-name="Table3.A2" office:value-type="string">
            <text:p text:style-name="P201">udword</text:p>
          </table:table-cell>
          <table:table-cell table:style-name="Table3.C2" office:value-type="string">
            <text:p text:style-name="P201">Number of words in the vocabulary</text:p>
          </table:table-cell>
        </table:table-row>
        <table:table-row table:style-name="TableLine94770524128480">
          <table:table-cell table:style-name="Table3.A2" office:value-type="string">
            <text:p text:style-name="P201">FLAG</text:p>
            <text:p text:style-name="P204"><text:soft-page-break/>%TYPE<text:line-break/>%ERRS</text:p>
          </table:table-cell>
          <table:table-cell table:style-name="Table3.A2" office:value-type="string">
            <text:p text:style-name="P201">udword</text:p>
          </table:table-cell>
          <table:table-cell table:style-name="Table3.C2" office:value-type="string">
            <text:p text:style-name="P201">Vocabulary flags</text:p>
            <text:p text:style-name="P201"><text:soft-page-break/>bit 00: <text:span text:style-name="T137">0 = static (vocabulary), 1 = dynamic (structure, class)<text:line-break/>bit 01: 0 = OK, 1 = compile time errors</text:span></text:p>
          </table:table-cell>
        </table:table-row>
      </table:table>
      <text:p text:style-name="P101"/>
      <text:h text:style-name="Heading_20_2" text:outline-level="2">Class Hierarchy</text:h>
      <text:p text:style-name="P100">Due to the flawed vocabulary design, <text:span text:style-name="T136">the class hierarchy is not accessible.</text:span></text:p>
      <text:h text:style-name="Heading_20_2" text:outline-level="2">Automatic Detection of Outdated Dependencies</text:h>
      <text:p text:style-name="P102">FORCE knows the following dependencies:</text:p>
      <text:list xml:id="list115018517366315" text:continue-numbering="true" text:style-name="List_20_1">
        <text:list-item>
          <text:p text:style-name="P370">Modules depend on their source code</text:p>
        </text:list-item>
        <text:list-item>
          <text:p text:style-name="List_20_1_20_End">Modules depend on other modules through their dependency table</text:p>
        </text:list-item>
      </text:list>
      <text:p text:style-name="P102">When a low level source file is changed, almost all modules must be recompiled. <text:s/>This is hard to track manually for bigger projects, so it should be done automatically in the following way:</text:p>
      <text:h text:style-name="Heading_20_4" text:outline-level="4">Source Code Dependency</text:h>
      <text:p text:style-name="P102">When loading a module<text:span text:style-name="T139"> file</text:span>, its last modification date must be compared with the last modification date of <text:span text:style-name="T139">the corresponding </text:span>source file. <text:s/>If the mo<text:span text:style-name="T139">d</text:span>ule is older, its source code is read and compiled<text:span text:style-name="T138"> (saving the module)</text:span>, otherwise the module file is loaded.</text:p>
      <text:p text:style-name="P103">If the age of the source file cannot be determined (e. g. because it’s read from an URL), then the module must always be regenerated by compiling the source file.</text:p>
      <text:h text:style-name="P290" text:outline-level="4">Module Dependencies</text:h>
      <text:p text:style-name="P102"><text:span text:style-name="T138">After </text:span>loading <text:span text:style-name="T138">a module, its dependency table must be checked, and all modules must be loaded prior to running the relocations.</text:span></text:p>
      <text:h text:style-name="Heading_20_2" text:outline-level="2">Dump <text:span text:style-name="Code">export</text:span> Statement</text:h>
      <text:p text:style-name="P103">It should not be necessary to add the <text:span text:style-name="Code">export</text:span> statement at the end of each module. <text:s/>Whether a module is saved or not should depend on environment settings.</text:p>
      <text:h text:style-name="Heading_20_2" text:outline-level="2">Preload <text:span text:style-name="Code">force/lang</text:span> and Operating System Specific Modules</text:h>
      <text:p text:style-name="P103">As in Java, it should not be necessary to specify the most basic modules in an <text:span text:style-name="Code">import</text:span> statement. <text:s/><text:span text:style-name="T2">At compile-time</text:span>, all these modules must be present, so that the compiler can generate dependencies to them if necessary.</text:p>
      <text:p text:style-name="P103">Note that none of these modules need to be loaded necessarily at run-time. <text:s/><text:span text:style-name="T2">At run-time, </text:span>only the effective dependencies are loaded according to the specification in a module’s dependency table. <text:s/>It is thus the compiler’s responsibility to pre-load all absent basic modules.</text:p>
      <text:h text:style-name="Heading_20_2" text:outline-level="2">C<text:span text:style-name="T140">ombine Classes and Structures</text:span></text:h>
      <text:p text:style-name="P412"><text:change text:change-id="ct94770524131808"/><text:change-start text:change-id="ct94770524050480"/><text:span text:style-name="Code"/></text:p>
      <text:p text:style-name="P7"><text:soft-page-break/><text:span text:style-name="T20">see discussion in </text:span><text:change-end text:change-id="ct94770524050480"/><text:change-start text:change-id="ct94770523797568"/><text:span text:style-name="T20"><text:bookmark-ref text:reference-format="number-all-superior" text:ref-name="__RefNumPara__3783_3011519864">10.3</text:bookmark-ref></text:span><text:change-end text:change-id="ct94770523797568"/></text:p>
      <text:h text:style-name="Heading_20_2" text:outline-level="2">Search Path</text:h>
      <text:p text:style-name="P413"><text:change text:change-id="ct94770524147344"/><text:change-start text:change-id="ct94770524148944"/></text:p>
      <text:p text:style-name="P185">See di<text:change-end text:change-id="ct94770524148944"/><text:change-start text:change-id="ct94770524151952"/>scussion in <text:bookmark-ref text:reference-format="number-all-superior" text:ref-name="__RefNumPara__3785_3011519864">10.2.2</text:bookmark-ref><text:change-end text:change-id="ct94770524151952"/></text:p>
      <text:h text:style-name="Heading_20_2" text:outline-level="2"><text:bookmark-start text:name="__RefNumPara__3310_1989021917"/>Dictionary / Dictionaries<text:bookmark-end text:name="__RefNumPara__3310_1989021917"/></text:h>
      <text:p text:style-name="P8">The implementation of the dictionary has proven useful, but it is global rather than per-module. <text:s/>A per-module dictionary would make more sense.</text:p>
      <text:p text:style-name="P8">Therefore, a module dictionary is built <text:span text:style-name="T142">and associated with the module </text:span>at compile-time when a new source file is <text:span text:style-name="T142">read</text:span>. <text:s/>The <text:span text:style-name="T142">module </text:span>dictionary is built according to the following recipe<text:span text:style-name="T142"> </text:span><text:span text:style-name="T6">at the time the new module is created</text:span>:</text:p>
      <text:list xml:id="list115018174641727" text:continue-list="list115017111594939" text:style-name="Numbering_20_1">
        <text:list-item text:start-value="1">
          <text:p text:style-name="P403"><text:bookmark-start text:name="__RefNumPara__3344_1989021917"/>For each dependency in the order of the dependency table, the dictionary of that module is added.<text:bookmark-end text:name="__RefNumPara__3344_1989021917"/></text:p>
        </text:list-item>
        <text:list-item>
          <text:p text:style-name="P391">The dictionary of the superclass <text:span text:style-name="T143">is added.</text:span></text:p>
        </text:list-item>
        <text:list-item>
          <text:p text:style-name="P392">For each implemented interface, the dictionary of that modue is added.</text:p>
        </text:list-item>
        <text:list-item>
          <text:p text:style-name="Numbering_20_1_20_End">…</text:p>
        </text:list-item>
      </text:list>
      <text:p text:style-name="P184">The dictionary implementation must support the following features:</text:p>
      <text:list xml:id="list115018759779420" text:continue-list="list115018517366315" text:style-name="List_20_1">
        <text:list-item>
          <text:p text:style-name="P371">If a word of a module is to be added while it is already a part of the dictionary under this module or any of its superclasses or interfaces, the existing entry is removed before inserting the new entry. <text:s/>This will make the following features possible:</text:p>
          <text:list>
            <text:list-item>
              <text:p text:style-name="P328">A superclass entry (that is also a module dependency entry already added during stage <text:bookmark-ref text:reference-format="number-no-superior" text:ref-name="__RefNumPara__3344_1989021917">1</text:bookmark-ref>) will be found <text:span text:style-name="T144">before general dependencies;</text:span></text:p>
            </text:list-item>
            <text:list-item>
              <text:p text:style-name="P328">A redefinition of a word inside the definition vocabulary will silently erase an earlier definition<text:span text:style-name="T144">;</text:span></text:p>
            </text:list-item>
            <text:list-item>
              <text:p text:style-name="P328">Subclass words overriding a superclass word, or i<text:span text:style-name="T144">m</text:span>plementations of an interface<text:span text:style-name="T144">,</text:span> will silently erase the superclass / interface definition.</text:p>
            </text:list-item>
          </text:list>
        </text:list-item>
        <text:list-item>
          <text:p text:style-name="P329">A definition is only added to the dictionary when it ends (at encountering the colon); other words are inserted when they are defined.</text:p>
        </text:list-item>
        <text:list-item>
          <text:p text:style-name="P328">If a word is looked up and found to have multiple definitions, at least a warning must be issued, naming the classes to be chosen.</text:p>
        </text:list-item>
        <text:list-item>
          <text:p text:style-name="List_20_1_20_End">…<text:change-start text:change-id="ct94770524171280"/></text:p>
        </text:list-item>
      </text:list>
      <text:p text:style-name="P125">see also discussion in <text:change-end text:change-id="ct94770524171280"/><text:change-start text:change-id="ct94770524191584"/><text:bookmark-ref text:reference-format="number-all-superior" text:ref-name="__RefNumPara__3828_3011519864">10.2</text:bookmark-ref><text:change-end text:change-id="ct94770524191584"/></text:p>
      <text:h text:style-name="Heading_20_2" text:outline-level="2">Resolving Ambiguities</text:h>
      <text:p text:style-name="P104">Currently, a name can be found through the central dictionary in different vocabularies, and which one is actually picked is not well defined.</text:p>
      <text:p text:style-name="P104">This problem will be solved with the new module dictionary lined out in <text:bookmark-ref text:reference-format="number-all-superior" text:ref-name="__RefNumPara__3310_1989021917">9.8</text:bookmark-ref>.</text:p>
      <text:h text:style-name="Heading_20_2" text:outline-level="2"><text:change text:change-id="ct94770524192464"/><text:soft-page-break/>Interfaces<text:change-start text:change-id="ct94770524180368"/></text:h>
      <text:h text:style-name="P291" text:outline-level="4">Specification<text:change-end text:change-id="ct94770524180368"/></text:h>
      <text:p text:style-name="P140"><text:change-start text:change-id="ct94770524182928"/>Interfaces define <text:span text:style-name="T174">methods</text:span>, like th<text:change-end text:change-id="ct94770524182928"/><text:change-start text:change-id="ct94770524201344"/>is:</text:p>
      <text:p text:style-name="P140"><text:span text:style-name="Code">interface A<text:line-break/></text:span><text:span text:style-name="Code"><text:span text:style-name="T103">def </text:span></text:span><text:span text:style-name="Code"><text:span text:style-name="T97">A1</text:span></text:span><text:change-end text:change-id="ct94770524201344"/><text:change-start text:change-id="ct94770524228400"/><text:span text:style-name="Code"><text:span text:style-name="T97"> ( a # -- )<text:line-break/></text:span></text:span><text:span text:style-name="Code"><text:span text:style-name="T103">def </text:span></text:span><text:span text:style-name="Code"><text:span text:style-name="T97">A2 ( u₁ -- u₂ )<text:line-break/></text:span></text:span><text:span text:style-name="Code">interface;</text:span></text:p>
      <text:p text:style-name="P145">Interfaces can also define (and implement) default methods:</text:p>
      <text:p text:style-name="P142"><text:span text:style-name="Code">interface </text:span><text:span text:style-name="Code"><text:span text:style-name="T175">B</text:span></text:span><text:span text:style-name="Code"><text:line-break/></text:span><text:span text:style-name="Code"><text:span text:style-name="T173">def B</text:span></text:span><text:span text:style-name="Code">1 ( a # -- )<text:line-break/></text:span><text:span text:style-name="Code"><text:span text:style-name="T173">def B</text:span></text:span><text:span text:style-name="Code">2 ( u₁ -- u₂ )<text:line-break/></text:span><text:span text:style-name="Code"><text:span text:style-name="T102">: B3 ( a #₁ -- #₂ ) <text:s/>tuck B1 B2 ;</text:span></text:span><text:span text:style-name="Code"><text:line-break/>interface;</text:span></text:p>
      <text:p text:style-name="P142">Interfaces can inherit from other interfaces:</text:p>
      <text:p text:style-name="P140"><text:span text:style-name="Code">interface Z </text:span><text:span text:style-name="Code"><text:span text:style-name="T97">extends Y</text:span></text:span><text:span text:style-name="Code"><text:line-break/>…<text:line-break/>interface;</text:span></text:p>
      <text:p text:style-name="P140"><text:span text:style-name="T172">even from more than one</text:span>:</text:p>
      <text:p text:style-name="P140"><text:span text:style-name="Code">interface </text:span><text:span text:style-name="Code"><text:span text:style-name="T97">Z extends</text:span></text:span><text:span text:style-name="Code"><text:span text:style-name="T104"> </text:span></text:span><text:span text:style-name="Code"><text:span text:style-name="T97">X </text:span></text:span><text:span text:style-name="Code"><text:span text:style-name="T104">extends </text:span></text:span><text:span text:style-name="Code"><text:span text:style-name="T97">Y </text:span></text:span><text:span text:style-name="Code"><text:span text:style-name="T104">extends </text:span></text:span><text:span text:style-name="Code"><text:span text:style-name="T97">Z</text:span></text:span><text:span text:style-name="Code"><text:line-break/>…<text:line-break/>interface;</text:span></text:p>
      <text:p text:style-name="P140">Methods can also be specified<text:change-end text:change-id="ct94770524228400"/><text:change-start text:change-id="ct94770524229280"/> with a type parameter:</text:p>
      <text:p text:style-name="P140"><text:span text:style-name="Code">interface B<text:line-break/>String </text:span><text:span text:style-name="Code"><text:span text:style-name="T173">def </text:span></text:span><text:span text:style-name="Code">B1 ( String:s1 String_List:s2 -- </text:span><text:change-end text:change-id="ct94770524229280"/><text:change-start text:change-id="ct94770524231008"/><text:span text:style-name="Code">? )<text:line-break/>ubyte </text:span><text:span text:style-name="Code"><text:span text:style-name="T173">def</text:span></text:span><text:span text:style-name="Code"> B2 ( a # -- )<text:line-break/>interface;</text:span></text:p>
      <text:p text:style-name="P140">Given this, it <text:span text:style-name="T172">ought to </text:span>also be possible to define generic interfaces:</text:p>
      <text:p text:style-name="P141"><text:span text:style-name="Code">interface C of</text:span><text:change-end text:change-id="ct94770524231008"/><text:change-start text:change-id="ct94770524235136"/><text:span text:style-name="Code"> Q extends</text:span><text:span text:style-name="Code"><text:span text:style-name="T172"> </text:span></text:span><text:span text:style-name="Code">Q R </text:span><text:span text:style-name="Code"><text:span text:style-name="T172">extends </text:span></text:span><text:span text:style-name="Code">S </text:span><text:span text:style-name="Code"><text:span text:style-name="T172">extends </text:span></text:span><text:span text:style-name="Code">T<text:line-break/>Q </text:span><text:span text:style-name="Code"><text:span text:style-name="T173">def </text:span></text:span><text:span text:style-name="Code">C1 ( -- )<text:line-break/>interface;</text:span></text:p>
      <text:h text:style-name="P291" text:outline-level="4"><text:change-end text:change-id="ct94770524235136"/><text:change-start text:change-id="ct94770524235376"/>Implementation<text:change-end text:change-id="ct94770524235376"/><text:change-start text:change-id="ct94770524204144"/></text:h>
      <text:p text:style-name="P143">Interfaces are implemented like abstract <text:change-end text:change-id="ct94770524204144"/><text:change-start text:change-id="ct94770524200656"/>classes, with the limitation that they cannot define variables or concrete methods (<text:change-end text:change-id="ct94770524200656"/><text:change-start text:change-id="ct94770524205008"/>i. e. the interpreter words <text:span text:style-name="Code">:</text:span>, <text:span text:style-name="Code">::</text:span> and <text:span text:style-name="Code">var</text:span> throw an appropriate context exception.<text:change-end text:change-id="ct94770524205008"/><text:change-start text:change-id="ct94770524231248"/></text:p>
      <text:p text:style-name="P144"><text:change-end text:change-id="ct94770524231248"/><text:change-start text:change-id="ct94770524205648"/>Abstract methods are implement<text:change-end text:change-id="ct94770524205648"/><text:change-start text:change-id="ct94770524213264"/>ed as a jump to <text:span text:style-name="Code">unimplementedAbstractMethod</text:span> in the root class<text:change-end text:change-id="ct94770524213264"/><text:change-start text:change-id="ct94770524204560"/>. <text:s/><text:change-end text:change-id="ct94770524204560"/><text:change-start text:change-id="ct94770524199616"/>As always, subclasses will implement a homonymous method by <text:change-end text:change-id="ct94770524199616"/><text:change-start text:change-id="ct94770524212368"/>inheriting and overwriting the CFA of the abstract method slot, resetting the abstract flag of the word and decrementing the abstract count if the flag had been set. <text:s/>Methods left unimplemented will still <text:change-end text:change-id="ct94770524212368"/><text:change-start text:change-id="ct94770524200400"/>point at the <text:span text:style-name="Code">unimplementedAbstractMethod</text:span>. <text:s/>The final class check will also detect that the abstract count is &gt; 0 and therefore complain unless the class itself is flagged abstract.<text:change-end text:change-id="ct94770524200400"/><text:change-start text:change-id="ct94770523134576"/></text:p>
      <text:p text:style-name="P144">Abstract methods are not inlineable, and the code of an abstra<text:change-end text:change-id="ct94770523134576"/><text:change-start text:change-id="ct94770523134208"/>ct method is always called indirectly through the CFA.<text:change-end text:change-id="ct94770523134208"/></text:p>
      <text:h text:style-name="Heading_20_2" text:outline-level="2">Implementation of Generic <text:change-start text:change-id="ct94770523136048"/><text:span text:style-name="T176">Interfaces and </text:span><text:change-end text:change-id="ct94770523136048"/>Classes<text:change-start text:change-id="ct94770523135312"/></text:h>
      <text:p text:style-name="P146">Generic classes are classes with a type parameter. <text:s/>The type parameter refers to a<text:change-end text:change-id="ct94770523135312"/><text:change-start text:change-id="ct94770524225520"/>n internal <text:span text:style-name="T181">static </text:span>variable in the class that has two functions:</text:p>
      <text:list xml:id="list115018039247125" text:continue-list="list115018174641727" text:style-name="Numbering_20_1">
        <text:list-item text:start-value="1">
          <text:p text:style-name="P404"><text:soft-page-break/>It represents t<text:change-end text:change-id="ct94770524225520"/><text:change-start text:change-id="ct94770524238320"/>he concrete type during compilation.</text:p>
        </text:list-item>
        <text:list-item>
          <text:p text:style-name="P393">It <text:change-end text:change-id="ct94770524238320"/><text:change-start text:change-id="ct94770524243504"/>produces the real class during runtime.</text:p>
        </text:list-item>
        <text:list-item>
          <text:p text:style-name="Numbering_20_1_20_End">…</text:p>
        </text:list-item>
      </text:list>
      <text:p text:style-name="P186">The type parameter is introduced with the <text:span text:style-name="Code">generic</text:span> key<text:change-end text:change-id="ct94770524243504"/><text:change-start text:change-id="ct94770524245504"/>word, possibl<text:span text:style-name="T178">y</text:span> after specif<text:span text:style-name="T178">ying</text:span> a lower bound class:</text:p>
      <text:p text:style-name="P187"><text:change-end text:change-id="ct94770524245504"/><text:change-start text:change-id="ct94770524245824"/><text:span text:style-name="Code"><text:span text:style-name="T97">generic Element</text:span></text:span><text:span text:style-name="Code"> </text:span><text:change-end text:change-id="ct94770524245824"/><text:change-start text:change-id="ct94770524248528"/><text:span text:style-name="Code"><text:span text:style-name="T178">interface</text:span></text:span><text:change-end text:change-id="ct94770524248528"/><text:change-start text:change-id="ct94770524254000"/><text:span text:style-name="Code"> </text:span><text:span text:style-name="Code"><text:span text:style-name="T177">Provider</text:span></text:span></text:p>
      <text:p text:style-name="P187"><text:span text:style-name="Code"><text:span text:style-name="T97">Persistent generic Element</text:span></text:span><text:span text:style-name="Code"> class </text:span><text:span text:style-name="Code"><text:span text:style-name="T178">PersistentProvider implements Element Provider</text:span></text:span></text:p>
      <text:p text:style-name="P186"><text:change-end text:change-id="ct94770524254000"/><text:change-start text:change-id="ct94770524254240"/>In the first case above, the lower <text:span text:style-name="T178">type </text:span>bound is implicitly <text:span text:style-name="Code">Object</text:span><text:change-end text:change-id="ct94770524254240"/><text:change-start text:change-id="ct94770524255056"/><text:span text:style-name="T181">, i. e. the concrete type parameter must be or extend class </text:span><text:span text:style-name="Code"><text:span text:style-name="T181">Object</text:span></text:span><text:span text:style-name="T181">.</text:span><text:change-end text:change-id="ct94770524255056"/><text:change-start text:change-id="ct94770524256560"/><text:span text:style-name="T181"> <text:s/>The second example shows how </text:span><text:change-end text:change-id="ct94770524256560"/><text:change-start text:change-id="ct94770524260992"/><text:span text:style-name="T181">the type parameter is used in the </text:span><text:span text:style-name="Code"><text:span text:style-name="T178">implements</text:span></text:span><text:span text:style-name="T178"> clause; its use in the extends clause is the same).</text:span><text:change-end text:change-id="ct94770524260992"/><text:change-start text:change-id="ct94770524262064"/></text:p>
      <text:p text:style-name="P188">The type parameter can be used inside the interface or class body to represent the concrete class that will later be <text:change-end text:change-id="ct94770524262064"/><text:change-start text:change-id="ct94770523141568"/>specified in the constructor:</text:p>
      <text:p text:style-name="P188"><text:span text:style-name="Code">String Provider new</text:span></text:p>
      <text:p text:style-name="P189"><text:change-end text:change-id="ct94770523141568"/><text:change-start text:change-id="ct94770524251104"/>Multiple type parameters may be introduced in the same w<text:change-end text:change-id="ct94770524251104"/><text:change-start text:change-id="ct94770524247888"/>ay:</text:p>
      <text:p text:style-name="P189"><text:span text:style-name="Code">Persistent generic Key generic Value interface </text:span><text:change-end text:change-id="ct94770524247888"/><text:change-start text:change-id="ct94770524248768"/><text:span text:style-name="Code">Map</text:span></text:p>
      <text:p text:style-name="P189"><text:span text:style-name="Code">Persistent generic Key generic Value </text:span><text:span text:style-name="Code"><text:span text:style-name="T179">Key Value Abstract</text:span></text:span><text:span text:style-name="Code">Map class </text:span><text:change-end text:change-id="ct94770524248768"/><text:change-start text:change-id="ct94770524256880"/><text:span text:style-name="Code"><text:span text:style-name="T179">HashMap</text:span></text:span></text:p>
      <text:p text:style-name="P190"><text:change-end text:change-id="ct94770524256880"/><text:change-start text:change-id="ct94770524257360"/>The last example shows how to extends a generic class from another generic class. <text:s/>Since the type parameter<text:change-end text:change-id="ct94770524257360"/><text:change-start text:change-id="ct94770524257600"/>s <text:span text:style-name="Code">Persistent generic Key</text:span> and <text:span text:style-name="Code">generic Value</text:span> belong to the class being defined, they have to be repeated for the superclass, as it is<text:change-end text:change-id="ct94770524257600"/><text:change-start text:change-id="ct94770524257120"/> well possible to extends a class with different type parameters. <text:s/>Let's assume <text:span text:style-name="Code">AbstractMap</text:span> has been defined like this:</text:p>
      <text:p text:style-name="P190"><text:change-end text:change-id="ct94770524257120"/><text:change-start text:change-id="ct94770523142672"/><text:span text:style-name="Code">generic K generic V class Abst</text:span><text:change-end text:change-id="ct94770523142672"/><text:change-start text:change-id="ct94770524241664"/><text:span text:style-name="Code">ractMap implements K V Map</text:span></text:p>
      <text:p text:style-name="P190">The type parameters in <text:span text:style-name="Code">AbstractMap</text:span> are called <text:span text:style-name="Code">K</text:span> and <text:span text:style-name="Code">V</text:span>; <text:change-end text:change-id="ct94770524241664"/><text:change-start text:change-id="ct94770524264336"/>the subclass uses <text:span text:style-name="Code">Key</text:span> and <text:span text:style-name="Code">Value</text:span> instead<text:change-end text:change-id="ct94770524264336"/><text:change-start text:change-id="ct94770524264656"/>; realizing the generic <text:change-end text:change-id="ct94770524264656"/><text:change-start text:change-id="ct94770524266880"/>class <text:span text:style-name="Code">HashMap</text:span> will set the types in both instances through the wiring:</text:p>
      <text:p text:style-name="P190"><text:span text:style-name="Code">String Integer Li</text:span><text:change-end text:change-id="ct94770524266880"/><text:change-start text:change-id="ct94770524268000"/><text:span text:style-name="Code">st HashMap var Properties</text:span></text:p>
      <text:p text:style-name="P190"><text:span text:style-name="Code">Key</text:span> is realized as <text:span text:style-name="Code">String</text:span>, <text:span text:style-name="Code">Value</text:span> is realized as <text:span text:style-name="Code">Integer List</text:span>.<text:change-end text:change-id="ct94770524268000"/><text:change-start text:change-id="ct94770524270608"/> <text:s/>Through the wiring, <text:span text:style-name="Code">K</text:span> and <text:span text:style-name="Code">V</text:span> of <text:span text:style-name="Code">AbstractMap</text:span><text:change-end text:change-id="ct94770524270608"/><text:change-start text:change-id="ct94770524268800"/> are then realized<text:span text:style-name="T180">, too,</text:span> as <text:span text:style-name="Code">String</text:span> and <text:span text:style-name="Code">Integer List</text:span>, respectively.<text:change-end text:change-id="ct94770524268800"/><text:change-start text:change-id="ct94770524277264"/></text:p>
      <text:h text:style-name="P256" text:outline-level="3">Key <text:change-end text:change-id="ct94770524277264"/><text:change-start text:change-id="ct94770523145248"/>Facts</text:h>
      <text:list xml:id="list115017303894965" text:continue-list="list115018759779420" text:style-name="List_20_1">
        <text:list-item>
          <text:p text:style-name="P372">A generic class doesn't need the concrete class to invoke operations <text:change-end text:change-id="ct94770523145248"/><text:change-start text:change-id="ct94770524263920"/>on the type parameter: the lower bound (type interface) is enough.</text:p>
        </text:list-item>
        <text:list-item>
          <text:p text:style-name="P330">For type checking <text:change-end text:change-id="ct94770524263920"/><text:change-start text:change-id="ct94770524269504"/>against the type parameter, the type interface is sufficient as well.<text:change-end text:change-id="ct94770524269504"/><text:change-start text:change-id="ct94770524272272"/></text:p>
        </text:list-item>
        <text:list-item>
          <text:p text:style-name="P330">For these reasons, the class can do everything without the need to know the type argument.<text:change-end text:change-id="ct94770524272272"/><text:change-start text:change-id="ct94770523147824"/></text:p>
        </text:list-item>
      </text:list>
      <text:h text:style-name="P257" text:outline-level="3"><text:span text:style-name="T185">A</text:span>pproach<text:span text:style-name="T185"> I: </text:span>Static Type Parameter<text:change-end text:change-id="ct94770523147824"/><text:change-start text:change-id="ct94770523145616"/></text:h>
      <text:p text:style-name="P159">There would be a concrete <text:change-end text:change-id="ct94770523145616"/><text:change-start text:change-id="ct94770524220096"/>realized class for each different type argument of every generic class.<text:change-end text:change-id="ct94770524220096"/><text:change-start text:change-id="ct94770524276496"/></text:p>
      <text:p text:style-name="P147">Advantages:</text:p>
      <text:list xml:id="list115017185846792" text:continue-numbering="true" text:style-name="List_20_1">
        <text:list-item>
          <text:p text:style-name="List_20_1_20_Start"/>
        </text:list-item>
      </text:list>
      <text:p text:style-name="P147">Problems / Disadvantages:</text:p>
      <text:list xml:id="list115017844949364" text:continue-numbering="true" text:style-name="List_20_1">
        <text:list-item>
          <text:p text:style-name="P373"><text:change-end text:change-id="ct94770524276496"/><text:change-start text:change-id="ct94770524286304"/>A new class or interface has to be created for every concrete type (<text:span text:style-name="Code">String List</text:span>, <text:span text:style-name="Code">Integer List</text:span>, …)<text:change-end text:change-id="ct94770524286304"/><text:change-start text:change-id="ct94770524287904"/><text:span text:style-name="T190">; this leads to type inflation.</text:span><text:change-end text:change-id="ct94770524287904"/><text:change-start text:change-id="ct94770523151136"/></text:p>
        </text:list-item>
      </text:list>
      <text:h text:style-name="P257" text:outline-level="3"><text:soft-page-break/><text:span text:style-name="T185">A</text:span>pproach<text:span text:style-name="T185"> II: </text:span>Type Parameter as an Instance Field</text:h>
      <text:p text:style-name="P147">In this case, the type variable would be an additional instance field each instance carries around with it.</text:p>
      <text:p text:style-name="P147">Advantages:</text:p>
      <text:list xml:id="list115017615962191" text:continue-numbering="true" text:style-name="List_20_1">
        <text:list-item>
          <text:p text:style-name="P373">The type parameter must be specif<text:change-end text:change-id="ct94770523151136"/><text:change-start text:change-id="ct94770524296192"/>ied with <text:span text:style-name="Code">new</text:span> anyway, so it's already on the stack there.</text:p>
        </text:list-item>
        <text:list-item>
          <text:p text:style-name="P331">We don't have to create a new type.</text:p>
        </text:list-item>
        <text:list-item>
          <text:p text:style-name="List_20_1_20_End">…<text:change-end text:change-id="ct94770524296192"/><text:change-start text:change-id="ct94770524300416"/></text:p>
        </text:list-item>
      </text:list>
      <text:p text:style-name="P147">Problems / Disadvantages:</text:p>
      <text:list xml:id="list115017505485872" text:continue-numbering="true" text:style-name="List_20_1">
        <text:list-item>
          <text:p text:style-name="P373"><text:span text:style-name="T182">How can we declare a variable of a concrete type? as in:<text:line-break/></text:span><text:span text:style-name="Code"><text:span text:style-name="T182">String </text:span></text:span><text:change-end text:change-id="ct94770524300416"/><text:change-start text:change-id="ct94770524306800"/><text:span text:style-name="Code"><text:span text:style-name="T182">Object Map var LookupTable</text:span></text:span></text:p>
        </text:list-item>
        <text:list-item>
          <text:p text:style-name="P331"><text:change-end text:change-id="ct94770524306800"/><text:change-start text:change-id="ct94770524299904"/>The type parameter makes an instance bigger</text:p>
        </text:list-item>
        <text:list-item>
          <text:p text:style-name="P332">With the current means it would be impossible <text:change-end text:change-id="ct94770524299904"/><text:change-start text:change-id="ct94770524299584"/>to reference a realized generic class<text:span text:style-name="T186">, which is necessary for storing the type argument in an instance variable (e. g. required in </text:span><text:span text:style-name="Code"><text:span text:style-name="T186">String </text:span></text:span><text:span text:style-name="Code"><text:span text:style-name="T105">Integer List</text:span></text:span><text:span text:style-name="Code"><text:span text:style-name="T186"> Map</text:span></text:span><text:span text:style-name="T186">)</text:span>.</text:p>
        </text:list-item>
        <text:list-item>
          <text:p text:style-name="P333">Static <text:span text:style-name="T187">class members</text:span> cannot access the type argument</text:p>
        </text:list-item>
        <text:list-item>
          <text:p text:style-name="P348"><text:change-end text:change-id="ct94770524299584"/><text:change-start text:change-id="ct94770524305152"/>…</text:p>
        </text:list-item>
      </text:list>
      <text:h text:style-name="P292" text:outline-level="4">Resolving the Issues</text:h>
      <text:p text:style-name="P155"><text:span text:style-name="T97">How can we declare a variable of a concrete type (as in </text:span><text:span text:style-name="Code"><text:span text:style-name="T106">String Object Map var LookupTable</text:span></text:span><text:span text:style-name="T97">)?</text:span></text:p>
      <text:p text:style-name="P155">The concrete element is an instance that would be assigned to the variable. <text:s/>The compiler performs a type check on the instance that it matches the variable definition. <text:s/>The variable definition with its type parameters is stored in the compiler only (Java model)<text:span text:style-name="T188">.</text:span></text:p>
      <text:p text:style-name="P158">Alternative: introduction of a type <text:span text:style-name="T189">referent</text:span> with base class<text:span text:style-name="T189"> (and type parameters, if present)</text:span></text:p>
      <text:p text:style-name="P156">With the current means it would be impossible to reference a realized generic class</text:p>
      <text:p text:style-name="P159">→ Type referent?</text:p>
      <text:p text:style-name="P156">Static <text:span text:style-name="T187">class members </text:span>cannot access the type argument</text:p>
      <text:p text:style-name="P157">For static class members, the lower bound of the type parameter is relevant.<text:span text:style-name="T188"> <text:s/>Beyond that, the class cannot access the concrete class.</text:span></text:p>
      <text:h text:style-name="Heading_20_3" text:outline-level="3"><text:span text:style-name="T185">A</text:span>pproach<text:span text:style-name="T185"> III: Class Instances</text:span></text:h>
      <text:p text:style-name="P148">Having a<text:change-end text:change-id="ct94770524305152"/><text:change-start text:change-id="ct94770524323280"/>n intermediary between a vocabulary / class and an instance could solve the problem like this:</text:p>
      <text:list xml:id="list115017321289943" text:continue-list="list115018039247125" text:style-name="Numbering_20_1">
        <text:list-item text:start-value="1">
          <text:p text:style-name="Numbering_20_1_20_Start">The vocabulary <text:change-end text:change-id="ct94770524323280"/><text:change-start text:change-id="ct94770524329280"/>just defines the semantics of the class and contains the type parameters</text:p>
        </text:list-item>
        <text:list-item>
          <text:p text:style-name="Numbering_20_1_20_Cont.">The class is a handle to a vocabulary<text:change-end text:change-id="ct94770524329280"/><text:change-start text:change-id="ct94770524329520"/> and also contains the type arguments.<text:change-end text:change-id="ct94770524329520"/><text:change-start text:change-id="ct94770524330400"/></text:p>
        </text:list-item>
        <text:list-item>
          <text:p text:style-name="Numbering_20_1_20_End">An instance has a pointer <text:change-end text:change-id="ct94770524330400"/><text:change-start text:change-id="ct94770524330640"/>to that handle.<text:change-end text:change-id="ct94770524330640"/><text:change-start text:change-id="ct94770524329024"/></text:p>
        </text:list-item>
      </text:list>
      <text:p text:style-name="P148"><text:change-end text:change-id="ct94770524329024"/><text:change-start text:change-id="ct94770524325424"/>Step 1:<text:change-end text:change-id="ct94770524325424"/><text:change-start text:change-id="ct94770524334752"/></text:p>
      <text:p text:style-name="P149"><text:span text:style-name="Code"><text:span text:style-name="T183">class Template ... class;<text:line-break/></text:span></text:span><text:span text:style-name="Code">generic Element </text:span><text:span text:style-name="Code"><text:span text:style-name="T183">class </text:span></text:span><text:span text:style-name="Code">List ... </text:span><text:change-end text:change-id="ct94770524334752"/><text:change-start text:change-id="ct94770524337312"/><text:span text:style-name="Code"><text:span text:style-name="T183">class</text:span></text:span><text:change-end text:change-id="ct94770524337312"/><text:change-start text:change-id="ct94770524340368"/><text:span text:style-name="Code">;</text:span></text:p>
      <text:p text:style-name="P148">Step 2:</text:p>
      <text:p text:style-name="P150">Invoking a class vocabulary will lookup or create a “class instance”:</text:p>
      <text:p text:style-name="P151"><text:span text:style-name="Code"><text:span text:style-name="T183">Template var X</text:span></text:span><text:span text:style-name="T183"> looks up concrete class Template. <text:s/>If not found, creates and registers a new “class instance” of </text:span><text:span text:style-name="Code"><text:span text:style-name="T183">Template</text:span></text:span><text:span text:style-name="T183"> and returns it.</text:span><text:span text:style-name="Code"><text:span text:style-name="T183"><text:line-break/>String List</text:span></text:span><text:change-end text:change-id="ct94770524340368"/><text:change-start text:change-id="ct94770524341632"/><text:span text:style-name="T183"> looks up concrete class</text:span><text:change-end text:change-id="ct94770524341632"/><text:change-start text:change-id="ct94770524343072"/><text:span text:style-name="T183"> "String List"</text:span><text:change-end text:change-id="ct94770524343072"/><text:change-start text:change-id="ct94770524349248"/><text:span text:style-name="T183">. <text:s/>If not found, creates and registers a new “class instance” of </text:span><text:span text:style-name="Code"><text:span text:style-name="T183">List</text:span></text:span><text:span text:style-name="T183">, sets type </text:span><text:change-end text:change-id="ct94770524349248"/><text:change-start text:change-id="ct94770524359328"/><text:span text:style-name="T183">argument </text:span><text:span text:style-name="Code"><text:span text:style-name="T183">Element</text:span></text:span><text:span text:style-name="T183"> to </text:span><text:span text:style-name="Code"><text:span text:style-name="T183">String</text:span></text:span><text:span text:style-name="T183">, and returns it.</text:span><text:change-end text:change-id="ct94770524359328"/><text:change-start text:change-id="ct94770524360976"/></text:p>
      <text:p text:style-name="P151"/>
      <text:h text:style-name="Heading_20_4" text:outline-level="4">How to handle the type parameter<text:change-end text:change-id="ct94770524360976"/><text:change-start text:change-id="ct94770524361216"/></text:h>
      <text:p text:style-name="P152">The type parameter is used to:</text:p>
      <text:list xml:id="list115016952820257" text:continue-list="list115017505485872" text:style-name="List_20_1">
        <text:list-item>
          <text:p text:style-name="P374"><text:soft-page-break/>type-check <text:change-end text:change-id="ct94770524361216"/><text:change-start text:change-id="ct94770524357872"/>variables<text:span text:style-name="T184">, arguments and return values</text:span></text:p>
        </text:list-item>
        <text:list-item>
          <text:p text:style-name="P334">invoke methods on <text:span text:style-name="T184">the real class</text:span></text:p>
        </text:list-item>
        <text:list-item>
          <text:p text:style-name="List_20_1_20_End">…<text:change-end text:change-id="ct94770524357872"/><text:change-start text:change-id="ct94770523159232"/></text:p>
        </text:list-item>
      </text:list>
      <text:p text:style-name="P153"><text:change-end text:change-id="ct94770523159232"/><text:change-start text:change-id="ct94770523159600"/>In a generic class, all these operations must be delegated to the real class, which is no longer in the vocabulary, but in the class instance.<text:change-end text:change-id="ct94770523159600"/><text:change-start text:change-id="ct94770524398848"/></text:p>
      <text:p text:style-name="P154">This is, sadly, not possible.</text:p>
      <text:h text:style-name="P258" text:outline-level="3">Current Approach</text:h>
      <text:list xml:id="list115017121038874" text:continue-numbering="true" text:style-name="List_20_1">
        <text:list-item>
          <text:p text:style-name="P375">Class vocabularies (generic or not) form the base for type references.</text:p>
        </text:list-item>
        <text:list-item>
          <text:p text:style-name="P335">Generic classes have a number of type parameters, each referring to a hidden variable of the lower bound for the type variable.</text:p>
        </text:list-item>
        <text:list-item>
          <text:p text:style-name="P335">A type reference is an object containing a reference to the class vocabulary, along with concrete type arguments, which are in turn type references.</text:p>
        </text:list-item>
        <text:list-item>
          <text:p text:style-name="P335">An instance of any class refers to a type reference rather than a class vocabulary.</text:p>
        </text:list-item>
        <text:list-item>
          <text:p text:style-name="P336">The type reference is the actual “class object”, whereas the class vocabulary stays in the background and is only referred to by the type reference.</text:p>
        </text:list-item>
        <text:list-item>
          <text:p text:style-name="List_20_1_20_End">…</text:p>
        </text:list-item>
      </text:list>
      <text:p text:style-name="P33">Advantages:</text:p>
      <text:list xml:id="list115017613568448" text:continue-numbering="true" text:style-name="List_20_1">
        <text:list-item>
          <text:p text:style-name="P376">Type references are relatively small: only one pointer to a class vocabulary for simple classes.</text:p>
        </text:list-item>
        <text:list-item>
          <text:p text:style-name="P336">Type references can be extended to all kinds of vocabularies. <text:s/>Instead of referencing a vocabulary directly, it is always accessed through a type references.</text:p>
        </text:list-item>
        <text:list-item>
          <text:p text:style-name="P336">Type references can be fitted with meta-information (status, flags, etc.) if needs be.</text:p>
        </text:list-item>
        <text:list-item>
          <text:p text:style-name="P336">It is possible to do generic type-checking against type references.</text:p>
        </text:list-item>
        <text:list-item>
          <text:p text:style-name="P336">It becomes possible to use proxies for simple type arguments (<text:span text:style-name="Code">Byte Array</text:span> → <text:span text:style-name="Code">ByteArray</text:span>)</text:p>
        </text:list-item>
        <text:list-item>
          <text:p text:style-name="List_20_1_20_End">…</text:p>
        </text:list-item>
      </text:list>
      <text:p text:style-name="P33">Drawbacks:</text:p>
      <text:list xml:id="list115018591444232" text:continue-numbering="true" text:style-name="List_20_1">
        <text:list-item>
          <text:p text:style-name="P375">There is an additional level of indirection when resolving simple classes: instance → type reference → class.</text:p>
        </text:list-item>
        <text:list-item>
          <text:p text:style-name="P336">The type reference must be looked up, and created if it was not found: this slows type lookups down.</text:p>
        </text:list-item>
        <text:list-item>
          <text:p text:style-name="List_20_1_20_End">…</text:p>
        </text:list-item>
      </text:list>
      <text:h text:style-name="P293" text:outline-level="4">How to Implement It</text:h>
      <text:p text:style-name="P160">Vocabularies remain the same, except for the type parameters implemented as static variables; the variable names correspond with the <text:span text:style-name="Code">generic &lt;type&gt;</text:span> definition.</text:p>
      <text:p text:style-name="P160">When the compiler encounters a vocabulary reference, it will search the existing type references for the vocabulary name and insert a <text:span text:style-name="Code"><text:span text:style-name="T192">LIT</text:span></text:span><text:span text:style-name="T192"> with </text:span>the reference. <text:s/>If the vocabulary is a generic class or interface, the type arguments must match the type parameters. <text:s/>Assuming a class</text:p>
      <text:p text:style-name="P160"><text:span text:style-name="Code">generic Key generic Value class HashMap implements Key Value Map</text:span></text:p>
      <text:p text:style-name="P160">the vocabulary reference must be</text:p>
      <text:p text:style-name="P160"><text:span text:style-name="Code">&lt;key-class&gt; &lt;value-class&gt; HashMap</text:span></text:p>
      <text:p text:style-name="P160">In this example, no lower bounds have been specified, so both <text:span text:style-name="Code">key-class</text:span> and <text:span text:style-name="Code">value-class</text:span> can be anything, including a generic type like</text:p>
      <text:p text:style-name="P160"><text:span text:style-name="Code">String Integer List HashMap</text:span></text:p>
      <text:p text:style-name="P160">or even</text:p>
      <text:p text:style-name="P161">(<text:span text:style-name="Code">String List</text:span>) ((<text:span text:style-name="Code">File List</text:span>) (<text:span text:style-name="Code">Entry List</text:span>) <text:span text:style-name="Code">Map</text:span>) <text:span text:style-name="Code">HashMap</text:span> … parentheses set to show which parts belong together.</text:p>
      <text:p text:style-name="P161">Type arguments can also be interfaces, as demonstrated in the previous example (<text:span text:style-name="Code">Map</text:span>).</text:p>
      <text:p text:style-name="P161">When the compiler encounters a generic class reference, it will take as many type references from the stack as <text:soft-page-break/>are necessary to realize all type parameters. <text:s/>If one of the entries on the compiler stack is not a type reference, compilation must abort with an error.</text:p>
      <text:p text:style-name="P161">For variable assignments, the compiler<text:span text:style-name="T191"> inserts a type check for the type reference. <text:s/>If requested, the precompiler will also insert type checks for method arguments and return values.</text:span></text:p>
      <text:h text:style-name="P235" text:outline-level="2">Inner Classes</text:h>
      <text:p text:style-name="P109"/>
      <text:h text:style-name="P259" text:outline-level="3">Definitions</text:h>
      <text:p text:style-name="P164">An inner class is a class embedded in another class; it has direct access to the outer class’s definitions with visibility <text:span text:style-name="Code">protected</text:span>, <text:span text:style-name="Code">package-private</text:span>, and <text:span text:style-name="Code">public</text:span>. through the <text:span text:style-name="Code">outer</text:span><text:span text:style-name="Code"><text:span text:style-name="T195">@</text:span></text:span> reference which will produce the outer class’s type reference. <text:s/>The <text:span text:style-name="Code">outer</text:span> reference is for an outer class what <text:span text:style-name="Code">my</text:span> and <text:span text:style-name="Code">self</text:span> are to the class itself. <text:span text:style-name="T145">TODO Example</text:span></text:p>
      <text:p text:style-name="P164">The inner class can itself have inner classes, which makes the approach recursive. <text:s/>Inner classes of inner classes have acess to the main class through the construct <text:span text:style-name="Code">outer outer</text:span>.</text:p>
      <text:p text:style-name="P168"><text:span text:style-name="Code">class A<text:line-break/>…<text:line-break/>class;</text:span></text:p>
      <text:p text:style-name="P168"><text:span text:style-name="Code">A inner class B<text:line-break/>…<text:line-break/>class;</text:span></text:p>
      <text:p text:style-name="P168"><text:span text:style-name="Code">B inner class C<text:line-break/>…<text:line-break/>class;</text:span></text:p>
      <text:p text:style-name="P168"/>
      <text:h text:style-name="P260" text:outline-level="3">Defining an Inner Class</text:h>
      <text:p text:style-name="P166"><text:span text:style-name="T193">Inner classes are defined </text:span><text:span text:style-name="T9">after </text:span><text:span text:style-name="T193">the outer class (at least if they reference definitions of the outer class), but in the same module. <text:s/>Because the inner class will be referenced from the outer class, too, the inner class must be announced via a preliminary </text:span><text:span text:style-name="Code"><text:span text:style-name="T193">deferClass &lt;innerClassName&gt;</text:span></text:span><text:span text:style-name="T193">:</text:span></text:p>
      <text:p text:style-name="P165"><text:span text:style-name="Code">deferClass LinkedListIterator<text:line-break/><text:line-break/>generic E E AbstractList class E LinkedList<text:line-break/>…<text:line-break/>: iterator ( -- EIterator:it ) <text:s/>my LinkedListIterator new ;<text:line-break/>…<text:line-break/>class;<text:line-break/><text:line-break/>generic E LinkedList inner class E LinkedListIterator implements E Iterator<text:line-break/>…<text:line-break/>class;</text:span></text:p>
      <text:p text:style-name="P165">The inner class is actually a member of the outer class, <text:span text:style-name="T194">as </text:span>declared by the <text:span text:style-name="Code">&lt;outerClass&gt; inner class</text:span> clause. <text:s/>All other things remain the same.</text:p>
      <text:h text:style-name="P260" text:outline-level="3">Outer Class Reference</text:h>
      <text:p text:style-name="P167">If a class is declared as <text:span text:style-name="Code">&lt;outerclass&gt; inner class</text:span>, it will <text:span text:style-name="T196">provide </text:span>an implicit <text:span text:style-name="T195">instance</text:span> variable <text:span text:style-name="Code"><text:span text:style-name="T196">O</text:span></text:span><text:span text:style-name="Code">uter</text:span> which <text:span text:style-name="T195">is initialized by the constructor to point to the outer class instance</text:span>.<text:span text:style-name="T195"> <text:s/>The special word </text:span><text:span text:style-name="Code"><text:span text:style-name="T195">outer</text:span></text:span><text:span text:style-name="T195"> will push this reference on the parameter stack. <text:s/>This can of course be applied recursively: </text:span><text:span text:style-name="Code"><text:span text:style-name="T195">outer outer outer</text:span></text:span><text:span text:style-name="T195">.</text:span></text:p>
      <text:h text:style-name="Heading_20_2" text:outline-level="2"><text:soft-page-break/>Inner Interfaces</text:h>
      <text:p text:style-name="P163">Does this make sense? <text:s/>If yes: how to do that?</text:p>
      <text:p text:style-name="P169">Probably not</text:p>
      <text:h text:style-name="P235" text:outline-level="2">Anonymous Classes (Classes on the Fly)</text:h>
      <text:p text:style-name="P163">How to do that?</text:p>
      <text:p text:style-name="P162"/>
      <text:h text:style-name="Heading_20_2" text:outline-level="2"><text:change-end text:change-id="ct94770524398848"/>Implementation of <text:change-start text:change-id="ct94770524403184"/>Enum<text:change-end text:change-id="ct94770524403184"/><text:change text:change-id="ct94770524418752"/>s and <text:change text:change-id="ct94770524418320"/><text:change-start text:change-id="ct94770524433008"/>Enum<text:change-end text:change-id="ct94770524433008"/>Sets<text:change-start text:change-id="ct94770524431664"/></text:h>
      <text:h text:style-name="P294" text:outline-level="4"><text:bookmark-start text:name="__RefNumPara__4003_3011519864"/>Enum<text:bookmark-end text:name="__RefNumPara__4003_3011519864"/></text:h>
      <text:p text:style-name="P125">A<text:span text:style-name="T169">n </text:span>enum is a <text:span text:style-name="T168">nominal scale defining symbols. <text:s/>Each symbol has a numeric representation which by default is its ordinal number within the scale, but can be assigned freely. <text:s/>The numeric value is used by itself, but also as a bit position in an enumset derived from the enum.</text:span></text:p>
      <text:p text:style-name="P128">The <text:span text:style-name="T169">enum </text:span>has an implicit (0) or explicit base defining <text:span text:style-name="T169">the </text:span>lowe<text:span text:style-name="T169">st</text:span> <text:span text:style-name="T159">numeric symbol possible</text:span>.</text:p>
      <text:p text:style-name="P128">The <text:span text:style-name="T169">magnitude of an enum is defined by the highest symbol value minus the base.</text:span></text:p>
      <text:h text:style-name="P295" text:outline-level="4"><text:span text:style-name="T169">Enum</text:span>Set<text:change-end text:change-id="ct94770524431664"/><text:change-start text:change-id="ct94770524441056"/></text:h>
      <text:p text:style-name="P138">A<text:span text:style-name="T169">n</text:span> <text:span text:style-name="T169">enum </text:span>set is a bitset<text:change-end text:change-id="ct94770524441056"/><text:change-start text:change-id="ct94770524443680"/> derived from a<text:span text:style-name="T169">n enum</text:span> definition (nominal scale).<text:change-end text:change-id="ct94770524443680"/><text:change-start text:change-id="ct94770524447392"/> <text:s/>The numeric representation of each symbol <text:span text:style-name="T155">minus the base </text:span>in the <text:span text:style-name="T169">enum </text:span>definition is used as the bit index in the <text:span text:style-name="T169">enum </text:span>set.<text:change-end text:change-id="ct94770524447392"/><text:change-start text:change-id="ct94770524447888"/></text:p>
      <text:p text:style-name="P139">The Enum’s magnitude <text:span text:style-name="T169">defines the minimum size of </text:span>its<text:span text:style-name="T169"> EnumSet</text:span><text:change-end text:change-id="ct94770524447888"/><text:change-start text:change-id="ct94770524448128"/>, but the size is implicitly rounded up to a multiple of the cell size, unless overridden. <text:s/><text:change-end text:change-id="ct94770524448128"/><text:change-start text:change-id="ct94770524448928"/><text:span text:style-name="T158">For an enum containing up to 8 symbols</text:span> with a distinct value<text:span text:style-name="T158">, a ubyte might actually do; for an enum defining 1000 </text:span>distinct <text:span text:style-name="T158">symbols however, 1000 bits (125 bytes) are necessary (by defaut rounded up to 128 on a 32- or 64-bit machine.</text:span><text:change-end text:change-id="ct94770524448928"/><text:change-start text:change-id="ct94770524445760"/></text:p>
      <text:h text:style-name="P296" text:outline-level="4">Definition of a<text:span text:style-name="T170">n Enum</text:span></text:h>
      <text:p text:style-name="P126"><text:change-end text:change-id="ct94770524445760"/><text:change-start text:change-id="ct94770524446320"/><text:span text:style-name="T156">Some </text:span><text:change-end text:change-id="ct94770524446320"/><text:change-start text:change-id="ct94770524480928"/>example<text:span text:style-name="T156">s</text:span> may illuminate this:</text:p>
      <text:p text:style-name="P129"><text:span text:style-name="Code"><text:span text:style-name="T170">enum</text:span></text:span><text:span text:style-name="Code"> State<text:tab/><text:tab/></text:span><text:span text:style-name="Code"><text:span text:style-name="T159"><text:tab/></text:span></text:span><text:span text:style-name="Code">( implicit base 0 )<text:line-break/></text:span><text:span text:style-name="Code"><text:span text:style-name="T170">symbol</text:span></text:span><text:span text:style-name="Code">: off<text:tab/><text:tab/><text:tab/>( symbol "off" represented by value 0 )<text:line-break/></text:span><text:span text:style-name="Code"><text:span text:style-name="T170">symbol</text:span></text:span><text:span text:style-name="Code">: on<text:tab/><text:tab/><text:tab/>( symbol "on" represented by value 1 )<text:line-break/></text:span><text:span text:style-name="Code"><text:span text:style-name="T170">enum</text:span></text:span><text:span text:style-name="Code">;</text:span><text:span text:style-name="Code"><text:span text:style-name="T159"><text:tab/><text:tab/><text:tab/><text:tab/>( magnitude: 2 =&gt; ubyte )</text:span></text:span><text:span text:style-name="Code"><text:line-break/><text:line-break/></text:span><text:span text:style-name="Code"><text:span text:style-name="T157">State variable MachineState</text:span></text:span></text:p>
      <text:p text:style-name="P130"><text:span text:style-name="Code">MachineState</text:span> is a <text:span text:style-name="Code">byte</text:span> variable with initial value 0 (<text:span text:style-name="Code"><text:span text:style-name="T158">off</text:span></text:span><text:span text:style-name="T158"> = </text:span>base).</text:p>
      <text:p text:style-name="P129"><text:span text:style-name="Code"><text:span text:style-name="T170">enum </text:span></text:span><text:span text:style-name="Code">Boolean<text:line-break/></text:span><text:span text:style-name="Code"><text:span text:style-name="T170">base</text:span></text:span><text:span text:style-name="Code">: −1</text:span><text:span text:style-name="Code"><text:span text:style-name="T159"><text:tab/><text:tab/><text:tab/><text:tab/>( explicit base -1 )</text:span></text:span><text:span text:style-name="Code"><text:line-break/></text:span><text:span text:style-name="Code"><text:span text:style-name="T170">symbol</text:span></text:span><text:span text:style-name="Code">: </text:span><text:span text:style-name="Code"><text:span text:style-name="T157">true</text:span></text:span><text:span text:style-name="Code"><text:tab/><text:tab/><text:tab/>( symbol "</text:span><text:span text:style-name="Code"><text:span text:style-name="T157">true</text:span></text:span><text:span text:style-name="Code">" represented by value </text:span><text:span text:style-name="Code"><text:span text:style-name="T157">-1</text:span></text:span><text:span text:style-name="Code"> )<text:line-break/></text:span><text:span text:style-name="Code"><text:span text:style-name="T170">symbol</text:span></text:span><text:span text:style-name="Code">: </text:span><text:span text:style-name="Code"><text:span text:style-name="T157">false</text:span></text:span><text:span text:style-name="Code"><text:tab/><text:tab/><text:tab/>( symbol "</text:span><text:span text:style-name="Code"><text:span text:style-name="T157">false</text:span></text:span><text:span text:style-name="Code">" represented by value </text:span><text:span text:style-name="Code"><text:span text:style-name="T157">0</text:span></text:span><text:span text:style-name="Code"> )</text:span><text:span text:style-name="Code"><text:span text:style-name="T157"><text:line-break/>default: false<text:tab/><text:tab/><text:tab/>( Default value is "false" = 0 )</text:span></text:span><text:span text:style-name="Code"><text:line-break/></text:span><text:span text:style-name="Code"><text:span text:style-name="T171">enum</text:span></text:span><text:span text:style-name="Code">;</text:span><text:span text:style-name="Code"><text:span text:style-name="T159"><text:tab/><text:tab/><text:tab/><text:tab/>( magnitude: 2 =&gt; ubyte )</text:span></text:span><text:span text:style-name="Code"><text:line-break/><text:line-break/></text:span><text:span text:style-name="Code"><text:span text:style-name="T158">Boolean variable Flag</text:span></text:span><text:span text:style-name="Code"><text:line-break/></text:span><text:span text:style-name="Code"><text:span text:style-name="T158">trueBoolean my Flag!</text:span></text:span></text:p>
      <text:p text:style-name="P132"><text:span text:style-name="T159">Byte</text:span> variable <text:span text:style-name="Code">Flag</text:span> is defined with initial value 0 (<text:span text:style-name="Code">false</text:span> = default), then set to −1 (<text:span text:style-name="Code">true</text:span>).</text:p>
      <text:p text:style-name="P127"><text:span text:style-name="Code"><text:span text:style-name="T170">enum </text:span></text:span><text:span text:style-name="Code">Color<text:line-break/></text:span><text:span text:style-name="Code"><text:span text:style-name="T156">base: 2<text:tab/><text:tab/><text:tab/><text:tab/>( lowest allowed value is 2 )</text:span></text:span><text:span text:style-name="Code"><text:line-break/></text:span><text:soft-page-break/><text:span text:style-name="Code"><text:span text:style-name="T156">name:</text:span></text:span><text:span text:style-name="Code"> RED </text:span><text:span text:style-name="Code"><text:span text:style-name="T156">value: 12<text:tab/><text:tab/>( symbol RED represented by value 12 )</text:span></text:span><text:span text:style-name="Code"><text:line-break/></text:span><text:span text:style-name="Code"><text:span text:style-name="T156">name</text:span></text:span><text:span text:style-name="Code">: GREEN </text:span><text:span text:style-name="Code"><text:span text:style-name="T156">value: 2<text:tab/><text:tab/>( symbol GREEN represented by value 3 )</text:span></text:span><text:span text:style-name="Code"><text:line-break/></text:span><text:span text:style-name="Code"><text:span text:style-name="T156">name: BLUE<text:tab/><text:tab/><text:tab/><text:tab/>( symbol BLUE represented by </text:span></text:span><text:span text:style-name="Code"><text:span text:style-name="T7">last</text:span></text:span><text:span text:style-name="Code"><text:span text:style-name="T156">+1 = 4 )<text:line-break/>name: WHITE<text:tab/><text:tab/><text:tab/><text:tab/>( a.s.o. )<text:line-break/>name: BLACK<text:line-break/>name: ORANGE<text:line-break/>name: PINK<text:line-break/>name: MAGENTA<text:line-break/>name: TURQUOISE</text:span></text:span><text:span text:style-name="Code"><text:line-break/></text:span><text:span text:style-name="Code"><text:span text:style-name="T171">enum</text:span></text:span><text:span text:style-name="Code">;</text:span><text:change-end text:change-id="ct94770524480928"/><text:change-start text:change-id="ct94770524479088"/><text:span text:style-name="Code"><text:span text:style-name="T159"><text:tab/><text:tab/><text:tab/><text:tab/>( </text:span></text:span><text:change-end text:change-id="ct94770524479088"/><text:change-start text:change-id="ct94770524530032"/><text:span text:style-name="Code"><text:span text:style-name="T159">magnitude</text:span></text:span><text:change-end text:change-id="ct94770524530032"/><text:change-start text:change-id="ct94770524530272"/><text:span text:style-name="Code"><text:span text:style-name="T159">: 9 =&gt; uword )</text:span></text:span><text:change-end text:change-id="ct94770524530272"/><text:change-start text:change-id="ct94770524530512"/><text:span text:style-name="Code"><text:line-break/><text:line-break/></text:span><text:span text:style-name="Code"><text:span text:style-name="T158">static Color variable CarColor<text:line-break/>BLUE CarColor!</text:span></text:span><text:change-end text:change-id="ct94770524530512"/><text:change-start text:change-id="ct94770524532160"/></text:p>
      <text:p text:style-name="P132"><text:change-end text:change-id="ct94770524532160"/><text:change-start text:change-id="ct94770524532400"/>Static <text:change-end text:change-id="ct94770524532400"/><text:change-start text:change-id="ct94770524532640"/><text:span text:style-name="T159">byte </text:span><text:change-end text:change-id="ct94770524532640"/><text:change-start text:change-id="ct94770524532880"/>variable <text:span text:style-name="Code">CarColor</text:span> is defined with initial value 2 (<text:span text:style-name="Code"><text:span text:style-name="T170">GREEN</text:span></text:span> = base<text:change-end text:change-id="ct94770524532880"/><text:change-start text:change-id="ct94770524533120"/>), then set to 4 (<text:span text:style-name="Code">BLUE</text:span>).<text:change-end text:change-id="ct94770524533120"/><text:change-start text:change-id="ct94770524460192"/></text:p>
      <text:h text:style-name="P297" text:outline-level="4"><text:change-end text:change-id="ct94770524460192"/><text:change-start text:change-id="ct94770524459600"/>Definition of a<text:span text:style-name="T170">n Enum</text:span>Set</text:h>
      <text:p text:style-name="P129">Some examples based on the <text:span text:style-name="T170">enu </text:span>definitions in <text:change-end text:change-id="ct94770524459600"/><text:change-start text:change-id="ct94770524517312"/><text:bookmark-ref text:reference-format="number-all-superior" text:ref-name="__RefNumPara__4003_3011519864">9.15.1.a</text:bookmark-ref><text:span text:style-name="T157">:</text:span></text:p>
      <text:p text:style-name="P131"><text:span text:style-name="Code">State </text:span><text:span text:style-name="Code"><text:span text:style-name="T170">enum</text:span></text:span><text:span text:style-name="Code">set States<text:line-break/></text:span><text:change-end text:change-id="ct94770524517312"/><text:change-start text:change-id="ct94770524461664"/><text:span text:style-name="Code"><text:span text:style-name="T170">enum</text:span></text:span><text:change-end text:change-id="ct94770524461664"/><text:change-start text:change-id="ct94770524506816"/><text:span text:style-name="Code">set;</text:span><text:span text:style-name="Code"><text:span text:style-name="T159"><text:tab/><text:tab/><text:tab/><text:tab/>( magnitude = 2 =&gt; enumset size = 8 -&gt; ubyte )</text:span></text:span><text:span text:style-name="Code"><text:line-break/><text:line-break/>States variable ValidStates<text:line-break/></text:span><text:span text:style-name="Code"><text:span text:style-name="T159">offState ValidStates +!<text:line-break/>onState ValidStates +!</text:span></text:span></text:p>
      <text:p text:style-name="P130"><text:span text:style-name="T159">Variable </text:span><text:span text:style-name="Code"><text:span text:style-name="T159">Valid</text:span></text:span><text:span text:style-name="Code">State</text:span><text:span text:style-name="Code"><text:span text:style-name="T159">s</text:span></text:span><text:span text:style-name="T159"> </text:span>is a byte variable with initial value 0.<text:span text:style-name="T160"> <text:s/>Then both states are added to the symbolset, updating </text:span><text:span text:style-name="Code"><text:span text:style-name="T160">ValidStates</text:span></text:span><text:span text:style-name="T160"> to 3 (1 for </text:span><text:span text:style-name="Code"><text:span text:style-name="T160">off</text:span></text:span><text:span text:style-name="T160"> + 2 for </text:span><text:span text:style-name="Code"><text:span text:style-name="T160">on</text:span></text:span><text:span text:style-name="T160">).</text:span></text:p>
      <text:p text:style-name="P131"><text:span text:style-name="Code">Boolean </text:span><text:span text:style-name="Code"><text:span text:style-name="T170">enum</text:span></text:span><text:span text:style-name="Code">set Booleans<text:line-break/></text:span><text:span text:style-name="Code"><text:span text:style-name="T170">enum</text:span></text:span><text:span text:style-name="Code">set;</text:span><text:span text:style-name="Code"><text:span text:style-name="T159"><text:tab/><text:tab/><text:tab/><text:tab/>( magnitude = 2 =&gt; enumset size = 8 -&gt; byte )</text:span></text:span></text:p>
      <text:p text:style-name="P133">This doesn’t make sense, but it’s valid.</text:p>
      <text:p text:style-name="P131"><text:span text:style-name="Code">Color </text:span><text:span text:style-name="Code"><text:span text:style-name="T170">enum</text:span></text:span><text:span text:style-name="Code">set Colors<text:line-break/></text:span><text:change-end text:change-id="ct94770524506816"/><text:change-start text:change-id="ct94770524454400"/><text:span text:style-name="Code"><text:span text:style-name="T170">enum</text:span></text:span><text:change-end text:change-id="ct94770524454400"/><text:change-start text:change-id="ct94770524488176"/><text:span text:style-name="Code">set;</text:span><text:change-end text:change-id="ct94770524488176"/><text:change-start text:change-id="ct94770524488416"/><text:span text:style-name="Code"><text:span text:style-name="T159"><text:tab/><text:tab/><text:tab/><text:tab/>( magnitude = 9 =&gt; 9 » 16 = word )</text:span></text:span><text:change-end text:change-id="ct94770524488416"/><text:change-start text:change-id="ct94770524488816"/><text:span text:style-name="Code"><text:line-break/><text:line-break/></text:span><text:span text:style-name="Code"><text:span text:style-name="T160">Colors variable RGB-Colors<text:line-break/>BLUE</text:span></text:span><text:change-end text:change-id="ct94770524488816"/><text:change-start text:change-id="ct94770524489136"/><text:span text:style-name="Code"><text:span text:style-name="T160"> RED GREEN 3 Colors new my RGB-Colors!</text:span></text:span></text:p>
      <text:p text:style-name="P133"><text:change-end text:change-id="ct94770524489136"/><text:change-start text:change-id="ct94770524482768"/>Uword v<text:change-end text:change-id="ct94770524482768"/><text:change-start text:change-id="ct94770524483008"/>ariable RGB-Colors<text:change-end text:change-id="ct94770524483008"/><text:change-start text:change-id="ct94770524483248"/>, initially 0, is set to a Colors <text:span text:style-name="T171">enum</text:span>set with bits <text:change-end text:change-id="ct94770524483248"/><text:change-start text:change-id="ct94770524483488"/><text:span text:style-name="T171">12</text:span><text:change-end text:change-id="ct94770524483488"/><text:change-start text:change-id="ct94770524483968"/>, <text:span text:style-name="T171">0</text:span> and <text:span text:style-name="T171">1</text:span> set, and therefore <text:change-end text:change-id="ct94770524483968"/><text:change-start text:change-id="ct94770524483728"/>ends up with numeric value <text:span text:style-name="T171">4099 (= $1003 = %1000000000011)</text:span>.<text:change-end text:change-id="ct94770524483728"/></text:p>
      <text:h text:style-name="Heading_20_2" text:outline-level="2">Constant Clauses</text:h>
      <text:p text:style-name="P105">Currently, only clauses with literals are supported by the compiler. <text:s/>However, the cases <text:span text:style-name="Code">CONSTANT and</text:span> and <text:span text:style-name="Code">CONSTANT +</text:span> are also very common. <text:s/>In this case, the constant and the word following it should be treated like a potential clause. <text:s/>This could also open the case for literals separated from the following word being treated as clauses, like <text:span text:style-name="Code">$FF and</text:span> or <text:span text:style-name="Code">7 +</text:span>. <text:s/>Care must however be taken to not cross the line where the order of arguments is affected, e. g. in terms like <text:span text:style-name="Code">a 1!</text:span> vs. <text:span text:style-name="Code">a 1 !</text:span>. <text:s/>Evaluate all cases where this may be problematic!</text:p>
      <text:h text:style-name="Heading_20_2" text:outline-level="2">Constant and Literal Arithmetics</text:h>
      <text:p text:style-name="P111">Constant and literal arithmetics such as <text:span text:style-name="Code">PAGE# 1−</text:span> (4095) and <text:span text:style-name="Code">4 8+</text:span> (12) should be resolved in the compiler.</text:p>
      <text:h text:style-name="P217" text:outline-level="1"><text:soft-page-break/>FORCE 7</text:h>
      <text:h text:style-name="P236" text:outline-level="2">Vocabulary Structure</text:h>
      <text:p text:style-name="P112">Do we need to change anything in the vocabulary structure? <text:s/>Specifically, do we need the old structure again (name field, code field, parameter field, flags)?</text:p>
      <text:p text:style-name="P112">Pro old structure:</text:p>
      <text:list xml:id="list115017100828907" text:continue-numbering="true" text:style-name="List_20_1">
        <text:list-item>
          <text:p text:style-name="P377">Finding words backwards (usual search order) is possible, needs no dictionary</text:p>
        </text:list-item>
        <text:list-item>
          <text:p text:style-name="P337">Separation between flags (vocabulary), names (text segment) and code (code segment)</text:p>
        </text:list-item>
        <text:list-item>
          <text:p text:style-name="List_20_1_20_End">…</text:p>
        </text:list-item>
      </text:list>
      <text:p text:style-name="P112">Contra old structure:</text:p>
      <text:list xml:id="list115018129595422" text:continue-numbering="true" text:style-name="List_20_1">
        <text:list-item>
          <text:p text:style-name="P377">Big memory overhead (4 cells extra per vocabulary entry)</text:p>
        </text:list-item>
        <text:list-item>
          <text:p text:style-name="List_20_1_20_End">…</text:p>
        </text:list-item>
      </text:list>
      <text:h text:style-name="P236" text:outline-level="2"><text:bookmark-start text:name="__RefNumPara__3828_3011519864"/>Dictionary &amp; Search Order<text:bookmark-end text:name="__RefNumPara__3828_3011519864"/></text:h>
      <text:p text:style-name="P112">We need a per-vocabulary dictionary.</text:p>
      <text:p text:style-name="P112">The search order is individual per vocabulary.</text:p>
      <text:h text:style-name="P261" text:outline-level="3">Dictionary</text:h>
      <text:p text:style-name="P114">Questions:</text:p>
      <text:list xml:id="list115018263615920" text:continue-numbering="true" text:style-name="List_20_1">
        <text:list-item>
          <text:p text:style-name="P378">Is the dictionary persisted or rebuilt when the vocabulary gets loaded? → currently rebuilding seems better.</text:p>
        </text:list-item>
      </text:list>
      <text:h text:style-name="P262" text:outline-level="3"><text:bookmark-start text:name="__RefNumPara__3785_3011519864"/>Search Order<text:bookmark-end text:name="__RefNumPara__3785_3011519864"/></text:h>
      <text:p text:style-name="P113">Looking for words in a vocabulary must <text:span text:style-name="T149">obey </text:span>the following <text:span text:style-name="T149">search order:</text:span></text:p>
      <text:list xml:id="list115017912359263" text:continue-list="list115017321289943" text:style-name="Numbering_20_1">
        <text:list-item text:start-value="1">
          <text:p text:style-name="P405">The vocabulary itself</text:p>
        </text:list-item>
        <text:list-item>
          <text:p text:style-name="P394">Directly implemented interfaces</text:p>
        </text:list-item>
        <text:list-item>
          <text:p text:style-name="P394">Superclasses</text:p>
        </text:list-item>
        <text:list-item>
          <text:p text:style-name="P395">Other dependencies in reverse order of appearance (last import is searched first)</text:p>
        </text:list-item>
        <text:list-item>
          <text:p text:style-name="Numbering_20_1_20_End">…</text:p>
        </text:list-item>
      </text:list>
      <text:p text:style-name="P183">The search is recursive, i. e. when searching a superclass, the same order applies to it.</text:p>
      <text:p text:style-name="P182"><text:change text:change-id="ct94770524554016"/></text:p>
      <text:h text:style-name="Heading_20_2" text:outline-level="2"><text:bookmark-start text:name="__RefNumPara__3783_3011519864"/>Vocabularies, Classes, Structures, Symbols, and SymbolSets<text:bookmark-end text:name="__RefNumPara__3783_3011519864"/></text:h>
      <text:p text:style-name="P115">Can we somehow unite all these different cases, so that there is only one kind?</text:p>
      <text:h text:style-name="P263" text:outline-level="3">Approach 1: Vocabulary+</text:h>
      <text:p text:style-name="P115">Everything in the end is a vocabulary. <text:s/>Classes, structures, symbols and symbol sets are only special cases.</text:p>
      <text:h text:style-name="P298" text:outline-level="4">Questions to Ask</text:h>
      <text:list xml:id="list115018679615745" text:continue-list="list115018263615920" text:style-name="List_20_1">
        <text:list-item>
          <text:p text:style-name="P379">Is a class, structure, symbol, and symbol set a vocabulary?<text:line-break/>→ Vocabularies are static by nature, classes and structures are basically dynamic, symbols are actually bit masks, and symbol sets are bit sets.</text:p>
        </text:list-item>
        <text:list-item>
          <text:p text:style-name="P338">…</text:p>
        </text:list-item>
        <text:list-item>
          <text:p text:style-name="List_20_1_20_End"><text:soft-page-break/>…</text:p>
        </text:list-item>
      </text:list>
      <text:h text:style-name="P298" text:outline-level="4">How to Do It</text:h>
      <text:p text:style-name="P115">• Vocabulary remains the same.</text:p>
      <text:p text:style-name="P115">• For classes, we would need an additional term:</text:p>
      <text:p text:style-name="P115"><text:span text:style-name="Code">vocabulary Exception<text:line-break/></text:span><text:span text:style-name="Code"><text:span text:style-name="T151">extends</text:span></text:span><text:span text:style-name="Code"> &lt;superclass&gt; <text:s text:c="4"/>or: </text:span><text:span text:style-name="Code"><text:span text:style-name="T151">extends</text:span></text:span><text:span text:style-name="Code">: &lt;superclass₁&gt; &lt;superclass₂&gt; ... ;<text:line-break/>implements &lt;interface&gt; <text:s text:c="2"/>or: implements: &lt;interface₁&gt; &lt;interfaces₂&gt; ... ;</text:span></text:p>
      <text:p text:style-name="P117">How to do generics?</text:p>
      <text:p text:style-name="P120"><text:span text:style-name="Code">vocabulary </text:span><text:span text:style-name="Code"><text:span text:style-name="T152">Linked</text:span></text:span><text:span text:style-name="Code">List of </text:span><text:span text:style-name="Code"><text:span text:style-name="T152">X implement</text:span></text:span><text:span text:style-name="Code">s </text:span><text:span text:style-name="Code"><text:span text:style-name="T152">X List ... vocabulary;</text:span></text:span></text:p>
      <text:p text:style-name="P120"><text:span text:style-name="Code">vocabulary </text:span><text:span text:style-name="Code"><text:span text:style-name="T152">Sorted</text:span></text:span><text:span text:style-name="Code">Map of: K V ;</text:span><text:span text:style-name="Code"><text:span text:style-name="T152"> extends K V Map ... vocabulary;</text:span></text:span></text:p>
      <text:h text:style-name="P264" text:outline-level="3">Partial Approach 2: Uniting Classes and Structures</text:h>
      <text:p text:style-name="P117">The difference between class and structure instances lies in the class reference (type field) inserted at the <text:span text:style-name="T154">top</text:span> of a class instance (object). <text:s/>When referring to a structure, this field gets in the way, because it is not part of the structure definition. <text:s/>There are two solutions:</text:p>
      <text:list xml:id="list115017129665641" text:continue-numbering="true" text:style-name="List_20_1">
        <text:list-item>
          <text:p text:style-name="P380">A reference to both must always point at the first data field.</text:p>
        </text:list-item>
        <text:list-item>
          <text:p text:style-name="List_20_1_20_End">Handle structures and classes separately.</text:p>
        </text:list-item>
      </text:list>
      <text:p text:style-name="P118">This partial approach recognizes that symbols and symbol sets are so different that they cannot be united with the class / structure case.</text:p>
      <text:h text:style-name="P299" text:outline-level="4"><text:soft-page-break/>Class and Structure Reference Points at Data</text:h>
      <text:p text:style-name="P117">This would mean that the type field is at a negative offset (exactly at <text:span text:style-name="T150">−</text:span><text:span text:style-name="Code">CELL</text:span>). <text:s/>This has an impact mainly on allocation<text:span text:style-name="T150">: allocateObject would need to add </text:span><text:span text:style-name="Code"><text:span text:style-name="T150">CELL</text:span></text:span><text:span text:style-name="T150"> to the allocated data, and disposeObject would need to subtract </text:span><text:span text:style-name="Code"><text:span text:style-name="T150">CELL</text:span></text:span><text:span text:style-name="T150"> from the address passed in.</text:span></text:p>
      <text:p text:style-name="P119">In the primordial class, the type field would need to be positioned at offset <text:span text:style-name="Code">−CELL</text:span>, i. e. <text:span text:style-name="Code">−CELL allot</text:span> has to be inserted in front of the type field in the class definition.</text:p>
      <text:p text:style-name="P118">With this approach, structures become normal classes — in order to define a basic structure, the following definition can be used:</text:p>
      <text:p text:style-name="P118"><text:span text:style-name="Code">Object class BasicStructure ... class;</text:span></text:p>
      <text:p text:style-name="P118">This approach also allows type-checking structures, which is a great plus.</text:p>
      <text:h text:style-name="P300" text:outline-level="4">Handle Classes and Structures Separately</text:h>
      <text:p text:style-name="P118">The only difference between a class and a structure <text:span text:style-name="T153">instance </text:span>is <text:span text:style-name="T153">the type reference field, the first implicit field in a class definition which does not occur in a structure.</text:span></text:p>
      <text:p text:style-name="P122">Therefore, the type field could be pulled up from the primordial class to class Object, the base class of all classes. <text:s/>Structure could be the primordial class then, and class Object would be derived from Structure:</text:p>
      <text:p text:style-name="P122"><text:span text:style-name="Code">Structure class Object<text:line-break/>Class variable type</text:span></text:p>
      <text:p text:style-name="P122"><text:span text:style-name="Code">...<text:line-break/>class;</text:span></text:p>
      <text:p text:style-name="P124">Now other structures can be derived from <text:span text:style-name="Code">Structure</text:span>, whereas real object classes would be derived from <text:span text:style-name="Code">Object</text:span>:</text:p>
      <text:p text:style-name="P124"><text:span text:style-name="Code">Structure class X ... class; ( has no type field )</text:span></text:p>
      <text:p text:style-name="P124"><text:span text:style-name="Code">Object class Y ... class; <text:s text:c="3"/>( has type field )</text:span></text:p>
      <text:p text:style-name="P124"/>
      <text:h text:style-name="P237" text:outline-level="2">Propagation in Inheritence</text:h>
      <text:p text:style-name="P123"/>
      <text:h text:style-name="Heading_20_3" text:outline-level="3"><text:change text:change-id="ct94770524608144"/><text:change-start text:change-id="ct94770524618688"/><text:span text:style-name="T172">Abstract </text:span><text:change-end text:change-id="ct94770524618688"/>Methods in Interfaces and Abstract Classes</text:h>
      <text:p text:style-name="P121"/>
      <text:h text:style-name="P238" text:outline-level="2">Testing</text:h>
      <text:p text:style-name="P116">We need a test DSL.</text:p>
      <text:p text:style-name="P116">Are tests to be appended to the vocabulary or placed in a separate file?</text:p>
      <text:h text:style-name="P265" text:outline-level="3">Test DSL</text:h>
      <text:p text:style-name="P117">The DSL should cover unit, integration and system tests. <text:s/>Anything else?</text:p>
      <text:h text:style-name="P265" text:outline-level="3">Tests in Vocabulary or Separate File?</text:h>
      <text:p text:style-name="P116">Pros of in-vocabulary:</text:p>
      <text:list xml:id="list115017382016585" text:continue-numbering="true" text:style-name="List_20_1">
        <text:list-item>
          <text:p text:style-name="P381">Tests (particularly unit tests) can be found very easily: they are always together with the vocabulary.</text:p>
        </text:list-item>
        <text:list-item>
          <text:p text:style-name="P339">When working on the code, it is easier to also adjust the tests.</text:p>
        </text:list-item>
        <text:list-item>
          <text:p text:style-name="P339">A developer sees the tests always as part of the vocabulary.</text:p>
        </text:list-item>
        <text:list-item>
          <text:p text:style-name="P339"><text:soft-page-break/>Tests can be run (or not) with coverage (or not) as part of loading a vocabulary.</text:p>
        </text:list-item>
        <text:list-item>
          <text:p text:style-name="P349">…</text:p>
        </text:list-item>
      </text:list>
      <text:p text:style-name="P116">Contras of in-vocabulary:</text:p>
      <text:list xml:id="list115018373154647" text:continue-numbering="true" text:style-name="List_20_1">
        <text:list-item>
          <text:p text:style-name="P382">The vocabulary is polluted with test-code.</text:p>
        </text:list-item>
        <text:list-item>
          <text:p text:style-name="P340">…</text:p>
        </text:list-item>
        <text:list-item>
          <text:p text:style-name="P350">…</text:p>
        </text:list-item>
      </text:list>
      <text:p text:style-name="P116">Pros of separate file:</text:p>
      <text:list xml:id="list115018156326898" text:continue-numbering="true" text:style-name="List_20_1">
        <text:list-item>
          <text:p text:style-name="P383">…</text:p>
        </text:list-item>
        <text:list-item>
          <text:p text:style-name="P341">…</text:p>
        </text:list-item>
        <text:list-item>
          <text:p text:style-name="P351">…</text:p>
        </text:list-item>
      </text:list>
      <text:p text:style-name="P116">Contras of separate file:</text:p>
      <text:list xml:id="list115018876451086" text:continue-numbering="true" text:style-name="List_20_1">
        <text:list-item>
          <text:p text:style-name="P384">Test files may get lost.</text:p>
        </text:list-item>
        <text:list-item>
          <text:p text:style-name="P342">Need to find test files.</text:p>
        </text:list-item>
        <text:list-item>
          <text:p text:style-name="P342">Tests need to be run separately (or at least it’s harder to run them while loading the vocabulary, because an additional file has to be loaded).</text:p>
        </text:list-item>
        <text:list-item>
          <text:p text:style-name="P352">…</text:p>
        </text:list-item>
      </text:list>
      <text:h text:style-name="P218" text:outline-level="1"><text:change-start text:change-id="ct94770524681952"/>Vocabularies</text:h>
      <text:p text:style-name="P172">A vocabulary is conceptionally a source collection of FORCE words<text:change-end text:change-id="ct94770524681952"/><text:change-start text:change-id="ct94770524674000"/>. <text:s/>Several subtypes of vocabularies provide additional functionalities.</text:p>
      <text:p text:style-name="P174">A compiled and persisted vocabulary is called a module. <text:s/>As opposed to other computer languages, modules are not the primary artifact, just a convenience to load a vocabulary faster. <text:s/>The primary artifact is always the source code. <text:s/>When a module is loaded, its last modification timestamp is compared with the last modification timestamp of the source; if the source is newer, the module is rec<text:span text:style-name="T199">ompil</text:span>ed from the source, if the source is accessible and available in due time; if the source resides on another system and the <text:span text:style-name="T199">connection to that system </text:span>is down, this step is skipped. <text:s/>Since in FORCE, compilation times are neglectable, this works.</text:p>
      <text:h text:style-name="P239" text:outline-level="2">Structure</text:h>
      <text:p text:style-name="P172">Vocabularies consist of sections<text:change-end text:change-id="ct94770524674000"/><text:change-start text:change-id="ct94770524670096"/>m each of which serves a specific purpose.</text:p>
      <text:h text:style-name="P266" text:outline-level="3">Dictionary</text:h>
      <text:p text:style-name="P172">The dictionary (section) is <text:change-end text:change-id="ct94770524670096"/><text:change-start text:change-id="ct94770524634464"/>an array of locators of words that can be addressed within the vocabulary. <text:s/><text:change-end text:change-id="ct94770524634464"/><text:change-start text:change-id="ct94770524693040"/>For simple vocabularies, all locators will point at <text:span text:style-name="T199">words </text:span>in the current vocabulary. <text:s/>However, vocabularies can <text:span text:style-name="T199">inherit from </text:span>other vocabularies, and in this case, t<text:change-end text:change-id="ct94770524693040"/><text:change-start text:change-id="ct94770524696368"/>he words of the subvocabulary are also listed in the dictionary. <text:s/>In fact, when a <text:change-end text:change-id="ct94770524696368"/><text:change-start text:change-id="ct94770524696608"/>vocabulary <text:span text:style-name="T199">is </text:span>derived from a subvocabulary, the subvocabulary’s dictionary is merged into the supervocabular<text:change-end text:change-id="ct94770524696608"/><text:change-start text:change-id="ct94770524698896"/>y’s, private entries being filtered out.</text:p>
      <text:h text:style-name="P266" text:outline-level="3">Code</text:h>
      <text:p text:style-name="P172">The code segment contains the actual words<text:change-end text:change-id="ct94770524698896"/><text:change-start text:change-id="ct94770524699776"/> in a compact format:</text:p>
      <text:list xml:id="list115017684774324" text:continue-list="list115017912359263" text:style-name="Numbering_20_1">
        <text:list-item text:start-value="1">
          <text:p text:style-name="P406"><text:change-end text:change-id="ct94770524699776"/><text:change-start text:change-id="ct94770524700096"/>A flag double-word describing features of the <text:change-end text:change-id="ct94770524700096"/><text:change-start text:change-id="ct94770524706304"/>word.</text:p>
        </text:list-item>
        <text:list-item>
          <text:p text:style-name="P396">A double-word offset into the text segment to the word’s name.</text:p>
        </text:list-item>
        <text:list-item>
          <text:p text:style-name="Numbering_20_1_20_Cont."><text:change-end text:change-id="ct94770524706304"/><text:change-start text:change-id="ct94770524707104"/>The code of the word with a word count of bytes<text:change-end text:change-id="ct94770524707104"/><text:change-start text:change-id="ct94770524707424"/>.<text:change-end text:change-id="ct94770524707424"/><text:change-start text:change-id="ct94770524710368"/></text:p>
        </text:list-item>
        <text:list-item>
          <text:p text:style-name="Numbering_20_1_20_End">An alignment to the next cell boundary.<text:change-end text:change-id="ct94770524710368"/><text:change-start text:change-id="ct94770523188752"/></text:p>
        </text:list-item>
      </text:list>
      <text:p text:style-name="P191">The code segment is execute-and-read only<text:change-end text:change-id="ct94770523188752"/><text:change-start text:change-id="ct94770524701040"/>.<text:change-end text:change-id="ct94770524701040"/><text:change-start text:change-id="ct94770524237808"/></text:p>
      <text:h text:style-name="P267" text:outline-level="3">Data</text:h>
      <text:p text:style-name="P173">The data segment contains the variable static data of the vocabulary. <text:s/>This s<text:change-end text:change-id="ct94770524237808"/><text:change-start text:change-id="ct94770524693632"/>egment is the only writable one (at <text:soft-page-break/>runtime).</text:p>
      <text:h text:style-name="P267" text:outline-level="3">Text</text:h>
      <text:p text:style-name="P173"><text:span text:style-name="T199">The </text:span>text segment contains the invariable static data of the vocabulary<text:change-end text:change-id="ct94770524693632"/><text:change-start text:change-id="ct94770524238048"/>, including the word names.<text:change-end text:change-id="ct94770524238048"/><text:change-start text:change-id="ct94770524717760"/></text:p>
      <text:h text:style-name="P267" text:outline-level="3">Parameter Table</text:h>
      <text:p text:style-name="P173">The parameter table <text:span text:style-name="T210">(segment) </text:span>contains a map of properties of the v<text:change-end text:change-id="ct94770524717760"/><text:change-start text:change-id="ct94770524725248"/>ocabulary. <text:s/>Typical properties are:</text:p>
      <text:list xml:id="list115017563085964" text:continue-list="list115018876451086" text:style-name="List_20_1">
        <text:list-item>
          <text:p text:style-name="P385">the vocabulary name</text:p>
        </text:list-item>
        <text:list-item>
          <text:p text:style-name="P343">the vocabulary type</text:p>
        </text:list-item>
        <text:list-item>
          <text:p text:style-name="P343"><text:change-end text:change-id="ct94770524725248"/><text:change-start text:change-id="ct94770524731120"/>the package path of the vocabulary</text:p>
        </text:list-item>
        <text:list-item>
          <text:p text:style-name="P343">the instance size of classes</text:p>
        </text:list-item>
        <text:list-item>
          <text:p text:style-name="P343">the number of <text:change-end text:change-id="ct94770524731120"/><text:change-start text:change-id="ct94770524732608"/>symbols in an enum or enumset</text:p>
        </text:list-item>
        <text:list-item>
          <text:p text:style-name="List_20_1_20_End">the next symbol value of an enum or shift count od an enumset</text:p>
        </text:list-item>
      </text:list>
      <text:h text:style-name="P267" text:outline-level="3"><text:change-end text:change-id="ct94770524732608"/><text:change-start text:change-id="ct94770524719904"/>Relocation Table</text:h>
      <text:p text:style-name="P173">The relocation table <text:span text:style-name="T210">(segment) </text:span>contains address fixups<text:change-end text:change-id="ct94770524719904"/><text:change-start text:change-id="ct94770524734512"/>. <text:s/><text:span text:style-name="T209">When a </text:span><text:span text:style-name="T200">module </text:span><text:span text:style-name="T209">is loaded into memory, </text:span><text:change-end text:change-id="ct94770524734512"/><text:change-start text:change-id="ct94770524737088"/><text:span text:style-name="T209">hard-coded addresses in the code and other segments must be adjusted to fit the current location of the module in memory.</text:span></text:p>
      <text:p text:style-name="P174">Relocation entries contain a source and a target locator and some control flags. <text:s/>The source address is fixed to point at the <text:span text:style-name="T199">correct </text:span>target address.</text:p>
      <text:h text:style-name="P268" text:outline-level="3"><text:change-end text:change-id="ct94770524737088"/><text:change-start text:change-id="ct94770524720512"/>Dependency Table</text:h>
      <text:p text:style-name="P174">The dependency table <text:span text:style-name="T210">(segment) </text:span>lists the vocabularies that <text:span text:style-name="T199">the current vocabulary depends on, i. e.</text:span><text:change-end text:change-id="ct94770524720512"/><text:change-start text:change-id="ct94770524734176"/><text:span text:style-name="T199"> whose words it uses.</text:span></text:p>
      <text:p text:style-name="P174"><text:span text:style-name="T199">Dependencies are generated at compile time on the go from </text:span><text:change-end text:change-id="ct94770524734176"/><text:change-start text:change-id="ct94770524738208"/><text:span text:style-name="T199">word lookups from inside the new vocabulary. <text:s/>If vocabulary 1 looks up a word in vocabulary 2, then vocabulary 2 automatically is registered as a dependency of vocabulary 1 in the depe</text:span><text:change-end text:change-id="ct94770524738208"/><text:change-start text:change-id="ct94770524737968"/><text:span text:style-name="T199">ndency table.</text:span></text:p>
      <text:p text:style-name="P174"><text:span text:style-name="T199">Words can of course only be found if the corresponding vocabularies are loaded, so import statements are still required to load modules, but imported modules do not automatically become dependencies of a vocabulary by that; rather only if words from them are addresses</text:span></text:p>
      <text:h text:style-name="P268" text:outline-level="3"><text:change-end text:change-id="ct94770524737968"/><text:change-start text:change-id="ct94770524741424"/>De<text:change-end text:change-id="ct94770524741424"/><text:change-start text:change-id="ct94770524742304"/>bug Segment</text:h>
      <text:p text:style-name="P174">The debug segment contains information required by the debugger to do its work. <text:change-end text:change-id="ct94770524742304"/><text:change-start text:change-id="ct94770524743712"/><text:s/><text:span text:style-name="T210">Typicall entries here are:</text:span></text:p>
      <text:p text:style-name="P176">TODO</text:p>
      <text:h text:style-name="P269" text:outline-level="3"><text:change-end text:change-id="ct94770524743712"/><text:change-start text:change-id="ct94770524744592"/>Virtual Method Table</text:h>
      <text:p text:style-name="P175">The virtual method table (segment) contains <text:change-end text:change-id="ct94770524744592"/><text:change-start text:change-id="ct94770524746768"/>method indices for traits. <text:s/>Each entry is a block of the following structure:</text:p>
      <text:list xml:id="list115017675727566" text:continue-list="list115017684774324" text:style-name="Numbering_20_1">
        <text:list-item text:start-value="1">
          <text:p text:style-name="P407"><text:change-end text:change-id="ct94770524746768"/><text:change-start text:change-id="ct94770524749744"/>Absolute vocabulary number (double-word)</text:p>
        </text:list-item>
        <text:list-item>
          <text:p text:style-name="P397">Number of methods (double-word)<text:change-end text:change-id="ct94770524749744"/><text:change-start text:change-id="ct94770524757776"/></text:p>
        </text:list-item>
        <text:list-item>
          <text:p text:style-name="Numbering_20_1_20_End">Array of <text:span text:style-name="T203">addresses </text:span>to the methods of the trait <text:span text:style-name="T210">(each cell-size)</text:span>, defaulting to NONE.</text:p>
        </text:list-item>
      </text:list>
      <text:p text:style-name="P192">When a virtual call (#v#m) is made<text:change-end text:change-id="ct94770524757776"/><text:change-start text:change-id="ct94770524720800"/> on the class, <text:span text:style-name="T201">entry #v is looked up, then </text:span><text:change-end text:change-id="ct94770524720800"/><text:change-start text:change-id="ct94770523197952"/><text:span text:style-name="T201">method #m is picked from it, and a call to that address is executed.</text:span></text:p>
      <text:h text:style-name="P270" text:outline-level="3">Local Word Lookup Table (LWLT)</text:h>
      <text:p text:style-name="P177">The local word lookup table (segment) is a hash table of local definitions inside <text:span text:style-name="T199">the</text:span> vocabulary.</text:p>
      <text:h text:style-name="P240" text:outline-level="2"><text:change-end text:change-id="ct94770523197952"/><text:change-start text:change-id="ct94770523198624"/><text:soft-page-break/>Word Lookup Tables</text:h>
      <text:p text:style-name="P178">Each vocabulary has its own local word lookup table (LWLT) segment; on top of this, there is a global word lookup table (GWLT) <text:span text:style-name="T199">coming into use</text:span> when an attribute is looked up without a vocabulary context.</text:p>
      <text:p text:style-name="P178">In a word lookup table, names are associated with locators to the <text:span text:style-name="T199">word </text:span>they represent; if the name has no association, a NONE locator is used for it — a temporay situation only, because at the end of a vocabulary definition, either the vocabulary must have been declared abstract, or all words must have a valid locator.</text:p>
      <text:p text:style-name="P178">If a new word is defined, the compiler searches the corresponding world lookup table. <text:s/>If an entry is already defined, it is overridden (but see next paragraph for deviations — this behaviour is in line with FORTHs redeclaration of definitions, but it adds the possibility to implement abstract words, too. <text:s/>If an entry <text:span text:style-name="T199">i</text:span>s not found, a new one is created from the name and <text:span text:style-name="T199">ther</text:span> word locator for the current word.</text:p>
      <text:p text:style-name="P178">In the global word lookup table, a word is inserted <text:span text:style-name="T211">both </text:span>by its local <text:span text:style-name="T211">and </text:span>global name (for the rules of building global names, see the following subsection on Local and Global Names). <text:s/>Entries are overridden / redefined only if <text:span text:style-name="T211">both vocabulary number and word name are identical. <text:s/>For homonymous words </text:span><text:span text:style-name="T206">from </text:span><text:span text:style-name="T211">different vocabularies, an ambiguous entry is created that actually prevents </text:span><text:span text:style-name="T206">from using the simple name in a lookup. <text:s/>If method</text:span><text:span text:style-name="Code"><text:span text:style-name="T211"> write </text:span></text:span><text:span text:style-name="T206">is defined in different resident vocabularies, it becomes impossible to use that word without a vocabulary reference (in which case the search is made on the local word lookup table), or by using the global name instead. <text:s/>The compiler will exclaim about such a reference as being ambigious.</text:span></text:p>
      <text:p text:style-name="P209">As opposed to the traditional method of looking up words in FORTH (starting at the end of the word list, going backwards through the list looking up names), this approach has several advantages without <text:span text:style-name="T199">losing the advantages of the FORTH approach:</text:span></text:p>
      <text:list xml:id="list115018378542993" text:continue-list="list115017563085964" text:style-name="List_20_1">
        <text:list-item>
          <text:p text:style-name="P386">A lookup on a hash table is by order of magnitudes faster than scrolling through a list.</text:p>
        </text:list-item>
        <text:list-item>
          <text:p text:style-name="P344">Definitions and fields can be <text:span text:style-name="T202">referenced </text:span>before they are defined (automatic DEFER); if a word in the input stream is found neither in the GWLT no<text:span text:style-name="T202">r</text:span> in the LWLT, the assumption is made that the word will be defined later. <text:s/>If this is not the case, the compiler will list the undefined words at the end of the vocabulary definition <text:span text:style-name="T211">and refuse to store the module, unless the vocabulary has previously been marked as</text:span><text:span text:style-name="Code"><text:span text:style-name="T211"> abstract</text:span></text:span>. <text:s/><text:span text:style-name="T211">Abstract </text:span><text:span text:style-name="T204">vocabularies </text:span><text:span text:style-name="T211">are a means to define partial logic to be used in subvocabularies, but they cannot be used by themselves: word lookups in an abstract vocabulary are refused.</text:span></text:p>
        </text:list-item>
        <text:list-item>
          <text:p text:style-name="P353">…</text:p>
        </text:list-item>
      </text:list>
      <text:h text:style-name="P271" text:outline-level="3"><text:change-end text:change-id="ct94770523198624"/><text:change-start text:change-id="ct94770524797168"/>Local and Global Names</text:h>
      <text:p text:style-name="P179">In a new method or field definition, the name specified <text:span text:style-name="T199">after the colon or the</text:span><text:span text:style-name="Code"> var</text:span><text:span text:style-name="T199">,</text:span><text:span text:style-name="Code"> variable</text:span><text:span text:style-name="T199">,</text:span><text:span text:style-name="Code"> val</text:span><text:span text:style-name="T199">,</text:span><text:span text:style-name="Code"> value</text:span><text:span text:style-name="T199">,</text:span><text:span text:style-name="Code"> const </text:span><text:span text:style-name="T199">or</text:span><text:span text:style-name="Code"> constant </text:span><text:span text:style-name="T199">keyword (and others) is the local name of that attribute.</text:span></text:p>
      <text:p text:style-name="P410">Global names are formed by adding the vocabulary name to the local name. <text:s/>How this is done depends on the following logic, that can be overridden:</text:p>
      <text:list xml:id="list115017465488625" text:continue-numbering="true" text:style-name="List_20_1">
        <text:list-item>
          <text:p text:style-name="P387">If the local name starts with a min<text:span text:style-name="T202">u</text:span>scule (lowercase letter), it is assumed to be a verb, and so the vocabulary name is appended to the local name: addDependency, writeString, printText, …</text:p>
        </text:list-item>
        <text:list-item>
          <text:p text:style-name="P345">If the local name starts with a majuscule (capital letter), it is assumed to be a property, and so the <text:span text:style-name="T202">local</text:span> name is appended to the vocabulary name: StringLength, WordCount, DependencyIndex, …</text:p>
        </text:list-item>
        <text:list-item>
          <text:p text:style-name="P345">If the local name starts with a symbol, <text:span text:style-name="T212">it is assumed to be a</text:span><text:span text:style-name="T214">n</text:span><text:span text:style-name="T205"> operator</text:span><text:span text:style-name="T212">, which in FORTH style is usually a suffix, so the local name is appended to the vocabulary name: </text:span><text:span text:style-name="T205">String</text:span><text:span text:style-name="T212">+, Dependency</text:span><text:span text:style-name="T205">=</text:span><text:span text:style-name="T212">, I4×, …</text:span></text:p>
        </text:list-item>
        <text:list-item>
          <text:p text:style-name="List_20_1_20_End">…</text:p>
        </text:list-item>
      </text:list>
      <text:p text:style-name="P180">To overrule <text:span text:style-name="T199">particularly </text:span>the third rule (and make exceptions to the second rule), the<text:span text:style-name="Code"> prefix </text:span>modifier can be used:</text:p>
      <text:p text:style-name="P180"><text:span text:style-name="Code">: −− ( Element – Element</text:span><text:change-end text:change-id="ct94770524797168"/><text:change-start text:change-id="ct94770524791248"/><text:span text:style-name="Code">’ ) <text:s/></text:span><text:span text:style-name="Code"><text:span text:style-name="T213">remove</text:span></text:span><text:span text:style-name="Code"> ; prefix</text:span></text:p>
      <text:p text:style-name="P180">Now the global name of<text:span text:style-name="Code"> −− </text:span>in vocabulary<text:span text:style-name="Code"> Element </text:span>would be<text:span text:style-name="Code"> −−Eleme</text:span><text:change-end text:change-id="ct94770524791248"/><text:change-start text:change-id="ct94770524768912"/><text:span text:style-name="Code">nts</text:span>.<text:change-end text:change-id="ct94770524768912"/><text:change-start text:change-id="ct94770524822176"/></text:p>
      <text:h text:style-name="P241" text:outline-level="2"><text:change-end text:change-id="ct94770524822176"/><text:change-start text:change-id="ct94770524816272"/>Regular <text:span text:style-name="T208">V</text:span>ocabularies</text:h>
      <text:p text:style-name="P177">Regular vocabularies, created by the word<text:span text:style-name="Code"> vocabulary: &lt;name&gt; </text:span>and <text:change-end text:change-id="ct94770524816272"/><text:change-start text:change-id="ct94770524819168"/>ended by the word<text:span text:style-name="Code"> vocabulary;</text:span>, are static word lists.<text:change-end text:change-id="ct94770524819168"/><text:change-start text:change-id="ct94770524812448"/> <text:s/>The initial visibility is set to<text:span text:style-name="Code"> public</text:span>.<text:change-end text:change-id="ct94770524812448"/><text:change-start text:change-id="ct94770524822624"/></text:p>
      <text:p text:style-name="P177"><text:soft-page-break/>Regular <text:span text:style-name="T199">v</text:span>ocabularies can inherit from other regular vocabularies using the<text:span text:style-name="Code"> </text:span><text:change-end text:change-id="ct94770524822624"/><text:change-start text:change-id="ct94770524823232"/><text:span text:style-name="Code">extends </text:span>keyword. <text:s/>In this case, the definitions of the inherited regular vocabulary are available in the derived regular vocabulary, too<text:change-end text:change-id="ct94770524823232"/><text:change-start text:change-id="ct94770524824048"/>. <text:s/>The inherited words are not copied; instead, the dictionary and word lookup table <text:span text:style-name="T199">are</text:span> copied into the <text:change-end text:change-id="ct94770524824048"/><text:change-start text:change-id="ct94770524824368"/>derived vocabulary.<text:change-end text:change-id="ct94770524824368"/><text:change-start text:change-id="ct94770524825600"/></text:p>
      <text:h text:style-name="P241" text:outline-level="2">Classes</text:h>
      <text:p text:style-name="P177">A class is a vocabulary, whose words are designed to be dynamic; however, static definitions are av<text:change-end text:change-id="ct94770524825600"/><text:change-start text:change-id="ct94770524826896"/>ailable too, either through the<text:span text:style-name="Code"> static </text:span>modifier, or in<text:span text:style-name="Code"> static: </text:span>sections. <text:s/>“Dynamic” means that <text:span text:style-name="T199">fields (variables and values)</text:span> are<text:change-end text:change-id="ct94770524826896"/><text:change-start text:change-id="ct94770524827136"/> not part of the class itself, but of the instances derived from them by using a constructor.</text:p>
      <text:p text:style-name="P177">Classes have a s<text:change-end text:change-id="ct94770524827136"/><text:change-start text:change-id="ct94770524823552"/>ize parameter defining the amount of bytes <text:change-end text:change-id="ct94770524823552"/><text:change-start text:change-id="ct94770524827616"/>to allocate for the data of such an instance. <text:s/>Each field definition<text:change-end text:change-id="ct94770524827616"/><text:change-start text:change-id="ct94770524827376"/> adds to the size.<text:change-end text:change-id="ct94770524827376"/><text:change-start text:change-id="ct94770523205248"/></text:p>
      <text:h text:style-name="P242" text:outline-level="2">Traits</text:h>
      <text:p text:style-name="P181">A trait <text:change-end text:change-id="ct94770523205248"/><text:change-start text:change-id="ct94770523204144"/>is a <text:span text:style-name="T199">list of words that a class must implement </text:span><text:span text:style-name="T207">when it claims to implement the trait</text:span><text:span text:style-name="T199">; traits are a special case of an abstract class in which all </text:span><text:change-end text:change-id="ct94770523204144"/><text:change-start text:change-id="ct94770524831568"/><text:span text:style-name="T199">attributes are abstract. <text:s/>Traits therefore are abstract by design.</text:span></text:p>
      <text:p text:style-name="P411"><text:change-end text:change-id="ct9477052483156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OpenSymbol" svg:font-family="OpenSymbol"/>
    <style:font-face style:name="DejaVu Sans1" svg:font-family="'DejaVu Sans'" style:font-family-generic="swiss"/>
    <style:font-face style:name="Prestige Elite Std" svg:font-family="'Prestige Elite Std'" style:font-adornments="Bold" style:font-pitch="fixed"/>
    <style:font-face style:name="DejaVu Sans Mono" svg:font-family="'DejaVu Sans Mono'" style:font-family-generic="modern" style:font-pitch="fixed"/>
    <style:font-face style:name="Microsoft YaHei1" svg:font-family="'Microsoft YaHei'" style:font-family-generic="modern" style:font-pitch="fixed"/>
    <style:font-face style:name="Linux Libertine" svg:font-family="'Linux Libertine'" style:font-adornments="Regular" style:font-pitch="variable"/>
    <style:font-face style:name="Linux Libertine O1" svg:font-family="'Linux Libertine O'" style:font-adornments="Bold" style:font-pitch="variable"/>
    <style:font-face style:name="Linux Libertine O" svg:font-family="'Linux Libertine O'" style:font-adornments="Regular" style:font-pitch="variable"/>
    <style:font-face style:name="Times New Roman" svg:font-family="'Times New Roman'" style:font-family-generic="roman"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de" fo:country="DE" style:letter-kerning="true" style:font-name-asian="SimSun" style:font-size-asian="12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fo:font-family="'Linux Libertine'" style:font-style-name="Regular" style:font-pitch="variable" fo:font-size="10.5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style:font-name="Linux Libertine O" fo:font-family="'Linux Libertine O'" style:font-style-name="Regular" style:font-pitch="variable" fo:font-size="10.5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0402in" fo:margin-bottom="0.0402in" style:contextual-spacing="false"/>
      <style:text-properties style:font-name="Linux Libertine O" fo:font-family="'Linux Libertine O'" style:font-style-name="Regular" style:font-pitch="variable" fo:font-size="10.5pt"/>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Text" style:family="paragraph" style:parent-style-name="Caption" style:class="extra">
      <style:text-properties style:font-name="Linux Libertine O" fo:font-family="'Linux Libertine O'" style:font-style-name="Regular" style:font-pitch="variable" fo:font-size="10.5pt" fo:font-style="normal" style:font-weight-complex="normal"/>
    </style:style>
    <style:style style:name="Title" style:family="paragraph" style:parent-style-name="Heading" style:next-style-name="Subtitle" style:class="chapter">
      <style:paragraph-properties fo:text-align="center" style:justify-single-word="false" style:writing-mode="page"/>
      <style:text-properties style:font-name="Linux Libertine O1" fo:font-family="'Linux Libertine O'" style:font-style-name="Bold"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in" fo:margin-bottom="0.1701in" style:contextual-spacing="false" fo:text-align="center" style:justify-single-word="false" style:writing-mode="page"/>
      <style:text-properties style:font-name="Linux Libertine O" fo:font-family="'Linux Libertine O'" style:font-style-name="Regular" style:font-pitch="variable" fo:font-size="14pt" fo:font-style="normal" style:font-size-asian="14pt" style:font-style-asian="italic" style:font-size-complex="14pt" style:font-style-complex="italic" style:font-weight-complex="normal"/>
    </style:style>
    <style:style style:name="Project" style:family="paragraph" style:parent-style-name="Title">
      <style:paragraph-properties style:writing-mode="page"/>
      <style:text-properties style:font-name="Linux Libertine O" fo:font-family="'Linux Libertine O'" style:font-style-name="Regular" style:font-pitch="variable" fo:font-size="10.5pt" fo:font-weight="normal"/>
    </style:style>
    <style:style style:name="Heading_20_1" style:display-name="Heading 1" style:family="paragraph" style:parent-style-name="Heading" style:next-style-name="Text_20_body" style:default-outline-level="1" style:class="text">
      <style:paragraph-properties fo:margin-left="0in" fo:margin-right="0in" fo:margin-top="0.2402in" fo:margin-bottom="0.0402in" style:contextual-spacing="false" fo:text-indent="0in" style:auto-text-indent="false" style:writing-mode="page"/>
      <style:text-properties style:font-name="Linux Libertine O1" fo:font-family="'Linux Libertine O'" style:font-style-name="Bold" style:font-pitch="variable" fo:font-size="172%" fo:font-weight="bold" style:font-size-asian="115%" style:font-weight-asian="bold" style:font-size-complex="115%" style:font-weight-complex="bold"/>
    </style:style>
    <style:style style:name="List_20_1" style:display-name="List 1" style:family="paragraph" style:parent-style-name="List" style:list-style-name="List_20_1" style:class="list">
      <style:paragraph-properties fo:margin-top="0in" fo:margin-bottom="0in" style:contextual-spacing="false"/>
    </style:style>
    <style:style style:name="List_20_1_20_Start" style:display-name="List 1 Start" style:family="paragraph" style:parent-style-name="List" style:next-style-name="List_20_1_20_Cont." style:list-style-name="List_20_1" style:class="list">
      <style:paragraph-properties fo:margin-top="0.0402in" fo:margin-bottom="0in" style:contextual-spacing="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1_20_Cont." style:display-name="List 1 Cont." style:family="paragraph" style:parent-style-name="List" style:list-style-name="List_20_1" style:class="list">
      <style:paragraph-properties fo:margin-top="0in" fo:margin-bottom="0in" style:contextual-spacing="false"/>
    </style:style>
    <style:style style:name="List_20_1_20_End" style:display-name="List 1 End" style:family="paragraph" style:parent-style-name="List" style:next-style-name="Text_20_body" style:list-style-name="List_20_1" style:class="list">
      <style:paragraph-properties fo:margin-top="0in" fo:margin-bottom="0.0799in" style:contextual-spacing="false"/>
    </style:style>
    <style:style style:name="Heading_20_2" style:display-name="Heading 2" style:family="paragraph" style:parent-style-name="Heading" style:next-style-name="Text_20_body" style:default-outline-level="2" style:class="text">
      <style:paragraph-properties fo:margin-left="0in" fo:margin-right="0in" fo:margin-top="0.1902in" fo:margin-bottom="0.0402in" style:contextual-spacing="false" fo:text-indent="0in" style:auto-text-indent="false" style:writing-mode="page"/>
      <style:text-properties fo:font-size="15.1000003814697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in" fo:margin-right="0in" fo:margin-top="0.1701in" fo:margin-bottom="0.0402in" style:contextual-spacing="false" fo:text-indent="0in" style:auto-text-indent="false"/>
      <style:text-properties fo:font-size="12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text-indent="0in" style:auto-text-indent="false"/>
      <style:text-properties fo:font-size="110%" fo:font-style="normal" fo:font-weight="bold" style:font-size-asian="85%" style:font-style-asian="italic" style:font-weight-asian="bold" style:font-size-complex="85%" style:font-style-complex="italic" style:font-weight-complex="normal"/>
    </style:style>
    <style:style style:name="Numbering_20_1_20_Start" style:display-name="Numbering 1 Start" style:family="paragraph" style:parent-style-name="Marginalia" style:next-style-name="Numbering_20_1_20_Cont." style:list-style-name="Numbering_20_1" style:class="list">
      <style:paragraph-properties fo:margin-left="0.3in" fo:margin-right="0in" fo:margin-top="0.0402in" fo:margin-bottom="0in" style:contextual-spacing="false" fo:text-indent="-0.05in" style:auto-text-indent="false">
        <style:tab-stops/>
      </style:paragraph-properties>
    </style:style>
    <style:style style:name="Numbering_20_1" style:display-name="Numbering 1" style:family="paragraph" style:parent-style-name="List" style:list-style-name="Numbering_20_1" style:class="list">
      <style:paragraph-properties fo:margin-left="0.3in" fo:margin-right="0in" fo:margin-top="0in" fo:margin-bottom="0in" style:contextual-spacing="false" fo:text-indent="-0.05in" style:auto-text-indent="false">
        <style:tab-stops/>
      </style:paragraph-properties>
    </style:style>
    <style:style style:name="Numbering_20_1_20_Cont." style:display-name="Numbering 1 Cont." style:family="paragraph" style:parent-style-name="Numbering_20_1" style:class="list">
      <style:paragraph-properties fo:margin-left="0.3in" fo:margin-right="0in" fo:margin-top="0in" fo:margin-bottom="0in" style:contextual-spacing="false" fo:text-indent="-0.05in" style:auto-text-indent="false">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Numbering_20_1_20_End" style:display-name="Numbering 1 End" style:family="paragraph" style:parent-style-name="Numbering_20_1" style:next-style-name="Text" style:class="list">
      <style:paragraph-properties fo:margin-left="0.3in" fo:margin-right="0in" fo:margin-top="0in" fo:margin-bottom="0.0402in" style:contextual-spacing="false" fo:text-indent="-0.05in" style:auto-text-indent="false">
        <style:tab-stops/>
      </style:paragraph-properties>
    </style:style>
    <style:style style:name="Table_20_Contents" style:display-name="Table Contents" style:family="paragraph" style:parent-style-name="Text_20_body" style:class="extra">
      <style:paragraph-properties text:number-lines="false" text:line-number="0" style:writing-mode="page"/>
      <style:text-properties fo:font-size="10.5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Linux Libertine O" fo:font-family="'Linux Libertine O'" style:font-style-name="Regular" style:font-pitch="variable" fo:font-size="10.5pt"/>
    </style:style>
    <style:style style:name="Table_20_Heading" style:display-name="Table Heading" style:family="paragraph" style:parent-style-name="Text" style:class="extra">
      <style:paragraph-properties fo:text-align="center" style:justify-single-word="false" text:number-lines="false" text:line-number="0" style:writing-mode="page"/>
      <style:text-properties fo:font-size="10.5pt" fo:font-weight="bold" style:font-weight-asian="bold" style:font-weight-complex="normal"/>
    </style:style>
    <style:style style:name="List_20_2_20_Start" style:display-name="List 2 Start" style:family="paragraph" style:parent-style-name="List" style:class="list">
      <style:paragraph-properties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Microsoft YaHei1" style:font-family-asian="'Microsoft YaHei'" style:font-family-generic-asian="modern" style:font-pitch-asian="fixed" style:font-size-asian="10pt" style:font-name-complex="DejaVu Sans Mono" style:font-family-complex="'DejaVu Sans Mono'" style:font-family-generic-complex="modern" style:font-pitch-complex="fixed"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Linux Libertine O" fo:font-family="'Linux Libertine O'" style:font-style-name="Regular" style:font-pitch="variable"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Code" style:family="text">
      <style:text-properties style:font-name="Prestige Elite Std" fo:font-family="'Prestige Elite Std'" style:font-style-name="Bold" style:font-pitch="fixed" fo:font-size="10.5pt"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fo:text-align="end">
          <style:list-level-label-alignment text:label-followed-by="space" fo:text-indent="-0.2in" fo:margin-left="0.1in"/>
        </style:list-level-properties>
      </text:outline-level-style>
      <text:outline-level-style text:level="2" text:style-name="Numbering_20_Symbols" style:num-suffix="." style:num-format="1" text:display-levels="2">
        <style:list-level-properties text:list-level-position-and-space-mode="label-alignment" fo:text-align="end">
          <style:list-level-label-alignment text:label-followed-by="space" fo:text-indent="-0.2in" fo:margin-left="0.1in"/>
        </style:list-level-properties>
      </text:outline-level-style>
      <text:outline-level-style text:level="3" text:style-name="Numbering_20_Symbols" style:num-suffix="." style:num-format="1" text:display-levels="3">
        <style:list-level-properties text:list-level-position-and-space-mode="label-alignment" fo:text-align="end">
          <style:list-level-label-alignment text:label-followed-by="space" fo:text-indent="-0.2in" fo:margin-left="0.1in"/>
        </style:list-level-properties>
      </text:outline-level-style>
      <text:outline-level-style text:level="4" text:style-name="Numbering_20_Symbols" style:num-suffix="." style:num-format="a">
        <style:list-level-properties text:list-level-position-and-space-mode="label-alignment" fo:text-align="end">
          <style:list-level-label-alignment text:label-followed-by="space" fo:text-indent="-0.2in" fo:margin-left="0.1in"/>
        </style:list-level-properties>
      </text:outline-level-style>
      <text:outline-level-style text:level="5" text:style-name="Numbering_20_Symbols" style:num-suffix="." style:num-format="1" text:display-levels="5">
        <style:list-level-properties text:list-level-position-and-space-mode="label-alignment" fo:text-align="end">
          <style:list-level-label-alignment text:label-followed-by="space" fo:text-indent="-0.2in" fo:margin-left="0.1in"/>
        </style:list-level-properties>
      </text:outline-level-style>
      <text:outline-level-style text:level="6" text:style-name="Numbering_20_Symbols" style:num-suffix="." style:num-format="1" text:display-levels="6">
        <style:list-level-properties text:list-level-position-and-space-mode="label-alignment" fo:text-align="end">
          <style:list-level-label-alignment text:label-followed-by="space" fo:text-indent="-0.2in" fo:margin-left="0.1in"/>
        </style:list-level-properties>
      </text:outline-level-style>
      <text:outline-level-style text:level="7" text:style-name="Numbering_20_Symbols" style:num-suffix="." style:num-format="1" text:display-levels="7">
        <style:list-level-properties text:list-level-position-and-space-mode="label-alignment" fo:text-align="end">
          <style:list-level-label-alignment text:label-followed-by="space" fo:text-indent="-0.2in" fo:margin-left="0.1in"/>
        </style:list-level-properties>
      </text:outline-level-style>
      <text:outline-level-style text:level="8" text:style-name="Numbering_20_Symbols" style:num-suffix="." style:num-format="1" text:display-levels="8">
        <style:list-level-properties text:list-level-position-and-space-mode="label-alignment" fo:text-align="end">
          <style:list-level-label-alignment text:label-followed-by="space" fo:text-indent="-0.2in" fo:margin-left="0.1in"/>
        </style:list-level-properties>
      </text:outline-level-style>
      <text:outline-level-style text:level="9" text:style-name="Numbering_20_Symbols" style:num-suffix="." style:num-format="1" text:display-levels="9">
        <style:list-level-properties text:list-level-position-and-space-mode="label-alignment" fo:text-align="end">
          <style:list-level-label-alignment text:label-followed-by="space" fo:text-indent="-0.2in" fo:margin-left="0.1in"/>
        </style:list-level-properties>
      </text:outline-level-style>
      <text:outline-level-style text:level="10" text:style-name="Numbering_20_Symbols" style:num-suffix="." style:num-format="1" text:display-levels="10">
        <style:list-level-properties text:list-level-position-and-space-mode="label-alignment" fo:text-align="end">
          <style:list-level-label-alignment text:label-followed-by="space" fo:text-indent="-0.2in" fo:margin-left="0.1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15in" fo:margin-left="0.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1in" fo:margin-left="0.05in"/>
        </style:list-level-properties>
      </text:list-level-style-number>
      <text:list-level-style-number text:level="2" text:style-name="Numbering_20_Symbols" style:num-suffix="." style:num-format="1" text:display-levels="2">
        <style:list-level-properties text:list-level-position-and-space-mode="label-alignment" fo:text-align="end">
          <style:list-level-label-alignment text:label-followed-by="listtab" fo:text-indent="-0.1in" fo:margin-left="0.05in"/>
        </style:list-level-properties>
      </text:list-level-style-number>
      <text:list-level-style-number text:level="3" text:style-name="Numbering_20_Symbols" style:num-suffix="." style:num-format="1" text:display-levels="3">
        <style:list-level-properties text:list-level-position-and-space-mode="label-alignment" fo:text-align="end">
          <style:list-level-label-alignment text:label-followed-by="listtab" fo:text-indent="-0.1in" fo:margin-left="0.05in"/>
        </style:list-level-properties>
      </text:list-level-style-number>
      <text:list-level-style-number text:level="4" text:style-name="Numbering_20_Symbols" style:num-suffix="." style:num-format="1" text:display-levels="4">
        <style:list-level-properties text:list-level-position-and-space-mode="label-alignment" fo:text-align="end">
          <style:list-level-label-alignment text:label-followed-by="listtab" fo:text-indent="-0.1in" fo:margin-left="0.05in"/>
        </style:list-level-properties>
      </text:list-level-style-number>
      <text:list-level-style-number text:level="5" text:style-name="Numbering_20_Symbols" style:num-suffix="." style:num-format="1" text:display-levels="5">
        <style:list-level-properties text:list-level-position-and-space-mode="label-alignment" fo:text-align="end">
          <style:list-level-label-alignment text:label-followed-by="listtab" fo:text-indent="-0.1in" fo:margin-left="0.05in"/>
        </style:list-level-properties>
      </text:list-level-style-number>
      <text:list-level-style-number text:level="6" text:style-name="Numbering_20_Symbols" style:num-suffix="." style:num-format="1" text:display-levels="6">
        <style:list-level-properties text:list-level-position-and-space-mode="label-alignment" fo:text-align="end">
          <style:list-level-label-alignment text:label-followed-by="listtab" fo:text-indent="-0.1in" fo:margin-left="0.05in"/>
        </style:list-level-properties>
      </text:list-level-style-number>
      <text:list-level-style-number text:level="7" text:style-name="Numbering_20_Symbols" style:num-suffix="." style:num-format="1" text:display-levels="7">
        <style:list-level-properties text:list-level-position-and-space-mode="label-alignment" fo:text-align="end">
          <style:list-level-label-alignment text:label-followed-by="listtab" fo:text-indent="-0.1in" fo:margin-left="0.05in"/>
        </style:list-level-properties>
      </text:list-level-style-number>
      <text:list-level-style-number text:level="8" text:style-name="Numbering_20_Symbols" style:num-suffix="." style:num-format="1" text:display-levels="8">
        <style:list-level-properties text:list-level-position-and-space-mode="label-alignment" fo:text-align="end">
          <style:list-level-label-alignment text:label-followed-by="listtab" fo:text-indent="-0.1in" fo:margin-left="0.05in"/>
        </style:list-level-properties>
      </text:list-level-style-number>
      <text:list-level-style-number text:level="9" text:style-name="Numbering_20_Symbols" style:num-suffix="." style:num-format="1" text:display-levels="9">
        <style:list-level-properties text:list-level-position-and-space-mode="label-alignment" fo:text-align="end">
          <style:list-level-label-alignment text:label-followed-by="listtab" fo:text-indent="-0.1in" fo:margin-left="0.05in"/>
        </style:list-level-properties>
      </text:list-level-style-number>
      <text:list-level-style-number text:level="10" text:style-name="Numbering_20_Symbols" style:num-suffix="." style:num-format="1" text:display-levels="10">
        <style:list-level-properties text:list-level-position-and-space-mode="label-alignment" fo:text-align="end">
          <style:list-level-label-alignment text:label-followed-by="listtab" fo:text-indent="-0.1in" fo:margin-left="0.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time-style style:name="N121">
      <number:hours number:style="long"/>
      <number:minutes number:style="long"/>
    </number:time-style>
    <number:time-style style:name="N10107" number:language="de" number:country="DE">
      <number:hours number:style="long"/>
      <number:minutes number:style="long"/>
    </number:time-style>
  </office:styles>
  <office:automatic-styles>
    <style:page-layout style:name="Mpm1">
      <style:page-layout-properties fo:page-width="8.2701in" fo:page-height="11.6902in" style:num-format="1" style:print-orientation="portrait" fo:margin-top="0.7874in" fo:margin-bottom="0.697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3764in" fo:margin-left="0in" fo:margin-right="0in" fo:margin-top="0.2in" style:shadow="none"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Footer"><text:file-name text:display="name">FORCE</text:file-name><text:tab/>Seite <text:page-number text:select-page="current">37</text:page-number> / <text:page-count>37</text:page-count><text:tab/><text:date style:data-style-name="N84" text:date-value="2015-12-26T19:48:31.000000080" text:fixed="true">2015-12-26</text:date>@<text:time style:data-style-name="N121" text:time-value="2015-12-26T19:49:04.990000035" text:fixed="true">1949</text:ti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k Wezel</meta:initial-creator>
    <meta:creation-date>2015-08-10T11:33:07</meta:creation-date>
    <dc:date>2021-04-25T02:37:45.444702237</dc:date>
    <meta:editing-duration>P4DT13H38M1S</meta:editing-duration>
    <meta:editing-cycles>134</meta:editing-cycles>
    <meta:generator>LibreOffice/7.0.5.2$Linux_X86_64 LibreOffice_project/00$Build-2</meta:generator>
    <meta:printed-by>Dominik Wezel</meta:printed-by>
    <meta:print-date>2015-09-02T17:34:38</meta:print-date>
    <meta:document-statistic meta:table-count="3" meta:image-count="0" meta:object-count="0" meta:page-count="37" meta:paragraph-count="841" meta:word-count="15956" meta:character-count="93174" meta:non-whitespace-character-count="77783"/>
  </office:meta>
</office:document-meta>
</file>